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1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2">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2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3">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3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6%" fo:margin-right="0.0027in"/>
    </style:style>
    <style:style style:name="P14" style:parent-style-name="Standard" style:family="paragraph">
      <style:paragraph-properties fo:text-align="center" fo:margin-bottom="0.0666in" fo:line-height="106%"/>
    </style:style>
    <style:style style:name="P15" style:parent-style-name="Standard" style:family="paragraph">
      <style:paragraph-properties fo:text-align="center" fo:margin-bottom="0.0666in" fo:line-height="106%" fo:margin-left="0.0437in" fo:text-indent="0in">
        <style:tab-stops/>
      </style:paragraph-properties>
    </style:style>
    <style:style style:name="P16" style:parent-style-name="Standard" style:family="paragraph">
      <style:paragraph-properties fo:margin-bottom="0.0763in" fo:margin-left="-0.0034in">
        <style:tab-stops/>
      </style:paragraph-properties>
    </style:style>
    <style:style style:name="P17" style:parent-style-name="Standard" style:family="paragraph">
      <style:paragraph-properties fo:margin-bottom="0.0763in" fo:margin-left="-0.0034in">
        <style:tab-stops/>
      </style:paragraph-properties>
    </style:style>
    <style:style style:name="P18" style:parent-style-name="Standard" style:family="paragraph">
      <style:paragraph-properties fo:margin-bottom="0.0777in" fo:margin-left="-0.0034in">
        <style:tab-stops/>
      </style:paragraph-properties>
    </style:style>
    <style:style style:name="P19" style:parent-style-name="Standard" style:family="paragraph">
      <style:paragraph-properties fo:margin-left="-0.0034in">
        <style:tab-stops/>
      </style:paragraph-properties>
    </style:style>
    <style:style style:name="TableColumn21" style:family="table-column">
      <style:table-column-properties style:column-width="2.0618in"/>
    </style:style>
    <style:style style:name="TableColumn22" style:family="table-column">
      <style:table-column-properties style:column-width="4.7298in"/>
    </style:style>
    <style:style style:name="Table20" style:family="table">
      <style:table-properties style:width="6.7916in" fo:margin-left="-0.075in" table:align="left"/>
    </style:style>
    <style:style style:name="TableRow23" style:family="table-row">
      <style:table-row-properties style:min-row-height="0.2819in"/>
    </style:style>
    <style:style style:name="TableCell24" style:family="table-cell">
      <style:table-cell-properties fo:border="0.0069in solid #000000" style:writing-mode="lr-tb" style:vertical-align="bottom" fo:padding-top="0.1187in" fo:padding-left="0.0743in" fo:padding-bottom="0.0062in" fo:padding-right="0.0319in"/>
    </style:style>
    <style:style style:name="P25" style:parent-style-name="Standard" style:family="paragraph">
      <style:paragraph-properties fo:margin-bottom="0in" fo:line-height="106%" fo:margin-left="0.0006in" fo:text-indent="0in">
        <style:tab-stops/>
      </style:paragraph-properties>
    </style:style>
    <style:style style:name="TableCell26" style:family="table-cell">
      <style:table-cell-properties fo:border="0.0069in solid #000000" style:writing-mode="lr-tb" style:vertical-align="bottom" fo:padding-top="0.1187in" fo:padding-left="0.0743in" fo:padding-bottom="0.0062in" fo:padding-right="0.0319in"/>
    </style:style>
    <style:style style:name="P27" style:parent-style-name="Standard" style:family="paragraph">
      <style:paragraph-properties fo:margin-bottom="0in" fo:line-height="106%" fo:margin-left="0.0006in" fo:text-indent="0in">
        <style:tab-stops/>
      </style:paragraph-properties>
    </style:style>
    <style:style style:name="TableRow28" style:family="table-row">
      <style:table-row-properties style:min-row-height="0.2819in"/>
    </style:style>
    <style:style style:name="TableCell29" style:family="table-cell">
      <style:table-cell-properties fo:border="0.0069in solid #000000" style:writing-mode="lr-tb" style:vertical-align="bottom" fo:padding-top="0.1187in" fo:padding-left="0.0743in" fo:padding-bottom="0.0062in" fo:padding-right="0.0319in"/>
    </style:style>
    <style:style style:name="P30" style:parent-style-name="Standard" style:family="paragraph">
      <style:paragraph-properties fo:text-align="justify" fo:margin-bottom="0in" fo:line-height="106%" fo:margin-left="0.0006in" fo:text-indent="0in">
        <style:tab-stops/>
      </style:paragraph-properties>
    </style:style>
    <style:style style:name="TableCell31" style:family="table-cell">
      <style:table-cell-properties fo:border="0.0069in solid #000000" style:writing-mode="lr-tb" style:vertical-align="bottom" fo:padding-top="0.1187in" fo:padding-left="0.0743in" fo:padding-bottom="0.0062in" fo:padding-right="0.0319in"/>
    </style:style>
    <style:style style:name="P32" style:parent-style-name="Standard" style:family="paragraph">
      <style:paragraph-properties fo:margin-bottom="0in" fo:line-height="106%" fo:margin-left="0.0006in" fo:text-indent="0in">
        <style:tab-stops/>
      </style:paragraph-properties>
    </style:style>
    <style:style style:name="TableRow33" style:family="table-row">
      <style:table-row-properties style:min-row-height="0.4736in"/>
    </style:style>
    <style:style style:name="TableCell34" style:family="table-cell">
      <style:table-cell-properties fo:border="0.0069in solid #000000" style:writing-mode="lr-tb" fo:padding-top="0.1187in" fo:padding-left="0.0743in" fo:padding-bottom="0.0062in" fo:padding-right="0.0319in"/>
    </style:style>
    <style:style style:name="P35" style:parent-style-name="Standard" style:family="paragraph">
      <style:paragraph-properties fo:margin-bottom="0in" fo:line-height="106%" fo:margin-left="0.0006in" fo:text-indent="0in">
        <style:tab-stops/>
      </style:paragraph-properties>
    </style:style>
    <style:style style:name="TableCell36" style:family="table-cell">
      <style:table-cell-properties fo:border="0.0069in solid #000000" style:writing-mode="lr-tb" style:vertical-align="bottom" fo:padding-top="0.1187in" fo:padding-left="0.0743in" fo:padding-bottom="0.0062in" fo:padding-right="0.0319in"/>
    </style:style>
    <style:style style:name="P37" style:parent-style-name="Standard" style:family="paragraph">
      <style:paragraph-properties fo:margin-bottom="0in" fo:line-height="106%" fo:margin-left="0.0006in" fo:margin-right="0.0375in" fo:text-indent="-0.0006in">
        <style:tab-stops/>
      </style:paragraph-properties>
    </style:style>
    <style:style style:name="TableRow38" style:family="table-row">
      <style:table-row-properties style:min-row-height="0.4736in"/>
    </style:style>
    <style:style style:name="TableCell39" style:family="table-cell">
      <style:table-cell-properties fo:border="0.0069in solid #000000" style:writing-mode="lr-tb" fo:padding-top="0.1187in" fo:padding-left="0.0743in" fo:padding-bottom="0.0062in" fo:padding-right="0.0319in"/>
    </style:style>
    <style:style style:name="P40" style:parent-style-name="Standard" style:family="paragraph">
      <style:paragraph-properties fo:margin-bottom="0in" fo:line-height="106%" fo:margin-left="0.0006in" fo:text-indent="0in">
        <style:tab-stops/>
      </style:paragraph-properties>
    </style:style>
    <style:style style:name="TableCell41" style:family="table-cell">
      <style:table-cell-properties fo:border="0.0069in solid #000000" style:writing-mode="lr-tb" style:vertical-align="bottom" fo:padding-top="0.1187in" fo:padding-left="0.0743in" fo:padding-bottom="0.0062in" fo:padding-right="0.0319in"/>
    </style:style>
    <style:style style:name="P42" style:parent-style-name="Standard" style:family="paragraph">
      <style:paragraph-properties fo:margin-bottom="0in" fo:line-height="106%" fo:margin-left="0.0006in" fo:text-indent="-0.0006in">
        <style:tab-stops/>
      </style:paragraph-properties>
    </style:style>
    <style:style style:name="TableRow43" style:family="table-row">
      <style:table-row-properties style:min-row-height="0.4736in"/>
    </style:style>
    <style:style style:name="TableCell44" style:family="table-cell">
      <style:table-cell-properties fo:border="0.0069in solid #000000" style:writing-mode="lr-tb" fo:padding-top="0.1187in" fo:padding-left="0.0743in" fo:padding-bottom="0.0062in" fo:padding-right="0.0319in"/>
    </style:style>
    <style:style style:name="P45" style:parent-style-name="Standard" style:family="paragraph">
      <style:paragraph-properties fo:margin-bottom="0in" fo:line-height="106%" fo:margin-left="0.0006in" fo:text-indent="0in">
        <style:tab-stops/>
      </style:paragraph-properties>
    </style:style>
    <style:style style:name="TableCell46" style:family="table-cell">
      <style:table-cell-properties fo:border="0.0069in solid #000000" style:writing-mode="lr-tb" style:vertical-align="bottom" fo:padding-top="0.1187in" fo:padding-left="0.0743in" fo:padding-bottom="0.0062in" fo:padding-right="0.0319in"/>
    </style:style>
    <style:style style:name="P47" style:parent-style-name="Standard" style:family="paragraph">
      <style:paragraph-properties fo:margin-bottom="0in" fo:line-height="106%" fo:margin-left="0.0006in" fo:text-indent="-0.0006in">
        <style:tab-stops/>
      </style:paragraph-properties>
    </style:style>
    <style:style style:name="P48" style:parent-style-name="Standard" style:family="paragraph">
      <style:paragraph-properties fo:margin-bottom="0.0666in" fo:line-height="106%" fo:margin-left="0in" fo:text-indent="0in">
        <style:tab-stops/>
      </style:paragraph-properties>
    </style:style>
    <style:style style:name="P49" style:parent-style-name="Standard" style:list-style-name="LFO1" style:family="paragraph">
      <style:paragraph-properties fo:margin-bottom="0.0652in" fo:line-height="106%" fo:text-indent="-0.1875in"/>
    </style:style>
    <style:style style:name="P50" style:parent-style-name="Standard" style:list-style-name="LFO1" style:family="paragraph">
      <style:paragraph-properties fo:margin-bottom="0.0652in" fo:line-height="106%" fo:text-indent="-0.2805in"/>
    </style:style>
    <style:style style:name="P51" style:parent-style-name="Standard" style:family="paragraph">
      <style:paragraph-properties fo:margin-bottom="0.0777in" fo:margin-left="-0.0034in">
        <style:tab-stops/>
      </style:paragraph-properties>
    </style:style>
    <style:style style:name="P52" style:parent-style-name="Standard" style:family="paragraph">
      <style:paragraph-properties fo:margin-left="-0.0034in">
        <style:tab-stops/>
      </style:paragraph-properties>
    </style:style>
    <style:style style:name="TableColumn54" style:family="table-column">
      <style:table-column-properties style:column-width="6.7916in"/>
    </style:style>
    <style:style style:name="Table53" style:family="table">
      <style:table-properties style:width="6.7916in" fo:margin-left="-0.075in" table:align="left"/>
    </style:style>
    <style:style style:name="TableRow55" style:family="table-row">
      <style:table-row-properties style:min-row-height="1.1916in"/>
    </style:style>
    <style:style style:name="TableCell56" style:family="table-cell">
      <style:table-cell-properties fo:border="0.0069in solid #000000" style:writing-mode="lr-tb" style:vertical-align="middle" fo:padding-top="0in" fo:padding-left="0.075in" fo:padding-bottom="0in" fo:padding-right="0.0798in"/>
    </style:style>
    <style:style style:name="P57" style:parent-style-name="Standard" style:family="paragraph">
      <style:paragraph-properties fo:margin-bottom="0.0666in" fo:line-height="106%" fo:margin-left="0in" fo:text-indent="0in">
        <style:tab-stops/>
      </style:paragraph-properties>
    </style:style>
    <style:style style:name="P58" style:parent-style-name="Standard" style:family="paragraph">
      <style:paragraph-properties fo:margin-bottom="0.0666in" fo:line-height="106%" fo:margin-left="0in" fo:text-indent="0in">
        <style:tab-stops/>
      </style:paragraph-properties>
    </style:style>
    <style:style style:name="P59" style:parent-style-name="Standard" style:family="paragraph">
      <style:paragraph-properties fo:margin-bottom="0.0666in" fo:line-height="106%" fo:margin-left="0in" fo:text-indent="0in">
        <style:tab-stops/>
      </style:paragraph-properties>
    </style:style>
    <style:style style:name="P60" style:parent-style-name="Standard" style:family="paragraph">
      <style:paragraph-properties fo:margin-bottom="0in" fo:line-height="106%" fo:margin-left="0in" fo:text-indent="0in">
        <style:tab-stops/>
      </style:paragraph-properties>
    </style:style>
    <style:style style:name="P61" style:parent-style-name="Standard" style:family="paragraph">
      <style:paragraph-properties fo:margin-left="-0.0034in">
        <style:tab-stops/>
      </style:paragraph-properties>
    </style:style>
    <style:style style:name="P62" style:parent-style-name="Standard" style:family="paragraph">
      <style:paragraph-properties fo:margin-bottom="0in" fo:line-height="106%" fo:margin-left="0in" fo:text-indent="0in">
        <style:tab-stops/>
      </style:paragraph-properties>
    </style:style>
    <style:style style:name="TableColumn64" style:family="table-column">
      <style:table-column-properties style:column-width="1.143in"/>
    </style:style>
    <style:style style:name="TableColumn65" style:family="table-column">
      <style:table-column-properties style:column-width="5.4701in"/>
    </style:style>
    <style:style style:name="Table63" style:family="table">
      <style:table-properties style:width="6.6131in" fo:margin-left="0.1548in" table:align="left"/>
    </style:style>
    <style:style style:name="TableRow66" style:family="table-row">
      <style:table-row-properties style:min-row-height="0.2819in"/>
    </style:style>
    <style:style style:name="TableCell67" style:family="table-cell">
      <style:table-cell-properties fo:border="0.0069in solid #000000" style:writing-mode="lr-tb" style:vertical-align="bottom" fo:padding-top="0in" fo:padding-left="0.075in" fo:padding-bottom="0.0062in" fo:padding-right="0.0798in"/>
    </style:style>
    <style:style style:name="P68" style:parent-style-name="Standard" style:family="paragraph">
      <style:paragraph-properties fo:margin-bottom="0in" fo:line-height="106%" fo:margin-left="0in" fo:text-indent="0in">
        <style:tab-stops/>
      </style:paragraph-properties>
    </style:style>
    <style:style style:name="TableCell69" style:family="table-cell">
      <style:table-cell-properties fo:border="0.0069in solid #000000" style:writing-mode="lr-tb" style:vertical-align="bottom" fo:padding-top="0in" fo:padding-left="0.075in" fo:padding-bottom="0.0062in" fo:padding-right="0.0798in"/>
    </style:style>
    <style:style style:name="P70" style:parent-style-name="Standard" style:family="paragraph">
      <style:paragraph-properties fo:margin-bottom="0in" fo:line-height="106%" fo:margin-left="0.002in" fo:text-indent="0in">
        <style:tab-stops/>
      </style:paragraph-properties>
    </style:style>
    <style:style style:name="TableRow71" style:family="table-row">
      <style:table-row-properties style:min-row-height="0.3652in"/>
    </style:style>
    <style:style style:name="TableCell72" style:family="table-cell">
      <style:table-cell-properties fo:border="0.0069in solid #000000" style:writing-mode="lr-tb" style:vertical-align="middle" fo:padding-top="0in" fo:padding-left="0.075in" fo:padding-bottom="0.0062in" fo:padding-right="0.0798in"/>
    </style:style>
    <style:style style:name="P73" style:parent-style-name="Standard" style:family="paragraph">
      <style:paragraph-properties fo:margin-bottom="0in" fo:line-height="106%" fo:margin-left="0in" fo:text-indent="0in">
        <style:tab-stops/>
      </style:paragraph-properties>
    </style:style>
    <style:style style:name="TableCell74" style:family="table-cell">
      <style:table-cell-properties fo:border="0.0069in solid #000000" style:writing-mode="lr-tb" style:vertical-align="middle" fo:padding-top="0in" fo:padding-left="0.075in" fo:padding-bottom="0.0062in" fo:padding-right="0.0798in"/>
    </style:style>
    <style:style style:name="P75" style:parent-style-name="Standard" style:family="paragraph">
      <style:paragraph-properties fo:margin-bottom="0in" fo:line-height="106%" fo:margin-left="0.0013in" fo:text-indent="0in">
        <style:tab-stops/>
      </style:paragraph-properties>
    </style:style>
    <style:style style:name="TableRow76" style:family="table-row">
      <style:table-row-properties style:min-row-height="0.3652in"/>
    </style:style>
    <style:style style:name="TableCell77" style:family="table-cell">
      <style:table-cell-properties fo:border="0.0069in solid #000000" style:writing-mode="lr-tb" style:vertical-align="middle" fo:padding-top="0in" fo:padding-left="0.075in" fo:padding-bottom="0.0062in" fo:padding-right="0.0798in"/>
    </style:style>
    <style:style style:name="P78" style:parent-style-name="Standard" style:family="paragraph">
      <style:paragraph-properties fo:margin-bottom="0in" fo:line-height="106%" fo:margin-left="0in" fo:text-indent="0in">
        <style:tab-stops/>
      </style:paragraph-properties>
    </style:style>
    <style:style style:name="TableCell79" style:family="table-cell">
      <style:table-cell-properties fo:border="0.0069in solid #000000" style:writing-mode="lr-tb" style:vertical-align="middle" fo:padding-top="0in" fo:padding-left="0.075in" fo:padding-bottom="0.0062in" fo:padding-right="0.0798in"/>
    </style:style>
    <style:style style:name="P80" style:parent-style-name="Standard" style:family="paragraph">
      <style:paragraph-properties fo:margin-bottom="0in" fo:line-height="106%" fo:margin-left="0.0013in" fo:text-indent="0in">
        <style:tab-stops/>
      </style:paragraph-properties>
    </style:style>
    <style:style style:name="T81" style:parent-style-name="Absatz-Standardschriftart" style:family="text">
      <style:text-properties fo:color="#0000FF"/>
    </style:style>
    <style:style style:name="TableRow82" style:family="table-row">
      <style:table-row-properties style:min-row-height="0.3652in"/>
    </style:style>
    <style:style style:name="TableCell83" style:family="table-cell">
      <style:table-cell-properties fo:border="0.0069in solid #000000" style:writing-mode="lr-tb" style:vertical-align="middle" fo:padding-top="0in" fo:padding-left="0.075in" fo:padding-bottom="0.0062in" fo:padding-right="0.0798in"/>
    </style:style>
    <style:style style:name="P84" style:parent-style-name="Standard" style:family="paragraph">
      <style:paragraph-properties fo:margin-bottom="0in" fo:line-height="106%" fo:margin-left="0in" fo:text-indent="0in">
        <style:tab-stops/>
      </style:paragraph-properties>
    </style:style>
    <style:style style:name="TableCell85" style:family="table-cell">
      <style:table-cell-properties fo:border="0.0069in solid #000000" style:writing-mode="lr-tb" style:vertical-align="middle" fo:padding-top="0in" fo:padding-left="0.075in" fo:padding-bottom="0.0062in" fo:padding-right="0.0798in"/>
    </style:style>
    <style:style style:name="P86" style:parent-style-name="Standard" style:family="paragraph">
      <style:paragraph-properties fo:margin-bottom="0in" fo:line-height="106%" fo:margin-left="0.0013in" fo:text-indent="0in">
        <style:tab-stops/>
      </style:paragraph-properties>
    </style:style>
    <style:style style:name="T87" style:parent-style-name="Absatz-Standardschriftart" style:family="text">
      <style:text-properties fo:color="#0000FF"/>
    </style:style>
    <style:style style:name="TableRow88" style:family="table-row">
      <style:table-row-properties style:min-row-height="0.3652in"/>
    </style:style>
    <style:style style:name="TableCell89" style:family="table-cell">
      <style:table-cell-properties fo:border="0.0069in solid #000000" style:writing-mode="lr-tb" style:vertical-align="middle" fo:padding-top="0in" fo:padding-left="0.075in" fo:padding-bottom="0.0062in" fo:padding-right="0.0798in"/>
    </style:style>
    <style:style style:name="P90" style:parent-style-name="Standard" style:family="paragraph">
      <style:paragraph-properties fo:margin-bottom="0in" fo:line-height="106%" fo:margin-left="0in" fo:text-indent="0in">
        <style:tab-stops/>
      </style:paragraph-properties>
    </style:style>
    <style:style style:name="TableCell91" style:family="table-cell">
      <style:table-cell-properties fo:border="0.0069in solid #000000" style:writing-mode="lr-tb" style:vertical-align="middle" fo:padding-top="0in" fo:padding-left="0.075in" fo:padding-bottom="0.0062in" fo:padding-right="0.0798in"/>
    </style:style>
    <style:style style:name="P92" style:parent-style-name="Standard" style:family="paragraph">
      <style:paragraph-properties fo:margin-bottom="0in" fo:line-height="106%" fo:margin-left="0.0013in" fo:text-indent="0in">
        <style:tab-stops/>
      </style:paragraph-properties>
    </style:style>
    <style:style style:name="T93" style:parent-style-name="Absatz-Standardschriftart" style:family="text">
      <style:text-properties fo:color="#0000FF"/>
    </style:style>
    <style:style style:name="TableRow94" style:family="table-row">
      <style:table-row-properties style:min-row-height="0.3666in"/>
    </style:style>
    <style:style style:name="TableCell95" style:family="table-cell">
      <style:table-cell-properties fo:border="0.0069in solid #000000" style:writing-mode="lr-tb" style:vertical-align="middle" fo:padding-top="0in" fo:padding-left="0.075in" fo:padding-bottom="0.0062in" fo:padding-right="0.0798in"/>
    </style:style>
    <style:style style:name="P96" style:parent-style-name="Standard" style:family="paragraph">
      <style:paragraph-properties fo:margin-bottom="0in" fo:line-height="106%" fo:margin-left="0in" fo:text-indent="0in">
        <style:tab-stops/>
      </style:paragraph-properties>
    </style:style>
    <style:style style:name="TableCell97" style:family="table-cell">
      <style:table-cell-properties fo:border="0.0069in solid #000000" style:writing-mode="lr-tb" style:vertical-align="middle" fo:padding-top="0in" fo:padding-left="0.075in" fo:padding-bottom="0.0062in" fo:padding-right="0.0798in"/>
    </style:style>
    <style:style style:name="P98" style:parent-style-name="Standard" style:family="paragraph">
      <style:paragraph-properties fo:margin-bottom="0in" fo:line-height="106%" fo:margin-left="0.0013in" fo:text-indent="0in">
        <style:tab-stops/>
      </style:paragraph-properties>
    </style:style>
    <style:style style:name="T99" style:parent-style-name="Absatz-Standardschriftart" style:family="text">
      <style:text-properties fo:color="#0000FF"/>
    </style:style>
    <style:style style:name="TableRow100" style:family="table-row">
      <style:table-row-properties style:min-row-height="0.3652in"/>
    </style:style>
    <style:style style:name="TableCell101" style:family="table-cell">
      <style:table-cell-properties fo:border="0.0069in solid #000000" style:writing-mode="lr-tb" style:vertical-align="middle" fo:padding-top="0in" fo:padding-left="0.075in" fo:padding-bottom="0.0062in" fo:padding-right="0.0798in"/>
    </style:style>
    <style:style style:name="P102" style:parent-style-name="Standard" style:family="paragraph">
      <style:paragraph-properties fo:margin-bottom="0in" fo:line-height="106%" fo:margin-left="0in" fo:text-indent="0in">
        <style:tab-stops/>
      </style:paragraph-properties>
    </style:style>
    <style:style style:name="TableCell103" style:family="table-cell">
      <style:table-cell-properties fo:border="0.0069in solid #000000" style:writing-mode="lr-tb" style:vertical-align="middle" fo:padding-top="0in" fo:padding-left="0.075in" fo:padding-bottom="0.0062in" fo:padding-right="0.0798in"/>
    </style:style>
    <style:style style:name="P104" style:parent-style-name="Standard" style:family="paragraph">
      <style:paragraph-properties fo:margin-bottom="0in" fo:line-height="106%" fo:margin-left="0.0013in" fo:text-indent="0in">
        <style:tab-stops/>
      </style:paragraph-properties>
    </style:style>
    <style:style style:name="TableRow105" style:family="table-row">
      <style:table-row-properties style:min-row-height="0.3652in"/>
    </style:style>
    <style:style style:name="TableCell106" style:family="table-cell">
      <style:table-cell-properties fo:border="0.0069in solid #000000" style:writing-mode="lr-tb" style:vertical-align="middle" fo:padding-top="0in" fo:padding-left="0.075in" fo:padding-bottom="0.0062in" fo:padding-right="0.0798in"/>
    </style:style>
    <style:style style:name="P107" style:parent-style-name="Standard" style:family="paragraph">
      <style:paragraph-properties fo:margin-bottom="0in" fo:line-height="106%" fo:margin-left="0in" fo:text-indent="0in">
        <style:tab-stops/>
      </style:paragraph-properties>
    </style:style>
    <style:style style:name="TableCell108" style:family="table-cell">
      <style:table-cell-properties fo:border="0.0069in solid #000000" style:writing-mode="lr-tb" style:vertical-align="middle" fo:padding-top="0in" fo:padding-left="0.075in" fo:padding-bottom="0.0062in" fo:padding-right="0.0798in"/>
    </style:style>
    <style:style style:name="P109" style:parent-style-name="Standard" style:family="paragraph">
      <style:paragraph-properties fo:margin-bottom="0in" fo:line-height="106%" fo:margin-left="0.0013in" fo:text-indent="0in">
        <style:tab-stops/>
      </style:paragraph-properties>
    </style:style>
    <style:style style:name="T110" style:parent-style-name="Absatz-Standardschriftart" style:family="text">
      <style:text-properties fo:color="#0000FF"/>
    </style:style>
    <style:style style:name="TableRow111" style:family="table-row">
      <style:table-row-properties style:min-row-height="0.3652in"/>
    </style:style>
    <style:style style:name="TableCell112" style:family="table-cell">
      <style:table-cell-properties fo:border="0.0069in solid #000000" style:writing-mode="lr-tb" style:vertical-align="middle" fo:padding-top="0in" fo:padding-left="0.075in" fo:padding-bottom="0.0062in" fo:padding-right="0.0798in"/>
    </style:style>
    <style:style style:name="P113" style:parent-style-name="Standard" style:family="paragraph">
      <style:paragraph-properties fo:margin-bottom="0in" fo:line-height="106%" fo:margin-left="0in" fo:text-indent="0in">
        <style:tab-stops/>
      </style:paragraph-properties>
    </style:style>
    <style:style style:name="TableCell114" style:family="table-cell">
      <style:table-cell-properties fo:border="0.0069in solid #000000" style:writing-mode="lr-tb" style:vertical-align="middle" fo:padding-top="0in" fo:padding-left="0.075in" fo:padding-bottom="0.0062in" fo:padding-right="0.0798in"/>
    </style:style>
    <style:style style:name="P115" style:parent-style-name="Standard" style:family="paragraph">
      <style:paragraph-properties fo:margin-bottom="0in" fo:line-height="106%" fo:margin-left="0.0013in" fo:text-indent="0in">
        <style:tab-stops/>
      </style:paragraph-properties>
    </style:style>
    <style:style style:name="T116" style:parent-style-name="Absatz-Standardschriftart" style:family="text">
      <style:text-properties fo:color="#0000FF"/>
    </style:style>
    <style:style style:name="TableRow117" style:family="table-row">
      <style:table-row-properties style:min-row-height="0.3652in"/>
    </style:style>
    <style:style style:name="TableCell118" style:family="table-cell">
      <style:table-cell-properties fo:border="0.0069in solid #000000" style:writing-mode="lr-tb" style:vertical-align="middle" fo:padding-top="0in" fo:padding-left="0.075in" fo:padding-bottom="0.0062in" fo:padding-right="0.0798in"/>
    </style:style>
    <style:style style:name="P119" style:parent-style-name="Standard" style:family="paragraph">
      <style:paragraph-properties fo:margin-bottom="0in" fo:line-height="106%" fo:margin-left="0in" fo:text-indent="0in">
        <style:tab-stops/>
      </style:paragraph-properties>
    </style:style>
    <style:style style:name="TableCell120" style:family="table-cell">
      <style:table-cell-properties fo:border="0.0069in solid #000000" style:writing-mode="lr-tb" style:vertical-align="middle" fo:padding-top="0in" fo:padding-left="0.075in" fo:padding-bottom="0.0062in" fo:padding-right="0.0798in"/>
    </style:style>
    <style:style style:name="P121" style:parent-style-name="Standard" style:family="paragraph">
      <style:paragraph-properties fo:margin-bottom="0in" fo:line-height="106%" fo:margin-left="0.0013in" fo:text-indent="0in">
        <style:tab-stops/>
      </style:paragraph-properties>
    </style:style>
    <style:style style:name="TableRow122" style:family="table-row">
      <style:table-row-properties style:min-row-height="0.3652in"/>
    </style:style>
    <style:style style:name="TableCell123" style:family="table-cell">
      <style:table-cell-properties fo:border="0.0069in solid #000000" style:writing-mode="lr-tb" style:vertical-align="middle" fo:padding-top="0in" fo:padding-left="0.075in" fo:padding-bottom="0.0062in" fo:padding-right="0.0798in"/>
    </style:style>
    <style:style style:name="P124" style:parent-style-name="Standard" style:family="paragraph">
      <style:paragraph-properties fo:margin-bottom="0in" fo:line-height="106%" fo:margin-left="0in" fo:text-indent="0in">
        <style:tab-stops/>
      </style:paragraph-properties>
    </style:style>
    <style:style style:name="TableCell125" style:family="table-cell">
      <style:table-cell-properties fo:border="0.0069in solid #000000" style:writing-mode="lr-tb" style:vertical-align="middle" fo:padding-top="0in" fo:padding-left="0.075in" fo:padding-bottom="0.0062in" fo:padding-right="0.0798in"/>
    </style:style>
    <style:style style:name="P126" style:parent-style-name="Standard" style:family="paragraph">
      <style:paragraph-properties fo:margin-bottom="0in" fo:line-height="106%" fo:margin-left="0.0013in" fo:text-indent="0in">
        <style:tab-stops/>
      </style:paragraph-properties>
    </style:style>
    <style:style style:name="TableRow127" style:family="table-row">
      <style:table-row-properties style:min-row-height="0.3666in"/>
    </style:style>
    <style:style style:name="TableCell128" style:family="table-cell">
      <style:table-cell-properties fo:border="0.0069in solid #000000" style:writing-mode="lr-tb" style:vertical-align="middle" fo:padding-top="0in" fo:padding-left="0.075in" fo:padding-bottom="0.0062in" fo:padding-right="0.0798in"/>
    </style:style>
    <style:style style:name="P129" style:parent-style-name="Standard" style:family="paragraph">
      <style:paragraph-properties fo:margin-bottom="0in" fo:line-height="106%" fo:margin-left="0in" fo:text-indent="0in">
        <style:tab-stops/>
      </style:paragraph-properties>
    </style:style>
    <style:style style:name="TableCell130" style:family="table-cell">
      <style:table-cell-properties fo:border="0.0069in solid #000000" style:writing-mode="lr-tb" style:vertical-align="middle" fo:padding-top="0in" fo:padding-left="0.075in" fo:padding-bottom="0.0062in" fo:padding-right="0.0798in"/>
    </style:style>
    <style:style style:name="P131" style:parent-style-name="Standard" style:family="paragraph">
      <style:paragraph-properties fo:margin-bottom="0in" fo:line-height="106%" fo:margin-left="0.0013in" fo:text-indent="0in">
        <style:tab-stops/>
      </style:paragraph-properties>
    </style:style>
    <style:style style:name="T132" style:parent-style-name="Absatz-Standardschriftart" style:family="text">
      <style:text-properties fo:color="#0000FF"/>
    </style:style>
    <style:style style:name="TableRow133" style:family="table-row">
      <style:table-row-properties style:min-row-height="0.3652in"/>
    </style:style>
    <style:style style:name="TableCell134" style:family="table-cell">
      <style:table-cell-properties fo:border="0.0069in solid #000000" style:writing-mode="lr-tb" style:vertical-align="middle" fo:padding-top="0in" fo:padding-left="0.075in" fo:padding-bottom="0.0062in" fo:padding-right="0.0798in"/>
    </style:style>
    <style:style style:name="P135" style:parent-style-name="Standard" style:family="paragraph">
      <style:paragraph-properties fo:margin-bottom="0in" fo:line-height="106%" fo:margin-left="0in" fo:text-indent="0in">
        <style:tab-stops/>
      </style:paragraph-properties>
    </style:style>
    <style:style style:name="TableCell136" style:family="table-cell">
      <style:table-cell-properties fo:border="0.0069in solid #000000" style:writing-mode="lr-tb" style:vertical-align="middle" fo:padding-top="0in" fo:padding-left="0.075in" fo:padding-bottom="0.0062in" fo:padding-right="0.0798in"/>
    </style:style>
    <style:style style:name="P137" style:parent-style-name="Standard" style:family="paragraph">
      <style:paragraph-properties fo:margin-bottom="0in" fo:line-height="106%" fo:margin-left="0.0013in" fo:text-indent="0in">
        <style:tab-stops/>
      </style:paragraph-properties>
    </style:style>
    <style:style style:name="P138" style:parent-style-name="Standard" style:family="paragraph">
      <style:paragraph-properties fo:margin-bottom="0.0666in" fo:line-height="106%" fo:margin-left="0in" fo:text-indent="0in">
        <style:tab-stops/>
      </style:paragraph-properties>
    </style:style>
    <style:style style:name="P139" style:parent-style-name="Standard" style:list-style-name="LFO1" style:family="paragraph">
      <style:paragraph-properties fo:margin-bottom="0.0652in" fo:line-height="106%" fo:text-indent="-0.2805in"/>
    </style:style>
    <style:style style:name="P140" style:parent-style-name="Standard" style:family="paragraph">
      <style:paragraph-properties fo:margin-bottom="0.0937in" fo:margin-left="-0.0104in" fo:text-indent="0in">
        <style:tab-stops>
          <style:tab-stop style:type="center" style:position="1.459in"/>
        </style:tab-stops>
      </style:paragraph-properties>
    </style:style>
    <style:style style:name="P141" style:parent-style-name="Standard" style:family="paragraph">
      <style:paragraph-properties fo:margin-left="0.2194in" fo:text-indent="-0.2298in">
        <style:tab-stops/>
      </style:paragraph-properties>
    </style:style>
    <style:style style:name="TableColumn143" style:family="table-column">
      <style:table-column-properties style:column-width="1.0666in"/>
    </style:style>
    <style:style style:name="TableColumn144" style:family="table-column">
      <style:table-column-properties style:column-width="5.5465in"/>
    </style:style>
    <style:style style:name="Table142" style:family="table">
      <style:table-properties style:width="6.6131in" fo:margin-left="0.1548in" table:align="left"/>
    </style:style>
    <style:style style:name="TableRow145" style:family="table-row">
      <style:table-row-properties style:min-row-height="0.3652in"/>
    </style:style>
    <style:style style:name="TableCell146" style:family="table-cell">
      <style:table-cell-properties fo:border="0.0069in solid #000000" style:writing-mode="lr-tb" style:vertical-align="middle" fo:padding-top="0in" fo:padding-left="0.075in" fo:padding-bottom="0in" fo:padding-right="0.0798in"/>
    </style:style>
    <style:style style:name="P147" style:parent-style-name="Standard" style:family="paragraph">
      <style:paragraph-properties fo:margin-bottom="0in" fo:line-height="106%" fo:margin-left="0in" fo:text-indent="0in">
        <style:tab-stops/>
      </style:paragraph-properties>
    </style:style>
    <style:style style:name="TableCell148" style:family="table-cell">
      <style:table-cell-properties fo:border="0.0069in solid #000000" style:writing-mode="lr-tb" style:vertical-align="middle" fo:padding-top="0in" fo:padding-left="0.075in" fo:padding-bottom="0in" fo:padding-right="0.0798in"/>
    </style:style>
    <style:style style:name="P149" style:parent-style-name="Standard" style:family="paragraph">
      <style:paragraph-properties fo:margin-bottom="0in" fo:line-height="106%" fo:margin-left="0.0013in" fo:text-indent="0in">
        <style:tab-stops/>
      </style:paragraph-properties>
    </style:style>
    <style:style style:name="T150" style:parent-style-name="Absatz-Standardschriftart" style:family="text">
      <style:text-properties fo:color="#0000FF"/>
    </style:style>
    <style:style style:name="TableRow151" style:family="table-row">
      <style:table-row-properties style:min-row-height="0.3652in"/>
    </style:style>
    <style:style style:name="TableCell152" style:family="table-cell">
      <style:table-cell-properties fo:border="0.0069in solid #000000" style:writing-mode="lr-tb" style:vertical-align="middle" fo:padding-top="0in" fo:padding-left="0.075in" fo:padding-bottom="0in" fo:padding-right="0.0798in"/>
    </style:style>
    <style:style style:name="P153" style:parent-style-name="Standard" style:family="paragraph">
      <style:paragraph-properties fo:margin-bottom="0in" fo:line-height="106%" fo:margin-left="0in" fo:text-indent="0in">
        <style:tab-stops/>
      </style:paragraph-properties>
    </style:style>
    <style:style style:name="TableCell154" style:family="table-cell">
      <style:table-cell-properties fo:border="0.0069in solid #000000" style:writing-mode="lr-tb" style:vertical-align="middle" fo:padding-top="0in" fo:padding-left="0.075in" fo:padding-bottom="0in" fo:padding-right="0.0798in"/>
    </style:style>
    <style:style style:name="P155" style:parent-style-name="Standard" style:family="paragraph">
      <style:paragraph-properties fo:margin-bottom="0in" fo:line-height="106%" fo:margin-left="0.0013in" fo:text-indent="0in">
        <style:tab-stops/>
      </style:paragraph-properties>
    </style:style>
    <style:style style:name="T156" style:parent-style-name="Absatz-Standardschriftart" style:family="text">
      <style:text-properties fo:color="#0000FF"/>
    </style:style>
    <style:style style:name="TableRow157" style:family="table-row">
      <style:table-row-properties style:min-row-height="0.3652in"/>
    </style:style>
    <style:style style:name="TableCell158" style:family="table-cell">
      <style:table-cell-properties fo:border="0.0069in solid #000000" style:writing-mode="lr-tb" style:vertical-align="middle" fo:padding-top="0in" fo:padding-left="0.075in" fo:padding-bottom="0in" fo:padding-right="0.0798in"/>
    </style:style>
    <style:style style:name="P159" style:parent-style-name="Standard" style:family="paragraph">
      <style:paragraph-properties fo:margin-bottom="0in" fo:line-height="106%" fo:margin-left="0in" fo:text-indent="0in">
        <style:tab-stops/>
      </style:paragraph-properties>
    </style:style>
    <style:style style:name="TableCell160" style:family="table-cell">
      <style:table-cell-properties fo:border="0.0069in solid #000000" style:writing-mode="lr-tb" style:vertical-align="middle" fo:padding-top="0in" fo:padding-left="0.075in" fo:padding-bottom="0in" fo:padding-right="0.0798in"/>
    </style:style>
    <style:style style:name="P161" style:parent-style-name="Standard" style:family="paragraph">
      <style:paragraph-properties fo:margin-bottom="0in" fo:line-height="106%" fo:margin-left="0.0013in" fo:text-indent="0in">
        <style:tab-stops/>
      </style:paragraph-properties>
    </style:style>
    <style:style style:name="T162" style:parent-style-name="Absatz-Standardschriftart" style:family="text">
      <style:text-properties fo:color="#0000FF"/>
    </style:style>
    <style:style style:name="TableRow163" style:family="table-row">
      <style:table-row-properties style:min-row-height="0.3652in"/>
    </style:style>
    <style:style style:name="TableCell164" style:family="table-cell">
      <style:table-cell-properties fo:border="0.0069in solid #000000" style:writing-mode="lr-tb" style:vertical-align="middle" fo:padding-top="0in" fo:padding-left="0.075in" fo:padding-bottom="0in" fo:padding-right="0.0798in"/>
    </style:style>
    <style:style style:name="P165" style:parent-style-name="Standard" style:family="paragraph">
      <style:paragraph-properties fo:margin-bottom="0in" fo:line-height="106%" fo:margin-left="0in" fo:text-indent="0in">
        <style:tab-stops/>
      </style:paragraph-properties>
    </style:style>
    <style:style style:name="TableCell166" style:family="table-cell">
      <style:table-cell-properties fo:border="0.0069in solid #000000" style:writing-mode="lr-tb" style:vertical-align="middle" fo:padding-top="0in" fo:padding-left="0.075in" fo:padding-bottom="0in" fo:padding-right="0.0798in"/>
    </style:style>
    <style:style style:name="P167" style:parent-style-name="Standard" style:family="paragraph">
      <style:paragraph-properties fo:margin-bottom="0in" fo:line-height="106%" fo:margin-left="0.0013in" fo:text-indent="0in">
        <style:tab-stops/>
      </style:paragraph-properties>
    </style:style>
    <style:style style:name="T168" style:parent-style-name="Absatz-Standardschriftart" style:family="text">
      <style:text-properties fo:color="#0000FF"/>
    </style:style>
    <style:style style:name="TableRow169" style:family="table-row">
      <style:table-row-properties style:min-row-height="0.3666in"/>
    </style:style>
    <style:style style:name="TableCell170" style:family="table-cell">
      <style:table-cell-properties fo:border="0.0069in solid #000000" style:writing-mode="lr-tb" style:vertical-align="middle" fo:padding-top="0in" fo:padding-left="0.075in" fo:padding-bottom="0in" fo:padding-right="0.0798in"/>
    </style:style>
    <style:style style:name="P171" style:parent-style-name="Standard" style:family="paragraph">
      <style:paragraph-properties fo:margin-bottom="0in" fo:line-height="106%" fo:margin-left="0in" fo:text-indent="0in">
        <style:tab-stops/>
      </style:paragraph-properties>
    </style:style>
    <style:style style:name="TableCell172" style:family="table-cell">
      <style:table-cell-properties fo:border="0.0069in solid #000000" style:writing-mode="lr-tb" style:vertical-align="middle" fo:padding-top="0in" fo:padding-left="0.075in" fo:padding-bottom="0in" fo:padding-right="0.0798in"/>
    </style:style>
    <style:style style:name="P173" style:parent-style-name="Standard" style:family="paragraph">
      <style:paragraph-properties fo:margin-bottom="0in" fo:line-height="106%" fo:margin-left="0.0013in" fo:text-indent="0in">
        <style:tab-stops/>
      </style:paragraph-properties>
    </style:style>
    <style:style style:name="T174" style:parent-style-name="Absatz-Standardschriftart" style:family="text">
      <style:text-properties fo:color="#0000FF"/>
    </style:style>
    <style:style style:name="P175" style:parent-style-name="Standard" style:family="paragraph">
      <style:paragraph-properties fo:margin-left="0.2194in" fo:text-indent="-0.2298in">
        <style:tab-stops/>
      </style:paragraph-properties>
    </style:style>
    <style:style style:name="TableColumn177" style:family="table-column">
      <style:table-column-properties style:column-width="0.3798in"/>
    </style:style>
    <style:style style:name="TableColumn178" style:family="table-column">
      <style:table-column-properties style:column-width="4.2784in"/>
    </style:style>
    <style:style style:name="TableColumn179" style:family="table-column">
      <style:table-column-properties style:column-width="1.2215in"/>
    </style:style>
    <style:style style:name="Table176" style:family="table">
      <style:table-properties style:width="5.8798in" fo:margin-left="0.1548in" table:align="left"/>
    </style:style>
    <style:style style:name="TableRow180" style:family="table-row">
      <style:table-row-properties style:min-row-height="0.2819in"/>
    </style:style>
    <style:style style:name="TableCell181" style:family="table-cell">
      <style:table-cell-properties fo:border="0.0069in solid #000000" style:writing-mode="lr-tb" style:vertical-align="bottom" fo:padding-top="0in" fo:padding-left="0.075in" fo:padding-bottom="0.0062in" fo:padding-right="0.0798in"/>
    </style:style>
    <style:style style:name="P182" style:parent-style-name="Standard" style:family="paragraph">
      <style:paragraph-properties fo:margin-bottom="0in" fo:line-height="106%" fo:margin-left="0in" fo:text-indent="0in">
        <style:tab-stops/>
      </style:paragraph-properties>
    </style:style>
    <style:style style:name="TableCell183" style:family="table-cell">
      <style:table-cell-properties fo:border="0.0069in solid #000000" style:writing-mode="lr-tb" style:vertical-align="bottom" fo:padding-top="0in" fo:padding-left="0.075in" fo:padding-bottom="0.0062in" fo:padding-right="0.0798in"/>
    </style:style>
    <style:style style:name="P184" style:parent-style-name="Standard" style:family="paragraph">
      <style:paragraph-properties fo:margin-bottom="0in" fo:line-height="106%" fo:margin-left="0in" fo:text-indent="0in">
        <style:tab-stops/>
      </style:paragraph-properties>
    </style:style>
    <style:style style:name="TableCell185" style:family="table-cell">
      <style:table-cell-properties fo:border="0.0069in solid #000000" style:writing-mode="lr-tb" style:vertical-align="bottom" fo:padding-top="0in" fo:padding-left="0.075in" fo:padding-bottom="0.0062in" fo:padding-right="0.0798in"/>
    </style:style>
    <style:style style:name="P186" style:parent-style-name="Standard" style:family="paragraph">
      <style:paragraph-properties fo:margin-bottom="0in" fo:line-height="106%" fo:margin-left="0in" fo:text-indent="0in">
        <style:tab-stops/>
      </style:paragraph-properties>
    </style:style>
    <style:style style:name="TableRow187" style:family="table-row">
      <style:table-row-properties style:min-row-height="0.3652in"/>
    </style:style>
    <style:style style:name="TableCell188" style:family="table-cell">
      <style:table-cell-properties fo:border="0.0069in solid #000000" style:writing-mode="lr-tb" style:vertical-align="middle" fo:padding-top="0in" fo:padding-left="0.075in" fo:padding-bottom="0.0062in" fo:padding-right="0.0798in"/>
    </style:style>
    <style:style style:name="P189" style:parent-style-name="Standard" style:family="paragraph">
      <style:paragraph-properties fo:margin-bottom="0in" fo:line-height="106%" fo:margin-left="0in" fo:text-indent="0in">
        <style:tab-stops/>
      </style:paragraph-properties>
    </style:style>
    <style:style style:name="TableCell190" style:family="table-cell">
      <style:table-cell-properties fo:border="0.0069in solid #000000" style:writing-mode="lr-tb" style:vertical-align="middle" fo:padding-top="0in" fo:padding-left="0.075in" fo:padding-bottom="0.0062in" fo:padding-right="0.0798in"/>
    </style:style>
    <style:style style:name="P191" style:parent-style-name="Standard" style:family="paragraph">
      <style:paragraph-properties fo:margin-bottom="0in" fo:line-height="106%" fo:margin-left="0in" fo:text-indent="0in">
        <style:tab-stops/>
      </style:paragraph-properties>
    </style:style>
    <style:style style:name="T192" style:parent-style-name="Absatz-Standardschriftart" style:family="text">
      <style:text-properties fo:color="#0000FF"/>
    </style:style>
    <style:style style:name="TableCell193" style:family="table-cell">
      <style:table-cell-properties fo:border="0.0069in solid #000000" style:writing-mode="lr-tb" style:vertical-align="middle" fo:padding-top="0in" fo:padding-left="0.075in" fo:padding-bottom="0.0062in" fo:padding-right="0.0798in"/>
    </style:style>
    <style:style style:name="P194" style:parent-style-name="Standard" style:family="paragraph">
      <style:paragraph-properties fo:margin-bottom="0in" fo:line-height="106%" fo:margin-left="0in" fo:text-indent="0in">
        <style:tab-stops/>
      </style:paragraph-properties>
    </style:style>
    <style:style style:name="T195" style:parent-style-name="Absatz-Standardschriftart" style:family="text">
      <style:text-properties fo:color="#0000FF"/>
    </style:style>
    <style:style style:name="TableRow196" style:family="table-row">
      <style:table-row-properties style:min-row-height="0.3652in"/>
    </style:style>
    <style:style style:name="TableCell197" style:family="table-cell">
      <style:table-cell-properties fo:border="0.0069in solid #000000" style:writing-mode="lr-tb" style:vertical-align="middle" fo:padding-top="0in" fo:padding-left="0.075in" fo:padding-bottom="0.0062in" fo:padding-right="0.0798in"/>
    </style:style>
    <style:style style:name="P198" style:parent-style-name="Standard" style:family="paragraph">
      <style:paragraph-properties fo:margin-bottom="0in" fo:line-height="106%" fo:margin-left="0in" fo:text-indent="0in">
        <style:tab-stops/>
      </style:paragraph-properties>
    </style:style>
    <style:style style:name="TableCell199" style:family="table-cell">
      <style:table-cell-properties fo:border="0.0069in solid #000000" style:writing-mode="lr-tb" style:vertical-align="middle" fo:padding-top="0in" fo:padding-left="0.075in" fo:padding-bottom="0.0062in" fo:padding-right="0.0798in"/>
    </style:style>
    <style:style style:name="P200" style:parent-style-name="Standard" style:family="paragraph">
      <style:paragraph-properties fo:margin-bottom="0in" fo:line-height="106%" fo:margin-left="0in" fo:text-indent="0in">
        <style:tab-stops/>
      </style:paragraph-properties>
    </style:style>
    <style:style style:name="T201" style:parent-style-name="Absatz-Standardschriftart" style:family="text">
      <style:text-properties fo:color="#0000FF"/>
    </style:style>
    <style:style style:name="TableCell202" style:family="table-cell">
      <style:table-cell-properties fo:border="0.0069in solid #000000" style:writing-mode="lr-tb" style:vertical-align="middle" fo:padding-top="0in" fo:padding-left="0.075in" fo:padding-bottom="0.0062in" fo:padding-right="0.0798in"/>
    </style:style>
    <style:style style:name="P203" style:parent-style-name="Standard" style:family="paragraph">
      <style:paragraph-properties fo:margin-bottom="0in" fo:line-height="106%" fo:margin-left="0in" fo:text-indent="0in">
        <style:tab-stops/>
      </style:paragraph-properties>
    </style:style>
    <style:style style:name="T204" style:parent-style-name="Absatz-Standardschriftart" style:family="text">
      <style:text-properties fo:color="#0000FF"/>
    </style:style>
    <style:style style:name="TableRow205" style:family="table-row">
      <style:table-row-properties style:min-row-height="0.3666in"/>
    </style:style>
    <style:style style:name="TableCell206" style:family="table-cell">
      <style:table-cell-properties fo:border="0.0069in solid #000000" style:writing-mode="lr-tb" style:vertical-align="middle" fo:padding-top="0in" fo:padding-left="0.075in" fo:padding-bottom="0.0062in" fo:padding-right="0.0798in"/>
    </style:style>
    <style:style style:name="P207" style:parent-style-name="Standard" style:family="paragraph">
      <style:paragraph-properties fo:margin-bottom="0in" fo:line-height="106%" fo:margin-left="0in" fo:text-indent="0in">
        <style:tab-stops/>
      </style:paragraph-properties>
    </style:style>
    <style:style style:name="TableCell208" style:family="table-cell">
      <style:table-cell-properties fo:border="0.0069in solid #000000" style:writing-mode="lr-tb" style:vertical-align="middle" fo:padding-top="0in" fo:padding-left="0.075in" fo:padding-bottom="0.0062in" fo:padding-right="0.0798in"/>
    </style:style>
    <style:style style:name="P209" style:parent-style-name="Standard" style:family="paragraph">
      <style:paragraph-properties fo:margin-bottom="0in" fo:line-height="106%" fo:margin-left="0in" fo:text-indent="0in">
        <style:tab-stops/>
      </style:paragraph-properties>
    </style:style>
    <style:style style:name="T210" style:parent-style-name="Absatz-Standardschriftart" style:family="text">
      <style:text-properties fo:color="#0000FF"/>
    </style:style>
    <style:style style:name="TableCell211" style:family="table-cell">
      <style:table-cell-properties fo:border="0.0069in solid #000000" style:writing-mode="lr-tb" style:vertical-align="middle" fo:padding-top="0in" fo:padding-left="0.075in" fo:padding-bottom="0.0062in" fo:padding-right="0.0798in"/>
    </style:style>
    <style:style style:name="P212" style:parent-style-name="Standard" style:family="paragraph">
      <style:paragraph-properties fo:margin-bottom="0in" fo:line-height="106%" fo:margin-left="0in" fo:text-indent="0in">
        <style:tab-stops/>
      </style:paragraph-properties>
    </style:style>
    <style:style style:name="T213" style:parent-style-name="Absatz-Standardschriftart" style:family="text">
      <style:text-properties fo:color="#0000FF"/>
    </style:style>
    <style:style style:name="P214" style:parent-style-name="Standard" style:family="paragraph">
      <style:paragraph-properties fo:margin-bottom="0.0812in" fo:line-height="106%" fo:margin-left="0in" fo:text-indent="0in">
        <style:tab-stops/>
      </style:paragraph-properties>
    </style:style>
    <style:style style:name="P215" style:parent-style-name="Standard" style:list-style-name="LFO1" style:family="paragraph">
      <style:paragraph-properties fo:margin-bottom="0.0861in" fo:line-height="106%" fo:text-indent="-0.2805in"/>
    </style:style>
    <style:style style:name="P216" style:parent-style-name="Standard" style:family="paragraph">
      <style:paragraph-properties fo:margin-left="0.2194in" fo:text-indent="-0.2298in">
        <style:tab-stops/>
      </style:paragraph-properties>
    </style:style>
    <style:style style:name="TableColumn218" style:family="table-column">
      <style:table-column-properties style:column-width="0.3798in"/>
    </style:style>
    <style:style style:name="TableColumn219" style:family="table-column">
      <style:table-column-properties style:column-width="6.2333in"/>
    </style:style>
    <style:style style:name="Table217" style:family="table">
      <style:table-properties style:width="6.6131in" fo:margin-left="0.1548in" table:align="left"/>
    </style:style>
    <style:style style:name="TableRow220" style:family="table-row">
      <style:table-row-properties style:min-row-height="0.5569in"/>
    </style:style>
    <style:style style:name="TableCell221" style:family="table-cell">
      <style:table-cell-properties fo:border="0.0069in solid #000000" style:writing-mode="lr-tb" fo:padding-top="0.1187in" fo:padding-left="0.075in" fo:padding-bottom="0.0062in" fo:padding-right="0.0798in"/>
    </style:style>
    <style:style style:name="P222" style:parent-style-name="Standard" style:family="paragraph">
      <style:paragraph-properties fo:margin-bottom="0in" fo:line-height="106%" fo:margin-left="0in" fo:text-indent="0in">
        <style:tab-stops/>
      </style:paragraph-properties>
    </style:style>
    <style:style style:name="TableCell223" style:family="table-cell">
      <style:table-cell-properties fo:border="0.0069in solid #000000" style:writing-mode="lr-tb" style:vertical-align="bottom" fo:padding-top="0.1187in" fo:padding-left="0.075in" fo:padding-bottom="0.0062in" fo:padding-right="0.0798in"/>
    </style:style>
    <style:style style:name="P224" style:parent-style-name="Standard" style:family="paragraph">
      <style:paragraph-properties fo:margin-bottom="0.0666in" fo:line-height="106%" fo:margin-left="0in" fo:text-indent="0in">
        <style:tab-stops/>
      </style:paragraph-properties>
    </style:style>
    <style:style style:name="T225" style:parent-style-name="Absatz-Standardschriftart" style:family="text">
      <style:text-properties fo:color="#0000FF"/>
    </style:style>
    <style:style style:name="P226" style:parent-style-name="Standard" style:family="paragraph">
      <style:paragraph-properties fo:margin-bottom="0in" fo:line-height="106%" fo:margin-left="0in" fo:text-indent="0in">
        <style:tab-stops/>
      </style:paragraph-properties>
    </style:style>
    <style:style style:name="T227" style:parent-style-name="Absatz-Standardschriftart" style:family="text">
      <style:text-properties fo:color="#0000FF"/>
    </style:style>
    <style:style style:name="TableRow228" style:family="table-row">
      <style:table-row-properties style:min-row-height="0.5569in"/>
    </style:style>
    <style:style style:name="TableCell229" style:family="table-cell">
      <style:table-cell-properties fo:border="0.0069in solid #000000" style:writing-mode="lr-tb" fo:padding-top="0.1187in" fo:padding-left="0.075in" fo:padding-bottom="0.0062in" fo:padding-right="0.0798in"/>
    </style:style>
    <style:style style:name="P230" style:parent-style-name="Standard" style:family="paragraph">
      <style:paragraph-properties fo:margin-bottom="0in" fo:line-height="106%" fo:margin-left="0in" fo:text-indent="0in">
        <style:tab-stops/>
      </style:paragraph-properties>
    </style:style>
    <style:style style:name="TableCell231" style:family="table-cell">
      <style:table-cell-properties fo:border="0.0069in solid #000000" style:writing-mode="lr-tb" style:vertical-align="bottom" fo:padding-top="0.1187in" fo:padding-left="0.075in" fo:padding-bottom="0.0062in" fo:padding-right="0.0798in"/>
    </style:style>
    <style:style style:name="P232" style:parent-style-name="Standard" style:family="paragraph">
      <style:paragraph-properties fo:margin-bottom="0.0666in" fo:line-height="106%" fo:margin-left="0in" fo:text-indent="0in">
        <style:tab-stops/>
      </style:paragraph-properties>
    </style:style>
    <style:style style:name="T233" style:parent-style-name="Absatz-Standardschriftart" style:family="text">
      <style:text-properties fo:color="#0000FF"/>
    </style:style>
    <style:style style:name="P234" style:parent-style-name="Standard" style:family="paragraph">
      <style:paragraph-properties fo:margin-bottom="0in" fo:line-height="106%" fo:margin-left="0in" fo:text-indent="0in">
        <style:tab-stops/>
      </style:paragraph-properties>
    </style:style>
    <style:style style:name="T235" style:parent-style-name="Absatz-Standardschriftart" style:family="text">
      <style:text-properties fo:color="#0000FF"/>
    </style:style>
    <style:style style:name="P236" style:parent-style-name="Standard" style:family="paragraph">
      <style:paragraph-properties fo:text-align="justify" fo:margin-bottom="0.0854in" fo:line-height="98%" fo:margin-left="0.2263in" fo:margin-right="-0.0104in" fo:text-indent="-0.2368in">
        <style:tab-stops/>
      </style:paragraph-properties>
    </style:style>
    <style:style style:name="P237" style:parent-style-name="Standard" style:family="paragraph">
      <style:paragraph-properties fo:margin-bottom="0.0791in" fo:margin-left="-0.0104in" fo:text-indent="0in">
        <style:tab-stops>
          <style:tab-stop style:type="center" style:position="2.0937in"/>
        </style:tab-stops>
      </style:paragraph-properties>
    </style:style>
    <style:style style:name="P238" style:parent-style-name="Standard" style:family="paragraph">
      <style:paragraph-properties fo:margin-bottom="0.0722in" fo:margin-left="-0.0034in">
        <style:tab-stops/>
      </style:paragraph-properties>
    </style:style>
    <style:style style:name="P239" style:parent-style-name="Standard" style:family="paragraph">
      <style:paragraph-properties fo:margin-left="0.2194in" fo:text-indent="-0.2298in">
        <style:tab-stops/>
      </style:paragraph-properties>
    </style:style>
    <style:style style:name="TableColumn241" style:family="table-column">
      <style:table-column-properties style:column-width="6.4868in"/>
    </style:style>
    <style:style style:name="Table240" style:family="table">
      <style:table-properties style:width="6.4868in" fo:margin-left="0.2298in" table:align="left"/>
    </style:style>
    <style:style style:name="TableRow242" style:family="table-row">
      <style:table-row-properties style:min-row-height="0.6402in"/>
    </style:style>
    <style:style style:name="TableCell243" style:family="table-cell">
      <style:table-cell-properties fo:border="0.0069in solid #000000" style:writing-mode="lr-tb" style:vertical-align="middle" fo:padding-top="0in" fo:padding-left="0.075in" fo:padding-bottom="0in" fo:padding-right="0.0798in"/>
    </style:style>
    <style:style style:name="P244" style:parent-style-name="Standard" style:family="paragraph">
      <style:paragraph-properties fo:margin-bottom="0.0666in" fo:line-height="106%" fo:margin-left="0in" fo:text-indent="0in">
        <style:tab-stops/>
      </style:paragraph-properties>
    </style:style>
    <style:style style:name="P245" style:parent-style-name="Standard" style:family="paragraph">
      <style:paragraph-properties fo:margin-bottom="0in" fo:line-height="106%" fo:margin-left="0in" fo:text-indent="0in">
        <style:tab-stops/>
      </style:paragraph-properties>
    </style:style>
    <style:style style:name="P246" style:parent-style-name="Standard" style:family="paragraph">
      <style:paragraph-properties fo:margin-left="0.2194in" fo:text-indent="-0.2298in">
        <style:tab-stops/>
      </style:paragraph-properties>
    </style:style>
    <style:style style:name="TableColumn248" style:family="table-column">
      <style:table-column-properties style:column-width="6.4868in"/>
    </style:style>
    <style:style style:name="Table247" style:family="table">
      <style:table-properties style:width="6.4868in" fo:margin-left="0.2298in" table:align="left"/>
    </style:style>
    <style:style style:name="TableRow249" style:family="table-row">
      <style:table-row-properties style:min-row-height="0.6416in"/>
    </style:style>
    <style:style style:name="TableCell250" style:family="table-cell">
      <style:table-cell-properties fo:border="0.0069in solid #000000" style:writing-mode="lr-tb" style:vertical-align="middle" fo:padding-top="0in" fo:padding-left="0.075in" fo:padding-bottom="0in" fo:padding-right="0.0798in"/>
    </style:style>
    <style:style style:name="P251" style:parent-style-name="Standard" style:family="paragraph">
      <style:paragraph-properties fo:margin-bottom="0.0666in" fo:line-height="106%" fo:margin-left="0in" fo:text-indent="0in">
        <style:tab-stops/>
      </style:paragraph-properties>
    </style:style>
    <style:style style:name="P252" style:parent-style-name="Standard" style:family="paragraph">
      <style:paragraph-properties fo:margin-bottom="0in" fo:line-height="106%" fo:margin-left="0in" fo:text-indent="0in">
        <style:tab-stops/>
      </style:paragraph-properties>
    </style:style>
    <style:style style:name="P253" style:parent-style-name="Standard" style:family="paragraph">
      <style:paragraph-properties fo:margin-bottom="0.0715in" fo:line-height="106%" fo:margin-left="0in" fo:text-indent="0in">
        <style:tab-stops/>
      </style:paragraph-properties>
    </style:style>
    <style:style style:name="P254" style:parent-style-name="Standard" style:family="paragraph">
      <style:paragraph-properties fo:margin-bottom="0.0652in" fo:line-height="106%" fo:margin-left="-0.0034in">
        <style:tab-stops/>
      </style:paragraph-properties>
    </style:style>
    <style:style style:name="P255" style:parent-style-name="Standard" style:family="paragraph">
      <style:paragraph-properties fo:margin-left="-0.0104in" fo:text-indent="0in">
        <style:tab-stops>
          <style:tab-stop style:type="center" style:position="3.3819in"/>
        </style:tab-stops>
      </style:paragraph-properties>
    </style:style>
    <style:style style:name="P256" style:parent-style-name="Standard" style:family="paragraph">
      <style:paragraph-properties fo:margin-bottom="0.0798in" fo:line-height="106%" fo:margin-left="0.618in" fo:text-indent="0in">
        <style:tab-stops/>
      </style:paragraph-properties>
    </style:style>
    <style:style style:name="T257" style:parent-style-name="Absatz-Standardschriftart" style:family="text">
      <style:text-properties style:font-name="Calibri" style:font-name-asian="Calibri" style:font-name-complex="Calibri" fo:font-size="11pt" style:font-size-asian="11pt"/>
    </style:style>
    <style:style style:name="P258" style:parent-style-name="Standard" style:family="paragraph">
      <style:paragraph-properties fo:margin-bottom="0.1111in" fo:line-height="106%" fo:margin-left="0in" fo:text-indent="0in">
        <style:tab-stops/>
      </style:paragraph-properties>
    </style:style>
    <style:style style:name="T259" style:parent-style-name="Absatz-Standardschriftart" style:family="text">
      <style:text-properties style:text-scale="106%" fo:font-size="11.5pt" style:font-size-asian="11.5pt"/>
    </style:style>
    <style:style style:name="T260" style:parent-style-name="Absatz-Standardschriftart" style:family="text">
      <style:text-properties fo:letter-spacing="0.0083in" style:text-scale="106%" fo:font-size="11.5pt" style:font-size-asian="11.5pt"/>
    </style:style>
    <style:style style:name="T261" style:parent-style-name="Absatz-Standardschriftart" style:family="text">
      <style:text-properties style:text-scale="106%" fo:font-size="11.5pt" style:font-size-asian="11.5pt"/>
    </style:style>
    <style:style style:name="P262" style:parent-style-name="Standard" style:family="paragraph">
      <style:paragraph-properties fo:margin-bottom="0.1111in" fo:line-height="106%" fo:margin-left="0in" fo:text-indent="0in">
        <style:tab-stops/>
      </style:paragraph-properties>
    </style:style>
    <style:style style:name="T263" style:parent-style-name="Absatz-Standardschriftart" style:family="text">
      <style:text-properties style:text-scale="102%" fo:font-size="11.5pt" style:font-size-asian="11.5pt"/>
    </style:style>
    <style:style style:name="P264" style:parent-style-name="Standard" style:family="paragraph">
      <style:paragraph-properties fo:margin-bottom="0.1111in" fo:line-height="106%" fo:margin-left="0in" fo:text-indent="0in">
        <style:tab-stops/>
      </style:paragraph-properties>
    </style:style>
    <style:style style:name="T265" style:parent-style-name="Absatz-Standardschriftart" style:family="text">
      <style:text-properties style:text-scale="108%" fo:font-size="11.5pt" style:font-size-asian="11.5pt"/>
    </style:style>
    <style:style style:name="P266" style:parent-style-name="Standard" style:family="paragraph">
      <style:paragraph-properties fo:margin-bottom="0.1111in" fo:line-height="106%" fo:margin-left="0in" fo:text-indent="0in">
        <style:tab-stops/>
      </style:paragraph-properties>
    </style:style>
    <style:style style:name="T267" style:parent-style-name="Absatz-Standardschriftart" style:family="text">
      <style:text-properties style:text-scale="108%" fo:font-size="11.5pt" style:font-size-asian="11.5pt"/>
    </style:style>
    <style:style style:name="P268" style:parent-style-name="Standard" style:family="paragraph">
      <style:paragraph-properties fo:margin-bottom="0.1111in" fo:line-height="106%" fo:margin-left="0in" fo:text-indent="0in">
        <style:tab-stops/>
      </style:paragraph-properties>
    </style:style>
    <style:style style:name="T269" style:parent-style-name="Absatz-Standardschriftart" style:family="text">
      <style:text-properties style:text-scale="108%" fo:font-size="11.5pt" style:font-size-asian="11.5pt"/>
    </style:style>
    <style:style style:name="P270" style:parent-style-name="Standard" style:family="paragraph">
      <style:paragraph-properties fo:margin-bottom="0.1111in" fo:line-height="106%" fo:margin-left="0in" fo:text-indent="0in">
        <style:tab-stops/>
      </style:paragraph-properties>
    </style:style>
    <style:style style:name="T271" style:parent-style-name="Absatz-Standardschriftart" style:family="text">
      <style:text-properties style:text-scale="110%" fo:font-size="11.5pt" style:font-size-asian="11.5pt"/>
    </style:style>
    <style:style style:name="P272" style:parent-style-name="Standard" style:family="paragraph">
      <style:paragraph-properties fo:margin-bottom="0.1111in" fo:line-height="106%" fo:margin-left="0in" fo:text-indent="0in">
        <style:tab-stops/>
      </style:paragraph-properties>
    </style:style>
    <style:style style:name="T273" style:parent-style-name="Absatz-Standardschriftart" style:family="text">
      <style:text-properties style:text-scale="107%" fo:font-size="11.5pt" style:font-size-asian="11.5pt"/>
    </style:style>
    <style:style style:name="P274" style:parent-style-name="Standard" style:family="paragraph">
      <style:paragraph-properties fo:margin-bottom="0.1111in" fo:line-height="106%" fo:margin-left="0in" fo:text-indent="0in">
        <style:tab-stops/>
      </style:paragraph-properties>
    </style:style>
    <style:style style:name="T275" style:parent-style-name="Absatz-Standardschriftart" style:family="text">
      <style:text-properties style:text-scale="106%" fo:font-size="11.5pt" style:font-size-asian="11.5pt"/>
    </style:style>
    <style:style style:name="P276" style:parent-style-name="Standard" style:family="paragraph">
      <style:paragraph-properties fo:margin-bottom="0.1111in" fo:line-height="106%" fo:margin-left="0in" fo:text-indent="0in">
        <style:tab-stops/>
      </style:paragraph-properties>
    </style:style>
    <style:style style:name="T277" style:parent-style-name="Absatz-Standardschriftart" style:family="text">
      <style:text-properties style:text-scale="107%" fo:font-size="11.5pt" style:font-size-asian="11.5pt"/>
    </style:style>
    <style:style style:name="P278" style:parent-style-name="Standard" style:family="paragraph">
      <style:paragraph-properties fo:margin-bottom="0.1111in" fo:line-height="106%" fo:margin-left="0in" fo:text-indent="0in">
        <style:tab-stops/>
      </style:paragraph-properties>
    </style:style>
    <style:style style:name="T279" style:parent-style-name="Absatz-Standardschriftart" style:family="text">
      <style:text-properties style:text-scale="110%" fo:font-size="10.5pt" style:font-size-asian="10.5pt"/>
    </style:style>
    <style:style style:name="T280" style:parent-style-name="Absatz-Standardschriftart" style:family="text">
      <style:text-properties fo:letter-spacing="0.0006in" style:text-scale="110%" fo:font-size="10.5pt" style:font-size-asian="10.5pt"/>
    </style:style>
    <style:style style:name="T281" style:parent-style-name="Absatz-Standardschriftart" style:family="text">
      <style:text-properties style:text-scale="110%" fo:font-size="10.5pt" style:font-size-asian="10.5pt"/>
    </style:style>
    <style:style style:name="T282" style:parent-style-name="Absatz-Standardschriftart" style:family="text">
      <style:text-properties fo:letter-spacing="0.0027in" style:text-scale="110%" fo:font-size="10.5pt" style:font-size-asian="10.5pt"/>
    </style:style>
    <style:style style:name="T283" style:parent-style-name="Absatz-Standardschriftart" style:family="text">
      <style:text-properties style:text-scale="110%" fo:font-size="10.5pt" style:font-size-asian="10.5pt"/>
    </style:style>
    <style:style style:name="T284" style:parent-style-name="Absatz-Standardschriftart" style:family="text">
      <style:text-properties fo:letter-spacing="0.0027in" style:text-scale="110%" fo:font-size="10.5pt" style:font-size-asian="10.5pt"/>
    </style:style>
    <style:style style:name="T285" style:parent-style-name="Absatz-Standardschriftart" style:family="text">
      <style:text-properties style:text-scale="110%" fo:font-size="10.5pt" style:font-size-asian="10.5pt"/>
    </style:style>
    <style:style style:name="P286" style:parent-style-name="Standard" style:family="paragraph">
      <style:paragraph-properties fo:margin-bottom="0.1111in" fo:line-height="106%" fo:margin-left="0in" fo:text-indent="0in">
        <style:tab-stops/>
      </style:paragraph-properties>
    </style:style>
    <style:style style:name="P287" style:parent-style-name="Standard" style:family="paragraph">
      <style:paragraph-properties fo:margin-bottom="0.0902in" fo:margin-left="0.2194in" fo:text-indent="-0.2298in">
        <style:tab-stops/>
      </style:paragraph-properties>
    </style:style>
    <style:style style:name="P288" style:parent-style-name="Standard" style:family="paragraph">
      <style:paragraph-properties fo:margin-left="0.2194in" fo:text-indent="-0.2298in">
        <style:tab-stops/>
      </style:paragraph-properties>
    </style:style>
    <style:style style:name="T289" style:parent-style-name="Absatz-Standardschriftart" style:family="text">
      <style:text-properties style:text-underline-type="single" style:text-underline-style="solid" style:text-underline-width="auto" style:text-underline-mode="continuous" style:text-underline-color="#000000"/>
    </style:style>
    <style:style style:name="TableColumn291" style:family="table-column">
      <style:table-column-properties style:column-width="6.4868in"/>
    </style:style>
    <style:style style:name="Table290" style:family="table">
      <style:table-properties style:width="6.4868in" fo:margin-left="0.2298in" table:align="left"/>
    </style:style>
    <style:style style:name="TableRow292" style:family="table-row">
      <style:table-row-properties style:min-row-height="0.3652in"/>
    </style:style>
    <style:style style:name="TableCell293" style:family="table-cell">
      <style:table-cell-properties fo:border="0.0069in solid #000000" style:writing-mode="lr-tb" style:vertical-align="middle" fo:padding-top="0in" fo:padding-left="0.075in" fo:padding-bottom="0in" fo:padding-right="0.0798in"/>
    </style:style>
    <style:style style:name="P294" style:parent-style-name="Standard" style:family="paragraph">
      <style:paragraph-properties fo:margin-bottom="0in" fo:line-height="106%" fo:margin-left="0in" fo:text-indent="0in">
        <style:tab-stops/>
      </style:paragraph-properties>
    </style:style>
    <style:style style:name="TableRow295" style:family="table-row">
      <style:table-row-properties style:min-row-height="0.2819in"/>
    </style:style>
    <style:style style:name="TableCell296" style:family="table-cell">
      <style:table-cell-properties fo:border="0.0069in solid #000000" style:writing-mode="lr-tb" fo:padding-top="0in" fo:padding-left="0.075in" fo:padding-bottom="0in" fo:padding-right="0.0798in"/>
    </style:style>
    <style:style style:name="P297" style:parent-style-name="Standard" style:family="paragraph">
      <style:paragraph-properties fo:margin-bottom="0in" fo:line-height="106%" fo:margin-left="0in" fo:text-indent="0in">
        <style:tab-stops/>
      </style:paragraph-properties>
    </style:style>
    <style:style style:name="P298" style:parent-style-name="Standard" style:family="paragraph">
      <style:paragraph-properties fo:margin-bottom="0.0923in" fo:margin-left="0.2194in" fo:text-indent="-0.2298in">
        <style:tab-stops/>
      </style:paragraph-properties>
    </style:style>
    <style:style style:name="P299" style:parent-style-name="Standard" style:family="paragraph">
      <style:paragraph-properties fo:margin-bottom="0.0791in" fo:margin-left="-0.0104in" fo:text-indent="0in">
        <style:tab-stops>
          <style:tab-stop style:type="center" style:position="3.2423in"/>
        </style:tab-stops>
      </style:paragraph-properties>
    </style:style>
    <style:style style:name="P300" style:parent-style-name="Standard" style:family="paragraph">
      <style:paragraph-properties fo:text-align="justify" fo:margin-bottom="0.0854in" fo:line-height="98%" fo:margin-left="0.2298in" fo:margin-right="0.2013in" fo:text-indent="0in">
        <style:tab-stops/>
      </style:paragraph-properties>
    </style:style>
    <style:style style:name="P301" style:parent-style-name="Standard" style:family="paragraph">
      <style:paragraph-properties fo:margin-left="0.2354in">
        <style:tab-stops/>
      </style:paragraph-properties>
    </style:style>
    <style:style style:name="TableColumn303" style:family="table-column">
      <style:table-column-properties style:column-width="0.9916in"/>
    </style:style>
    <style:style style:name="TableColumn304" style:family="table-column">
      <style:table-column-properties style:column-width="3.6666in"/>
    </style:style>
    <style:style style:name="TableColumn305" style:family="table-column">
      <style:table-column-properties style:column-width="1.7486in"/>
    </style:style>
    <style:style style:name="Table302" style:family="table">
      <style:table-properties style:width="6.4069in" fo:margin-left="0.1548in" table:align="left"/>
    </style:style>
    <style:style style:name="TableRow306" style:family="table-row">
      <style:table-row-properties style:min-row-height="0.4736in"/>
    </style:style>
    <style:style style:name="TableCell307" style:family="table-cell">
      <style:table-cell-properties fo:border="0.0069in solid #000000" style:writing-mode="lr-tb" fo:padding-top="0.1187in" fo:padding-left="0.075in" fo:padding-bottom="0.0062in" fo:padding-right="0.0798in"/>
    </style:style>
    <style:style style:name="P308" style:parent-style-name="Standard" style:family="paragraph">
      <style:paragraph-properties fo:margin-bottom="0in" fo:line-height="106%" fo:margin-left="0in" fo:text-indent="0in">
        <style:tab-stops/>
      </style:paragraph-properties>
    </style:style>
    <style:style style:name="TableCell309" style:family="table-cell">
      <style:table-cell-properties fo:border="0.0069in solid #000000" style:writing-mode="lr-tb" fo:padding-top="0.1187in" fo:padding-left="0.075in" fo:padding-bottom="0.0062in" fo:padding-right="0.0798in"/>
    </style:style>
    <style:style style:name="P310" style:parent-style-name="Standard" style:family="paragraph">
      <style:paragraph-properties fo:margin-bottom="0in" fo:line-height="106%" fo:margin-left="0.0006in" fo:text-indent="0in">
        <style:tab-stops/>
      </style:paragraph-properties>
    </style:style>
    <style:style style:name="TableCell311" style:family="table-cell">
      <style:table-cell-properties fo:border="0.0069in solid #000000" style:writing-mode="lr-tb" style:vertical-align="bottom" fo:padding-top="0.1187in" fo:padding-left="0.075in" fo:padding-bottom="0.0062in" fo:padding-right="0.0798in"/>
    </style:style>
    <style:style style:name="P312" style:parent-style-name="Standard" style:family="paragraph">
      <style:paragraph-properties fo:margin-bottom="0in" fo:line-height="106%" fo:margin-left="0in" fo:text-indent="0.0006in">
        <style:tab-stops/>
      </style:paragraph-properties>
    </style:style>
    <style:style style:name="TableRow313" style:family="table-row">
      <style:table-row-properties style:min-row-height="0.2819in"/>
    </style:style>
    <style:style style:name="TableCell314" style:family="table-cell">
      <style:table-cell-properties fo:border="0.0069in solid #000000" style:writing-mode="lr-tb" style:vertical-align="bottom" fo:padding-top="0.1187in" fo:padding-left="0.075in" fo:padding-bottom="0.0062in" fo:padding-right="0.0798in"/>
    </style:style>
    <style:style style:name="P315" style:parent-style-name="Standard" style:family="paragraph">
      <style:paragraph-properties fo:margin-bottom="0in" fo:line-height="106%" fo:margin-left="0in" fo:text-indent="0in">
        <style:tab-stops/>
      </style:paragraph-properties>
    </style:style>
    <style:style style:name="T316" style:parent-style-name="Absatz-Standardschriftart" style:family="text">
      <style:text-properties fo:color="#0000FF"/>
    </style:style>
    <style:style style:name="TableCell317" style:family="table-cell">
      <style:table-cell-properties fo:border="0.0069in solid #000000" style:writing-mode="lr-tb" style:vertical-align="bottom" fo:padding-top="0.1187in" fo:padding-left="0.075in" fo:padding-bottom="0.0062in" fo:padding-right="0.0798in"/>
    </style:style>
    <style:style style:name="P318" style:parent-style-name="Standard" style:family="paragraph">
      <style:paragraph-properties fo:margin-bottom="0in" fo:line-height="106%" fo:margin-left="0in" fo:text-indent="0in">
        <style:tab-stops/>
      </style:paragraph-properties>
    </style:style>
    <style:style style:name="T319" style:parent-style-name="Absatz-Standardschriftart" style:family="text">
      <style:text-properties fo:color="#0000FF"/>
    </style:style>
    <style:style style:name="TableCell320" style:family="table-cell">
      <style:table-cell-properties fo:border="0.0069in solid #000000" style:writing-mode="lr-tb" style:vertical-align="bottom" fo:padding-top="0.1187in" fo:padding-left="0.075in" fo:padding-bottom="0.0062in" fo:padding-right="0.0798in"/>
    </style:style>
    <style:style style:name="P321" style:parent-style-name="Standard" style:family="paragraph">
      <style:paragraph-properties fo:margin-bottom="0in" fo:line-height="106%" fo:margin-left="0.0006in" fo:text-indent="0in">
        <style:tab-stops/>
      </style:paragraph-properties>
    </style:style>
    <style:style style:name="TableRow322" style:family="table-row">
      <style:table-row-properties style:min-row-height="0.3652in"/>
    </style:style>
    <style:style style:name="TableCell323" style:family="table-cell">
      <style:table-cell-properties fo:border="0.0069in solid #000000" style:writing-mode="lr-tb" style:vertical-align="middle" fo:padding-top="0.1187in" fo:padding-left="0.075in" fo:padding-bottom="0.0062in" fo:padding-right="0.0798in"/>
    </style:style>
    <style:style style:name="P324" style:parent-style-name="Standard" style:family="paragraph">
      <style:paragraph-properties fo:margin-bottom="0in" fo:line-height="106%" fo:margin-left="0in" fo:text-indent="0in">
        <style:tab-stops/>
      </style:paragraph-properties>
    </style:style>
    <style:style style:name="T325" style:parent-style-name="Absatz-Standardschriftart" style:family="text">
      <style:text-properties fo:color="#0000FF"/>
    </style:style>
    <style:style style:name="TableCell326" style:family="table-cell">
      <style:table-cell-properties fo:border="0.0069in solid #000000" style:writing-mode="lr-tb" style:vertical-align="middle" fo:padding-top="0.1187in" fo:padding-left="0.075in" fo:padding-bottom="0.0062in" fo:padding-right="0.0798in"/>
    </style:style>
    <style:style style:name="P327" style:parent-style-name="Standard" style:family="paragraph">
      <style:paragraph-properties fo:margin-bottom="0in" fo:line-height="106%" fo:margin-left="0in" fo:text-indent="0in">
        <style:tab-stops/>
      </style:paragraph-properties>
    </style:style>
    <style:style style:name="T328" style:parent-style-name="Absatz-Standardschriftart" style:family="text">
      <style:text-properties fo:color="#0000FF"/>
    </style:style>
    <style:style style:name="TableCell329" style:family="table-cell">
      <style:table-cell-properties fo:border="0.0069in solid #000000" style:writing-mode="lr-tb" style:vertical-align="middle" fo:padding-top="0.1187in" fo:padding-left="0.075in" fo:padding-bottom="0.0062in" fo:padding-right="0.0798in"/>
    </style:style>
    <style:style style:name="P330" style:parent-style-name="Standard" style:family="paragraph">
      <style:paragraph-properties fo:margin-bottom="0in" fo:line-height="106%" fo:margin-left="0.0006in" fo:text-indent="0in">
        <style:tab-stops/>
      </style:paragraph-properties>
    </style:style>
    <style:style style:name="T331" style:parent-style-name="Absatz-Standardschriftart" style:family="text">
      <style:text-properties fo:color="#0000FF"/>
    </style:style>
    <style:style style:name="T332" style:parent-style-name="Absatz-Standardschriftart" style:family="text">
      <style:text-properties fo:color="#0000FF"/>
    </style:style>
    <style:style style:name="TableRow333" style:family="table-row">
      <style:table-row-properties style:min-row-height="0.3652in"/>
    </style:style>
    <style:style style:name="TableCell334" style:family="table-cell">
      <style:table-cell-properties fo:border="0.0069in solid #000000" style:writing-mode="lr-tb" style:vertical-align="middle" fo:padding-top="0.1187in" fo:padding-left="0.075in" fo:padding-bottom="0.0062in" fo:padding-right="0.0798in"/>
    </style:style>
    <style:style style:name="P335" style:parent-style-name="Standard" style:family="paragraph">
      <style:paragraph-properties fo:margin-bottom="0in" fo:line-height="106%" fo:margin-left="0in" fo:text-indent="0in">
        <style:tab-stops/>
      </style:paragraph-properties>
    </style:style>
    <style:style style:name="T336" style:parent-style-name="Absatz-Standardschriftart" style:family="text">
      <style:text-properties fo:color="#0000FF"/>
    </style:style>
    <style:style style:name="TableCell337" style:family="table-cell">
      <style:table-cell-properties fo:border="0.0069in solid #000000" style:writing-mode="lr-tb" style:vertical-align="middle" fo:padding-top="0.1187in" fo:padding-left="0.075in" fo:padding-bottom="0.0062in" fo:padding-right="0.0798in"/>
    </style:style>
    <style:style style:name="P338" style:parent-style-name="Standard" style:family="paragraph">
      <style:paragraph-properties fo:margin-bottom="0in" fo:line-height="106%" fo:margin-left="0in" fo:text-indent="0in">
        <style:tab-stops/>
      </style:paragraph-properties>
    </style:style>
    <style:style style:name="T339" style:parent-style-name="Absatz-Standardschriftart" style:family="text">
      <style:text-properties fo:color="#0000FF"/>
    </style:style>
    <style:style style:name="TableCell340" style:family="table-cell">
      <style:table-cell-properties fo:border="0.0069in solid #000000" style:writing-mode="lr-tb" style:vertical-align="middle" fo:padding-top="0.1187in" fo:padding-left="0.075in" fo:padding-bottom="0.0062in" fo:padding-right="0.0798in"/>
    </style:style>
    <style:style style:name="P341" style:parent-style-name="Standard" style:family="paragraph">
      <style:paragraph-properties fo:margin-bottom="0in" fo:line-height="106%" fo:margin-left="0.0006in" fo:text-indent="0in">
        <style:tab-stops/>
      </style:paragraph-properties>
    </style:style>
    <style:style style:name="T342" style:parent-style-name="Absatz-Standardschriftart" style:family="text">
      <style:text-properties fo:color="#0000FF"/>
    </style:style>
    <style:style style:name="T343" style:parent-style-name="Absatz-Standardschriftart" style:family="text">
      <style:text-properties fo:color="#0000FF"/>
    </style:style>
    <style:style style:name="TableRow344" style:family="table-row">
      <style:table-row-properties style:min-row-height="0.3666in"/>
    </style:style>
    <style:style style:name="TableCell345" style:family="table-cell">
      <style:table-cell-properties fo:border="0.0069in solid #000000" style:writing-mode="lr-tb" style:vertical-align="middle" fo:padding-top="0.1187in" fo:padding-left="0.075in" fo:padding-bottom="0.0062in" fo:padding-right="0.0798in"/>
    </style:style>
    <style:style style:name="P346" style:parent-style-name="Standard" style:family="paragraph">
      <style:paragraph-properties fo:margin-bottom="0in" fo:line-height="106%" fo:margin-left="0in" fo:text-indent="0in">
        <style:tab-stops/>
      </style:paragraph-properties>
    </style:style>
    <style:style style:name="T347" style:parent-style-name="Absatz-Standardschriftart" style:family="text">
      <style:text-properties fo:color="#0000FF"/>
    </style:style>
    <style:style style:name="TableCell348" style:family="table-cell">
      <style:table-cell-properties fo:border="0.0069in solid #000000" style:writing-mode="lr-tb" style:vertical-align="middle" fo:padding-top="0.1187in" fo:padding-left="0.075in" fo:padding-bottom="0.0062in" fo:padding-right="0.0798in"/>
    </style:style>
    <style:style style:name="P349" style:parent-style-name="Standard" style:family="paragraph">
      <style:paragraph-properties fo:margin-bottom="0in" fo:line-height="106%" fo:margin-left="0in" fo:text-indent="0in">
        <style:tab-stops/>
      </style:paragraph-properties>
    </style:style>
    <style:style style:name="T350" style:parent-style-name="Absatz-Standardschriftart" style:family="text">
      <style:text-properties fo:color="#0000FF"/>
    </style:style>
    <style:style style:name="TableCell351" style:family="table-cell">
      <style:table-cell-properties fo:border="0.0069in solid #000000" style:writing-mode="lr-tb" style:vertical-align="middle" fo:padding-top="0.1187in" fo:padding-left="0.075in" fo:padding-bottom="0.0062in" fo:padding-right="0.0798in"/>
    </style:style>
    <style:style style:name="P352" style:parent-style-name="Standard" style:family="paragraph">
      <style:paragraph-properties fo:margin-bottom="0in" fo:line-height="106%" fo:margin-left="0.0006in" fo:text-indent="0in">
        <style:tab-stops/>
      </style:paragraph-properties>
    </style:style>
    <style:style style:name="T353" style:parent-style-name="Absatz-Standardschriftart" style:family="text">
      <style:text-properties fo:color="#0000FF"/>
    </style:style>
    <style:style style:name="T354" style:parent-style-name="Absatz-Standardschriftart" style:family="text">
      <style:text-properties fo:color="#0000FF"/>
    </style:style>
    <style:style style:name="TableRow355" style:family="table-row">
      <style:table-row-properties style:min-row-height="0.3652in"/>
    </style:style>
    <style:style style:name="TableCell356" style:family="table-cell">
      <style:table-cell-properties fo:border="0.0069in solid #000000" style:writing-mode="lr-tb" style:vertical-align="middle" fo:padding-top="0.1187in" fo:padding-left="0.075in" fo:padding-bottom="0.0062in" fo:padding-right="0.0798in"/>
    </style:style>
    <style:style style:name="P357" style:parent-style-name="Standard" style:family="paragraph">
      <style:paragraph-properties fo:margin-bottom="0in" fo:line-height="106%" fo:margin-left="0in" fo:text-indent="0in">
        <style:tab-stops/>
      </style:paragraph-properties>
    </style:style>
    <style:style style:name="T358" style:parent-style-name="Absatz-Standardschriftart" style:family="text">
      <style:text-properties fo:color="#0000FF"/>
    </style:style>
    <style:style style:name="TableCell359" style:family="table-cell">
      <style:table-cell-properties fo:border="0.0069in solid #000000" style:writing-mode="lr-tb" style:vertical-align="middle" fo:padding-top="0.1187in" fo:padding-left="0.075in" fo:padding-bottom="0.0062in" fo:padding-right="0.0798in"/>
    </style:style>
    <style:style style:name="P360" style:parent-style-name="Standard" style:family="paragraph">
      <style:paragraph-properties fo:margin-bottom="0in" fo:line-height="106%" fo:margin-left="0in" fo:text-indent="0in">
        <style:tab-stops/>
      </style:paragraph-properties>
    </style:style>
    <style:style style:name="T361" style:parent-style-name="Absatz-Standardschriftart" style:family="text">
      <style:text-properties fo:color="#0000FF"/>
    </style:style>
    <style:style style:name="TableCell362" style:family="table-cell">
      <style:table-cell-properties fo:border="0.0069in solid #000000" style:writing-mode="lr-tb" style:vertical-align="middle" fo:padding-top="0.1187in" fo:padding-left="0.075in" fo:padding-bottom="0.0062in" fo:padding-right="0.0798in"/>
    </style:style>
    <style:style style:name="P363" style:parent-style-name="Standard" style:family="paragraph">
      <style:paragraph-properties fo:margin-bottom="0in" fo:line-height="106%" fo:margin-left="0.0006in" fo:text-indent="0in">
        <style:tab-stops/>
      </style:paragraph-properties>
    </style:style>
    <style:style style:name="T364" style:parent-style-name="Absatz-Standardschriftart" style:family="text">
      <style:text-properties fo:color="#0000FF"/>
    </style:style>
    <style:style style:name="T365" style:parent-style-name="Absatz-Standardschriftart" style:family="text">
      <style:text-properties fo:color="#0000FF"/>
    </style:style>
    <style:style style:name="TableRow366" style:family="table-row">
      <style:table-row-properties style:min-row-height="0.3652in"/>
    </style:style>
    <style:style style:name="TableCell367" style:family="table-cell">
      <style:table-cell-properties fo:border="0.0069in solid #000000" style:writing-mode="lr-tb" style:vertical-align="middle" fo:padding-top="0.1187in" fo:padding-left="0.075in" fo:padding-bottom="0.0062in" fo:padding-right="0.0798in"/>
    </style:style>
    <style:style style:name="P368" style:parent-style-name="Standard" style:family="paragraph">
      <style:paragraph-properties fo:margin-bottom="0in" fo:line-height="106%" fo:margin-left="0in" fo:text-indent="0in">
        <style:tab-stops/>
      </style:paragraph-properties>
    </style:style>
    <style:style style:name="T369" style:parent-style-name="Absatz-Standardschriftart" style:family="text">
      <style:text-properties fo:color="#0000FF"/>
    </style:style>
    <style:style style:name="TableCell370" style:family="table-cell">
      <style:table-cell-properties fo:border="0.0069in solid #000000" style:writing-mode="lr-tb" style:vertical-align="middle" fo:padding-top="0.1187in" fo:padding-left="0.075in" fo:padding-bottom="0.0062in" fo:padding-right="0.0798in"/>
    </style:style>
    <style:style style:name="P371" style:parent-style-name="Standard" style:family="paragraph">
      <style:paragraph-properties fo:margin-bottom="0in" fo:line-height="106%" fo:margin-left="0in" fo:text-indent="0in">
        <style:tab-stops/>
      </style:paragraph-properties>
    </style:style>
    <style:style style:name="TableCell372" style:family="table-cell">
      <style:table-cell-properties fo:border="0.0069in solid #000000" style:writing-mode="lr-tb" style:vertical-align="middle" fo:padding-top="0.1187in" fo:padding-left="0.075in" fo:padding-bottom="0.0062in" fo:padding-right="0.0798in"/>
    </style:style>
    <style:style style:name="P373" style:parent-style-name="Standard" style:family="paragraph">
      <style:paragraph-properties fo:margin-bottom="0in" fo:line-height="106%" fo:margin-left="0.0006in" fo:text-indent="0in">
        <style:tab-stops/>
      </style:paragraph-properties>
    </style:style>
    <style:style style:name="T374" style:parent-style-name="Absatz-Standardschriftart" style:family="text">
      <style:text-properties fo:color="#0000FF"/>
    </style:style>
    <style:style style:name="T375" style:parent-style-name="Absatz-Standardschriftart" style:family="text">
      <style:text-properties fo:color="#0000FF"/>
    </style:style>
    <style:style style:name="TableRow376" style:family="table-row">
      <style:table-row-properties style:min-row-height="0.3652in"/>
    </style:style>
    <style:style style:name="TableCell377" style:family="table-cell">
      <style:table-cell-properties fo:border="0.0069in solid #000000" style:writing-mode="lr-tb" style:vertical-align="middle" fo:padding-top="0.1187in" fo:padding-left="0.075in" fo:padding-bottom="0.0062in" fo:padding-right="0.0798in"/>
    </style:style>
    <style:style style:name="P378" style:parent-style-name="Standard" style:family="paragraph">
      <style:paragraph-properties fo:margin-bottom="0in" fo:line-height="106%" fo:margin-left="0in" fo:text-indent="0in">
        <style:tab-stops/>
      </style:paragraph-properties>
    </style:style>
    <style:style style:name="T379" style:parent-style-name="Absatz-Standardschriftart" style:family="text">
      <style:text-properties fo:color="#0000FF"/>
    </style:style>
    <style:style style:name="T380" style:parent-style-name="Absatz-Standardschriftart" style:family="text">
      <style:text-properties fo:color="#0000FF"/>
    </style:style>
    <style:style style:name="TableCell381" style:family="table-cell">
      <style:table-cell-properties fo:border="0.0069in solid #000000" style:writing-mode="lr-tb" style:vertical-align="middle" fo:padding-top="0.1187in" fo:padding-left="0.075in" fo:padding-bottom="0.0062in" fo:padding-right="0.0798in"/>
    </style:style>
    <style:style style:name="P382" style:parent-style-name="Standard" style:family="paragraph">
      <style:paragraph-properties fo:margin-bottom="0in" fo:line-height="106%" fo:margin-left="0in" fo:text-indent="0in">
        <style:tab-stops/>
      </style:paragraph-properties>
    </style:style>
    <style:style style:name="TableCell383" style:family="table-cell">
      <style:table-cell-properties fo:border="0.0069in solid #000000" style:writing-mode="lr-tb" style:vertical-align="middle" fo:padding-top="0.1187in" fo:padding-left="0.075in" fo:padding-bottom="0.0062in" fo:padding-right="0.0798in"/>
    </style:style>
    <style:style style:name="P384" style:parent-style-name="Standard" style:family="paragraph">
      <style:paragraph-properties fo:margin-bottom="0in" fo:line-height="106%" fo:margin-left="0.0006in" fo:text-indent="0in">
        <style:tab-stops/>
      </style:paragraph-properties>
    </style:style>
    <style:style style:name="T385" style:parent-style-name="Absatz-Standardschriftart" style:family="text">
      <style:text-properties fo:color="#0000FF"/>
    </style:style>
    <style:style style:name="TableRow386" style:family="table-row">
      <style:table-row-properties style:min-row-height="0.3652in"/>
    </style:style>
    <style:style style:name="TableCell387" style:family="table-cell">
      <style:table-cell-properties fo:border="0.0069in solid #000000" style:writing-mode="lr-tb" style:vertical-align="middle" fo:padding-top="0.1187in" fo:padding-left="0.075in" fo:padding-bottom="0.0062in" fo:padding-right="0.0798in"/>
    </style:style>
    <style:style style:name="P388" style:parent-style-name="Standard" style:family="paragraph">
      <style:paragraph-properties fo:margin-bottom="0in" fo:line-height="106%" fo:margin-left="0in" fo:text-indent="0in">
        <style:tab-stops/>
      </style:paragraph-properties>
    </style:style>
    <style:style style:name="TableCell389" style:family="table-cell">
      <style:table-cell-properties fo:border="0.0069in solid #000000" style:writing-mode="lr-tb" style:vertical-align="middle" fo:padding-top="0.1187in" fo:padding-left="0.075in" fo:padding-bottom="0.0062in" fo:padding-right="0.0798in"/>
    </style:style>
    <style:style style:name="P390" style:parent-style-name="Standard" style:family="paragraph">
      <style:paragraph-properties fo:margin-bottom="0in" fo:line-height="106%" fo:margin-left="0in" fo:text-indent="0in">
        <style:tab-stops/>
      </style:paragraph-properties>
    </style:style>
    <style:style style:name="TableCell391" style:family="table-cell">
      <style:table-cell-properties fo:border="0.0069in solid #000000" style:writing-mode="lr-tb" style:vertical-align="middle" fo:padding-top="0.1187in" fo:padding-left="0.075in" fo:padding-bottom="0.0062in" fo:padding-right="0.0798in"/>
    </style:style>
    <style:style style:name="P392" style:parent-style-name="Standard" style:family="paragraph">
      <style:paragraph-properties fo:margin-bottom="0in" fo:line-height="106%" fo:margin-left="0.0006in" fo:text-indent="0in">
        <style:tab-stops/>
      </style:paragraph-properties>
    </style:style>
    <style:style style:name="T393" style:parent-style-name="Absatz-Standardschriftart" style:family="text">
      <style:text-properties fo:color="#0000FF"/>
    </style:style>
    <style:style style:name="TableRow394" style:family="table-row">
      <style:table-row-properties style:min-row-height="0.3666in"/>
    </style:style>
    <style:style style:name="TableCell395" style:family="table-cell">
      <style:table-cell-properties fo:border="0.0069in solid #000000" style:writing-mode="lr-tb" style:vertical-align="middle" fo:padding-top="0.1187in" fo:padding-left="0.075in" fo:padding-bottom="0.0062in" fo:padding-right="0.0798in"/>
    </style:style>
    <style:style style:name="P396" style:parent-style-name="Standard" style:family="paragraph">
      <style:paragraph-properties fo:margin-bottom="0in" fo:line-height="106%" fo:margin-left="0in" fo:text-indent="0in">
        <style:tab-stops/>
      </style:paragraph-properties>
    </style:style>
    <style:style style:name="TableCell397" style:family="table-cell">
      <style:table-cell-properties fo:border="0.0069in solid #000000" style:writing-mode="lr-tb" style:vertical-align="middle" fo:padding-top="0.1187in" fo:padding-left="0.075in" fo:padding-bottom="0.0062in" fo:padding-right="0.0798in"/>
    </style:style>
    <style:style style:name="P398" style:parent-style-name="Standard" style:family="paragraph">
      <style:paragraph-properties fo:margin-bottom="0in" fo:line-height="106%" fo:margin-left="0in" fo:text-indent="0in">
        <style:tab-stops/>
      </style:paragraph-properties>
    </style:style>
    <style:style style:name="TableCell399" style:family="table-cell">
      <style:table-cell-properties fo:border="0.0069in solid #000000" style:writing-mode="lr-tb" style:vertical-align="middle" fo:padding-top="0.1187in" fo:padding-left="0.075in" fo:padding-bottom="0.0062in" fo:padding-right="0.0798in"/>
    </style:style>
    <style:style style:name="P400" style:parent-style-name="Standard" style:family="paragraph">
      <style:paragraph-properties fo:margin-bottom="0in" fo:line-height="106%" fo:margin-left="0.0006in" fo:text-indent="0in">
        <style:tab-stops/>
      </style:paragraph-properties>
    </style:style>
    <style:style style:name="T401" style:parent-style-name="Absatz-Standardschriftart" style:family="text">
      <style:text-properties fo:color="#0000FF"/>
    </style:style>
    <style:style style:name="T402" style:parent-style-name="Absatz-Standardschriftart" style:family="text">
      <style:text-properties fo:color="#0000FF"/>
    </style:style>
    <style:style style:name="P403" style:parent-style-name="Standard" style:family="paragraph">
      <style:paragraph-properties fo:margin-bottom="0.0666in" fo:line-height="106%" fo:margin-left="0in" fo:text-indent="0in">
        <style:tab-stops/>
      </style:paragraph-properties>
    </style:style>
    <style:style style:name="P404" style:parent-style-name="Standard" style:family="paragraph">
      <style:paragraph-properties fo:margin-bottom="0.0652in" fo:line-height="106%" fo:margin-left="-0.0034in">
        <style:tab-stops/>
      </style:paragraph-properties>
    </style:style>
    <style:style style:name="P405" style:parent-style-name="Standard" style:family="paragraph">
      <style:paragraph-properties fo:margin-bottom="0.0763in" fo:margin-left="-0.0034in">
        <style:tab-stops/>
      </style:paragraph-properties>
    </style:style>
    <style:style style:name="P406" style:parent-style-name="Standard" style:family="paragraph">
      <style:paragraph-properties fo:margin-left="-0.0034in">
        <style:tab-stops/>
      </style:paragraph-properties>
    </style:style>
    <style:style style:name="TableColumn408" style:family="table-column">
      <style:table-column-properties style:column-width="6.7916in"/>
    </style:style>
    <style:style style:name="Table407" style:family="table">
      <style:table-properties style:width="6.7916in" fo:margin-left="-0.075in" table:align="left"/>
    </style:style>
    <style:style style:name="TableRow409" style:family="table-row">
      <style:table-row-properties style:min-row-height="0.6402in"/>
    </style:style>
    <style:style style:name="TableCell410" style:family="table-cell">
      <style:table-cell-properties fo:border="0.0069in solid #000000" style:writing-mode="lr-tb" style:vertical-align="middle" fo:padding-top="0in" fo:padding-left="0.075in" fo:padding-bottom="0in" fo:padding-right="0.0798in"/>
    </style:style>
    <style:style style:name="P411" style:parent-style-name="Standard" style:family="paragraph">
      <style:paragraph-properties fo:margin-bottom="0.0666in" fo:line-height="106%" fo:margin-left="0in" fo:text-indent="0in">
        <style:tab-stops/>
      </style:paragraph-properties>
    </style:style>
    <style:style style:name="P412" style:parent-style-name="Standard" style:family="paragraph">
      <style:paragraph-properties fo:margin-bottom="0in" fo:line-height="106%" fo:margin-left="0in" fo:text-indent="0in">
        <style:tab-stops/>
      </style:paragraph-properties>
    </style:style>
    <style:style style:name="P413" style:parent-style-name="Standard" style:family="paragraph">
      <style:paragraph-properties fo:margin-left="-0.0034in" fo:margin-right="0.2923in">
        <style:tab-stops/>
      </style:paragraph-properties>
    </style:style>
    <style:style style:name="P414" style:parent-style-name="Standard" style:family="paragraph">
      <style:paragraph-properties fo:margin-left="-0.0034in" fo:margin-right="0.2923in">
        <style:tab-stops/>
      </style:paragraph-properties>
    </style:style>
    <style:style style:name="TableColumn416" style:family="table-column">
      <style:table-column-properties style:column-width="6.7916in"/>
    </style:style>
    <style:style style:name="Table415" style:family="table">
      <style:table-properties style:width="6.7916in" fo:margin-left="-0.075in" table:align="left"/>
    </style:style>
    <style:style style:name="TableRow417" style:family="table-row">
      <style:table-row-properties style:min-row-height="0.6402in"/>
    </style:style>
    <style:style style:name="TableCell418" style:family="table-cell">
      <style:table-cell-properties fo:border="0.0069in solid #000000" style:writing-mode="lr-tb" style:vertical-align="middle" fo:padding-top="0in" fo:padding-left="0.075in" fo:padding-bottom="0in" fo:padding-right="0.0798in"/>
    </style:style>
    <style:style style:name="P419" style:parent-style-name="Standard" style:family="paragraph">
      <style:paragraph-properties fo:margin-bottom="0.0666in" fo:line-height="106%" fo:margin-left="0in" fo:text-indent="0in">
        <style:tab-stops/>
      </style:paragraph-properties>
    </style:style>
    <style:style style:name="P420" style:parent-style-name="Standard" style:family="paragraph">
      <style:paragraph-properties fo:margin-bottom="0in" fo:line-height="106%" fo:margin-left="0in" fo:text-indent="0in">
        <style:tab-stops/>
      </style:paragraph-properties>
    </style:style>
    <style:style style:name="P421" style:parent-style-name="Standard" style:family="paragraph">
      <style:paragraph-properties fo:margin-bottom="0.0666in" fo:line-height="106%" fo:margin-left="0in" fo:text-indent="0in">
        <style:tab-stops/>
      </style:paragraph-properties>
    </style:style>
    <style:style style:name="P422" style:parent-style-name="Standard" style:list-style-name="LFO2" style:family="paragraph">
      <style:paragraph-properties fo:margin-bottom="0.0652in" fo:line-height="106%" fo:text-indent="-0.1875in"/>
    </style:style>
    <style:style style:name="P423" style:parent-style-name="Standard" style:family="paragraph">
      <style:paragraph-properties fo:margin-bottom="0.0763in" fo:margin-left="-0.0034in">
        <style:tab-stops/>
      </style:paragraph-properties>
    </style:style>
    <style:style style:name="P424" style:parent-style-name="Standard" style:family="paragraph">
      <style:paragraph-properties fo:margin-bottom="0.0743in" fo:margin-left="-0.0034in">
        <style:tab-stops/>
      </style:paragraph-properties>
    </style:style>
    <style:style style:name="T425" style:parent-style-name="Absatz-Standardschriftart" style:family="text">
      <style:text-properties fo:font-size="10pt" style:font-size-asian="10pt"/>
    </style:style>
    <style:style style:name="P426" style:parent-style-name="Standard" style:list-style-name="LFO2" style:family="paragraph">
      <style:paragraph-properties fo:margin-bottom="0.0652in" fo:line-height="106%" fo:text-indent="-0.2805in"/>
    </style:style>
    <style:style style:name="P427" style:parent-style-name="Standard" style:family="paragraph">
      <style:paragraph-properties fo:margin-left="-0.0034in">
        <style:tab-stops/>
      </style:paragraph-properties>
    </style:style>
    <style:style style:name="P428" style:parent-style-name="Standard" style:family="paragraph">
      <style:paragraph-properties fo:margin-left="-0.0034in">
        <style:tab-stops/>
      </style:paragraph-properties>
    </style:style>
    <style:style style:name="P429" style:parent-style-name="Standard" style:family="paragraph">
      <style:paragraph-properties fo:margin-bottom="0in" fo:line-height="106%" fo:margin-left="0.1277in" fo:text-indent="0in">
        <style:tab-stops/>
      </style:paragraph-properties>
    </style:style>
    <style:style style:name="P430" style:parent-style-name="Standard" style:family="paragraph">
      <style:paragraph-properties fo:margin-bottom="0.1111in" fo:line-height="106%" fo:margin-left="0in" fo:text-indent="0in">
        <style:tab-stops/>
      </style:paragraph-properties>
    </style:style>
    <style:style style:name="T431" style:parent-style-name="Absatz-Standardschriftart" style:family="text">
      <style:text-properties style:text-scale="110%" fo:font-size="13.5pt" style:font-size-asian="13.5pt"/>
    </style:style>
    <style:style style:name="P432" style:parent-style-name="Standard" style:family="paragraph">
      <style:paragraph-properties fo:margin-bottom="0.1111in" fo:line-height="106%" fo:margin-left="0in" fo:text-indent="0in">
        <style:tab-stops/>
      </style:paragraph-properties>
    </style:style>
    <style:style style:name="T433" style:parent-style-name="Absatz-Standardschriftart" style:family="text">
      <style:text-properties style:text-scale="110%" fo:font-size="13.5pt" style:font-size-asian="13.5pt"/>
    </style:style>
    <style:style style:name="P434" style:parent-style-name="Standard" style:family="paragraph">
      <style:paragraph-properties fo:margin-bottom="0.1111in" fo:line-height="106%" fo:margin-left="0in" fo:text-indent="0in">
        <style:tab-stops/>
      </style:paragraph-properties>
    </style:style>
    <style:style style:name="T435" style:parent-style-name="Absatz-Standardschriftart" style:family="text">
      <style:text-properties style:text-scale="110%" fo:font-size="13.5pt" style:font-size-asian="13.5pt"/>
    </style:style>
    <style:style style:name="P436" style:parent-style-name="Standard" style:family="paragraph">
      <style:paragraph-properties fo:margin-bottom="0.1111in" fo:line-height="106%" fo:margin-left="0in" fo:text-indent="0in">
        <style:tab-stops/>
      </style:paragraph-properties>
    </style:style>
    <style:style style:name="T437" style:parent-style-name="Absatz-Standardschriftart" style:family="text">
      <style:text-properties style:text-scale="110%" fo:font-size="13.5pt" style:font-size-asian="13.5pt"/>
    </style:style>
    <style:style style:name="T438" style:parent-style-name="Absatz-Standardschriftart" style:family="text">
      <style:text-properties style:font-name="Calibri" style:font-name-asian="Calibri" style:font-name-complex="Calibri" fo:font-size="11pt" style:font-size-asian="11pt"/>
    </style:style>
    <style:style style:name="P439" style:parent-style-name="Standard" style:family="paragraph">
      <style:paragraph-properties fo:margin-bottom="0.1111in" fo:line-height="106%" fo:margin-left="0in" fo:text-indent="0in">
        <style:tab-stops/>
      </style:paragraph-properties>
    </style:style>
    <style:style style:name="T440" style:parent-style-name="Absatz-Standardschriftart" style:family="text">
      <style:text-properties style:text-scale="111%" fo:font-size="13.5pt" style:font-size-asian="13.5pt"/>
    </style:style>
    <style:style style:name="P441" style:parent-style-name="Standard" style:family="paragraph">
      <style:paragraph-properties fo:margin-bottom="0.1111in" fo:line-height="106%" fo:margin-left="0in" fo:text-indent="0in">
        <style:tab-stops/>
      </style:paragraph-properties>
    </style:style>
    <style:style style:name="T442" style:parent-style-name="Absatz-Standardschriftart" style:family="text">
      <style:text-properties style:text-scale="111%" fo:font-size="13.5pt" style:font-size-asian="13.5pt"/>
    </style:style>
    <style:style style:name="P443" style:parent-style-name="Standard" style:family="paragraph">
      <style:paragraph-properties fo:margin-bottom="0.1111in" fo:line-height="106%" fo:margin-left="0in" fo:text-indent="0in">
        <style:tab-stops/>
      </style:paragraph-properties>
    </style:style>
    <style:style style:name="T444" style:parent-style-name="Absatz-Standardschriftart" style:family="text">
      <style:text-properties style:text-scale="111%" fo:font-size="13.5pt" style:font-size-asian="13.5pt"/>
    </style:style>
    <style:style style:name="P445" style:parent-style-name="Standard" style:family="paragraph">
      <style:paragraph-properties fo:margin-bottom="0.1111in" fo:line-height="106%" fo:margin-left="0in" fo:text-indent="0in">
        <style:tab-stops/>
      </style:paragraph-properties>
    </style:style>
    <style:style style:name="T446" style:parent-style-name="Absatz-Standardschriftart" style:family="text">
      <style:text-properties style:text-scale="111%" fo:font-size="13.5pt" style:font-size-asian="13.5pt"/>
    </style:style>
    <style:style style:name="P447" style:parent-style-name="Standard" style:family="paragraph">
      <style:paragraph-properties fo:margin-bottom="0.1111in" fo:line-height="106%" fo:margin-left="0in" fo:text-indent="0in">
        <style:tab-stops/>
      </style:paragraph-properties>
    </style:style>
    <style:style style:name="T448" style:parent-style-name="Absatz-Standardschriftart" style:family="text">
      <style:text-properties style:text-scale="111%" fo:font-size="13.5pt" style:font-size-asian="13.5pt"/>
    </style:style>
    <style:style style:name="P449" style:parent-style-name="Standard" style:family="paragraph">
      <style:paragraph-properties fo:margin-bottom="0.1111in" fo:line-height="106%" fo:margin-left="0in" fo:text-indent="0in">
        <style:tab-stops/>
      </style:paragraph-properties>
    </style:style>
    <style:style style:name="T450" style:parent-style-name="Absatz-Standardschriftart" style:family="text">
      <style:text-properties style:text-scale="110%" fo:font-size="13.5pt" style:font-size-asian="13.5pt"/>
    </style:style>
    <style:style style:name="P451" style:parent-style-name="Standard" style:family="paragraph">
      <style:paragraph-properties fo:margin-bottom="0.1111in" fo:line-height="106%" fo:margin-left="0in" fo:text-indent="0in">
        <style:tab-stops/>
      </style:paragraph-properties>
    </style:style>
    <style:style style:name="T452" style:parent-style-name="Absatz-Standardschriftart" style:family="text">
      <style:text-properties style:text-scale="115%" fo:font-size="13.5pt" style:font-size-asian="13.5pt"/>
    </style:style>
    <style:style style:name="P453" style:parent-style-name="Standard" style:family="paragraph">
      <style:paragraph-properties fo:text-align="end" fo:margin-bottom="0.0298in" fo:line-height="106%" fo:margin-left="0.1277in" fo:margin-right="0.0812in" fo:text-indent="0in">
        <style:tab-stops/>
      </style:paragraph-properties>
    </style:style>
    <style:style style:name="P454" style:parent-style-name="Standard" style:family="paragraph">
      <style:paragraph-properties fo:margin-bottom="0.0722in" fo:margin-left="-0.0034in">
        <style:tab-stops/>
      </style:paragraph-properties>
    </style:style>
    <style:style style:name="P455" style:parent-style-name="Standard" style:family="paragraph">
      <style:paragraph-properties fo:margin-left="-0.0034in">
        <style:tab-stops/>
      </style:paragraph-properties>
    </style:style>
    <style:style style:name="TableColumn457" style:family="table-column">
      <style:table-column-properties style:column-width="1.3583in"/>
    </style:style>
    <style:style style:name="TableColumn458" style:family="table-column">
      <style:table-column-properties style:column-width="1.3583in"/>
    </style:style>
    <style:style style:name="TableColumn459" style:family="table-column">
      <style:table-column-properties style:column-width="1.3583in"/>
    </style:style>
    <style:style style:name="TableColumn460" style:family="table-column">
      <style:table-column-properties style:column-width="1.3583in"/>
    </style:style>
    <style:style style:name="TableColumn461" style:family="table-column">
      <style:table-column-properties style:column-width="1.3583in"/>
    </style:style>
    <style:style style:name="Table456" style:family="table">
      <style:table-properties style:width="6.7916in" fo:margin-left="-0.075in" table:align="left"/>
    </style:style>
    <style:style style:name="TableRow462" style:family="table-row">
      <style:table-row-properties style:min-row-height="0.5569in"/>
    </style:style>
    <style:style style:name="TableCell463" style:family="table-cell">
      <style:table-cell-properties fo:border="0.0069in solid #000000" style:writing-mode="lr-tb" style:vertical-align="bottom" fo:padding-top="0.1187in" fo:padding-left="0.075in" fo:padding-bottom="0.0062in" fo:padding-right="0.0798in"/>
    </style:style>
    <style:style style:name="P464" style:parent-style-name="Standard" style:family="paragraph">
      <style:paragraph-properties fo:margin-bottom="0.0666in" fo:line-height="106%" fo:margin-left="0in" fo:text-indent="0in">
        <style:tab-stops/>
      </style:paragraph-properties>
    </style:style>
    <style:style style:name="P465" style:parent-style-name="Standard" style:family="paragraph">
      <style:paragraph-properties fo:margin-bottom="0in" fo:line-height="106%" fo:margin-left="0in" fo:text-indent="0in">
        <style:tab-stops/>
      </style:paragraph-properties>
    </style:style>
    <style:style style:name="TableCell466" style:family="table-cell">
      <style:table-cell-properties fo:border="0.0069in solid #000000" style:writing-mode="lr-tb" fo:padding-top="0.1187in" fo:padding-left="0.075in" fo:padding-bottom="0.0062in" fo:padding-right="0.0798in"/>
    </style:style>
    <style:style style:name="P467" style:parent-style-name="Standard" style:family="paragraph">
      <style:paragraph-properties fo:margin-bottom="0in" fo:line-height="106%" fo:margin-left="0in" fo:text-indent="0in">
        <style:tab-stops/>
      </style:paragraph-properties>
    </style:style>
    <style:style style:name="TableCell468" style:family="table-cell">
      <style:table-cell-properties fo:border="0.0069in solid #000000" style:writing-mode="lr-tb" fo:padding-top="0.1187in" fo:padding-left="0.075in" fo:padding-bottom="0.0062in" fo:padding-right="0.0798in"/>
    </style:style>
    <style:style style:name="P469" style:parent-style-name="Standard" style:family="paragraph">
      <style:paragraph-properties fo:margin-bottom="0in" fo:line-height="106%" fo:margin-left="0in" fo:text-indent="0in">
        <style:tab-stops/>
      </style:paragraph-properties>
    </style:style>
    <style:style style:name="TableCell470" style:family="table-cell">
      <style:table-cell-properties fo:border="0.0069in solid #000000" style:writing-mode="lr-tb" fo:padding-top="0.1187in" fo:padding-left="0.075in" fo:padding-bottom="0.0062in" fo:padding-right="0.0798in"/>
    </style:style>
    <style:style style:name="P471" style:parent-style-name="Standard" style:family="paragraph">
      <style:paragraph-properties fo:margin-bottom="0in" fo:line-height="106%" fo:margin-left="0in" fo:text-indent="0in">
        <style:tab-stops/>
      </style:paragraph-properties>
    </style:style>
    <style:style style:name="TableCell472" style:family="table-cell">
      <style:table-cell-properties fo:border="0.0069in solid #000000" style:writing-mode="lr-tb" fo:padding-top="0.1187in" fo:padding-left="0.075in" fo:padding-bottom="0.0062in" fo:padding-right="0.0798in"/>
    </style:style>
    <style:style style:name="P473" style:parent-style-name="Standard" style:family="paragraph">
      <style:paragraph-properties fo:margin-bottom="0in" fo:line-height="106%" fo:margin-left="0in" fo:text-indent="0in">
        <style:tab-stops/>
      </style:paragraph-properties>
    </style:style>
    <style:style style:name="P474" style:parent-style-name="Standard" style:family="paragraph">
      <style:paragraph-properties fo:margin-bottom="0in" fo:line-height="106%" fo:margin-left="0in" fo:text-indent="0in">
        <style:tab-stops/>
      </style:paragraph-properties>
    </style:style>
    <style:style style:name="P475" style:parent-style-name="Standard" style:family="paragraph">
      <style:paragraph-properties fo:margin-bottom="0.0763in" fo:margin-left="-0.0034in">
        <style:tab-stops/>
      </style:paragraph-properties>
    </style:style>
    <style:style style:name="P476" style:parent-style-name="Standard" style:family="paragraph">
      <style:paragraph-properties fo:margin-bottom="0.0666in" fo:line-height="106%" fo:margin-left="0in" fo:text-indent="0in">
        <style:tab-stops/>
      </style:paragraph-properties>
    </style:style>
    <style:style style:name="P477" style:parent-style-name="Standard" style:list-style-name="LFO2" style:family="paragraph">
      <style:paragraph-properties fo:margin-bottom="0.0652in" fo:line-height="106%" fo:text-indent="-0.2805in"/>
    </style:style>
    <style:style style:name="P478" style:parent-style-name="Standard" style:family="paragraph">
      <style:paragraph-properties fo:margin-left="-0.0034in">
        <style:tab-stops/>
      </style:paragraph-properties>
    </style:style>
    <style:style style:name="P479" style:parent-style-name="Standard" style:family="paragraph">
      <style:paragraph-properties fo:margin-bottom="0.0763in" fo:margin-left="-0.0034in">
        <style:tab-stops/>
      </style:paragraph-properties>
    </style:style>
    <style:style style:name="P480" style:parent-style-name="Standard" style:family="paragraph">
      <style:paragraph-properties fo:margin-bottom="0.0763in" fo:margin-left="-0.0034in">
        <style:tab-stops/>
      </style:paragraph-properties>
    </style:style>
    <style:style style:name="P481" style:parent-style-name="Standard" style:family="paragraph">
      <style:paragraph-properties fo:margin-left="-0.0034in">
        <style:tab-stops/>
      </style:paragraph-properties>
    </style:style>
    <style:style style:name="TableColumn483" style:family="table-column">
      <style:table-column-properties style:column-width="6.7916in"/>
    </style:style>
    <style:style style:name="Table482" style:family="table">
      <style:table-properties style:width="6.7916in" fo:margin-left="-0.075in" table:align="left"/>
    </style:style>
    <style:style style:name="TableRow484" style:family="table-row">
      <style:table-row-properties style:min-row-height="0.6402in"/>
    </style:style>
    <style:style style:name="TableCell485" style:family="table-cell">
      <style:table-cell-properties fo:border="0.0069in solid #000000" style:writing-mode="lr-tb" style:vertical-align="middle" fo:padding-top="0in" fo:padding-left="0.075in" fo:padding-bottom="0in" fo:padding-right="0.0798in"/>
    </style:style>
    <style:style style:name="P486" style:parent-style-name="Standard" style:family="paragraph">
      <style:paragraph-properties fo:margin-bottom="0.0666in" fo:line-height="106%" fo:margin-left="0in" fo:text-indent="0in">
        <style:tab-stops/>
      </style:paragraph-properties>
    </style:style>
    <style:style style:name="P487" style:parent-style-name="Standard" style:family="paragraph">
      <style:paragraph-properties fo:margin-bottom="0in" fo:line-height="106%" fo:margin-left="0in" fo:text-indent="0in">
        <style:tab-stops/>
      </style:paragraph-properties>
    </style:style>
    <style:style style:name="P488" style:parent-style-name="Standard" style:family="paragraph">
      <style:paragraph-properties fo:margin-left="-0.0034in">
        <style:tab-stops/>
      </style:paragraph-properties>
    </style:style>
    <style:style style:name="TableColumn490" style:family="table-column">
      <style:table-column-properties style:column-width="6.7916in"/>
    </style:style>
    <style:style style:name="Table489" style:family="table">
      <style:table-properties style:width="6.7916in" fo:margin-left="-0.075in" table:align="left"/>
    </style:style>
    <style:style style:name="TableRow491" style:family="table-row">
      <style:table-row-properties style:min-row-height="0.6402in"/>
    </style:style>
    <style:style style:name="TableCell492" style:family="table-cell">
      <style:table-cell-properties fo:border="0.0069in solid #000000" style:writing-mode="lr-tb" style:vertical-align="middle" fo:padding-top="0in" fo:padding-left="0.075in" fo:padding-bottom="0in" fo:padding-right="0.0798in"/>
    </style:style>
    <style:style style:name="P493" style:parent-style-name="Standard" style:family="paragraph">
      <style:paragraph-properties fo:margin-bottom="0.0666in" fo:line-height="106%" fo:margin-left="0in" fo:text-indent="0in">
        <style:tab-stops/>
      </style:paragraph-properties>
    </style:style>
    <style:style style:name="P494" style:parent-style-name="Standard" style:family="paragraph">
      <style:paragraph-properties fo:margin-bottom="0in" fo:line-height="106%" fo:margin-left="0in" fo:text-indent="0in">
        <style:tab-stops/>
      </style:paragraph-properties>
    </style:style>
    <style:style style:name="P495" style:parent-style-name="Standard" style:family="paragraph">
      <style:paragraph-properties fo:margin-bottom="0.0645in" fo:line-height="106%" fo:margin-left="0in" fo:text-indent="0in">
        <style:tab-stops/>
      </style:paragraph-properties>
    </style:style>
    <style:style style:name="P496" style:parent-style-name="Standard" style:family="paragraph">
      <style:paragraph-properties fo:margin-bottom="0.0763in" fo:margin-left="-0.0034in">
        <style:tab-stops/>
      </style:paragraph-properties>
    </style:style>
    <style:style style:name="P497" style:parent-style-name="Standard" style:family="paragraph">
      <style:paragraph-properties fo:margin-bottom="0in" fo:line-height="106%" fo:margin-left="0in" fo:text-indent="0in">
        <style:tab-stops/>
      </style:paragraph-properties>
    </style:style>
    <style:style style:name="P498" style:parent-style-name="Listenabsatz" style:list-style-name="LFO2" style:family="paragraph">
      <style:paragraph-properties fo:margin-bottom="0.0652in" fo:line-height="106%"/>
    </style:style>
    <style:style style:name="P499" style:parent-style-name="Standard" style:family="paragraph">
      <style:paragraph-properties fo:margin-bottom="0.0763in" fo:margin-left="-0.0034in">
        <style:tab-stops/>
      </style:paragraph-properties>
    </style:style>
    <style:style style:name="P500" style:parent-style-name="Standard" style:family="paragraph">
      <style:paragraph-properties fo:margin-left="-0.0034in">
        <style:tab-stops/>
      </style:paragraph-properties>
    </style:style>
    <style:style style:name="TableColumn502" style:family="table-column">
      <style:table-column-properties style:column-width="6.7916in"/>
    </style:style>
    <style:style style:name="Table501" style:family="table">
      <style:table-properties style:width="6.7916in" fo:margin-left="-0.075in" table:align="left"/>
    </style:style>
    <style:style style:name="TableRow503" style:family="table-row">
      <style:table-row-properties style:min-row-height="0.3652in"/>
    </style:style>
    <style:style style:name="TableCell504" style:family="table-cell">
      <style:table-cell-properties fo:border="0.0069in solid #000000" style:writing-mode="lr-tb" style:vertical-align="middle" fo:padding-top="0in" fo:padding-left="0.075in" fo:padding-bottom="0in" fo:padding-right="0.0798in"/>
    </style:style>
    <style:style style:name="P505" style:parent-style-name="Standard" style:family="paragraph">
      <style:paragraph-properties fo:margin-bottom="0in" fo:line-height="106%" fo:margin-left="0in" fo:text-indent="0in">
        <style:tab-stops/>
      </style:paragraph-properties>
    </style:style>
    <style:style style:name="T506" style:parent-style-name="Absatz-Standardschriftart" style:family="text">
      <style:text-properties fo:color="#0000FF"/>
    </style:style>
    <style:style style:name="TableRow507" style:family="table-row">
      <style:table-row-properties style:min-row-height="0.3652in"/>
    </style:style>
    <style:style style:name="TableCell508" style:family="table-cell">
      <style:table-cell-properties fo:border="0.0069in solid #000000" style:writing-mode="lr-tb" style:vertical-align="middle" fo:padding-top="0in" fo:padding-left="0.075in" fo:padding-bottom="0in" fo:padding-right="0.0798in"/>
    </style:style>
    <style:style style:name="P509" style:parent-style-name="Standard" style:family="paragraph">
      <style:paragraph-properties fo:margin-bottom="0in" fo:line-height="106%" fo:margin-left="0in" fo:text-indent="0in">
        <style:tab-stops/>
      </style:paragraph-properties>
    </style:style>
    <style:style style:name="T510" style:parent-style-name="Absatz-Standardschriftart" style:family="text">
      <style:text-properties fo:color="#0000FF"/>
    </style:style>
    <style:style style:name="TableRow511" style:family="table-row">
      <style:table-row-properties style:min-row-height="0.3652in"/>
    </style:style>
    <style:style style:name="TableCell512" style:family="table-cell">
      <style:table-cell-properties fo:border="0.0069in solid #000000" style:writing-mode="lr-tb" style:vertical-align="middle" fo:padding-top="0in" fo:padding-left="0.075in" fo:padding-bottom="0in" fo:padding-right="0.0798in"/>
    </style:style>
    <style:style style:name="P513" style:parent-style-name="Standard" style:family="paragraph">
      <style:paragraph-properties fo:margin-bottom="0in" fo:line-height="106%" fo:margin-left="0in" fo:text-indent="0in">
        <style:tab-stops/>
      </style:paragraph-properties>
    </style:style>
    <style:style style:name="T514" style:parent-style-name="Absatz-Standardschriftart" style:family="text">
      <style:text-properties fo:color="#0000FF"/>
    </style:style>
    <style:style style:name="TableRow515" style:family="table-row">
      <style:table-row-properties style:min-row-height="0.3652in"/>
    </style:style>
    <style:style style:name="TableCell516" style:family="table-cell">
      <style:table-cell-properties fo:border="0.0069in solid #000000" style:writing-mode="lr-tb" style:vertical-align="middle" fo:padding-top="0in" fo:padding-left="0.075in" fo:padding-bottom="0in" fo:padding-right="0.0798in"/>
    </style:style>
    <style:style style:name="P517" style:parent-style-name="Standard" style:family="paragraph">
      <style:paragraph-properties fo:margin-bottom="0in" fo:line-height="106%" fo:margin-left="0in" fo:text-indent="0in">
        <style:tab-stops/>
      </style:paragraph-properties>
    </style:style>
    <style:style style:name="T518" style:parent-style-name="Absatz-Standardschriftart" style:family="text">
      <style:text-properties fo:color="#0000FF"/>
    </style:style>
    <style:style style:name="P519" style:parent-style-name="Standard" style:family="paragraph">
      <style:paragraph-properties fo:margin-left="-0.0034in">
        <style:tab-stops/>
      </style:paragraph-properties>
    </style:style>
    <style:style style:name="TableColumn521" style:family="table-column">
      <style:table-column-properties style:column-width="6.7916in"/>
    </style:style>
    <style:style style:name="Table520" style:family="table">
      <style:table-properties style:width="6.7916in" fo:margin-left="-0.075in" table:align="left"/>
    </style:style>
    <style:style style:name="TableRow522" style:family="table-row">
      <style:table-row-properties style:min-row-height="0.6416in"/>
    </style:style>
    <style:style style:name="TableCell523" style:family="table-cell">
      <style:table-cell-properties fo:border="0.0069in solid #000000" style:writing-mode="lr-tb" style:vertical-align="middle" fo:padding-top="0in" fo:padding-left="0.075in" fo:padding-bottom="0in" fo:padding-right="0.0798in"/>
    </style:style>
    <style:style style:name="P524" style:parent-style-name="Standard" style:family="paragraph">
      <style:paragraph-properties fo:margin-bottom="0.0666in" fo:line-height="106%" fo:margin-left="0in" fo:text-indent="0in">
        <style:tab-stops/>
      </style:paragraph-properties>
    </style:style>
    <style:style style:name="P525" style:parent-style-name="Standard" style:family="paragraph">
      <style:paragraph-properties fo:margin-bottom="0in" fo:line-height="106%" fo:margin-left="0in" fo:text-indent="0in">
        <style:tab-stops/>
      </style:paragraph-properties>
    </style:style>
    <style:style style:name="P526" style:parent-style-name="Standard" style:family="paragraph">
      <style:paragraph-properties fo:margin-bottom="0.0666in" fo:line-height="106%" fo:margin-left="0in" fo:text-indent="0in">
        <style:tab-stops/>
      </style:paragraph-properties>
    </style:style>
    <style:style style:name="P527" style:parent-style-name="Standard" style:list-style-name="LFO3" style:family="paragraph">
      <style:paragraph-properties fo:margin-bottom="0.0652in" fo:line-height="106%" fo:text-indent="-0.1875in"/>
    </style:style>
    <style:style style:name="P528" style:parent-style-name="Standard" style:list-style-name="LFO3" style:family="paragraph">
      <style:paragraph-properties fo:margin-bottom="0in" fo:line-height="106%" fo:text-indent="-0.2805in"/>
    </style:style>
    <style:style style:name="TableColumn530" style:family="table-column">
      <style:table-column-properties style:column-width="6.7916in"/>
    </style:style>
    <style:style style:name="Table529" style:family="table">
      <style:table-properties style:width="6.7916in" fo:margin-left="-0.075in" table:align="left"/>
    </style:style>
    <style:style style:name="TableRow531" style:family="table-row">
      <style:table-row-properties style:min-row-height="0.3652in"/>
    </style:style>
    <style:style style:name="TableCell532" style:family="table-cell">
      <style:table-cell-properties fo:border="0.0069in solid #000000" style:writing-mode="lr-tb" style:vertical-align="middle" fo:padding-top="0in" fo:padding-left="0.075in" fo:padding-bottom="0in" fo:padding-right="0.0798in"/>
    </style:style>
    <style:style style:name="P533" style:parent-style-name="Standard" style:family="paragraph">
      <style:paragraph-properties fo:margin-bottom="0in" fo:line-height="106%" fo:margin-left="0in" fo:text-indent="0in">
        <style:tab-stops/>
      </style:paragraph-properties>
    </style:style>
    <style:style style:name="P534" style:parent-style-name="Standard" style:family="paragraph">
      <style:paragraph-properties fo:margin-left="-0.0034in">
        <style:tab-stops/>
      </style:paragraph-properties>
    </style:style>
    <style:style style:name="TableColumn536" style:family="table-column">
      <style:table-column-properties style:column-width="1.1451in"/>
    </style:style>
    <style:style style:name="TableColumn537" style:family="table-column">
      <style:table-column-properties style:column-width="5.4229in"/>
    </style:style>
    <style:style style:name="Table535" style:family="table">
      <style:table-properties style:width="6.568in" fo:margin-left="-0.075in" table:align="left"/>
    </style:style>
    <style:style style:name="TableRow538" style:family="table-row">
      <style:table-row-properties style:min-row-height="0.3652in"/>
    </style:style>
    <style:style style:name="TableCell539" style:family="table-cell">
      <style:table-cell-properties fo:border="0.0069in solid #000000" style:writing-mode="lr-tb" style:vertical-align="middle" fo:padding-top="0in" fo:padding-left="0.0743in" fo:padding-bottom="0in" fo:padding-right="0.0694in"/>
    </style:style>
    <style:style style:name="P540" style:parent-style-name="Standard" style:family="paragraph">
      <style:paragraph-properties fo:text-align="justify" fo:margin-bottom="0in" fo:line-height="106%" fo:margin-left="0.0006in" fo:text-indent="0in">
        <style:tab-stops/>
      </style:paragraph-properties>
    </style:style>
    <style:style style:name="TableCell541" style:family="table-cell">
      <style:table-cell-properties fo:border="0.0069in solid #000000" style:writing-mode="lr-tb" style:vertical-align="middle" fo:padding-top="0in" fo:padding-left="0.0743in" fo:padding-bottom="0in" fo:padding-right="0.0694in"/>
    </style:style>
    <style:style style:name="P542" style:parent-style-name="Standard" style:family="paragraph">
      <style:paragraph-properties fo:margin-bottom="0in" fo:line-height="106%" fo:margin-left="0in" fo:text-indent="0in">
        <style:tab-stops/>
      </style:paragraph-properties>
    </style:style>
    <style:style style:name="TableRow543" style:family="table-row">
      <style:table-row-properties style:min-row-height="0.3652in"/>
    </style:style>
    <style:style style:name="TableCell544" style:family="table-cell">
      <style:table-cell-properties fo:border="0.0069in solid #000000" style:writing-mode="lr-tb" style:vertical-align="middle" fo:padding-top="0in" fo:padding-left="0.0743in" fo:padding-bottom="0in" fo:padding-right="0.0694in"/>
    </style:style>
    <style:style style:name="P545" style:parent-style-name="Standard" style:family="paragraph">
      <style:paragraph-properties fo:text-align="justify" fo:margin-bottom="0in" fo:line-height="106%" fo:margin-left="0.0006in" fo:text-indent="0in">
        <style:tab-stops/>
      </style:paragraph-properties>
    </style:style>
    <style:style style:name="TableCell546" style:family="table-cell">
      <style:table-cell-properties fo:border="0.0069in solid #000000" style:writing-mode="lr-tb" style:vertical-align="middle" fo:padding-top="0in" fo:padding-left="0.0743in" fo:padding-bottom="0in" fo:padding-right="0.0694in"/>
    </style:style>
    <style:style style:name="P547" style:parent-style-name="Standard" style:family="paragraph">
      <style:paragraph-properties fo:margin-bottom="0in" fo:line-height="106%" fo:margin-left="0in" fo:text-indent="0in">
        <style:tab-stops/>
      </style:paragraph-properties>
    </style:style>
    <style:style style:name="TableRow548" style:family="table-row">
      <style:table-row-properties style:min-row-height="0.3666in"/>
    </style:style>
    <style:style style:name="TableCell549" style:family="table-cell">
      <style:table-cell-properties fo:border="0.0069in solid #000000" style:writing-mode="lr-tb" style:vertical-align="middle" fo:padding-top="0in" fo:padding-left="0.0743in" fo:padding-bottom="0in" fo:padding-right="0.0694in"/>
    </style:style>
    <style:style style:name="P550" style:parent-style-name="Standard" style:family="paragraph">
      <style:paragraph-properties fo:text-align="justify" fo:margin-bottom="0in" fo:line-height="106%" fo:margin-left="0.0006in" fo:text-indent="0in">
        <style:tab-stops/>
      </style:paragraph-properties>
    </style:style>
    <style:style style:name="TableCell551" style:family="table-cell">
      <style:table-cell-properties fo:border="0.0069in solid #000000" style:writing-mode="lr-tb" style:vertical-align="middle" fo:padding-top="0in" fo:padding-left="0.0743in" fo:padding-bottom="0in" fo:padding-right="0.0694in"/>
    </style:style>
    <style:style style:name="P552" style:parent-style-name="Standard" style:family="paragraph">
      <style:paragraph-properties fo:margin-bottom="0in" fo:line-height="106%" fo:margin-left="0in" fo:text-indent="0in">
        <style:tab-stops/>
      </style:paragraph-properties>
    </style:style>
    <style:style style:name="P553" style:parent-style-name="Standard" style:family="paragraph">
      <style:paragraph-properties fo:margin-left="-0.0034in">
        <style:tab-stops/>
      </style:paragraph-properties>
    </style:style>
    <style:style style:name="TableColumn555" style:family="table-column">
      <style:table-column-properties style:column-width="1.1451in"/>
    </style:style>
    <style:style style:name="TableColumn556" style:family="table-column">
      <style:table-column-properties style:column-width="5.5in"/>
    </style:style>
    <style:style style:name="Table554" style:family="table">
      <style:table-properties style:width="6.6451in" fo:margin-left="-0.075in" table:align="left"/>
    </style:style>
    <style:style style:name="TableRow557" style:family="table-row">
      <style:table-row-properties style:min-row-height="0.2819in"/>
    </style:style>
    <style:style style:name="TableCell558" style:family="table-cell">
      <style:table-cell-properties fo:border="0.0069in solid #000000" style:writing-mode="lr-tb" style:vertical-align="bottom" fo:padding-top="0in" fo:padding-left="0.0743in" fo:padding-bottom="0.0062in" fo:padding-right="0.0694in"/>
    </style:style>
    <style:style style:name="P559" style:parent-style-name="Standard" style:family="paragraph">
      <style:paragraph-properties fo:margin-bottom="0in" fo:line-height="106%" fo:margin-left="0.0006in" fo:text-indent="0in">
        <style:tab-stops/>
      </style:paragraph-properties>
    </style:style>
    <style:style style:name="TableCell560" style:family="table-cell">
      <style:table-cell-properties fo:border="0.0069in solid #000000" style:writing-mode="lr-tb" style:vertical-align="bottom" fo:padding-top="0in" fo:padding-left="0.0743in" fo:padding-bottom="0.0062in" fo:padding-right="0.0694in"/>
    </style:style>
    <style:style style:name="P561" style:parent-style-name="Standard" style:family="paragraph">
      <style:paragraph-properties fo:margin-bottom="0in" fo:line-height="106%" fo:margin-left="0.0006in" fo:text-indent="0in">
        <style:tab-stops/>
      </style:paragraph-properties>
    </style:style>
    <style:style style:name="TableRow562" style:family="table-row">
      <style:table-row-properties style:min-row-height="0.3652in"/>
    </style:style>
    <style:style style:name="TableCell563" style:family="table-cell">
      <style:table-cell-properties fo:border="0.0069in solid #000000" style:writing-mode="lr-tb" style:vertical-align="middle" fo:padding-top="0in" fo:padding-left="0.0743in" fo:padding-bottom="0.0062in" fo:padding-right="0.0694in"/>
    </style:style>
    <style:style style:name="P564" style:parent-style-name="Standard" style:family="paragraph">
      <style:paragraph-properties fo:text-align="justify" fo:margin-bottom="0in" fo:line-height="106%" fo:margin-left="0.0006in" fo:text-indent="0in">
        <style:tab-stops/>
      </style:paragraph-properties>
    </style:style>
    <style:style style:name="TableCell565" style:family="table-cell">
      <style:table-cell-properties fo:border="0.0069in solid #000000" style:writing-mode="lr-tb" style:vertical-align="middle" fo:padding-top="0in" fo:padding-left="0.0743in" fo:padding-bottom="0.0062in" fo:padding-right="0.0694in"/>
    </style:style>
    <style:style style:name="P566" style:parent-style-name="Standard" style:family="paragraph">
      <style:paragraph-properties fo:margin-bottom="0in" fo:line-height="106%" fo:margin-left="0in" fo:text-indent="0in">
        <style:tab-stops/>
      </style:paragraph-properties>
    </style:style>
    <style:style style:name="TableRow567" style:family="table-row">
      <style:table-row-properties style:min-row-height="0.3652in"/>
    </style:style>
    <style:style style:name="TableCell568" style:family="table-cell">
      <style:table-cell-properties fo:border="0.0069in solid #000000" style:writing-mode="lr-tb" style:vertical-align="middle" fo:padding-top="0in" fo:padding-left="0.0743in" fo:padding-bottom="0.0062in" fo:padding-right="0.0694in"/>
    </style:style>
    <style:style style:name="P569" style:parent-style-name="Standard" style:family="paragraph">
      <style:paragraph-properties fo:text-align="justify" fo:margin-bottom="0in" fo:line-height="106%" fo:margin-left="0.0006in" fo:text-indent="0in">
        <style:tab-stops/>
      </style:paragraph-properties>
    </style:style>
    <style:style style:name="TableCell570" style:family="table-cell">
      <style:table-cell-properties fo:border="0.0069in solid #000000" style:writing-mode="lr-tb" style:vertical-align="middle" fo:padding-top="0in" fo:padding-left="0.0743in" fo:padding-bottom="0.0062in" fo:padding-right="0.0694in"/>
    </style:style>
    <style:style style:name="P571" style:parent-style-name="Standard" style:family="paragraph">
      <style:paragraph-properties fo:margin-bottom="0in" fo:line-height="106%" fo:margin-left="0in" fo:text-indent="0in">
        <style:tab-stops/>
      </style:paragraph-properties>
    </style:style>
    <style:style style:name="TableRow572" style:family="table-row">
      <style:table-row-properties style:min-row-height="0.3652in"/>
    </style:style>
    <style:style style:name="TableCell573" style:family="table-cell">
      <style:table-cell-properties fo:border="0.0069in solid #000000" style:writing-mode="lr-tb" style:vertical-align="middle" fo:padding-top="0in" fo:padding-left="0.0743in" fo:padding-bottom="0.0062in" fo:padding-right="0.0694in"/>
    </style:style>
    <style:style style:name="P574" style:parent-style-name="Standard" style:family="paragraph">
      <style:paragraph-properties fo:text-align="justify" fo:margin-bottom="0in" fo:line-height="106%" fo:margin-left="0.0006in" fo:text-indent="0in">
        <style:tab-stops/>
      </style:paragraph-properties>
    </style:style>
    <style:style style:name="TableCell575" style:family="table-cell">
      <style:table-cell-properties fo:border="0.0069in solid #000000" style:writing-mode="lr-tb" style:vertical-align="middle" fo:padding-top="0in" fo:padding-left="0.0743in" fo:padding-bottom="0.0062in" fo:padding-right="0.0694in"/>
    </style:style>
    <style:style style:name="P576" style:parent-style-name="Standard" style:family="paragraph">
      <style:paragraph-properties fo:margin-bottom="0in" fo:line-height="106%" fo:margin-left="0in" fo:text-indent="0in">
        <style:tab-stops/>
      </style:paragraph-properties>
    </style:style>
    <style:style style:name="P577" style:parent-style-name="Standard" style:family="paragraph">
      <style:paragraph-properties fo:margin-bottom="0in" fo:line-height="106%" fo:margin-left="0in" fo:text-indent="0in">
        <style:tab-stops/>
      </style:paragraph-properties>
    </style:style>
    <style:style style:name="P578" style:parent-style-name="Standard" style:list-style-name="LFO3" style:family="paragraph">
      <style:paragraph-properties fo:margin-bottom="0.0652in" fo:line-height="106%" fo:text-indent="-0.2805in"/>
    </style:style>
    <style:style style:name="P579" style:parent-style-name="Standard" style:family="paragraph">
      <style:paragraph-properties fo:margin-left="-0.0034in">
        <style:tab-stops/>
      </style:paragraph-properties>
    </style:style>
    <style:style style:name="TableColumn581" style:family="table-column">
      <style:table-column-properties style:column-width="6.7916in"/>
    </style:style>
    <style:style style:name="Table580" style:family="table">
      <style:table-properties style:width="6.7916in" fo:margin-left="-0.075in" table:align="left"/>
    </style:style>
    <style:style style:name="TableRow582" style:family="table-row">
      <style:table-row-properties style:min-row-height="0.3652in"/>
    </style:style>
    <style:style style:name="TableCell583" style:family="table-cell">
      <style:table-cell-properties fo:border="0.0069in solid #000000" style:writing-mode="lr-tb" style:vertical-align="middle" fo:padding-top="0in" fo:padding-left="0.075in" fo:padding-bottom="0in" fo:padding-right="0.0798in"/>
    </style:style>
    <style:style style:name="P584" style:parent-style-name="Standard" style:family="paragraph">
      <style:paragraph-properties fo:margin-bottom="0in" fo:line-height="106%" fo:margin-left="0in" fo:text-indent="0in">
        <style:tab-stops/>
      </style:paragraph-properties>
    </style:style>
    <style:style style:name="TableRow585" style:family="table-row">
      <style:table-row-properties style:min-row-height="0.3652in"/>
    </style:style>
    <style:style style:name="TableCell586" style:family="table-cell">
      <style:table-cell-properties fo:border="0.0069in solid #000000" style:writing-mode="lr-tb" style:vertical-align="middle" fo:padding-top="0in" fo:padding-left="0.075in" fo:padding-bottom="0in" fo:padding-right="0.0798in"/>
    </style:style>
    <style:style style:name="P587" style:parent-style-name="Standard" style:family="paragraph">
      <style:paragraph-properties fo:margin-bottom="0in" fo:line-height="106%" fo:margin-left="0in" fo:text-indent="0in">
        <style:tab-stops/>
      </style:paragraph-properties>
    </style:style>
    <style:style style:name="TableRow588" style:family="table-row">
      <style:table-row-properties style:min-row-height="0.3652in"/>
    </style:style>
    <style:style style:name="TableCell589" style:family="table-cell">
      <style:table-cell-properties fo:border="0.0069in solid #000000" style:writing-mode="lr-tb" style:vertical-align="middle" fo:padding-top="0in" fo:padding-left="0.075in" fo:padding-bottom="0in" fo:padding-right="0.0798in"/>
    </style:style>
    <style:style style:name="P590" style:parent-style-name="Standard" style:family="paragraph">
      <style:paragraph-properties fo:margin-bottom="0in" fo:line-height="106%" fo:margin-left="0in" fo:text-indent="0in">
        <style:tab-stops/>
      </style:paragraph-properties>
    </style:style>
    <style:style style:name="TableRow591" style:family="table-row">
      <style:table-row-properties style:min-row-height="0.3652in"/>
    </style:style>
    <style:style style:name="TableCell592" style:family="table-cell">
      <style:table-cell-properties fo:border="0.0069in solid #000000" style:writing-mode="lr-tb" style:vertical-align="middle" fo:padding-top="0in" fo:padding-left="0.075in" fo:padding-bottom="0in" fo:padding-right="0.0798in"/>
    </style:style>
    <style:style style:name="P593" style:parent-style-name="Standard" style:family="paragraph">
      <style:paragraph-properties fo:margin-bottom="0in" fo:line-height="106%" fo:margin-left="0in" fo:text-indent="0in">
        <style:tab-stops/>
      </style:paragraph-properties>
    </style:style>
    <style:style style:name="P594" style:parent-style-name="Standard" style:family="paragraph">
      <style:paragraph-properties fo:margin-bottom="0in" fo:line-height="106%" fo:margin-left="0in" fo:text-indent="0in">
        <style:tab-stops/>
      </style:paragraph-properties>
    </style:style>
    <style:style style:name="P595" style:parent-style-name="Standard" style:family="paragraph">
      <style:paragraph-properties fo:margin-left="-0.0034in">
        <style:tab-stops/>
      </style:paragraph-properties>
    </style:style>
    <style:style style:name="TableColumn597" style:family="table-column">
      <style:table-column-properties style:column-width="6.7916in"/>
    </style:style>
    <style:style style:name="Table596" style:family="table">
      <style:table-properties style:width="6.7916in" fo:margin-left="-0.075in" table:align="left"/>
    </style:style>
    <style:style style:name="TableRow598" style:family="table-row">
      <style:table-row-properties style:min-row-height="0.6416in"/>
    </style:style>
    <style:style style:name="TableCell599" style:family="table-cell">
      <style:table-cell-properties fo:border="0.0069in solid #000000" style:writing-mode="lr-tb" style:vertical-align="middle" fo:padding-top="0in" fo:padding-left="0.075in" fo:padding-bottom="0in" fo:padding-right="0.0798in"/>
    </style:style>
    <style:style style:name="P600" style:parent-style-name="Standard" style:family="paragraph">
      <style:paragraph-properties fo:margin-bottom="0.0666in" fo:line-height="106%" fo:margin-left="0in" fo:text-indent="0in">
        <style:tab-stops/>
      </style:paragraph-properties>
    </style:style>
    <style:style style:name="P601" style:parent-style-name="Standard" style:family="paragraph">
      <style:paragraph-properties fo:margin-bottom="0in" fo:line-height="106%" fo:margin-left="0in" fo:text-indent="0in">
        <style:tab-stops/>
      </style:paragraph-properties>
    </style:style>
    <style:style style:name="P602" style:parent-style-name="Standard" style:family="paragraph">
      <style:paragraph-properties fo:margin-left="-0.0034in">
        <style:tab-stops/>
      </style:paragraph-properties>
    </style:style>
    <style:style style:name="TableColumn604" style:family="table-column">
      <style:table-column-properties style:column-width="1.1451in"/>
    </style:style>
    <style:style style:name="TableColumn605" style:family="table-column">
      <style:table-column-properties style:column-width="5.5in"/>
    </style:style>
    <style:style style:name="Table603" style:family="table">
      <style:table-properties style:width="6.6451in" fo:margin-left="-0.075in" table:align="left"/>
    </style:style>
    <style:style style:name="TableRow606" style:family="table-row">
      <style:table-row-properties style:min-row-height="0.3652in"/>
    </style:style>
    <style:style style:name="TableCell607" style:family="table-cell">
      <style:table-cell-properties fo:border="0.0069in solid #000000" style:writing-mode="lr-tb" style:vertical-align="middle" fo:padding-top="0in" fo:padding-left="0.075in" fo:padding-bottom="0in" fo:padding-right="0.0798in"/>
    </style:style>
    <style:style style:name="P608" style:parent-style-name="Standard" style:family="paragraph">
      <style:paragraph-properties fo:margin-bottom="0in" fo:line-height="106%" fo:margin-left="0in" fo:text-indent="0in">
        <style:tab-stops/>
      </style:paragraph-properties>
    </style:style>
    <style:style style:name="TableCell609" style:family="table-cell">
      <style:table-cell-properties fo:border="0.0069in solid #000000" style:writing-mode="lr-tb" style:vertical-align="middle" fo:padding-top="0in" fo:padding-left="0.075in" fo:padding-bottom="0in" fo:padding-right="0.0798in"/>
    </style:style>
    <style:style style:name="P610" style:parent-style-name="Standard" style:family="paragraph">
      <style:paragraph-properties fo:margin-bottom="0in" fo:line-height="106%" fo:margin-left="0in" fo:text-indent="0in">
        <style:tab-stops/>
      </style:paragraph-properties>
    </style:style>
    <style:style style:name="TableRow611" style:family="table-row">
      <style:table-row-properties style:min-row-height="0.3652in"/>
    </style:style>
    <style:style style:name="TableCell612" style:family="table-cell">
      <style:table-cell-properties fo:border="0.0069in solid #000000" style:writing-mode="lr-tb" style:vertical-align="middle" fo:padding-top="0in" fo:padding-left="0.075in" fo:padding-bottom="0in" fo:padding-right="0.0798in"/>
    </style:style>
    <style:style style:name="P613" style:parent-style-name="Standard" style:family="paragraph">
      <style:paragraph-properties fo:margin-bottom="0in" fo:line-height="106%" fo:margin-left="0in" fo:text-indent="0in">
        <style:tab-stops/>
      </style:paragraph-properties>
    </style:style>
    <style:style style:name="TableCell614" style:family="table-cell">
      <style:table-cell-properties fo:border="0.0069in solid #000000" style:writing-mode="lr-tb" style:vertical-align="middle" fo:padding-top="0in" fo:padding-left="0.075in" fo:padding-bottom="0in" fo:padding-right="0.0798in"/>
    </style:style>
    <style:style style:name="P615" style:parent-style-name="Standard" style:family="paragraph">
      <style:paragraph-properties fo:margin-bottom="0in" fo:line-height="106%" fo:margin-left="0in" fo:text-indent="0in">
        <style:tab-stops/>
      </style:paragraph-properties>
    </style:style>
    <style:style style:name="TableRow616" style:family="table-row">
      <style:table-row-properties style:min-row-height="0.3652in"/>
    </style:style>
    <style:style style:name="TableCell617" style:family="table-cell">
      <style:table-cell-properties fo:border="0.0069in solid #000000" style:writing-mode="lr-tb" style:vertical-align="middle" fo:padding-top="0in" fo:padding-left="0.075in" fo:padding-bottom="0in" fo:padding-right="0.0798in"/>
    </style:style>
    <style:style style:name="P618" style:parent-style-name="Standard" style:family="paragraph">
      <style:paragraph-properties fo:margin-bottom="0in" fo:line-height="106%" fo:margin-left="0in" fo:text-indent="0in">
        <style:tab-stops/>
      </style:paragraph-properties>
    </style:style>
    <style:style style:name="TableCell619" style:family="table-cell">
      <style:table-cell-properties fo:border="0.0069in solid #000000" style:writing-mode="lr-tb" style:vertical-align="middle" fo:padding-top="0in" fo:padding-left="0.075in" fo:padding-bottom="0in" fo:padding-right="0.0798in"/>
    </style:style>
    <style:style style:name="P620" style:parent-style-name="Standard" style:family="paragraph">
      <style:paragraph-properties fo:margin-bottom="0in" fo:line-height="106%" fo:margin-left="0in" fo:text-indent="0in">
        <style:tab-stops/>
      </style:paragraph-properties>
    </style:style>
    <style:style style:name="TableRow621" style:family="table-row">
      <style:table-row-properties style:min-row-height="0.3652in"/>
    </style:style>
    <style:style style:name="TableCell622" style:family="table-cell">
      <style:table-cell-properties fo:border="0.0069in solid #000000" style:writing-mode="lr-tb" style:vertical-align="middle" fo:padding-top="0in" fo:padding-left="0.075in" fo:padding-bottom="0in" fo:padding-right="0.0798in"/>
    </style:style>
    <style:style style:name="P623" style:parent-style-name="Standard" style:family="paragraph">
      <style:paragraph-properties fo:margin-bottom="0in" fo:line-height="106%" fo:margin-left="0in" fo:text-indent="0in">
        <style:tab-stops/>
      </style:paragraph-properties>
    </style:style>
    <style:style style:name="TableCell624" style:family="table-cell">
      <style:table-cell-properties fo:border="0.0069in solid #000000" style:writing-mode="lr-tb" style:vertical-align="middle" fo:padding-top="0in" fo:padding-left="0.075in" fo:padding-bottom="0in" fo:padding-right="0.0798in"/>
    </style:style>
    <style:style style:name="P625" style:parent-style-name="Standard" style:family="paragraph">
      <style:paragraph-properties fo:margin-bottom="0in" fo:line-height="106%" fo:margin-left="0in" fo:text-indent="0in">
        <style:tab-stops/>
      </style:paragraph-properties>
    </style:style>
    <style:style style:name="P626" style:parent-style-name="Standard" style:family="paragraph">
      <style:paragraph-properties fo:margin-bottom="0.0666in" fo:line-height="106%" fo:margin-left="0in" fo:text-indent="0in">
        <style:tab-stops/>
      </style:paragraph-properties>
    </style:style>
    <style:style style:name="P627" style:parent-style-name="Standard" style:list-style-name="LFO3" style:family="paragraph">
      <style:paragraph-properties fo:margin-bottom="0.0652in" fo:line-height="106%" fo:text-indent="-0.1875in"/>
    </style:style>
    <style:style style:name="P628" style:parent-style-name="Standard" style:family="paragraph">
      <style:paragraph-properties fo:margin-left="-0.0034in">
        <style:tab-stops/>
      </style:paragraph-properties>
    </style:style>
    <style:style style:name="TableColumn630" style:family="table-column">
      <style:table-column-properties style:column-width="6.7916in"/>
    </style:style>
    <style:style style:name="Table629" style:family="table">
      <style:table-properties style:width="6.7916in" fo:margin-left="-0.075in" table:align="left"/>
    </style:style>
    <style:style style:name="TableRow631" style:family="table-row">
      <style:table-row-properties style:min-row-height="0.6416in"/>
    </style:style>
    <style:style style:name="TableCell632" style:family="table-cell">
      <style:table-cell-properties fo:border="0.0069in solid #000000" style:writing-mode="lr-tb" style:vertical-align="middle" fo:padding-top="0in" fo:padding-left="0.075in" fo:padding-bottom="0in" fo:padding-right="0.0798in"/>
    </style:style>
    <style:style style:name="P633" style:parent-style-name="Standard" style:family="paragraph">
      <style:paragraph-properties fo:margin-bottom="0.0666in" fo:line-height="106%" fo:margin-left="0in" fo:text-indent="0in">
        <style:tab-stops/>
      </style:paragraph-properties>
    </style:style>
    <style:style style:name="T634" style:parent-style-name="Absatz-Standardschriftart" style:family="text">
      <style:text-properties style:font-name="Arial" style:font-name-complex="Arial" fo:font-style="italic" style:font-style-asian="italic" style:font-style-complex="italic" fo:color="#202122" fo:font-size="10.5pt" style:font-size-asian="10.5pt" style:font-size-complex="10.5pt" fo:background-color="#FFFFFF"/>
    </style:style>
    <style:style style:name="P635" style:parent-style-name="Standard" style:family="paragraph">
      <style:paragraph-properties fo:margin-bottom="0in" fo:line-height="106%" fo:margin-left="0in" fo:text-indent="0in">
        <style:tab-stops/>
      </style:paragraph-properties>
    </style:style>
    <style:style style:name="P636" style:parent-style-name="Standard" style:family="paragraph">
      <style:paragraph-properties fo:margin-left="-0.0034in">
        <style:tab-stops/>
      </style:paragraph-properties>
    </style:style>
    <style:style style:name="TableColumn638" style:family="table-column">
      <style:table-column-properties style:column-width="6.7916in"/>
    </style:style>
    <style:style style:name="Table637" style:family="table">
      <style:table-properties style:width="6.7916in" fo:margin-left="-0.075in" table:align="left"/>
    </style:style>
    <style:style style:name="TableRow639" style:family="table-row">
      <style:table-row-properties style:min-row-height="0.6402in"/>
    </style:style>
    <style:style style:name="TableCell640" style:family="table-cell">
      <style:table-cell-properties fo:border="0.0069in solid #000000" style:writing-mode="lr-tb" style:vertical-align="middle" fo:padding-top="0in" fo:padding-left="0.075in" fo:padding-bottom="0in" fo:padding-right="0.0798in"/>
    </style:style>
    <style:style style:name="P641" style:parent-style-name="Standard" style:family="paragraph">
      <style:paragraph-properties fo:margin-bottom="0.0666in" fo:line-height="106%" fo:margin-left="0in" fo:text-indent="0in">
        <style:tab-stops/>
      </style:paragraph-properties>
    </style:style>
    <style:style style:name="P642" style:parent-style-name="Standard" style:family="paragraph">
      <style:paragraph-properties fo:margin-bottom="0in" fo:line-height="106%" fo:margin-left="0in" fo:text-indent="0in">
        <style:tab-stops/>
      </style:paragraph-properties>
    </style:style>
    <style:style style:name="P643" style:parent-style-name="Standard" style:family="paragraph">
      <style:paragraph-properties fo:margin-bottom="0in" fo:line-height="106%" fo:margin-left="0in" fo:text-indent="0in">
        <style:tab-stops/>
      </style:paragraph-properties>
    </style:style>
    <style:style style:name="P644" style:parent-style-name="Standard" style:list-style-name="LFO3" style:family="paragraph">
      <style:paragraph-properties fo:margin-bottom="0.0652in" fo:line-height="106%" fo:text-indent="-0.1875in"/>
    </style:style>
    <style:style style:name="P645" style:parent-style-name="Standard" style:family="paragraph">
      <style:paragraph-properties fo:margin-bottom="0.0513in" fo:margin-left="-0.0034in">
        <style:tab-stops/>
      </style:paragraph-properties>
    </style:style>
    <style:style style:name="P646" style:parent-style-name="Standard" style:family="paragraph">
      <style:paragraph-properties fo:margin-bottom="0in" fo:margin-left="-0.0034in">
        <style:tab-stops/>
      </style:paragraph-properties>
    </style:style>
    <style:style style:name="T647" style:parent-style-name="Absatz-Standardschriftart" style:family="text">
      <style:text-properties fo:font-size="10pt" style:font-size-asian="10pt"/>
    </style:style>
    <style:style style:name="P648" style:parent-style-name="Standard" style:family="paragraph">
      <style:paragraph-properties fo:margin-bottom="0in" fo:margin-left="-0.0034in">
        <style:tab-stops/>
      </style:paragraph-properties>
    </style:style>
    <style:style style:name="T649" style:parent-style-name="Absatz-Standardschriftart" style:family="text">
      <style:text-properties fo:font-size="10pt" style:font-size-asian="10pt"/>
    </style:style>
    <style:style style:name="T650" style:parent-style-name="Absatz-Standardschriftart" style:family="text">
      <style:text-properties fo:font-size="10pt" style:font-size-asian="10pt"/>
    </style:style>
    <style:style style:name="P651" style:parent-style-name="Standard" style:family="paragraph">
      <style:paragraph-properties fo:margin-bottom="0.0763in" fo:margin-left="-0.0034in">
        <style:tab-stops/>
      </style:paragraph-properties>
    </style:style>
    <style:style style:name="P652" style:parent-style-name="Standard" style:family="paragraph">
      <style:paragraph-properties fo:margin-bottom="0in" fo:line-height="106%" fo:margin-left="0in" fo:text-indent="0in">
        <style:tab-stops/>
      </style:paragraph-properties>
    </style:style>
    <style:style style:name="P653" style:parent-style-name="Standard" style:list-style-name="LFO3" style:family="paragraph">
      <style:paragraph-properties fo:margin-bottom="0.0652in" fo:line-height="106%" fo:text-indent="-0.2805in"/>
    </style:style>
    <style:style style:name="P654" style:parent-style-name="Standard" style:family="paragraph">
      <style:paragraph-properties fo:margin-left="-0.0034in">
        <style:tab-stops/>
      </style:paragraph-properties>
    </style:style>
    <style:style style:name="TableColumn656" style:family="table-column">
      <style:table-column-properties style:column-width="2.8256in"/>
    </style:style>
    <style:style style:name="TableColumn657" style:family="table-column">
      <style:table-column-properties style:column-width="0.393in"/>
    </style:style>
    <style:style style:name="TableColumn658" style:family="table-column">
      <style:table-column-properties style:column-width="0.3951in"/>
    </style:style>
    <style:style style:name="TableColumn659" style:family="table-column">
      <style:table-column-properties style:column-width="0.393in"/>
    </style:style>
    <style:style style:name="TableColumn660" style:family="table-column">
      <style:table-column-properties style:column-width="0.393in"/>
    </style:style>
    <style:style style:name="Table655" style:family="table">
      <style:table-properties style:width="4.4in" fo:margin-left="-0.075in" table:align="left"/>
    </style:style>
    <style:style style:name="TableRow661" style:family="table-row">
      <style:table-row-properties style:min-row-height="0.2819in"/>
    </style:style>
    <style:style style:name="TableCell662" style:family="table-cell">
      <style:table-cell-properties fo:border="0.0069in solid #000000" style:writing-mode="lr-tb" style:vertical-align="bottom" fo:padding-top="0in" fo:padding-left="0.075in" fo:padding-bottom="0.0062in" fo:padding-right="0.0798in"/>
    </style:style>
    <style:style style:name="P663" style:parent-style-name="Standard" style:family="paragraph">
      <style:paragraph-properties fo:margin-bottom="0in" fo:line-height="106%" fo:margin-left="0in" fo:text-indent="0in">
        <style:tab-stops/>
      </style:paragraph-properties>
    </style:style>
    <style:style style:name="TableCell664" style:family="table-cell">
      <style:table-cell-properties fo:border="0.0069in solid #000000" style:writing-mode="lr-tb" style:vertical-align="bottom" fo:padding-top="0in" fo:padding-left="0.075in" fo:padding-bottom="0.0062in" fo:padding-right="0.0798in"/>
    </style:style>
    <style:style style:name="P665" style:parent-style-name="Standard" style:family="paragraph">
      <style:paragraph-properties fo:margin-bottom="0in" fo:line-height="106%" fo:margin-left="0in" fo:text-indent="0in">
        <style:tab-stops/>
      </style:paragraph-properties>
    </style:style>
    <style:style style:name="TableCell666" style:family="table-cell">
      <style:table-cell-properties fo:border="0.0069in solid #000000" style:writing-mode="lr-tb" style:vertical-align="bottom" fo:padding-top="0in" fo:padding-left="0.075in" fo:padding-bottom="0.0062in" fo:padding-right="0.0798in"/>
    </style:style>
    <style:style style:name="P667" style:parent-style-name="Standard" style:family="paragraph">
      <style:paragraph-properties fo:margin-bottom="0in" fo:line-height="106%" fo:margin-left="0.0013in" fo:text-indent="0in">
        <style:tab-stops/>
      </style:paragraph-properties>
    </style:style>
    <style:style style:name="TableCell668" style:family="table-cell">
      <style:table-cell-properties fo:border="0.0069in solid #000000" style:writing-mode="lr-tb" style:vertical-align="bottom" fo:padding-top="0in" fo:padding-left="0.075in" fo:padding-bottom="0.0062in" fo:padding-right="0.0798in"/>
    </style:style>
    <style:style style:name="P669" style:parent-style-name="Standard" style:family="paragraph">
      <style:paragraph-properties fo:margin-bottom="0in" fo:line-height="106%" fo:margin-left="0.0006in" fo:text-indent="0in">
        <style:tab-stops/>
      </style:paragraph-properties>
    </style:style>
    <style:style style:name="TableCell670" style:family="table-cell">
      <style:table-cell-properties fo:border="0.0069in solid #000000" style:writing-mode="lr-tb" style:vertical-align="bottom" fo:padding-top="0in" fo:padding-left="0.075in" fo:padding-bottom="0.0062in" fo:padding-right="0.0798in"/>
    </style:style>
    <style:style style:name="P671" style:parent-style-name="Standard" style:family="paragraph">
      <style:paragraph-properties fo:margin-bottom="0in" fo:line-height="106%" fo:margin-left="0.0006in" fo:text-indent="0in">
        <style:tab-stops/>
      </style:paragraph-properties>
    </style:style>
    <style:style style:name="TableRow672" style:family="table-row">
      <style:table-row-properties style:min-row-height="0.2819in"/>
    </style:style>
    <style:style style:name="TableCell673" style:family="table-cell">
      <style:table-cell-properties fo:border="0.0069in solid #000000" style:writing-mode="lr-tb" style:vertical-align="bottom" fo:padding-top="0in" fo:padding-left="0.075in" fo:padding-bottom="0.0062in" fo:padding-right="0.0798in"/>
    </style:style>
    <style:style style:name="P674" style:parent-style-name="Standard" style:family="paragraph">
      <style:paragraph-properties fo:margin-bottom="0in" fo:line-height="106%" fo:margin-left="0in" fo:text-indent="0in">
        <style:tab-stops/>
      </style:paragraph-properties>
    </style:style>
    <style:style style:name="TableCell675" style:family="table-cell">
      <style:table-cell-properties fo:border="0.0069in solid #000000" style:writing-mode="lr-tb" style:vertical-align="bottom" fo:padding-top="0in" fo:padding-left="0.075in" fo:padding-bottom="0.0062in" fo:padding-right="0.0798in"/>
    </style:style>
    <style:style style:name="P676" style:parent-style-name="Standard" style:family="paragraph">
      <style:paragraph-properties fo:margin-bottom="0in" fo:line-height="106%" fo:margin-left="0in" fo:text-indent="0in">
        <style:tab-stops/>
      </style:paragraph-properties>
    </style:style>
    <style:style style:name="TableCell677" style:family="table-cell">
      <style:table-cell-properties fo:border="0.0069in solid #000000" style:writing-mode="lr-tb" style:vertical-align="bottom" fo:padding-top="0in" fo:padding-left="0.075in" fo:padding-bottom="0.0062in" fo:padding-right="0.0798in"/>
    </style:style>
    <style:style style:name="P678" style:parent-style-name="Standard" style:family="paragraph">
      <style:paragraph-properties fo:margin-bottom="0in" fo:line-height="106%" fo:margin-left="0.002in" fo:text-indent="0in">
        <style:tab-stops/>
      </style:paragraph-properties>
    </style:style>
    <style:style style:name="TableCell679" style:family="table-cell">
      <style:table-cell-properties fo:border="0.0069in solid #000000" style:writing-mode="lr-tb" style:vertical-align="bottom" fo:padding-top="0in" fo:padding-left="0.075in" fo:padding-bottom="0.0062in" fo:padding-right="0.0798in"/>
    </style:style>
    <style:style style:name="P680" style:parent-style-name="Standard" style:family="paragraph">
      <style:paragraph-properties fo:margin-bottom="0in" fo:line-height="106%" fo:margin-left="0in" fo:text-indent="0in">
        <style:tab-stops/>
      </style:paragraph-properties>
    </style:style>
    <style:style style:name="TableCell681" style:family="table-cell">
      <style:table-cell-properties fo:border="0.0069in solid #000000" style:writing-mode="lr-tb" style:vertical-align="bottom" fo:padding-top="0in" fo:padding-left="0.075in" fo:padding-bottom="0.0062in" fo:padding-right="0.0798in"/>
    </style:style>
    <style:style style:name="P682" style:parent-style-name="Standard" style:family="paragraph">
      <style:paragraph-properties fo:margin-bottom="0in" fo:line-height="106%" fo:margin-left="0in" fo:text-indent="0in">
        <style:tab-stops/>
      </style:paragraph-properties>
    </style:style>
    <style:style style:name="TableRow683" style:family="table-row">
      <style:table-row-properties style:min-row-height="0.2819in"/>
    </style:style>
    <style:style style:name="TableCell684" style:family="table-cell">
      <style:table-cell-properties fo:border="0.0069in solid #000000" style:writing-mode="lr-tb" style:vertical-align="bottom" fo:padding-top="0in" fo:padding-left="0.075in" fo:padding-bottom="0.0062in" fo:padding-right="0.0798in"/>
    </style:style>
    <style:style style:name="P685" style:parent-style-name="Standard" style:family="paragraph">
      <style:paragraph-properties fo:margin-bottom="0in" fo:line-height="106%" fo:margin-left="0in" fo:text-indent="0in">
        <style:tab-stops/>
      </style:paragraph-properties>
    </style:style>
    <style:style style:name="TableCell686" style:family="table-cell">
      <style:table-cell-properties fo:border="0.0069in solid #000000" style:writing-mode="lr-tb" style:vertical-align="bottom" fo:padding-top="0in" fo:padding-left="0.075in" fo:padding-bottom="0.0062in" fo:padding-right="0.0798in"/>
    </style:style>
    <style:style style:name="P687" style:parent-style-name="Standard" style:family="paragraph">
      <style:paragraph-properties fo:margin-bottom="0in" fo:line-height="106%" fo:margin-left="0in" fo:text-indent="0in">
        <style:tab-stops/>
      </style:paragraph-properties>
    </style:style>
    <style:style style:name="TableCell688" style:family="table-cell">
      <style:table-cell-properties fo:border="0.0069in solid #000000" style:writing-mode="lr-tb" style:vertical-align="bottom" fo:padding-top="0in" fo:padding-left="0.075in" fo:padding-bottom="0.0062in" fo:padding-right="0.0798in"/>
    </style:style>
    <style:style style:name="P689" style:parent-style-name="Standard" style:family="paragraph">
      <style:paragraph-properties fo:margin-bottom="0in" fo:line-height="106%" fo:margin-left="0.002in" fo:text-indent="0in">
        <style:tab-stops/>
      </style:paragraph-properties>
    </style:style>
    <style:style style:name="TableCell690" style:family="table-cell">
      <style:table-cell-properties fo:border="0.0069in solid #000000" style:writing-mode="lr-tb" style:vertical-align="bottom" fo:padding-top="0in" fo:padding-left="0.075in" fo:padding-bottom="0.0062in" fo:padding-right="0.0798in"/>
    </style:style>
    <style:style style:name="P691" style:parent-style-name="Standard" style:family="paragraph">
      <style:paragraph-properties fo:margin-bottom="0in" fo:line-height="106%" fo:margin-left="0in" fo:text-indent="0in">
        <style:tab-stops/>
      </style:paragraph-properties>
    </style:style>
    <style:style style:name="TableCell692" style:family="table-cell">
      <style:table-cell-properties fo:border="0.0069in solid #000000" style:writing-mode="lr-tb" style:vertical-align="bottom" fo:padding-top="0in" fo:padding-left="0.075in" fo:padding-bottom="0.0062in" fo:padding-right="0.0798in"/>
    </style:style>
    <style:style style:name="P693" style:parent-style-name="Standard" style:family="paragraph">
      <style:paragraph-properties fo:margin-bottom="0in" fo:line-height="106%" fo:margin-left="0in" fo:text-indent="0in">
        <style:tab-stops/>
      </style:paragraph-properties>
    </style:style>
    <style:style style:name="TableRow694" style:family="table-row">
      <style:table-row-properties style:min-row-height="0.2819in"/>
    </style:style>
    <style:style style:name="TableCell695" style:family="table-cell">
      <style:table-cell-properties fo:border="0.0069in solid #000000" style:writing-mode="lr-tb" style:vertical-align="bottom" fo:padding-top="0in" fo:padding-left="0.075in" fo:padding-bottom="0.0062in" fo:padding-right="0.0798in"/>
    </style:style>
    <style:style style:name="P696" style:parent-style-name="Standard" style:family="paragraph">
      <style:paragraph-properties fo:margin-bottom="0in" fo:line-height="106%" fo:margin-left="0in" fo:text-indent="0in">
        <style:tab-stops/>
      </style:paragraph-properties>
    </style:style>
    <style:style style:name="TableCell697" style:family="table-cell">
      <style:table-cell-properties fo:border="0.0069in solid #000000" style:writing-mode="lr-tb" style:vertical-align="bottom" fo:padding-top="0in" fo:padding-left="0.075in" fo:padding-bottom="0.0062in" fo:padding-right="0.0798in"/>
    </style:style>
    <style:style style:name="P698" style:parent-style-name="Standard" style:family="paragraph">
      <style:paragraph-properties fo:margin-bottom="0in" fo:line-height="106%" fo:margin-left="0in" fo:text-indent="0in">
        <style:tab-stops/>
      </style:paragraph-properties>
    </style:style>
    <style:style style:name="TableCell699" style:family="table-cell">
      <style:table-cell-properties fo:border="0.0069in solid #000000" style:writing-mode="lr-tb" style:vertical-align="bottom" fo:padding-top="0in" fo:padding-left="0.075in" fo:padding-bottom="0.0062in" fo:padding-right="0.0798in"/>
    </style:style>
    <style:style style:name="P700" style:parent-style-name="Standard" style:family="paragraph">
      <style:paragraph-properties fo:margin-bottom="0in" fo:line-height="106%" fo:margin-left="0.002in" fo:text-indent="0in">
        <style:tab-stops/>
      </style:paragraph-properties>
    </style:style>
    <style:style style:name="TableCell701" style:family="table-cell">
      <style:table-cell-properties fo:border="0.0069in solid #000000" style:writing-mode="lr-tb" style:vertical-align="bottom" fo:padding-top="0in" fo:padding-left="0.075in" fo:padding-bottom="0.0062in" fo:padding-right="0.0798in"/>
    </style:style>
    <style:style style:name="P702" style:parent-style-name="Standard" style:family="paragraph">
      <style:paragraph-properties fo:margin-bottom="0in" fo:line-height="106%" fo:margin-left="0in" fo:text-indent="0in">
        <style:tab-stops/>
      </style:paragraph-properties>
    </style:style>
    <style:style style:name="TableCell703" style:family="table-cell">
      <style:table-cell-properties fo:border="0.0069in solid #000000" style:writing-mode="lr-tb" style:vertical-align="bottom" fo:padding-top="0in" fo:padding-left="0.075in" fo:padding-bottom="0.0062in" fo:padding-right="0.0798in"/>
    </style:style>
    <style:style style:name="P704" style:parent-style-name="Standard" style:family="paragraph">
      <style:paragraph-properties fo:margin-bottom="0in" fo:line-height="106%" fo:margin-left="0in" fo:text-indent="0in">
        <style:tab-stops/>
      </style:paragraph-properties>
    </style:style>
    <style:style style:name="P705" style:parent-style-name="Standard" style:family="paragraph">
      <style:paragraph-properties fo:margin-bottom="0in" fo:line-height="106%" fo:margin-left="0in" fo:text-indent="0in">
        <style:tab-stops/>
      </style:paragraph-properties>
    </style:style>
    <style:style style:name="P706" style:parent-style-name="Standard" style:list-style-name="LFO3" style:family="paragraph">
      <style:paragraph-properties fo:margin-bottom="0.0652in" fo:line-height="106%" fo:text-indent="-0.2805in"/>
    </style:style>
    <style:style style:name="P707" style:parent-style-name="Standard" style:family="paragraph">
      <style:paragraph-properties fo:margin-left="-0.0034in">
        <style:tab-stops/>
      </style:paragraph-properties>
    </style:style>
    <style:style style:name="TableColumn709" style:family="table-column">
      <style:table-column-properties style:column-width="2.8256in"/>
    </style:style>
    <style:style style:name="TableColumn710" style:family="table-column">
      <style:table-column-properties style:column-width="0.393in"/>
    </style:style>
    <style:style style:name="TableColumn711" style:family="table-column">
      <style:table-column-properties style:column-width="0.3951in"/>
    </style:style>
    <style:style style:name="TableColumn712" style:family="table-column">
      <style:table-column-properties style:column-width="0.393in"/>
    </style:style>
    <style:style style:name="TableColumn713" style:family="table-column">
      <style:table-column-properties style:column-width="0.393in"/>
    </style:style>
    <style:style style:name="Table708" style:family="table">
      <style:table-properties style:width="4.4in" fo:margin-left="-0.075in" table:align="left"/>
    </style:style>
    <style:style style:name="TableRow714" style:family="table-row">
      <style:table-row-properties style:min-row-height="0.2833in"/>
    </style:style>
    <style:style style:name="TableCell715" style:family="table-cell">
      <style:table-cell-properties fo:border="0.0069in solid #000000" style:writing-mode="lr-tb" style:vertical-align="bottom" fo:padding-top="0in" fo:padding-left="0.075in" fo:padding-bottom="0.0062in" fo:padding-right="0.0798in"/>
    </style:style>
    <style:style style:name="P716" style:parent-style-name="Standard" style:family="paragraph">
      <style:paragraph-properties fo:margin-bottom="0in" fo:line-height="106%" fo:margin-left="0in" fo:text-indent="0in">
        <style:tab-stops/>
      </style:paragraph-properties>
    </style:style>
    <style:style style:name="TableCell717" style:family="table-cell">
      <style:table-cell-properties fo:border="0.0069in solid #000000" style:writing-mode="lr-tb" style:vertical-align="bottom" fo:padding-top="0in" fo:padding-left="0.075in" fo:padding-bottom="0.0062in" fo:padding-right="0.0798in"/>
    </style:style>
    <style:style style:name="P718" style:parent-style-name="Standard" style:family="paragraph">
      <style:paragraph-properties fo:margin-bottom="0in" fo:line-height="106%" fo:margin-left="0in" fo:text-indent="0in">
        <style:tab-stops/>
      </style:paragraph-properties>
    </style:style>
    <style:style style:name="TableCell719" style:family="table-cell">
      <style:table-cell-properties fo:border="0.0069in solid #000000" style:writing-mode="lr-tb" style:vertical-align="bottom" fo:padding-top="0in" fo:padding-left="0.075in" fo:padding-bottom="0.0062in" fo:padding-right="0.0798in"/>
    </style:style>
    <style:style style:name="P720" style:parent-style-name="Standard" style:family="paragraph">
      <style:paragraph-properties fo:margin-bottom="0in" fo:line-height="106%" fo:margin-left="0.0013in" fo:text-indent="0in">
        <style:tab-stops/>
      </style:paragraph-properties>
    </style:style>
    <style:style style:name="TableCell721" style:family="table-cell">
      <style:table-cell-properties fo:border="0.0069in solid #000000" style:writing-mode="lr-tb" style:vertical-align="bottom" fo:padding-top="0in" fo:padding-left="0.075in" fo:padding-bottom="0.0062in" fo:padding-right="0.0798in"/>
    </style:style>
    <style:style style:name="P722" style:parent-style-name="Standard" style:family="paragraph">
      <style:paragraph-properties fo:margin-bottom="0in" fo:line-height="106%" fo:margin-left="0.0006in" fo:text-indent="0in">
        <style:tab-stops/>
      </style:paragraph-properties>
    </style:style>
    <style:style style:name="TableCell723" style:family="table-cell">
      <style:table-cell-properties fo:border="0.0069in solid #000000" style:writing-mode="lr-tb" style:vertical-align="bottom" fo:padding-top="0in" fo:padding-left="0.075in" fo:padding-bottom="0.0062in" fo:padding-right="0.0798in"/>
    </style:style>
    <style:style style:name="P724" style:parent-style-name="Standard" style:family="paragraph">
      <style:paragraph-properties fo:margin-bottom="0in" fo:line-height="106%" fo:margin-left="0.0006in" fo:text-indent="0in">
        <style:tab-stops/>
      </style:paragraph-properties>
    </style:style>
    <style:style style:name="TableRow725" style:family="table-row">
      <style:table-row-properties style:min-row-height="0.2819in"/>
    </style:style>
    <style:style style:name="TableCell726" style:family="table-cell">
      <style:table-cell-properties fo:border="0.0069in solid #000000" style:writing-mode="lr-tb" style:vertical-align="bottom" fo:padding-top="0in" fo:padding-left="0.075in" fo:padding-bottom="0.0062in" fo:padding-right="0.0798in"/>
    </style:style>
    <style:style style:name="P727" style:parent-style-name="Standard" style:family="paragraph">
      <style:paragraph-properties fo:margin-bottom="0in" fo:line-height="106%" fo:margin-left="0in" fo:text-indent="0in">
        <style:tab-stops/>
      </style:paragraph-properties>
    </style:style>
    <style:style style:name="TableCell728" style:family="table-cell">
      <style:table-cell-properties fo:border="0.0069in solid #000000" style:writing-mode="lr-tb" style:vertical-align="bottom" fo:padding-top="0in" fo:padding-left="0.075in" fo:padding-bottom="0.0062in" fo:padding-right="0.0798in"/>
    </style:style>
    <style:style style:name="P729" style:parent-style-name="Standard" style:family="paragraph">
      <style:paragraph-properties fo:margin-bottom="0in" fo:line-height="106%" fo:margin-left="0in" fo:text-indent="0in">
        <style:tab-stops/>
      </style:paragraph-properties>
    </style:style>
    <style:style style:name="TableCell730" style:family="table-cell">
      <style:table-cell-properties fo:border="0.0069in solid #000000" style:writing-mode="lr-tb" style:vertical-align="bottom" fo:padding-top="0in" fo:padding-left="0.075in" fo:padding-bottom="0.0062in" fo:padding-right="0.0798in"/>
    </style:style>
    <style:style style:name="P731" style:parent-style-name="Standard" style:family="paragraph">
      <style:paragraph-properties fo:margin-bottom="0in" fo:line-height="106%" fo:margin-left="0.002in" fo:text-indent="0in">
        <style:tab-stops/>
      </style:paragraph-properties>
    </style:style>
    <style:style style:name="TableCell732" style:family="table-cell">
      <style:table-cell-properties fo:border="0.0069in solid #000000" style:writing-mode="lr-tb" style:vertical-align="bottom" fo:padding-top="0in" fo:padding-left="0.075in" fo:padding-bottom="0.0062in" fo:padding-right="0.0798in"/>
    </style:style>
    <style:style style:name="P733" style:parent-style-name="Standard" style:family="paragraph">
      <style:paragraph-properties fo:margin-bottom="0in" fo:line-height="106%" fo:margin-left="0in" fo:text-indent="0in">
        <style:tab-stops/>
      </style:paragraph-properties>
    </style:style>
    <style:style style:name="TableCell734" style:family="table-cell">
      <style:table-cell-properties fo:border="0.0069in solid #000000" style:writing-mode="lr-tb" style:vertical-align="bottom" fo:padding-top="0in" fo:padding-left="0.075in" fo:padding-bottom="0.0062in" fo:padding-right="0.0798in"/>
    </style:style>
    <style:style style:name="P735" style:parent-style-name="Standard" style:family="paragraph">
      <style:paragraph-properties fo:margin-bottom="0in" fo:line-height="106%" fo:margin-left="0in" fo:text-indent="0in">
        <style:tab-stops/>
      </style:paragraph-properties>
    </style:style>
    <style:style style:name="TableRow736" style:family="table-row">
      <style:table-row-properties style:min-row-height="0.2819in"/>
    </style:style>
    <style:style style:name="TableCell737" style:family="table-cell">
      <style:table-cell-properties fo:border="0.0069in solid #000000" style:writing-mode="lr-tb" style:vertical-align="bottom" fo:padding-top="0in" fo:padding-left="0.075in" fo:padding-bottom="0.0062in" fo:padding-right="0.0798in"/>
    </style:style>
    <style:style style:name="P738" style:parent-style-name="Standard" style:family="paragraph">
      <style:paragraph-properties fo:margin-bottom="0in" fo:line-height="106%" fo:margin-left="0in" fo:text-indent="0in">
        <style:tab-stops/>
      </style:paragraph-properties>
    </style:style>
    <style:style style:name="TableCell739" style:family="table-cell">
      <style:table-cell-properties fo:border="0.0069in solid #000000" style:writing-mode="lr-tb" style:vertical-align="bottom" fo:padding-top="0in" fo:padding-left="0.075in" fo:padding-bottom="0.0062in" fo:padding-right="0.0798in"/>
    </style:style>
    <style:style style:name="P740" style:parent-style-name="Standard" style:family="paragraph">
      <style:paragraph-properties fo:margin-bottom="0in" fo:line-height="106%" fo:margin-left="0in" fo:text-indent="0in">
        <style:tab-stops/>
      </style:paragraph-properties>
    </style:style>
    <style:style style:name="TableCell741" style:family="table-cell">
      <style:table-cell-properties fo:border="0.0069in solid #000000" style:writing-mode="lr-tb" style:vertical-align="bottom" fo:padding-top="0in" fo:padding-left="0.075in" fo:padding-bottom="0.0062in" fo:padding-right="0.0798in"/>
    </style:style>
    <style:style style:name="P742" style:parent-style-name="Standard" style:family="paragraph">
      <style:paragraph-properties fo:margin-bottom="0in" fo:line-height="106%" fo:margin-left="0.002in" fo:text-indent="0in">
        <style:tab-stops/>
      </style:paragraph-properties>
    </style:style>
    <style:style style:name="TableCell743" style:family="table-cell">
      <style:table-cell-properties fo:border="0.0069in solid #000000" style:writing-mode="lr-tb" style:vertical-align="bottom" fo:padding-top="0in" fo:padding-left="0.075in" fo:padding-bottom="0.0062in" fo:padding-right="0.0798in"/>
    </style:style>
    <style:style style:name="P744" style:parent-style-name="Standard" style:family="paragraph">
      <style:paragraph-properties fo:margin-bottom="0in" fo:line-height="106%" fo:margin-left="0in" fo:text-indent="0in">
        <style:tab-stops/>
      </style:paragraph-properties>
    </style:style>
    <style:style style:name="TableCell745" style:family="table-cell">
      <style:table-cell-properties fo:border="0.0069in solid #000000" style:writing-mode="lr-tb" style:vertical-align="bottom" fo:padding-top="0in" fo:padding-left="0.075in" fo:padding-bottom="0.0062in" fo:padding-right="0.0798in"/>
    </style:style>
    <style:style style:name="P746" style:parent-style-name="Standard" style:family="paragraph">
      <style:paragraph-properties fo:margin-bottom="0in" fo:line-height="106%" fo:margin-left="0in" fo:text-indent="0in">
        <style:tab-stops/>
      </style:paragraph-properties>
    </style:style>
    <style:style style:name="TableRow747" style:family="table-row">
      <style:table-row-properties style:min-row-height="0.2819in"/>
    </style:style>
    <style:style style:name="TableCell748" style:family="table-cell">
      <style:table-cell-properties fo:border="0.0069in solid #000000" style:writing-mode="lr-tb" style:vertical-align="bottom" fo:padding-top="0in" fo:padding-left="0.075in" fo:padding-bottom="0.0062in" fo:padding-right="0.0798in"/>
    </style:style>
    <style:style style:name="P749" style:parent-style-name="Standard" style:family="paragraph">
      <style:paragraph-properties fo:margin-bottom="0in" fo:line-height="106%" fo:margin-left="0in" fo:text-indent="0in">
        <style:tab-stops/>
      </style:paragraph-properties>
    </style:style>
    <style:style style:name="TableCell750" style:family="table-cell">
      <style:table-cell-properties fo:border="0.0069in solid #000000" style:writing-mode="lr-tb" style:vertical-align="bottom" fo:padding-top="0in" fo:padding-left="0.075in" fo:padding-bottom="0.0062in" fo:padding-right="0.0798in"/>
    </style:style>
    <style:style style:name="P751" style:parent-style-name="Standard" style:family="paragraph">
      <style:paragraph-properties fo:margin-bottom="0in" fo:line-height="106%" fo:margin-left="0in" fo:text-indent="0in">
        <style:tab-stops/>
      </style:paragraph-properties>
    </style:style>
    <style:style style:name="TableCell752" style:family="table-cell">
      <style:table-cell-properties fo:border="0.0069in solid #000000" style:writing-mode="lr-tb" style:vertical-align="bottom" fo:padding-top="0in" fo:padding-left="0.075in" fo:padding-bottom="0.0062in" fo:padding-right="0.0798in"/>
    </style:style>
    <style:style style:name="P753" style:parent-style-name="Standard" style:family="paragraph">
      <style:paragraph-properties fo:margin-bottom="0in" fo:line-height="106%" fo:margin-left="0.002in" fo:text-indent="0in">
        <style:tab-stops/>
      </style:paragraph-properties>
    </style:style>
    <style:style style:name="TableCell754" style:family="table-cell">
      <style:table-cell-properties fo:border="0.0069in solid #000000" style:writing-mode="lr-tb" style:vertical-align="bottom" fo:padding-top="0in" fo:padding-left="0.075in" fo:padding-bottom="0.0062in" fo:padding-right="0.0798in"/>
    </style:style>
    <style:style style:name="P755" style:parent-style-name="Standard" style:family="paragraph">
      <style:paragraph-properties fo:margin-bottom="0in" fo:line-height="106%" fo:margin-left="0in" fo:text-indent="0in">
        <style:tab-stops/>
      </style:paragraph-properties>
    </style:style>
    <style:style style:name="TableCell756" style:family="table-cell">
      <style:table-cell-properties fo:border="0.0069in solid #000000" style:writing-mode="lr-tb" style:vertical-align="bottom" fo:padding-top="0in" fo:padding-left="0.075in" fo:padding-bottom="0.0062in" fo:padding-right="0.0798in"/>
    </style:style>
    <style:style style:name="P757" style:parent-style-name="Standard" style:family="paragraph">
      <style:paragraph-properties fo:margin-bottom="0in" fo:line-height="106%" fo:margin-left="0in" fo:text-indent="0in">
        <style:tab-stops/>
      </style:paragraph-properties>
    </style:style>
    <style:style style:name="TableRow758" style:family="table-row">
      <style:table-row-properties style:min-row-height="0.2819in"/>
    </style:style>
    <style:style style:name="TableCell759" style:family="table-cell">
      <style:table-cell-properties fo:border="0.0069in solid #000000" style:writing-mode="lr-tb" style:vertical-align="bottom" fo:padding-top="0in" fo:padding-left="0.075in" fo:padding-bottom="0.0062in" fo:padding-right="0.0798in"/>
    </style:style>
    <style:style style:name="P760" style:parent-style-name="Standard" style:family="paragraph">
      <style:paragraph-properties fo:margin-bottom="0in" fo:line-height="106%" fo:margin-left="0in" fo:text-indent="0in">
        <style:tab-stops/>
      </style:paragraph-properties>
    </style:style>
    <style:style style:name="TableCell761" style:family="table-cell">
      <style:table-cell-properties fo:border="0.0069in solid #000000" style:writing-mode="lr-tb" style:vertical-align="bottom" fo:padding-top="0in" fo:padding-left="0.075in" fo:padding-bottom="0.0062in" fo:padding-right="0.0798in"/>
    </style:style>
    <style:style style:name="P762" style:parent-style-name="Standard" style:family="paragraph">
      <style:paragraph-properties fo:margin-bottom="0in" fo:line-height="106%" fo:margin-left="0in" fo:text-indent="0in">
        <style:tab-stops/>
      </style:paragraph-properties>
    </style:style>
    <style:style style:name="TableCell763" style:family="table-cell">
      <style:table-cell-properties fo:border="0.0069in solid #000000" style:writing-mode="lr-tb" style:vertical-align="bottom" fo:padding-top="0in" fo:padding-left="0.075in" fo:padding-bottom="0.0062in" fo:padding-right="0.0798in"/>
    </style:style>
    <style:style style:name="P764" style:parent-style-name="Standard" style:family="paragraph">
      <style:paragraph-properties fo:margin-bottom="0in" fo:line-height="106%" fo:margin-left="0.002in" fo:text-indent="0in">
        <style:tab-stops/>
      </style:paragraph-properties>
    </style:style>
    <style:style style:name="TableCell765" style:family="table-cell">
      <style:table-cell-properties fo:border="0.0069in solid #000000" style:writing-mode="lr-tb" style:vertical-align="bottom" fo:padding-top="0in" fo:padding-left="0.075in" fo:padding-bottom="0.0062in" fo:padding-right="0.0798in"/>
    </style:style>
    <style:style style:name="P766" style:parent-style-name="Standard" style:family="paragraph">
      <style:paragraph-properties fo:margin-bottom="0in" fo:line-height="106%" fo:margin-left="0in" fo:text-indent="0in">
        <style:tab-stops/>
      </style:paragraph-properties>
    </style:style>
    <style:style style:name="TableCell767" style:family="table-cell">
      <style:table-cell-properties fo:border="0.0069in solid #000000" style:writing-mode="lr-tb" style:vertical-align="bottom" fo:padding-top="0in" fo:padding-left="0.075in" fo:padding-bottom="0.0062in" fo:padding-right="0.0798in"/>
    </style:style>
    <style:style style:name="P768" style:parent-style-name="Standard" style:family="paragraph">
      <style:paragraph-properties fo:margin-bottom="0in" fo:line-height="106%" fo:margin-left="0in" fo:text-indent="0in">
        <style:tab-stops/>
      </style:paragraph-properties>
    </style:style>
    <style:style style:name="P769" style:parent-style-name="Standard" style:family="paragraph">
      <style:paragraph-properties fo:margin-bottom="0in" fo:line-height="106%" fo:margin-left="0in" fo:text-indent="0in">
        <style:tab-stops/>
      </style:paragraph-properties>
    </style:style>
    <style:style style:name="P770" style:parent-style-name="Standard" style:list-style-name="LFO3" style:family="paragraph">
      <style:paragraph-properties fo:margin-bottom="0.0652in" fo:line-height="106%" fo:text-indent="-0.2805in"/>
    </style:style>
    <style:style style:name="P771" style:parent-style-name="Standard" style:family="paragraph">
      <style:paragraph-properties fo:margin-left="-0.0034in">
        <style:tab-stops/>
      </style:paragraph-properties>
    </style:style>
    <style:style style:name="TableColumn773" style:family="table-column">
      <style:table-column-properties style:column-width="2.8256in"/>
    </style:style>
    <style:style style:name="TableColumn774" style:family="table-column">
      <style:table-column-properties style:column-width="0.393in"/>
    </style:style>
    <style:style style:name="TableColumn775" style:family="table-column">
      <style:table-column-properties style:column-width="0.3951in"/>
    </style:style>
    <style:style style:name="TableColumn776" style:family="table-column">
      <style:table-column-properties style:column-width="0.393in"/>
    </style:style>
    <style:style style:name="TableColumn777" style:family="table-column">
      <style:table-column-properties style:column-width="0.393in"/>
    </style:style>
    <style:style style:name="Table772" style:family="table">
      <style:table-properties style:width="4.4in" fo:margin-left="-0.075in" table:align="left"/>
    </style:style>
    <style:style style:name="TableRow778" style:family="table-row">
      <style:table-row-properties style:min-row-height="0.2819in"/>
    </style:style>
    <style:style style:name="TableCell779" style:family="table-cell">
      <style:table-cell-properties fo:border="0.0069in solid #000000" style:writing-mode="lr-tb" style:vertical-align="bottom" fo:padding-top="0in" fo:padding-left="0.075in" fo:padding-bottom="0.0062in" fo:padding-right="0.0798in"/>
    </style:style>
    <style:style style:name="P780" style:parent-style-name="Standard" style:family="paragraph">
      <style:paragraph-properties fo:margin-bottom="0in" fo:line-height="106%" fo:margin-left="0in" fo:text-indent="0in">
        <style:tab-stops/>
      </style:paragraph-properties>
    </style:style>
    <style:style style:name="TableCell781" style:family="table-cell">
      <style:table-cell-properties fo:border="0.0069in solid #000000" style:writing-mode="lr-tb" style:vertical-align="bottom" fo:padding-top="0in" fo:padding-left="0.075in" fo:padding-bottom="0.0062in" fo:padding-right="0.0798in"/>
    </style:style>
    <style:style style:name="P782" style:parent-style-name="Standard" style:family="paragraph">
      <style:paragraph-properties fo:margin-bottom="0in" fo:line-height="106%" fo:margin-left="0in" fo:text-indent="0in">
        <style:tab-stops/>
      </style:paragraph-properties>
    </style:style>
    <style:style style:name="TableCell783" style:family="table-cell">
      <style:table-cell-properties fo:border="0.0069in solid #000000" style:writing-mode="lr-tb" style:vertical-align="bottom" fo:padding-top="0in" fo:padding-left="0.075in" fo:padding-bottom="0.0062in" fo:padding-right="0.0798in"/>
    </style:style>
    <style:style style:name="P784" style:parent-style-name="Standard" style:family="paragraph">
      <style:paragraph-properties fo:margin-bottom="0in" fo:line-height="106%" fo:margin-left="0.0013in" fo:text-indent="0in">
        <style:tab-stops/>
      </style:paragraph-properties>
    </style:style>
    <style:style style:name="TableCell785" style:family="table-cell">
      <style:table-cell-properties fo:border="0.0069in solid #000000" style:writing-mode="lr-tb" style:vertical-align="bottom" fo:padding-top="0in" fo:padding-left="0.075in" fo:padding-bottom="0.0062in" fo:padding-right="0.0798in"/>
    </style:style>
    <style:style style:name="P786" style:parent-style-name="Standard" style:family="paragraph">
      <style:paragraph-properties fo:margin-bottom="0in" fo:line-height="106%" fo:margin-left="0.0006in" fo:text-indent="0in">
        <style:tab-stops/>
      </style:paragraph-properties>
    </style:style>
    <style:style style:name="TableCell787" style:family="table-cell">
      <style:table-cell-properties fo:border="0.0069in solid #000000" style:writing-mode="lr-tb" style:vertical-align="bottom" fo:padding-top="0in" fo:padding-left="0.075in" fo:padding-bottom="0.0062in" fo:padding-right="0.0798in"/>
    </style:style>
    <style:style style:name="P788" style:parent-style-name="Standard" style:family="paragraph">
      <style:paragraph-properties fo:margin-bottom="0in" fo:line-height="106%" fo:margin-left="0.0006in" fo:text-indent="0in">
        <style:tab-stops/>
      </style:paragraph-properties>
    </style:style>
    <style:style style:name="TableRow789" style:family="table-row">
      <style:table-row-properties style:min-row-height="0.2833in"/>
    </style:style>
    <style:style style:name="TableCell790" style:family="table-cell">
      <style:table-cell-properties fo:border="0.0069in solid #000000" style:writing-mode="lr-tb" style:vertical-align="bottom" fo:padding-top="0in" fo:padding-left="0.075in" fo:padding-bottom="0.0062in" fo:padding-right="0.0798in"/>
    </style:style>
    <style:style style:name="P791" style:parent-style-name="Standard" style:family="paragraph">
      <style:paragraph-properties fo:margin-bottom="0in" fo:line-height="106%" fo:margin-left="0in" fo:text-indent="0in">
        <style:tab-stops/>
      </style:paragraph-properties>
    </style:style>
    <style:style style:name="TableCell792" style:family="table-cell">
      <style:table-cell-properties fo:border="0.0069in solid #000000" style:writing-mode="lr-tb" style:vertical-align="bottom" fo:padding-top="0in" fo:padding-left="0.075in" fo:padding-bottom="0.0062in" fo:padding-right="0.0798in"/>
    </style:style>
    <style:style style:name="P793" style:parent-style-name="Standard" style:family="paragraph">
      <style:paragraph-properties fo:margin-bottom="0in" fo:line-height="106%" fo:margin-left="0in" fo:text-indent="0in">
        <style:tab-stops/>
      </style:paragraph-properties>
    </style:style>
    <style:style style:name="TableCell794" style:family="table-cell">
      <style:table-cell-properties fo:border="0.0069in solid #000000" style:writing-mode="lr-tb" style:vertical-align="bottom" fo:padding-top="0in" fo:padding-left="0.075in" fo:padding-bottom="0.0062in" fo:padding-right="0.0798in"/>
    </style:style>
    <style:style style:name="P795" style:parent-style-name="Standard" style:family="paragraph">
      <style:paragraph-properties fo:margin-bottom="0in" fo:line-height="106%" fo:margin-left="0.002in" fo:text-indent="0in">
        <style:tab-stops/>
      </style:paragraph-properties>
    </style:style>
    <style:style style:name="TableCell796" style:family="table-cell">
      <style:table-cell-properties fo:border="0.0069in solid #000000" style:writing-mode="lr-tb" style:vertical-align="bottom" fo:padding-top="0in" fo:padding-left="0.075in" fo:padding-bottom="0.0062in" fo:padding-right="0.0798in"/>
    </style:style>
    <style:style style:name="P797" style:parent-style-name="Standard" style:family="paragraph">
      <style:paragraph-properties fo:margin-bottom="0in" fo:line-height="106%" fo:margin-left="0in" fo:text-indent="0in">
        <style:tab-stops/>
      </style:paragraph-properties>
    </style:style>
    <style:style style:name="TableCell798" style:family="table-cell">
      <style:table-cell-properties fo:border="0.0069in solid #000000" style:writing-mode="lr-tb" style:vertical-align="bottom" fo:padding-top="0in" fo:padding-left="0.075in" fo:padding-bottom="0.0062in" fo:padding-right="0.0798in"/>
    </style:style>
    <style:style style:name="P799" style:parent-style-name="Standard" style:family="paragraph">
      <style:paragraph-properties fo:margin-bottom="0in" fo:line-height="106%" fo:margin-left="0in" fo:text-indent="0in">
        <style:tab-stops/>
      </style:paragraph-properties>
    </style:style>
    <style:style style:name="TableRow800" style:family="table-row">
      <style:table-row-properties style:min-row-height="0.2819in"/>
    </style:style>
    <style:style style:name="TableCell801" style:family="table-cell">
      <style:table-cell-properties fo:border="0.0069in solid #000000" style:writing-mode="lr-tb" style:vertical-align="bottom" fo:padding-top="0in" fo:padding-left="0.075in" fo:padding-bottom="0.0062in" fo:padding-right="0.0798in"/>
    </style:style>
    <style:style style:name="P802" style:parent-style-name="Standard" style:family="paragraph">
      <style:paragraph-properties fo:margin-bottom="0in" fo:line-height="106%" fo:margin-left="0in" fo:text-indent="0in">
        <style:tab-stops/>
      </style:paragraph-properties>
    </style:style>
    <style:style style:name="TableCell803" style:family="table-cell">
      <style:table-cell-properties fo:border="0.0069in solid #000000" style:writing-mode="lr-tb" style:vertical-align="bottom" fo:padding-top="0in" fo:padding-left="0.075in" fo:padding-bottom="0.0062in" fo:padding-right="0.0798in"/>
    </style:style>
    <style:style style:name="P804" style:parent-style-name="Standard" style:family="paragraph">
      <style:paragraph-properties fo:margin-bottom="0in" fo:line-height="106%" fo:margin-left="0in" fo:text-indent="0in">
        <style:tab-stops/>
      </style:paragraph-properties>
    </style:style>
    <style:style style:name="TableCell805" style:family="table-cell">
      <style:table-cell-properties fo:border="0.0069in solid #000000" style:writing-mode="lr-tb" style:vertical-align="bottom" fo:padding-top="0in" fo:padding-left="0.075in" fo:padding-bottom="0.0062in" fo:padding-right="0.0798in"/>
    </style:style>
    <style:style style:name="P806" style:parent-style-name="Standard" style:family="paragraph">
      <style:paragraph-properties fo:margin-bottom="0in" fo:line-height="106%" fo:margin-left="0.002in" fo:text-indent="0in">
        <style:tab-stops/>
      </style:paragraph-properties>
    </style:style>
    <style:style style:name="TableCell807" style:family="table-cell">
      <style:table-cell-properties fo:border="0.0069in solid #000000" style:writing-mode="lr-tb" style:vertical-align="bottom" fo:padding-top="0in" fo:padding-left="0.075in" fo:padding-bottom="0.0062in" fo:padding-right="0.0798in"/>
    </style:style>
    <style:style style:name="P808" style:parent-style-name="Standard" style:family="paragraph">
      <style:paragraph-properties fo:margin-bottom="0in" fo:line-height="106%" fo:margin-left="0in" fo:text-indent="0in">
        <style:tab-stops/>
      </style:paragraph-properties>
    </style:style>
    <style:style style:name="TableCell809" style:family="table-cell">
      <style:table-cell-properties fo:border="0.0069in solid #000000" style:writing-mode="lr-tb" style:vertical-align="bottom" fo:padding-top="0in" fo:padding-left="0.075in" fo:padding-bottom="0.0062in" fo:padding-right="0.0798in"/>
    </style:style>
    <style:style style:name="P810" style:parent-style-name="Standard" style:family="paragraph">
      <style:paragraph-properties fo:margin-bottom="0in" fo:line-height="106%" fo:margin-left="0in" fo:text-indent="0in">
        <style:tab-stops/>
      </style:paragraph-properties>
    </style:style>
    <style:style style:name="TableRow811" style:family="table-row">
      <style:table-row-properties style:min-row-height="0.2819in"/>
    </style:style>
    <style:style style:name="TableCell812" style:family="table-cell">
      <style:table-cell-properties fo:border="0.0069in solid #000000" style:writing-mode="lr-tb" style:vertical-align="bottom" fo:padding-top="0in" fo:padding-left="0.075in" fo:padding-bottom="0.0062in" fo:padding-right="0.0798in"/>
    </style:style>
    <style:style style:name="P813" style:parent-style-name="Standard" style:family="paragraph">
      <style:paragraph-properties fo:margin-bottom="0in" fo:line-height="106%" fo:margin-left="0in" fo:text-indent="0in">
        <style:tab-stops/>
      </style:paragraph-properties>
    </style:style>
    <style:style style:name="TableCell814" style:family="table-cell">
      <style:table-cell-properties fo:border="0.0069in solid #000000" style:writing-mode="lr-tb" style:vertical-align="bottom" fo:padding-top="0in" fo:padding-left="0.075in" fo:padding-bottom="0.0062in" fo:padding-right="0.0798in"/>
    </style:style>
    <style:style style:name="P815" style:parent-style-name="Standard" style:family="paragraph">
      <style:paragraph-properties fo:margin-bottom="0in" fo:line-height="106%" fo:margin-left="0in" fo:text-indent="0in">
        <style:tab-stops/>
      </style:paragraph-properties>
    </style:style>
    <style:style style:name="TableCell816" style:family="table-cell">
      <style:table-cell-properties fo:border="0.0069in solid #000000" style:writing-mode="lr-tb" style:vertical-align="bottom" fo:padding-top="0in" fo:padding-left="0.075in" fo:padding-bottom="0.0062in" fo:padding-right="0.0798in"/>
    </style:style>
    <style:style style:name="P817" style:parent-style-name="Standard" style:family="paragraph">
      <style:paragraph-properties fo:margin-bottom="0in" fo:line-height="106%" fo:margin-left="0.002in" fo:text-indent="0in">
        <style:tab-stops/>
      </style:paragraph-properties>
    </style:style>
    <style:style style:name="TableCell818" style:family="table-cell">
      <style:table-cell-properties fo:border="0.0069in solid #000000" style:writing-mode="lr-tb" style:vertical-align="bottom" fo:padding-top="0in" fo:padding-left="0.075in" fo:padding-bottom="0.0062in" fo:padding-right="0.0798in"/>
    </style:style>
    <style:style style:name="P819" style:parent-style-name="Standard" style:family="paragraph">
      <style:paragraph-properties fo:margin-bottom="0in" fo:line-height="106%" fo:margin-left="0in" fo:text-indent="0in">
        <style:tab-stops/>
      </style:paragraph-properties>
    </style:style>
    <style:style style:name="TableCell820" style:family="table-cell">
      <style:table-cell-properties fo:border="0.0069in solid #000000" style:writing-mode="lr-tb" style:vertical-align="bottom" fo:padding-top="0in" fo:padding-left="0.075in" fo:padding-bottom="0.0062in" fo:padding-right="0.0798in"/>
    </style:style>
    <style:style style:name="P821" style:parent-style-name="Standard" style:family="paragraph">
      <style:paragraph-properties fo:margin-bottom="0in" fo:line-height="106%" fo:margin-left="0in" fo:text-indent="0in">
        <style:tab-stops/>
      </style:paragraph-properties>
    </style:style>
    <style:style style:name="P822" style:parent-style-name="Standard" style:family="paragraph">
      <style:paragraph-properties fo:margin-bottom="0in" fo:line-height="106%" fo:margin-left="0in" fo:text-indent="0in">
        <style:tab-stops/>
      </style:paragraph-properties>
    </style:style>
    <style:style style:name="P823" style:parent-style-name="Standard" style:list-style-name="LFO3" style:family="paragraph">
      <style:paragraph-properties fo:text-indent="-0.2805in"/>
    </style:style>
    <style:style style:name="TableColumn825" style:family="table-column">
      <style:table-column-properties style:column-width="2.8256in"/>
    </style:style>
    <style:style style:name="TableColumn826" style:family="table-column">
      <style:table-column-properties style:column-width="0.393in"/>
    </style:style>
    <style:style style:name="TableColumn827" style:family="table-column">
      <style:table-column-properties style:column-width="0.3951in"/>
    </style:style>
    <style:style style:name="TableColumn828" style:family="table-column">
      <style:table-column-properties style:column-width="0.393in"/>
    </style:style>
    <style:style style:name="TableColumn829" style:family="table-column">
      <style:table-column-properties style:column-width="0.393in"/>
    </style:style>
    <style:style style:name="Table824" style:family="table">
      <style:table-properties style:width="4.4in" fo:margin-left="-0.075in" table:align="left"/>
    </style:style>
    <style:style style:name="TableRow830" style:family="table-row">
      <style:table-row-properties style:min-row-height="0.2819in"/>
    </style:style>
    <style:style style:name="TableCell831" style:family="table-cell">
      <style:table-cell-properties fo:border="0.0069in solid #000000" style:writing-mode="lr-tb" style:vertical-align="bottom" fo:padding-top="0in" fo:padding-left="0.075in" fo:padding-bottom="0.0062in" fo:padding-right="0.0798in"/>
    </style:style>
    <style:style style:name="P832" style:parent-style-name="Standard" style:family="paragraph">
      <style:paragraph-properties fo:margin-bottom="0in" fo:line-height="106%" fo:margin-left="0in" fo:text-indent="0in">
        <style:tab-stops/>
      </style:paragraph-properties>
    </style:style>
    <style:style style:name="TableCell833" style:family="table-cell">
      <style:table-cell-properties fo:border="0.0069in solid #000000" style:writing-mode="lr-tb" style:vertical-align="bottom" fo:padding-top="0in" fo:padding-left="0.075in" fo:padding-bottom="0.0062in" fo:padding-right="0.0798in"/>
    </style:style>
    <style:style style:name="P834" style:parent-style-name="Standard" style:family="paragraph">
      <style:paragraph-properties fo:margin-bottom="0in" fo:line-height="106%" fo:margin-left="0in" fo:text-indent="0in">
        <style:tab-stops/>
      </style:paragraph-properties>
    </style:style>
    <style:style style:name="TableCell835" style:family="table-cell">
      <style:table-cell-properties fo:border="0.0069in solid #000000" style:writing-mode="lr-tb" style:vertical-align="bottom" fo:padding-top="0in" fo:padding-left="0.075in" fo:padding-bottom="0.0062in" fo:padding-right="0.0798in"/>
    </style:style>
    <style:style style:name="P836" style:parent-style-name="Standard" style:family="paragraph">
      <style:paragraph-properties fo:margin-bottom="0in" fo:line-height="106%" fo:margin-left="0.0013in" fo:text-indent="0in">
        <style:tab-stops/>
      </style:paragraph-properties>
    </style:style>
    <style:style style:name="TableCell837" style:family="table-cell">
      <style:table-cell-properties fo:border="0.0069in solid #000000" style:writing-mode="lr-tb" style:vertical-align="bottom" fo:padding-top="0in" fo:padding-left="0.075in" fo:padding-bottom="0.0062in" fo:padding-right="0.0798in"/>
    </style:style>
    <style:style style:name="P838" style:parent-style-name="Standard" style:family="paragraph">
      <style:paragraph-properties fo:margin-bottom="0in" fo:line-height="106%" fo:margin-left="0.0006in" fo:text-indent="0in">
        <style:tab-stops/>
      </style:paragraph-properties>
    </style:style>
    <style:style style:name="TableCell839" style:family="table-cell">
      <style:table-cell-properties fo:border="0.0069in solid #000000" style:writing-mode="lr-tb" style:vertical-align="bottom" fo:padding-top="0in" fo:padding-left="0.075in" fo:padding-bottom="0.0062in" fo:padding-right="0.0798in"/>
    </style:style>
    <style:style style:name="P840" style:parent-style-name="Standard" style:family="paragraph">
      <style:paragraph-properties fo:margin-bottom="0in" fo:line-height="106%" fo:margin-left="0.0006in" fo:text-indent="0in">
        <style:tab-stops/>
      </style:paragraph-properties>
    </style:style>
    <style:style style:name="TableRow841" style:family="table-row">
      <style:table-row-properties style:min-row-height="0.2819in"/>
    </style:style>
    <style:style style:name="TableCell842" style:family="table-cell">
      <style:table-cell-properties fo:border="0.0069in solid #000000" style:writing-mode="lr-tb" style:vertical-align="bottom" fo:padding-top="0in" fo:padding-left="0.075in" fo:padding-bottom="0.0062in" fo:padding-right="0.0798in"/>
    </style:style>
    <style:style style:name="P843" style:parent-style-name="Standard" style:family="paragraph">
      <style:paragraph-properties fo:margin-bottom="0in" fo:line-height="106%" fo:margin-left="0in" fo:text-indent="0in">
        <style:tab-stops/>
      </style:paragraph-properties>
    </style:style>
    <style:style style:name="TableCell844" style:family="table-cell">
      <style:table-cell-properties fo:border="0.0069in solid #000000" style:writing-mode="lr-tb" style:vertical-align="bottom" fo:padding-top="0in" fo:padding-left="0.075in" fo:padding-bottom="0.0062in" fo:padding-right="0.0798in"/>
    </style:style>
    <style:style style:name="P845" style:parent-style-name="Standard" style:family="paragraph">
      <style:paragraph-properties fo:margin-bottom="0in" fo:line-height="106%" fo:margin-left="0in" fo:text-indent="0in">
        <style:tab-stops/>
      </style:paragraph-properties>
    </style:style>
    <style:style style:name="TableCell846" style:family="table-cell">
      <style:table-cell-properties fo:border="0.0069in solid #000000" style:writing-mode="lr-tb" style:vertical-align="bottom" fo:padding-top="0in" fo:padding-left="0.075in" fo:padding-bottom="0.0062in" fo:padding-right="0.0798in"/>
    </style:style>
    <style:style style:name="P847" style:parent-style-name="Standard" style:family="paragraph">
      <style:paragraph-properties fo:margin-bottom="0in" fo:line-height="106%" fo:margin-left="0.002in" fo:text-indent="0in">
        <style:tab-stops/>
      </style:paragraph-properties>
    </style:style>
    <style:style style:name="TableCell848" style:family="table-cell">
      <style:table-cell-properties fo:border="0.0069in solid #000000" style:writing-mode="lr-tb" style:vertical-align="bottom" fo:padding-top="0in" fo:padding-left="0.075in" fo:padding-bottom="0.0062in" fo:padding-right="0.0798in"/>
    </style:style>
    <style:style style:name="P849" style:parent-style-name="Standard" style:family="paragraph">
      <style:paragraph-properties fo:margin-bottom="0in" fo:line-height="106%" fo:margin-left="0in" fo:text-indent="0in">
        <style:tab-stops/>
      </style:paragraph-properties>
    </style:style>
    <style:style style:name="TableCell850" style:family="table-cell">
      <style:table-cell-properties fo:border="0.0069in solid #000000" style:writing-mode="lr-tb" style:vertical-align="bottom" fo:padding-top="0in" fo:padding-left="0.075in" fo:padding-bottom="0.0062in" fo:padding-right="0.0798in"/>
    </style:style>
    <style:style style:name="P851" style:parent-style-name="Standard" style:family="paragraph">
      <style:paragraph-properties fo:margin-bottom="0in" fo:line-height="106%" fo:margin-left="0in" fo:text-indent="0in">
        <style:tab-stops/>
      </style:paragraph-properties>
    </style:style>
    <style:style style:name="TableRow852" style:family="table-row">
      <style:table-row-properties style:min-row-height="0.2833in"/>
    </style:style>
    <style:style style:name="TableCell853" style:family="table-cell">
      <style:table-cell-properties fo:border="0.0069in solid #000000" style:writing-mode="lr-tb" style:vertical-align="bottom" fo:padding-top="0in" fo:padding-left="0.075in" fo:padding-bottom="0.0062in" fo:padding-right="0.0798in"/>
    </style:style>
    <style:style style:name="P854" style:parent-style-name="Standard" style:family="paragraph">
      <style:paragraph-properties fo:margin-bottom="0in" fo:line-height="106%" fo:margin-left="0in" fo:text-indent="0in">
        <style:tab-stops/>
      </style:paragraph-properties>
    </style:style>
    <style:style style:name="TableCell855" style:family="table-cell">
      <style:table-cell-properties fo:border="0.0069in solid #000000" style:writing-mode="lr-tb" style:vertical-align="bottom" fo:padding-top="0in" fo:padding-left="0.075in" fo:padding-bottom="0.0062in" fo:padding-right="0.0798in"/>
    </style:style>
    <style:style style:name="P856" style:parent-style-name="Standard" style:family="paragraph">
      <style:paragraph-properties fo:margin-bottom="0in" fo:line-height="106%" fo:margin-left="0in" fo:text-indent="0in">
        <style:tab-stops/>
      </style:paragraph-properties>
    </style:style>
    <style:style style:name="TableCell857" style:family="table-cell">
      <style:table-cell-properties fo:border="0.0069in solid #000000" style:writing-mode="lr-tb" style:vertical-align="bottom" fo:padding-top="0in" fo:padding-left="0.075in" fo:padding-bottom="0.0062in" fo:padding-right="0.0798in"/>
    </style:style>
    <style:style style:name="P858" style:parent-style-name="Standard" style:family="paragraph">
      <style:paragraph-properties fo:margin-bottom="0in" fo:line-height="106%" fo:margin-left="0.002in" fo:text-indent="0in">
        <style:tab-stops/>
      </style:paragraph-properties>
    </style:style>
    <style:style style:name="TableCell859" style:family="table-cell">
      <style:table-cell-properties fo:border="0.0069in solid #000000" style:writing-mode="lr-tb" style:vertical-align="bottom" fo:padding-top="0in" fo:padding-left="0.075in" fo:padding-bottom="0.0062in" fo:padding-right="0.0798in"/>
    </style:style>
    <style:style style:name="P860" style:parent-style-name="Standard" style:family="paragraph">
      <style:paragraph-properties fo:margin-bottom="0in" fo:line-height="106%" fo:margin-left="0in" fo:text-indent="0in">
        <style:tab-stops/>
      </style:paragraph-properties>
    </style:style>
    <style:style style:name="TableCell861" style:family="table-cell">
      <style:table-cell-properties fo:border="0.0069in solid #000000" style:writing-mode="lr-tb" style:vertical-align="bottom" fo:padding-top="0in" fo:padding-left="0.075in" fo:padding-bottom="0.0062in" fo:padding-right="0.0798in"/>
    </style:style>
    <style:style style:name="P862" style:parent-style-name="Standard" style:family="paragraph">
      <style:paragraph-properties fo:margin-bottom="0in" fo:line-height="106%" fo:margin-left="0in" fo:text-indent="0in">
        <style:tab-stops/>
      </style:paragraph-properties>
    </style:style>
    <style:style style:name="P863" style:parent-style-name="Standard" style:family="paragraph">
      <style:paragraph-properties fo:margin-bottom="0in" fo:line-height="106%" fo:margin-left="0in" fo:text-indent="0in">
        <style:tab-stops/>
      </style:paragraph-properties>
    </style:style>
    <style:style style:name="P864" style:parent-style-name="Standard" style:list-style-name="LFO3" style:family="paragraph">
      <style:paragraph-properties fo:text-indent="-0.2805in"/>
    </style:style>
    <style:style style:name="TableColumn866" style:family="table-column">
      <style:table-column-properties style:column-width="2.8256in"/>
    </style:style>
    <style:style style:name="TableColumn867" style:family="table-column">
      <style:table-column-properties style:column-width="0.393in"/>
    </style:style>
    <style:style style:name="TableColumn868" style:family="table-column">
      <style:table-column-properties style:column-width="0.3951in"/>
    </style:style>
    <style:style style:name="TableColumn869" style:family="table-column">
      <style:table-column-properties style:column-width="0.393in"/>
    </style:style>
    <style:style style:name="TableColumn870" style:family="table-column">
      <style:table-column-properties style:column-width="0.393in"/>
    </style:style>
    <style:style style:name="Table865" style:family="table">
      <style:table-properties style:width="4.4in" fo:margin-left="-0.075in" table:align="left"/>
    </style:style>
    <style:style style:name="TableRow871" style:family="table-row">
      <style:table-row-properties style:min-row-height="0.2819in"/>
    </style:style>
    <style:style style:name="TableCell872" style:family="table-cell">
      <style:table-cell-properties fo:border="0.0069in solid #000000" style:writing-mode="lr-tb" style:vertical-align="bottom" fo:padding-top="0in" fo:padding-left="0.075in" fo:padding-bottom="0.0062in" fo:padding-right="0.0798in"/>
    </style:style>
    <style:style style:name="P873" style:parent-style-name="Standard" style:family="paragraph">
      <style:paragraph-properties fo:margin-bottom="0in" fo:line-height="106%" fo:margin-left="0in" fo:text-indent="0in">
        <style:tab-stops/>
      </style:paragraph-properties>
    </style:style>
    <style:style style:name="TableCell874" style:family="table-cell">
      <style:table-cell-properties fo:border="0.0069in solid #000000" style:writing-mode="lr-tb" style:vertical-align="bottom" fo:padding-top="0in" fo:padding-left="0.075in" fo:padding-bottom="0.0062in" fo:padding-right="0.0798in"/>
    </style:style>
    <style:style style:name="P875" style:parent-style-name="Standard" style:family="paragraph">
      <style:paragraph-properties fo:margin-bottom="0in" fo:line-height="106%" fo:margin-left="0in" fo:text-indent="0in">
        <style:tab-stops/>
      </style:paragraph-properties>
    </style:style>
    <style:style style:name="TableCell876" style:family="table-cell">
      <style:table-cell-properties fo:border="0.0069in solid #000000" style:writing-mode="lr-tb" style:vertical-align="bottom" fo:padding-top="0in" fo:padding-left="0.075in" fo:padding-bottom="0.0062in" fo:padding-right="0.0798in"/>
    </style:style>
    <style:style style:name="P877" style:parent-style-name="Standard" style:family="paragraph">
      <style:paragraph-properties fo:margin-bottom="0in" fo:line-height="106%" fo:margin-left="0.0013in" fo:text-indent="0in">
        <style:tab-stops/>
      </style:paragraph-properties>
    </style:style>
    <style:style style:name="TableCell878" style:family="table-cell">
      <style:table-cell-properties fo:border="0.0069in solid #000000" style:writing-mode="lr-tb" style:vertical-align="bottom" fo:padding-top="0in" fo:padding-left="0.075in" fo:padding-bottom="0.0062in" fo:padding-right="0.0798in"/>
    </style:style>
    <style:style style:name="P879" style:parent-style-name="Standard" style:family="paragraph">
      <style:paragraph-properties fo:margin-bottom="0in" fo:line-height="106%" fo:margin-left="0.0006in" fo:text-indent="0in">
        <style:tab-stops/>
      </style:paragraph-properties>
    </style:style>
    <style:style style:name="TableCell880" style:family="table-cell">
      <style:table-cell-properties fo:border="0.0069in solid #000000" style:writing-mode="lr-tb" style:vertical-align="bottom" fo:padding-top="0in" fo:padding-left="0.075in" fo:padding-bottom="0.0062in" fo:padding-right="0.0798in"/>
    </style:style>
    <style:style style:name="P881" style:parent-style-name="Standard" style:family="paragraph">
      <style:paragraph-properties fo:margin-bottom="0in" fo:line-height="106%" fo:margin-left="0.0006in" fo:text-indent="0in">
        <style:tab-stops/>
      </style:paragraph-properties>
    </style:style>
    <style:style style:name="TableRow882" style:family="table-row">
      <style:table-row-properties style:min-row-height="0.2819in"/>
    </style:style>
    <style:style style:name="TableCell883" style:family="table-cell">
      <style:table-cell-properties fo:border="0.0069in solid #000000" style:writing-mode="lr-tb" style:vertical-align="bottom" fo:padding-top="0in" fo:padding-left="0.075in" fo:padding-bottom="0.0062in" fo:padding-right="0.0798in"/>
    </style:style>
    <style:style style:name="P884" style:parent-style-name="Standard" style:family="paragraph">
      <style:paragraph-properties fo:margin-bottom="0in" fo:line-height="106%" fo:margin-left="0in" fo:text-indent="0in">
        <style:tab-stops/>
      </style:paragraph-properties>
    </style:style>
    <style:style style:name="TableCell885" style:family="table-cell">
      <style:table-cell-properties fo:border="0.0069in solid #000000" style:writing-mode="lr-tb" style:vertical-align="bottom" fo:padding-top="0in" fo:padding-left="0.075in" fo:padding-bottom="0.0062in" fo:padding-right="0.0798in"/>
    </style:style>
    <style:style style:name="P886" style:parent-style-name="Standard" style:family="paragraph">
      <style:paragraph-properties fo:margin-bottom="0in" fo:line-height="106%" fo:margin-left="0in" fo:text-indent="0in">
        <style:tab-stops/>
      </style:paragraph-properties>
    </style:style>
    <style:style style:name="TableCell887" style:family="table-cell">
      <style:table-cell-properties fo:border="0.0069in solid #000000" style:writing-mode="lr-tb" style:vertical-align="bottom" fo:padding-top="0in" fo:padding-left="0.075in" fo:padding-bottom="0.0062in" fo:padding-right="0.0798in"/>
    </style:style>
    <style:style style:name="P888" style:parent-style-name="Standard" style:family="paragraph">
      <style:paragraph-properties fo:margin-bottom="0in" fo:line-height="106%" fo:margin-left="0.002in" fo:text-indent="0in">
        <style:tab-stops/>
      </style:paragraph-properties>
    </style:style>
    <style:style style:name="TableCell889" style:family="table-cell">
      <style:table-cell-properties fo:border="0.0069in solid #000000" style:writing-mode="lr-tb" style:vertical-align="bottom" fo:padding-top="0in" fo:padding-left="0.075in" fo:padding-bottom="0.0062in" fo:padding-right="0.0798in"/>
    </style:style>
    <style:style style:name="P890" style:parent-style-name="Standard" style:family="paragraph">
      <style:paragraph-properties fo:margin-bottom="0in" fo:line-height="106%" fo:margin-left="0in" fo:text-indent="0in">
        <style:tab-stops/>
      </style:paragraph-properties>
    </style:style>
    <style:style style:name="TableCell891" style:family="table-cell">
      <style:table-cell-properties fo:border="0.0069in solid #000000" style:writing-mode="lr-tb" style:vertical-align="bottom" fo:padding-top="0in" fo:padding-left="0.075in" fo:padding-bottom="0.0062in" fo:padding-right="0.0798in"/>
    </style:style>
    <style:style style:name="P892" style:parent-style-name="Standard" style:family="paragraph">
      <style:paragraph-properties fo:margin-bottom="0in" fo:line-height="106%" fo:margin-left="0in" fo:text-indent="0in">
        <style:tab-stops/>
      </style:paragraph-properties>
    </style:style>
    <style:style style:name="TableRow893" style:family="table-row">
      <style:table-row-properties style:min-row-height="0.2819in"/>
    </style:style>
    <style:style style:name="TableCell894" style:family="table-cell">
      <style:table-cell-properties fo:border="0.0069in solid #000000" style:writing-mode="lr-tb" style:vertical-align="bottom" fo:padding-top="0in" fo:padding-left="0.075in" fo:padding-bottom="0.0062in" fo:padding-right="0.0798in"/>
    </style:style>
    <style:style style:name="P895" style:parent-style-name="Standard" style:family="paragraph">
      <style:paragraph-properties fo:margin-bottom="0in" fo:line-height="106%" fo:margin-left="0in" fo:text-indent="0in">
        <style:tab-stops/>
      </style:paragraph-properties>
    </style:style>
    <style:style style:name="TableCell896" style:family="table-cell">
      <style:table-cell-properties fo:border="0.0069in solid #000000" style:writing-mode="lr-tb" style:vertical-align="bottom" fo:padding-top="0in" fo:padding-left="0.075in" fo:padding-bottom="0.0062in" fo:padding-right="0.0798in"/>
    </style:style>
    <style:style style:name="P897" style:parent-style-name="Standard" style:family="paragraph">
      <style:paragraph-properties fo:margin-bottom="0in" fo:line-height="106%" fo:margin-left="0in" fo:text-indent="0in">
        <style:tab-stops/>
      </style:paragraph-properties>
    </style:style>
    <style:style style:name="TableCell898" style:family="table-cell">
      <style:table-cell-properties fo:border="0.0069in solid #000000" style:writing-mode="lr-tb" style:vertical-align="bottom" fo:padding-top="0in" fo:padding-left="0.075in" fo:padding-bottom="0.0062in" fo:padding-right="0.0798in"/>
    </style:style>
    <style:style style:name="P899" style:parent-style-name="Standard" style:family="paragraph">
      <style:paragraph-properties fo:margin-bottom="0in" fo:line-height="106%" fo:margin-left="0.002in" fo:text-indent="0in">
        <style:tab-stops/>
      </style:paragraph-properties>
    </style:style>
    <style:style style:name="TableCell900" style:family="table-cell">
      <style:table-cell-properties fo:border="0.0069in solid #000000" style:writing-mode="lr-tb" style:vertical-align="bottom" fo:padding-top="0in" fo:padding-left="0.075in" fo:padding-bottom="0.0062in" fo:padding-right="0.0798in"/>
    </style:style>
    <style:style style:name="P901" style:parent-style-name="Standard" style:family="paragraph">
      <style:paragraph-properties fo:margin-bottom="0in" fo:line-height="106%" fo:margin-left="0in" fo:text-indent="0in">
        <style:tab-stops/>
      </style:paragraph-properties>
    </style:style>
    <style:style style:name="TableCell902" style:family="table-cell">
      <style:table-cell-properties fo:border="0.0069in solid #000000" style:writing-mode="lr-tb" style:vertical-align="bottom" fo:padding-top="0in" fo:padding-left="0.075in" fo:padding-bottom="0.0062in" fo:padding-right="0.0798in"/>
    </style:style>
    <style:style style:name="P903" style:parent-style-name="Standard" style:family="paragraph">
      <style:paragraph-properties fo:margin-bottom="0in" fo:line-height="106%" fo:margin-left="0in" fo:text-indent="0in">
        <style:tab-stops/>
      </style:paragraph-properties>
    </style:style>
    <style:style style:name="P904" style:parent-style-name="Standard" style:family="paragraph">
      <style:paragraph-properties fo:margin-bottom="0in" fo:line-height="106%" fo:margin-left="0in" fo:text-indent="0in">
        <style:tab-stops/>
      </style:paragraph-properties>
    </style:style>
    <style:style style:family="graphic" style:name="a30">
      <style:graphic-properties draw:fill="solid" draw:fill-color="#ffffff" draw:opacity="100%" draw:stroke="none"/>
    </style:style>
    <style:style style:family="graphic" style:name="a31">
      <style:graphic-properties draw:fill="none" draw:stroke="solid" svg:stroke-width="0.00384in" svg:stroke-color="#000000" svg:stroke-opacity="100%" draw:stroke-linejoin="round" svg:stroke-linecap="round"/>
    </style:style>
    <style:style style:family="graphic" style:name="a32">
      <style:graphic-properties draw:fill="solid" draw:fill-color="#ffffff" draw:opacity="100%" draw:stroke="none"/>
    </style:style>
    <style:style style:family="graphic" style:name="a33">
      <style:graphic-properties draw:fill="none" draw:stroke="solid" svg:stroke-width="0.00384in" svg:stroke-color="#000000" svg:stroke-opacity="100%" draw:stroke-linejoin="round" svg:stroke-linecap="round"/>
    </style:style>
    <style:style style:family="graphic" style:name="a34">
      <style:graphic-properties draw:fill="solid" draw:fill-color="#ffffff" draw:opacity="100%" draw:stroke="none"/>
    </style:style>
    <style:style style:family="graphic" style:name="a35">
      <style:graphic-properties draw:fill="none" draw:stroke="solid" svg:stroke-width="0.00384in" svg:stroke-color="#000000" svg:stroke-opacity="100%" draw:stroke-linejoin="round" svg:stroke-linecap="round"/>
    </style:style>
    <style:style style:family="graphic" style:name="a36">
      <style:graphic-properties draw:fill="solid" draw:fill-color="#ffffff" draw:opacity="100%" draw:stroke="none"/>
    </style:style>
    <style:style style:family="graphic" style:name="a37">
      <style:graphic-properties draw:fill="none" draw:stroke="solid" svg:stroke-width="0.00384in" svg:stroke-color="#000000" svg:stroke-opacity="100%" draw:stroke-linejoin="round" svg:stroke-linecap="round"/>
    </style:style>
    <style:style style:family="graphic" style:name="a38">
      <style:graphic-properties draw:fill="solid" draw:fill-color="#ffffff" draw:opacity="100%" draw:stroke="none"/>
    </style:style>
    <style:style style:family="graphic" style:name="a39">
      <style:graphic-properties draw:fill="none" draw:stroke="solid" svg:stroke-width="0.00384in" svg:stroke-color="#000000" svg:stroke-opacity="100%" draw:stroke-linejoin="round" svg:stroke-linecap="round"/>
    </style:style>
    <style:style style:family="graphic" style:name="a80">
      <style:graphic-properties draw:fill="solid" draw:fill-color="#000000" draw:opacity="100%" draw:stroke="solid" svg:stroke-width="0.00521in" svg:stroke-color="#000000" svg:stroke-opacity="100%" draw:stroke-linejoin="round" svg:stroke-linecap="round"/>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style:style>
    <style:style style:family="graphic" style:name="a8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6">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graphic-properties draw:fill="none" draw:stroke="none"/>
    </style:style>
    <style:style style:family="graphic" style:name="a89">
      <style:graphic-properties draw:fill="none" draw:stroke="none"/>
    </style:style>
    <style:style style:family="graphic" style:name="a40">
      <style:graphic-properties draw:fill="solid" draw:fill-color="#ffffff" draw:opacity="100%" draw:stroke="none"/>
    </style:style>
    <style:style style:family="graphic" style:name="a41">
      <style:graphic-properties draw:fill="none" draw:stroke="solid" svg:stroke-width="0.00384in" svg:stroke-color="#000000" svg:stroke-opacity="100%" draw:stroke-linejoin="round" svg:stroke-linecap="round"/>
    </style:style>
    <style:style style:family="graphic" style:name="a42">
      <style:graphic-properties draw:fill="solid" draw:fill-color="#ffffff" draw:opacity="100%" draw:stroke="none"/>
    </style:style>
    <style:style style:family="graphic" style:name="a43">
      <style:graphic-properties draw:fill="none" draw:stroke="solid" svg:stroke-width="0.00384in" svg:stroke-color="#000000" svg:stroke-opacity="100%" draw:stroke-linejoin="round" svg:stroke-linecap="round"/>
    </style:style>
    <style:style style:family="graphic" style:name="a44">
      <style:graphic-properties draw:fill="solid" draw:fill-color="#ffffff" draw:opacity="100%" draw:stroke="none"/>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0521in" svg:stroke-color="#000000" svg:stroke-opacity="100%" draw:stroke-linejoin="round" svg:stroke-linecap="round"/>
    </style:style>
    <style:style style:family="graphic" style:name="a47">
      <style:graphic-properties draw:fill="none" draw:stroke="solid" svg:stroke-width="0.00521in" svg:stroke-color="#000000" svg:stroke-opacity="100%" draw:stroke-linejoin="round" svg:stroke-linecap="round"/>
    </style:style>
    <style:style style:family="graphic" style:name="a48">
      <style:graphic-properties draw:fill="none" draw:stroke="solid" svg:stroke-width="0.00521in" svg:stroke-color="#000000" svg:stroke-opacity="100%" draw:stroke-linejoin="round" svg:stroke-linecap="round"/>
    </style:style>
    <style:style style:family="graphic" style:name="a49">
      <style:graphic-properties draw:fill="none" draw:stroke="solid" svg:stroke-width="0.00521in" svg:stroke-color="#000000" svg:stroke-opacity="100%" draw:stroke-linejoin="round" svg:stroke-linecap="round"/>
    </style:style>
    <style:style style:family="graphic" style:name="a90">
      <style:graphic-properties draw:fill="none" draw:stroke="none"/>
    </style:style>
    <style:style style:family="graphic" style:name="a91">
      <style:graphic-properties draw:fill="none" draw:stroke="none"/>
    </style:style>
    <style:style style:family="graphic" style:name="a92">
      <style:graphic-properties draw:fill="none" draw:stroke="none"/>
    </style:style>
    <style:style style:family="graphic" style:name="a93">
      <style:graphic-properties draw:fill="none" draw:stroke="none"/>
    </style:style>
    <style:style style:family="graphic" style:name="a94">
      <style:graphic-properties draw:fill="none" draw:stroke="none"/>
    </style:style>
    <style:style style:family="graphic" style:name="a95">
      <style:graphic-properties draw:fill="none" draw:stroke="none"/>
    </style:style>
    <style:style style:family="graphic" style:name="a96">
      <style:graphic-properties draw:fill="solid" draw:fill-color="#808080" draw:opacity="100%" draw:stroke="none"/>
    </style:style>
    <style:style style:family="graphic" style:name="a97">
      <style:graphic-properties draw:fill="none" draw:stroke="solid" svg:stroke-width="0.00521in" svg:stroke-color="#000000" svg:stroke-opacity="100%" draw:stroke-linejoin="round" svg:stroke-linecap="round"/>
    </style:style>
    <style:style style:family="graphic" style:name="a98">
      <style:graphic-properties draw:fill="solid" draw:fill-color="#bbe0e3" draw:opacity="100%" draw:stroke="none"/>
    </style:style>
    <style:style style:family="graphic" style:name="a99">
      <style:graphic-properties draw:fill="none" draw:stroke="solid" svg:stroke-width="0.00521in" svg:stroke-color="#000000" svg:stroke-opacity="100%" draw:stroke-linejoin="round" svg:stroke-linecap="round"/>
    </style:style>
    <style:style style:family="graphic" style:name="a50">
      <style:graphic-properties draw:fill="none" draw:stroke="solid" svg:stroke-width="0.00521in" svg:stroke-color="#000000" svg:stroke-opacity="100%" draw:stroke-linejoin="round" svg:stroke-linecap="round"/>
    </style:style>
    <style:style style:family="graphic" style:name="a51">
      <style:graphic-properties draw:fill="none" draw:stroke="solid" svg:stroke-width="0.00521in" svg:stroke-color="#000000" svg:stroke-opacity="100%" draw:stroke-linejoin="round" svg:stroke-linecap="round"/>
    </style:style>
    <style:style style:family="graphic" style:name="a52">
      <style:graphic-properties draw:fill="none" draw:stroke="solid" svg:stroke-width="0.00521in" svg:stroke-color="#000000" svg:stroke-opacity="100%" draw:stroke-linejoin="round" svg:stroke-linecap="round"/>
    </style:style>
    <style:style style:family="graphic" style:name="a53">
      <style:graphic-properties draw:fill="none" draw:stroke="solid" svg:stroke-width="0.00521in" svg:stroke-color="#000000" svg:stroke-opacity="100%" draw:stroke-linejoin="round" svg:stroke-linecap="round"/>
    </style:style>
    <style:style style:family="graphic" style:name="a54">
      <style:graphic-properties draw:fill="none" draw:stroke="solid" svg:stroke-width="0.00521in" svg:stroke-color="#000000" svg:stroke-opacity="100%" draw:stroke-linejoin="round" svg:stroke-linecap="round"/>
    </style:style>
    <style:style style:family="graphic" style:name="a55">
      <style:graphic-properties draw:fill="none" draw:stroke="solid" svg:stroke-width="0.00521in" svg:stroke-color="#000000" svg:stroke-opacity="100%" draw:stroke-linejoin="round" svg:stroke-linecap="round"/>
    </style:style>
    <style:style style:family="graphic" style:name="a56">
      <style:graphic-properties draw:fill="none" draw:stroke="solid" svg:stroke-width="0.00521in" svg:stroke-color="#000000" svg:stroke-opacity="100%" draw:stroke-linejoin="round" svg:stroke-linecap="round"/>
    </style:style>
    <style:style style:family="graphic" style:name="a57">
      <style:graphic-properties draw:fill="none" draw:stroke="solid" svg:stroke-width="0.00521in" svg:stroke-color="#000000" svg:stroke-opacity="100%" draw:stroke-linejoin="round" svg:stroke-linecap="round"/>
    </style:style>
    <style:style style:family="graphic" style:name="a58">
      <style:graphic-properties draw:fill="none" draw:stroke="solid" svg:stroke-width="0.00521in" svg:stroke-color="#000000" svg:stroke-opacity="100%" draw:stroke-linejoin="round" svg:stroke-linecap="round"/>
    </style:style>
    <style:style style:family="graphic" style:name="a59">
      <style:graphic-properties draw:fill="none" draw:stroke="solid" svg:stroke-width="0.00521in" svg:stroke-color="#000000" svg:stroke-opacity="100%" draw:stroke-linejoin="round" svg:stroke-linecap="round"/>
    </style:style>
    <style:style style:family="graphic" style:name="a1">
      <style:graphic-properties draw:fill="none" draw:stroke="solid" svg:stroke-width="0.00521in" svg:stroke-color="#000000" svg:stroke-opacity="100%" draw:stroke-linejoin="round" svg:stroke-linecap="round"/>
    </style:style>
    <style:style style:family="graphic" style:name="a2">
      <style:graphic-properties draw:fill="none" draw:stroke="solid" svg:stroke-width="0.00521in" svg:stroke-color="#000000" svg:stroke-opacity="100%" draw:stroke-linejoin="round" svg:stroke-linecap="round"/>
    </style:style>
    <style:style style:family="graphic" style:name="a3">
      <style:graphic-properties draw:fill="none" draw:stroke="solid" svg:stroke-width="0.00521in" svg:stroke-color="#000000" svg:stroke-opacity="100%" draw:stroke-linejoin="round" svg:stroke-linecap="round"/>
    </style:style>
    <style:style style:family="graphic" style:name="a4">
      <style:graphic-properties draw:fill="none" draw:stroke="solid" svg:stroke-width="0.00521in" svg:stroke-color="#000000" svg:stroke-opacity="100%" draw:stroke-linejoin="round" svg:stroke-linecap="round"/>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draw:fill="none" draw:stroke="solid" svg:stroke-width="0.00521in" svg:stroke-color="#000000" svg:stroke-opacity="100%" draw:stroke-linejoin="round" svg:stroke-linecap="round"/>
    </style:style>
    <style:style style:family="graphic" style:name="a101">
      <style:graphic-properties draw:fill="solid" draw:fill-color="#bbe0e3" draw:opacity="100%" draw:stroke="none"/>
    </style:style>
    <style:style style:family="graphic" style:name="a6">
      <style:graphic-properties draw:fill="none" draw:stroke="solid" svg:stroke-width="0.00521in" svg:stroke-color="#000000" svg:stroke-opacity="100%" draw:stroke-linejoin="round" svg:stroke-linecap="round"/>
    </style:style>
    <style:style style:family="graphic" style:name="a102">
      <style:graphic-properties draw:fill="none" draw:stroke="solid" svg:stroke-width="0.00521in" svg:stroke-color="#000000" svg:stroke-opacity="100%" draw:stroke-linejoin="round" svg:stroke-linecap="round"/>
    </style:style>
    <style:style style:family="graphic" style:name="a7">
      <style:graphic-properties draw:fill="none" draw:stroke="solid" svg:stroke-width="0.00521in" svg:stroke-color="#000000" svg:stroke-opacity="100%" draw:stroke-linejoin="round" svg:stroke-linecap="round"/>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none" draw:stroke="solid" svg:stroke-width="0.00521in" svg:stroke-color="#000000" svg:stroke-opacity="100%" draw:stroke-linejoin="round" svg:stroke-linecap="round"/>
    </style:style>
    <style:style style:family="graphic" style:name="a104">
      <style:graphic-properties draw:fill="solid" draw:fill-color="#bbe0e3" draw:opacity="100%" draw:stroke="none"/>
    </style:style>
    <style:style style:family="graphic" style:name="a9">
      <style:graphic-properties draw:fill="none" draw:stroke="solid" svg:stroke-width="0.00521in" svg:stroke-color="#000000" svg:stroke-opacity="100%" draw:stroke-linejoin="round" svg:stroke-linecap="round"/>
    </style:style>
    <style:style style:family="graphic" style:name="a105">
      <style:graphic-properties draw:fill="none" draw:stroke="solid" svg:stroke-width="0.00521in" svg:stroke-color="#000000" svg:stroke-opacity="100%" draw:stroke-linejoin="round" svg:stroke-linecap="round"/>
    </style:style>
    <style:style style:family="graphic" style:name="a10">
      <style:graphic-properties draw:fill="none" draw:stroke="solid" svg:stroke-width="0.00521in" svg:stroke-color="#000000" svg:stroke-opacity="100%" draw:stroke-linejoin="round" svg:stroke-linecap="round"/>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none" draw:stroke="solid" svg:stroke-width="0.00521in" svg:stroke-color="#000000" svg:stroke-opacity="100%" draw:stroke-linejoin="round" svg:stroke-linecap="round"/>
    </style:style>
    <style:style style:family="graphic" style:name="a107">
      <style:graphic-properties draw:fill="solid" draw:fill-color="#bbe0e3" draw:opacity="100%" draw:stroke="none"/>
    </style:style>
    <style:style style:family="graphic" style:name="a12">
      <style:graphic-properties draw:fill="none" draw:stroke="solid" svg:stroke-width="0.00521in" svg:stroke-color="#000000" svg:stroke-opacity="100%" draw:stroke-linejoin="round" svg:stroke-linecap="round"/>
    </style:style>
    <style:style style:family="graphic" style:name="a108">
      <style:graphic-properties draw:fill="none" draw:stroke="solid" svg:stroke-width="0.00521in" svg:stroke-color="#000000" svg:stroke-opacity="100%" draw:stroke-linejoin="round" svg:stroke-linecap="round"/>
    </style:style>
    <style:style style:family="graphic" style:name="a13">
      <style:graphic-properties draw:fill="none" draw:stroke="solid" svg:stroke-width="0.00521in" svg:stroke-color="#000000" svg:stroke-opacity="100%" draw:stroke-linejoin="round" svg:stroke-linecap="round"/>
    </style:style>
    <style:style style:family="graphic"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none" draw:stroke="solid" svg:stroke-width="0.00521in" svg:stroke-color="#000000" svg:stroke-opacity="100%" draw:stroke-linejoin="round" svg:stroke-linecap="round"/>
    </style:style>
    <style:style style:family="graphic" style:name="a15">
      <style:graphic-properties draw:fill="none" draw:stroke="solid" svg:stroke-width="0.00521in" svg:stroke-color="#000000" svg:stroke-opacity="100%" draw:stroke-linejoin="round" svg:stroke-linecap="round"/>
    </style:style>
    <style:style style:family="graphic" style:name="a16">
      <style:graphic-properties draw:fill="none" draw:stroke="solid" svg:stroke-width="0.00521in" svg:stroke-color="#000000" svg:stroke-opacity="100%" draw:stroke-linejoin="round" svg:stroke-linecap="round"/>
    </style:style>
    <style:style style:family="graphic" style:name="a17">
      <style:graphic-properties draw:fill="none" draw:stroke="none"/>
    </style:style>
    <style:style style:family="graphic" style:name="a18">
      <style:graphic-properties draw:fill="none" draw:stroke="solid" svg:stroke-width="0.00577in" svg:stroke-color="#000000" svg:stroke-opacity="100%" draw:stroke-linejoin="round" svg:stroke-linecap="round"/>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none" draw:stroke="solid" svg:stroke-width="0.00521in" svg:stroke-color="#000000" svg:stroke-opacity="100%" draw:stroke-linejoin="round" svg:stroke-linecap="round"/>
    </style:style>
    <style:style style:family="graphic" style:name="a61">
      <style:graphic-properties draw:fill="none" draw:stroke="solid" svg:stroke-width="0.00521in" svg:stroke-color="#000000" svg:stroke-opacity="100%" draw:stroke-linejoin="round" svg:stroke-linecap="round"/>
    </style:style>
    <style:style style:family="graphic" style:name="a62">
      <style:graphic-properties draw:fill="none" draw:stroke="solid" svg:stroke-width="0.00521in" svg:stroke-color="#000000" svg:stroke-opacity="100%" draw:stroke-linejoin="round" svg:stroke-linecap="round"/>
    </style:style>
    <style:style style:family="graphic" style:name="a63">
      <style:graphic-properties draw:fill="none" draw:stroke="solid" svg:stroke-width="0.00521in" svg:stroke-color="#000000" svg:stroke-opacity="100%" draw:stroke-linejoin="round" svg:stroke-linecap="round"/>
    </style:style>
    <style:style style:family="graphic" style:name="a64">
      <style:graphic-properties draw:fill="none" draw:stroke="solid" svg:stroke-width="0.00521in" svg:stroke-color="#000000" svg:stroke-opacity="100%" draw:stroke-linejoin="round" svg:stroke-linecap="round"/>
    </style:style>
    <style:style style:family="graphic" style:name="a65">
      <style:graphic-properties draw:fill="none" draw:stroke="solid" svg:stroke-width="0.00521in" svg:stroke-color="#000000" svg:stroke-opacity="100%" draw:stroke-linejoin="round" svg:stroke-linecap="round"/>
    </style:style>
    <style:style style:family="graphic" style:name="a66">
      <style:graphic-properties draw:fill="none" draw:stroke="solid" svg:stroke-width="0.00521in" svg:stroke-color="#000000" svg:stroke-opacity="100%" draw:stroke-linejoin="round" svg:stroke-linecap="round"/>
    </style:style>
    <style:style style:family="graphic" style:name="a67">
      <style:graphic-properties draw:fill="none" draw:stroke="solid" svg:stroke-width="0.00521in" svg:stroke-color="#000000" svg:stroke-opacity="100%" draw:stroke-linejoin="round" svg:stroke-linecap="round"/>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draw:fill="solid" draw:fill-color="#bbe0e3" draw:opacity="100%" draw:stroke="none"/>
    </style:style>
    <style:style style:family="graphic" style:name="a111">
      <style:graphic-properties draw:fill="none" draw:stroke="solid" svg:stroke-width="0.00521in" svg:stroke-color="#000000" svg:stroke-opacity="100%" draw:stroke-linejoin="round" svg:stroke-linecap="round"/>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none" draw:stroke="none"/>
    </style:style>
    <style:style style:family="graphic" style:name="a115">
      <style:graphic-properties/>
    </style:style>
    <style:style style:family="graphic" style:name="a21">
      <style:graphic-properties draw:fill="none" draw:stroke="solid" svg:stroke-width="0.00577in" svg:stroke-color="#000000" svg:stroke-opacity="100%" draw:stroke-linejoin="round" svg:stroke-linecap="round"/>
    </style:style>
    <style:style style:family="graphic"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solid" draw:fill-color="#000000" draw:opacity="100%" draw:stroke="solid" svg:stroke-width="0.00521in" svg:stroke-color="#000000" svg:stroke-opacity="100%" draw:stroke-linejoin="round" svg:stroke-linecap="round"/>
    </style:style>
    <style:style style:family="graphic" style:name="a24">
      <style:graphic-properties draw:fill="none" draw:stroke="solid" svg:stroke-width="0.00384in" svg:stroke-color="#000000" svg:stroke-opacity="100%" draw:stroke-linejoin="round" svg:stroke-linecap="round"/>
    </style:style>
    <style:style style:family="graphic" style:name="a25">
      <style:graphic-properties draw:fill="none" draw:stroke="solid" svg:stroke-width="0.00384in" svg:stroke-color="#000000" svg:stroke-opacity="100%" draw:stroke-linejoin="round" svg:stroke-linecap="round"/>
    </style:style>
    <style:style style:family="graphic" style:name="a26">
      <style:graphic-properties draw:fill="solid" draw:fill-color="#ffffff" draw:opacity="100%" draw:stroke="none"/>
    </style:style>
    <style:style style:family="graphic" style:name="a27">
      <style:graphic-properties draw:fill="none" draw:stroke="solid" svg:stroke-width="0.00384in" svg:stroke-color="#000000" svg:stroke-opacity="100%" draw:stroke-linejoin="round" svg:stroke-linecap="round"/>
    </style:style>
    <style:style style:family="graphic" style:name="a28">
      <style:graphic-properties draw:fill="solid" draw:fill-color="#ffffff" draw:opacity="100%" draw:stroke="none"/>
    </style:style>
    <style:style style:family="graphic" style:name="a29">
      <style:graphic-properties draw:fill="none" draw:stroke="solid" svg:stroke-width="0.00384in" svg:stroke-color="#000000" svg:stroke-opacity="100%" draw:stroke-linejoin="round" svg:stroke-linecap="round"/>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draw:fill="none" draw:stroke="none"/>
    </style:style>
    <style:style style:family="graphic" style:name="a72">
      <style:graphic-properties draw:fill="none" draw:stroke="solid" svg:stroke-width="0.00577in" svg:stroke-color="#000000" svg:stroke-opacity="100%" draw:stroke-linejoin="round" svg:stroke-linecap="round"/>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draw:fill="none" draw:stroke="none"/>
    </style:style>
    <style:style style:family="graphic" style:name="a75">
      <style:graphic-properties draw:fill="none" draw:stroke="solid" svg:stroke-width="0.00577in" svg:stroke-color="#000000" svg:stroke-opacity="100%" draw:stroke-linejoin="round" svg:stroke-linecap="round"/>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draw:fill="none" draw:stroke="none"/>
    </style:style>
    <style:style style:family="graphic" style:name="a78">
      <style:graphic-properties draw:fill="none" draw:stroke="solid" svg:stroke-width="0.00577in" svg:stroke-color="#000000" svg:stroke-opacity="100%" draw:stroke-linejoin="round" svg:stroke-linecap="round"/>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Praktikum 1 <text:s/>zur Vorlesung IT-Sicherheit<text:s/></text:p>
      <text:p text:style-name="P14">Thema BSI Grundschutz und Mindeststandards<text:s/></text:p>
      <text:p text:style-name="P15"><text:s/></text:p>
      <text:p text:style-name="P16">Der IT-Grundschutz ist die Vorgehensweise des Bundesamts für Sicherheit in der Informationstechnik (BSI) zur strukturieren Einführung von<text:s/>IT-Sicherheitsmanagement und von IT-Sicherheitskonzepten in Institutionen. Die Vorgehensweise wurde 2018 komplett überarbeitet.<text:s/></text:p>
      <text:p text:style-name="P17">In der Vorlesung wurde die Vorgehensweise für Sicherheitskonzepte gemäß ITGrundschutz kurz erläutert. Dieses Praktikum dient zur Vertiefung der Grundschutz Methodik.<text:s/></text:p>
      <text:p text:style-name="P18">Die Grundschutz Methodik ist beschrieben im IT-Grundschutz-Kompendium des BSI: Webseite des BSI (bsi.bund.de) =&gt; Themen: IT-Grundschutz =&gt; IT-GrundschutzKompendium. Im Praktikum finden Sie die pdf-Version des Kompendiums auf dem Desktop im Ordner IT-Sicherheit/ITS P1.<text:s/></text:p>
      <text:p text:style-name="P19">Das Vorgehen für Sicherheitskonzepte umfasst dabei folgende Schritte:<text:s/></text:p>
      <table:table table:style-name="Table20">
        <table:table-columns>
          <table:table-column table:style-name="TableColumn21"/>
          <table:table-column table:style-name="TableColumn22"/>
        </table:table-columns>
        <table:table-row table:style-name="TableRow23">
          <table:table-cell table:style-name="TableCell24">
            <text:p text:style-name="P25">Strukturanalyse<text:s/></text:p>
          </table:table-cell>
          <table:table-cell table:style-name="TableCell26">
            <text:p text:style-name="P27">Ist-Aufnahme der zu schützenden Gesamtstruktur<text:s/></text:p>
          </table:table-cell>
        </table:table-row>
        <table:table-row table:style-name="TableRow28">
          <table:table-cell table:style-name="TableCell29">
            <text:p text:style-name="P30">Schutzbedarfsfeststellung<text:s/></text:p>
          </table:table-cell>
          <table:table-cell table:style-name="TableCell31">
            <text:p text:style-name="P32">Ermittlung des<text:s/>Schutzbedarfs für die Gesamtstruktur<text:s/></text:p>
          </table:table-cell>
        </table:table-row>
        <table:table-row table:style-name="TableRow33">
          <table:table-cell table:style-name="TableCell34">
            <text:p text:style-name="P35">Modellierung<text:s/></text:p>
          </table:table-cell>
          <table:table-cell table:style-name="TableCell36">
            <text:p text:style-name="P37">„Nachbauen“ der Gesamtstruktur mit GrundschutzBausteinen (Lego-Prinzip)<text:s/></text:p>
          </table:table-cell>
        </table:table-row>
        <table:table-row table:style-name="TableRow38">
          <table:table-cell table:style-name="TableCell39">
            <text:p text:style-name="P40">IT-Grundschutz-Check<text:s/></text:p>
          </table:table-cell>
          <table:table-cell table:style-name="TableCell41">
            <text:p text:style-name="P42">Überprüfung, ob alle Anforderungen aus den Bausteinen der Modellierung umgesetzt sind.<text:s/></text:p>
          </table:table-cell>
        </table:table-row>
        <table:table-row table:style-name="TableRow43">
          <table:table-cell table:style-name="TableCell44">
            <text:p text:style-name="P45">Umsetzungsplanung<text:s/></text:p>
          </table:table-cell>
          <table:table-cell table:style-name="TableCell46">
            <text:p text:style-name="P47">Planung der Umsetzung bislang nicht oder nicht ausreichend erfüllter Anforderungen<text:s/></text:p>
          </table:table-cell>
        </table:table-row>
      </table:table>
      <text:p text:style-name="P48"><text:s/></text:p>
      <text:list text:style-name="LFO1" text:continue-numbering="true">
        <text:list-item>
          <text:p text:style-name="P49">Vorbereitung zu Hause: IT-Grundschutz Kompendium<text:s/></text:p>
          <text:list text:continue-numbering="true">
            <text:list-item>
              <text:p text:style-name="P50">Grundlegende Anforderungen an einen geregelten IT-Betrieb<text:s/></text:p>
            </text:list-item>
          </text:list>
        </text:list-item>
      </text:list>
      <text:p text:style-name="P51">Im Kapitel <text:s/>Schichtenmodell und Modellierung werden im Abschnitt Modellierung die Bausteine gelistet. Danach gibt es einen Abschnitt Bearbeitungsreihenfolge der Bausteine. <text:s/></text:p>
      <text:p text:style-name="P52">Welche Bedeutung haben dabei die Kennzeichnungen R1, R2 und R3?<text:s/></text:p>
      <table:table table:style-name="Table53">
        <table:table-columns>
          <table:table-column table:style-name="TableColumn54"/>
        </table:table-columns>
        <table:table-row table:style-name="TableRow55">
          <table:table-cell table:style-name="TableCell56">
            <text:p text:style-name="P57">R1: sollten zuerst umgesetzt<text:s/>werden, da sie die Grundlage für eine effektive Sicherheit bilden</text:p>
            <text:p text:style-name="P58">R2: sollten nach R1 umgesetzt werden, da sie vom Informationsverbund für nachhaltige Sicherheit als erforderlich angesehen werden.</text:p>
            <text:p text:style-name="P59">R3: Sollten zusätzlich zu R1 und R2 implementiert werden, allerdings erste im Anschluss</text:p>
            <text:p text:style-name="P60"><text:s/></text:p>
          </table:table-cell>
        </table:table-row>
      </table:table>
      <text:p text:style-name="P61">Recherchieren Sie, welche Bausteine vorrangig umzusetzen sind, da sie die Grundlage für einen effektiven Sicherheitsprozess bilden? (es müssten 12 Stück sein)<text:s/></text:p>
      <text:p text:style-name="P62"><text:s/></text:p>
      <table:table table:style-name="Table63">
        <table:table-columns>
          <table:table-column table:style-name="TableColumn64"/>
          <table:table-column table:style-name="TableColumn65"/>
        </table:table-columns>
        <table:table-row table:style-name="TableRow66">
          <table:table-cell table:style-name="TableCell67">
            <text:p text:style-name="P68">Kürzel<text:s/></text:p>
          </table:table-cell>
          <table:table-cell table:style-name="TableCell69">
            <text:p text:style-name="P70">Name des Bausteins<text:s/></text:p>
          </table:table-cell>
        </table:table-row>
        <table:table-row table:style-name="TableRow71">
          <table:table-cell table:style-name="TableCell72">
            <text:p text:style-name="P73"><text:s/>ISMS</text:p>
          </table:table-cell>
          <table:table-cell table:style-name="TableCell74">
            <text:p text:style-name="P75">Sicherheitsmanagement</text:p>
          </table:table-cell>
        </table:table-row>
        <table:table-row table:style-name="TableRow76">
          <table:table-cell table:style-name="TableCell77">
            <text:p text:style-name="P78">ORP.1</text:p>
          </table:table-cell>
          <table:table-cell table:style-name="TableCell79">
            <text:p text:style-name="P80"><text:span text:style-name="T81">Organisation</text:span></text:p>
          </table:table-cell>
        </table:table-row>
        <text:soft-page-break/>
        <table:table-row table:style-name="TableRow82">
          <table:table-cell table:style-name="TableCell83">
            <text:p text:style-name="P84"><text:s/>ORP.2</text:p>
          </table:table-cell>
          <table:table-cell table:style-name="TableCell85">
            <text:p text:style-name="P86"><text:span text:style-name="T87">Personal</text:span></text:p>
          </table:table-cell>
        </table:table-row>
        <table:table-row table:style-name="TableRow88">
          <table:table-cell table:style-name="TableCell89">
            <text:p text:style-name="P90">ORP.3</text:p>
          </table:table-cell>
          <table:table-cell table:style-name="TableCell91">
            <text:p text:style-name="P92"><text:span text:style-name="T93"><text:s/></text:span>Sensibilisierung und Schulung zur Informationssicherheit</text:p>
          </table:table-cell>
        </table:table-row>
        <table:table-row table:style-name="TableRow94">
          <table:table-cell table:style-name="TableCell95">
            <text:p text:style-name="P96"><text:s/>ORP.4</text:p>
          </table:table-cell>
          <table:table-cell table:style-name="TableCell97">
            <text:p text:style-name="P98"><text:span text:style-name="T99">Identitäts- und Berechtigungsmanagement</text:span></text:p>
          </table:table-cell>
        </table:table-row>
        <table:table-row table:style-name="TableRow100">
          <table:table-cell table:style-name="TableCell101">
            <text:p text:style-name="P102">CON.3</text:p>
          </table:table-cell>
          <table:table-cell table:style-name="TableCell103">
            <text:p text:style-name="P104">Datensicherungskonzept</text:p>
          </table:table-cell>
        </table:table-row>
        <table:table-row table:style-name="TableRow105">
          <table:table-cell table:style-name="TableCell106">
            <text:p text:style-name="P107">CON.6</text:p>
          </table:table-cell>
          <table:table-cell table:style-name="TableCell108">
            <text:p text:style-name="P109"><text:span text:style-name="T110">Löschen und vernichten</text:span></text:p>
          </table:table-cell>
        </table:table-row>
        <table:table-row table:style-name="TableRow111">
          <table:table-cell table:style-name="TableCell112">
            <text:p text:style-name="P113">OPS.1.1.2</text:p>
          </table:table-cell>
          <table:table-cell table:style-name="TableCell114">
            <text:p text:style-name="P115">Ordnungsgemäße IT-Administration<text:span text:style-name="T116"><text:s/></text:span></text:p>
          </table:table-cell>
        </table:table-row>
        <table:table-row table:style-name="TableRow117">
          <table:table-cell table:style-name="TableCell118">
            <text:p text:style-name="P119">OPS.1.1.3</text:p>
          </table:table-cell>
          <table:table-cell table:style-name="TableCell120">
            <text:p text:style-name="P121">Patch- und Änderungsmanagement</text:p>
          </table:table-cell>
        </table:table-row>
        <table:table-row table:style-name="TableRow122">
          <table:table-cell table:style-name="TableCell123">
            <text:p text:style-name="P124"><text:s/>OPS.1.1.4</text:p>
          </table:table-cell>
          <table:table-cell table:style-name="TableCell125">
            <text:p text:style-name="P126">Schutz vor Schadprogrammen</text:p>
          </table:table-cell>
        </table:table-row>
        <table:table-row table:style-name="TableRow127">
          <table:table-cell table:style-name="TableCell128">
            <text:p text:style-name="P129"><text:s/>OPS.1.1.5</text:p>
          </table:table-cell>
          <table:table-cell table:style-name="TableCell130">
            <text:p text:style-name="P131"><text:span text:style-name="T132">Protokollierung</text:span></text:p>
          </table:table-cell>
        </table:table-row>
        <table:table-row table:style-name="TableRow133">
          <table:table-cell table:style-name="TableCell134">
            <text:p text:style-name="P135">OPS.1.1.6</text:p>
          </table:table-cell>
          <table:table-cell table:style-name="TableCell136">
            <text:p text:style-name="P137">Software-Tests und -Freigaben</text:p>
          </table:table-cell>
        </table:table-row>
      </table:table>
      <text:p text:style-name="P138"><text:s/></text:p>
      <text:list text:style-name="LFO1" text:continue-numbering="true">
        <text:list-item>
          <text:list>
            <text:list-item>
              <text:p text:style-name="P139">Struktur der Grundschutz-Bausteine<text:s/></text:p>
            </text:list-item>
          </text:list>
        </text:list-item>
      </text:list>
      <text:p text:style-name="P140"><text:s/><text:tab/>Gehen Sie zum<text:s/>Baustein ISMS.1<text:s/></text:p>
      <text:p text:style-name="P141"><text:s/><text:tab/>Machen Sie sich mit dem generellen Aufbau der Bausteine vertraut. Welche standardisierte Gliederung haben die Bausteine?<text:s/></text:p>
      <table:table table:style-name="Table142">
        <table:table-columns>
          <table:table-column table:style-name="TableColumn143"/>
          <table:table-column table:style-name="TableColumn144"/>
        </table:table-columns>
        <table:table-row table:style-name="TableRow145">
          <table:table-cell table:style-name="TableCell146">
            <text:p text:style-name="P147">Abschnitt 1<text:s/></text:p>
          </table:table-cell>
          <table:table-cell table:style-name="TableCell148">
            <text:p text:style-name="P149"><text:span text:style-name="T150"><text:s/>Beschreibung</text:span></text:p>
          </table:table-cell>
        </table:table-row>
        <table:table-row table:style-name="TableRow151">
          <table:table-cell table:style-name="TableCell152">
            <text:p text:style-name="P153">Abschnitt 2<text:s/></text:p>
          </table:table-cell>
          <table:table-cell table:style-name="TableCell154">
            <text:p text:style-name="P155"><text:span text:style-name="T156">Gefährdungslage</text:span></text:p>
          </table:table-cell>
        </table:table-row>
        <table:table-row table:style-name="TableRow157">
          <table:table-cell table:style-name="TableCell158">
            <text:p text:style-name="P159">Abschnitt 3<text:s/></text:p>
          </table:table-cell>
          <table:table-cell table:style-name="TableCell160">
            <text:p text:style-name="P161"><text:span text:style-name="T162">Anforderungen</text:span></text:p>
          </table:table-cell>
        </table:table-row>
        <table:table-row table:style-name="TableRow163">
          <table:table-cell table:style-name="TableCell164">
            <text:p text:style-name="P165">Abschnitt 4<text:s/></text:p>
          </table:table-cell>
          <table:table-cell table:style-name="TableCell166">
            <text:p text:style-name="P167"><text:span text:style-name="T168">Weiterführende Informationen</text:span></text:p>
          </table:table-cell>
        </table:table-row>
        <table:table-row table:style-name="TableRow169">
          <table:table-cell table:style-name="TableCell170">
            <text:p text:style-name="P171">Abschnitt 5<text:s/></text:p>
          </table:table-cell>
          <table:table-cell table:style-name="TableCell172">
            <text:p text:style-name="P173"><text:span text:style-name="T174">Kreuzreferenztabelle zu elementaren Gefährdungen</text:span></text:p>
          </table:table-cell>
        </table:table-row>
      </table:table>
      <text:p text:style-name="P175"><text:s/><text:tab/>Welche 3 Arten von Anforderungen werden in den Bausteinen unterschieden? Wie viele Anforderungen der jeweiligen Art enthält der Baustein ISMS.1<text:s/></text:p>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text:s/></text:p>
          </table:table-cell>
          <table:table-cell table:style-name="TableCell183">
            <text:p text:style-name="P184">Anforderungsart<text:s/></text:p>
          </table:table-cell>
          <table:table-cell table:style-name="TableCell185">
            <text:p text:style-name="P186">Anzahl <text:s/></text:p>
          </table:table-cell>
        </table:table-row>
        <table:table-row table:style-name="TableRow187">
          <table:table-cell table:style-name="TableCell188">
            <text:p text:style-name="P189">1<text:s/></text:p>
          </table:table-cell>
          <table:table-cell table:style-name="TableCell190">
            <text:p text:style-name="P191"><text:span text:style-name="T192"><text:s/>Basis-Anforderungen</text:span></text:p>
          </table:table-cell>
          <table:table-cell table:style-name="TableCell193">
            <text:p text:style-name="P194"><text:span text:style-name="T195">9</text:span></text:p>
          </table:table-cell>
        </table:table-row>
        <table:table-row table:style-name="TableRow196">
          <table:table-cell table:style-name="TableCell197">
            <text:p text:style-name="P198">2<text:s/></text:p>
          </table:table-cell>
          <table:table-cell table:style-name="TableCell199">
            <text:p text:style-name="P200"><text:span text:style-name="T201">Standart-Anforderungen</text:span></text:p>
          </table:table-cell>
          <table:table-cell table:style-name="TableCell202">
            <text:p text:style-name="P203"><text:span text:style-name="T204">6</text:span></text:p>
          </table:table-cell>
        </table:table-row>
        <table:table-row table:style-name="TableRow205">
          <table:table-cell table:style-name="TableCell206">
            <text:p text:style-name="P207">3<text:s/></text:p>
          </table:table-cell>
          <table:table-cell table:style-name="TableCell208">
            <text:p text:style-name="P209"><text:span text:style-name="T210">Anforderungen bei erhöhtem Schutzbedarf</text:span></text:p>
          </table:table-cell>
          <table:table-cell table:style-name="TableCell211">
            <text:p text:style-name="P212"><text:span text:style-name="T213">2</text:span></text:p>
          </table:table-cell>
        </table:table-row>
      </table:table>
      <text:p text:style-name="P214"><text:s/></text:p>
      <text:list text:style-name="LFO1" text:continue-numbering="true">
        <text:list-item>
          <text:list>
            <text:list-item>
              <text:p text:style-name="P215">Einschub: ISO/IEC 27000 Standards <text:s/><text:tab/><text:s/></text:p>
            </text:list-item>
          </text:list>
        </text:list-item>
      </text:list>
      <text:p text:style-name="P216"><text:s/><text:tab/>Im Baustein ISMS.1 wird unter „Weiterführende Informationen“ neben den<text:s/>BSIVerweisen auf zwei weitere Standards verwiesen. Welche sind das?<text:s/></text:p>
      <table:table table:style-name="Table217">
        <table:table-columns>
          <table:table-column table:style-name="TableColumn218"/>
          <table:table-column table:style-name="TableColumn219"/>
        </table:table-columns>
        <table:table-row table:style-name="TableRow220">
          <table:table-cell table:style-name="TableCell221">
            <text:soft-page-break/>
            <text:p text:style-name="P222">1<text:s/></text:p>
          </table:table-cell>
          <table:table-cell table:style-name="TableCell223">
            <text:p text:style-name="P224"><text:span text:style-name="T225"><text:s/></text:span>ISO/IEC 27001</text:p>
            <text:p text:style-name="P226"><text:span text:style-name="T227"><text:s/></text:span></text:p>
          </table:table-cell>
        </table:table-row>
        <table:table-row table:style-name="TableRow228">
          <table:table-cell table:style-name="TableCell229">
            <text:p text:style-name="P230">2 <text:s/></text:p>
          </table:table-cell>
          <table:table-cell table:style-name="TableCell231">
            <text:p text:style-name="P232"><text:span text:style-name="T233"><text:s/></text:span>ISO/IEC 27002</text:p>
            <text:p text:style-name="P234"><text:span text:style-name="T235"><text:s/></text:span></text:p>
          </table:table-cell>
        </table:table-row>
      </table:table>
      <text:p text:style-name="P236"><text:s/>Einer dieser beiden Standards ist normativ, d.h. soviel wie „eine Norm setzend“. Gemäß dieser Norm können sich Unternehmen<text:s/>zertifizieren lassen. Welcher der beiden Standards ist das?<text:s/></text:p>
      <text:p text:style-name="P237"><text:s/><text:tab/><text:s text:c="42"/>___ISO/IEC 27001________________<text:s/></text:p>
      <text:p text:style-name="P238">Die Standards gehören zur Reihe der ISO/IEC 27000 Standards. <text:s text:c="2"/></text:p>
      <text:p text:style-name="P239"><text:s/>Recherchieren Sie, welcher Standard der Reihe<text:s/>Informationssicherheits Risiko Management behandelt?<text:s/></text:p>
      <table:table table:style-name="Table240">
        <table:table-columns>
          <table:table-column table:style-name="TableColumn241"/>
        </table:table-columns>
        <table:table-row table:style-name="TableRow242">
          <table:table-cell table:style-name="TableCell243">
            <text:p text:style-name="P244"><text:s/></text:p>
            <text:p text:style-name="P245"><text:s/>ISO/IEC 27005</text:p>
          </table:table-cell>
        </table:table-row>
      </table:table>
      <text:p text:style-name="P246"><text:s/>Welcher Standard der Reihe listet konkrete Schutzmaßnahmen für die Speicherung personenbezogener Daten in Public Clouds?<text:s/></text:p>
      <table:table table:style-name="Table247">
        <table:table-columns>
          <table:table-column table:style-name="TableColumn248"/>
        </table:table-columns>
        <table:table-row table:style-name="TableRow249">
          <table:table-cell table:style-name="TableCell250">
            <text:p text:style-name="P251"><text:s/>ISO/IEC 27018</text:p>
            <text:p text:style-name="P252"><text:s/></text:p>
          </table:table-cell>
        </table:table-row>
      </table:table>
      <text:p text:style-name="P253"><text:s/><text:tab/><text:s/></text:p>
      <text:p text:style-name="P254">1.4 Ab hier im<text:s/>Praktikumstermin: Modellierung einer gegeben IT-Infrastruktur:<text:s/></text:p>
      <text:p text:style-name="P255"><text:s/><text:tab/>Die zu modellierende IT-Infrastruktur ist in der nachstehenden Abbildung angegeben. <text:s/></text:p>
      <text:p text:style-name="P256"><text:span text:style-name="T257"><draw:g draw:name="Group 27477" draw:id="id82" draw:style-name="a83" text:anchor-type="as-char"><svg:title/><svg:desc/><draw:custom-shape svg:x="3.77854in" svg:y="1.76563in" svg:width="0.01354in" svg:height="0.01344in" draw:id="id0" draw:style-name="a1" draw:name="Shape 30615"><svg:title/><svg:desc/><draw:enhanced-geometry draw:type="non-primitive" svg:viewBox="0 0 12383 12288" draw:enhanced-path="M ?f0 ?f0 L ?f1 ?f0 ?f1 ?f2 ?f0 ?f2 ?f0 ?f0 N" draw:text-areas="?f7 ?f9 ?f8 ?f10"><draw:equation draw:name="f0" draw:formula="0"/><draw:equation draw:name="f1" draw:formula="12383"/><draw:equation draw:name="f2" draw:formula="12288"/><draw:equation draw:name="f3" draw:formula="?f2 - ?f0"/><draw:equation draw:name="f4" draw:formula="?f1 - ?f0"/><draw:equation draw:name="f5" draw:formula="?f4 / 12383"/><draw:equation draw:name="f6" draw:formula="?f3 / 12288"/><draw:equation draw:name="f7" draw:formula="0 / ?f5"/><draw:equation draw:name="f8" draw:formula="12383 / ?f5"/><draw:equation draw:name="f9" draw:formula="0 / ?f6"/><draw:equation draw:name="f10" draw:formula="12288 / ?f6"/></draw:enhanced-geometry></draw:custom-shape><draw:custom-shape svg:x="3.77854in" svg:y="1.68292in" svg:width="0.01354in" svg:height="0.04813in" draw:id="id1" draw:style-name="a2" draw:name="Shape 30616"><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3.77854in" svg:y="1.59834in" svg:width="0.01354in" svg:height="0.04802in" draw:id="id2" draw:style-name="a3" draw:name="Shape 30617"><svg:title/><svg:desc/><draw:enhanced-geometry draw:type="non-primitive" svg:viewBox="0 0 12383 43910" draw:enhanced-path="M ?f0 ?f0 L ?f1 ?f0 ?f1 ?f2 ?f0 ?f2 ?f0 ?f0 N" draw:text-areas="?f7 ?f9 ?f8 ?f10"><draw:equation draw:name="f0" draw:formula="0"/><draw:equation draw:name="f1" draw:formula="12383"/><draw:equation draw:name="f2" draw:formula="43910"/><draw:equation draw:name="f3" draw:formula="?f2 - ?f0"/><draw:equation draw:name="f4" draw:formula="?f1 - ?f0"/><draw:equation draw:name="f5" draw:formula="?f4 / 12383"/><draw:equation draw:name="f6" draw:formula="?f3 / 43910"/><draw:equation draw:name="f7" draw:formula="0 / ?f5"/><draw:equation draw:name="f8" draw:formula="12383 / ?f5"/><draw:equation draw:name="f9" draw:formula="0 / ?f6"/><draw:equation draw:name="f10" draw:formula="43910 / ?f6"/></draw:enhanced-geometry></draw:custom-shape><draw:custom-shape svg:x="3.77854in" svg:y="1.51365in" svg:width="0.01354in" svg:height="0.04813in" draw:id="id3" draw:style-name="a4" draw:name="Shape 30618"><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3.77854in" svg:y="1.42906in" svg:width="0.01354in" svg:height="0.04812in" draw:id="id4" draw:style-name="a5" draw:name="Shape 30619"><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3.77854in" svg:y="1.34636in" svg:width="0.01354in" svg:height="0.04812in" draw:id="id5" draw:style-name="a6" draw:name="Shape 30620"><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3.77854in" svg:y="1.26177in" svg:width="0.01354in" svg:height="0.04802in" draw:id="id6" draw:style-name="a7" draw:name="Shape 30621"><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3.77854in" svg:y="0.67323in" svg:width="0.01354in" svg:height="0.04802in" draw:id="id7" draw:style-name="a8" draw:name="Shape 30622"><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3.77854in" svg:y="0.58854in" svg:width="0.01354in" svg:height="0.04813in" draw:id="id8" draw:style-name="a9" draw:name="Shape 30623"><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3.77854in" svg:y="0.50396in" svg:width="0.01354in" svg:height="0.04802in" draw:id="id9" draw:style-name="a10" draw:name="Shape 30624"><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3.77854in" svg:y="0.41927in" svg:width="0.01354in" svg:height="0.04813in" draw:id="id10" draw:style-name="a11" draw:name="Shape 30625"><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3.77854in" svg:y="0.33656in" svg:width="0.01354in" svg:height="0.04813in" draw:id="id11" draw:style-name="a12" draw:name="Shape 30626"><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3.77854in" svg:y="0.25198in" svg:width="0.01354in" svg:height="0.04812in" draw:id="id12" draw:style-name="a13" draw:name="Shape 30627"><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3.77854in" svg:y="0.1674in" svg:width="0.01354in" svg:height="0.04802in" draw:id="id13" draw:style-name="a14" draw:name="Shape 30628"><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3.77854in" svg:y="0.08271in" svg:width="0.01354in" svg:height="0.04812in" draw:id="id14" draw:style-name="a15" draw:name="Shape 30629"><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3.77854in" svg:y="0in" svg:width="0.01354in" svg:height="0.04813in" draw:id="id15" draw:style-name="a16" draw:name="Shape 30630"><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0in" svg:y="0.50011in" svg:width="1.19479in" svg:height="0.95583in" draw:id="id16" draw:style-name="a17" draw:name="Shape 30631"><svg:title/><svg:desc/><draw:enhanced-geometry draw:type="non-primitive" svg:viewBox="0 0 1092517 874013" draw:enhanced-path="M ?f0 ?f0 L ?f1 ?f0 ?f1 ?f2 ?f0 ?f2 ?f0 ?f0 N" draw:text-areas="?f7 ?f9 ?f8 ?f10"><draw:equation draw:name="f0" draw:formula="0"/><draw:equation draw:name="f1" draw:formula="1092517"/><draw:equation draw:name="f2" draw:formula="874013"/><draw:equation draw:name="f3" draw:formula="?f2 - ?f0"/><draw:equation draw:name="f4" draw:formula="?f1 - ?f0"/><draw:equation draw:name="f5" draw:formula="?f4 / 1092517"/><draw:equation draw:name="f6" draw:formula="?f3 / 874013"/><draw:equation draw:name="f7" draw:formula="0 / ?f5"/><draw:equation draw:name="f8" draw:formula="1092517 / ?f5"/><draw:equation draw:name="f9" draw:formula="0 / ?f6"/><draw:equation draw:name="f10" draw:formula="874013 / ?f6"/></draw:enhanced-geometry></draw:custom-shape><draw:custom-shape svg:x="0in" svg:y="0.5001in" svg:width="1.19479in" svg:height="0.95583in" draw:id="id17" draw:style-name="a18" draw:name="Shape 1892"><svg:title/><svg:desc/><draw:enhanced-geometry draw:type="non-primitive" svg:viewBox="0 0 1092517 874013" draw:enhanced-path="M ?f0 ?f0 L ?f1 ?f0 ?f1 ?f2 ?f0 ?f2 Z N" draw:text-areas="?f7 ?f9 ?f8 ?f10"><draw:equation draw:name="f0" draw:formula="0"/><draw:equation draw:name="f1" draw:formula="1092517"/><draw:equation draw:name="f2" draw:formula="874013"/><draw:equation draw:name="f3" draw:formula="?f2 - ?f0"/><draw:equation draw:name="f4" draw:formula="?f1 - ?f0"/><draw:equation draw:name="f5" draw:formula="?f4 / 1092517"/><draw:equation draw:name="f6" draw:formula="?f3 / 874013"/><draw:equation draw:name="f7" draw:formula="0 / ?f5"/><draw:equation draw:name="f8" draw:formula="1092517 / ?f5"/><draw:equation draw:name="f9" draw:formula="0 / ?f6"/><draw:equation draw:name="f10" draw:formula="874013 / ?f6"/></draw:enhanced-geometry></draw:custom-shape><draw:custom-shape svg:x="0.26229in" svg:y="0.6343in" svg:width="0.89736in" svg:height="0.19957in" draw:id="id18" draw:style-name="a19" draw:name="Rectangle 1893"><svg:title/><svg:desc/><text:p text:style-name="P258"><text:span text:style-name="T259">Client</text:span><text:span text:style-name="T260"><text:s/></text:span><text:span text:style-name="T261">PC</text:span></text:p><draw:enhanced-geometry draw:type="non-primitive" svg:viewBox="0 0 21600 21600" draw:enhanced-path="M 0 0 L 21600 0 21600 21600 0 21600 Z N"/></draw:custom-shape><draw:custom-shape svg:x="3.40146in" svg:y="0.69625in" svg:width="0.67344in" svg:height="0.57698in" draw:id="id19" draw:style-name="a20" draw:name="Shape 30636"><svg:title/><svg:desc/><draw:enhanced-geometry draw:type="non-primitive" svg:viewBox="0 0 615792 527590" draw:enhanced-path="M ?f0 ?f0 L ?f1 ?f0 ?f1 ?f2 ?f0 ?f2 ?f0 ?f0 N" draw:text-areas="?f7 ?f9 ?f8 ?f10"><draw:equation draw:name="f0" draw:formula="0"/><draw:equation draw:name="f1" draw:formula="615792"/><draw:equation draw:name="f2" draw:formula="527590"/><draw:equation draw:name="f3" draw:formula="?f2 - ?f0"/><draw:equation draw:name="f4" draw:formula="?f1 - ?f0"/><draw:equation draw:name="f5" draw:formula="?f4 / 615792"/><draw:equation draw:name="f6" draw:formula="?f3 / 527590"/><draw:equation draw:name="f7" draw:formula="0 / ?f5"/><draw:equation draw:name="f8" draw:formula="615792 / ?f5"/><draw:equation draw:name="f9" draw:formula="0 / ?f6"/><draw:equation draw:name="f10" draw:formula="527590 / ?f6"/></draw:enhanced-geometry></draw:custom-shape><draw:custom-shape svg:x="3.40146in" svg:y="0.69625in" svg:width="0.67344in" svg:height="0.57698in" draw:id="id20" draw:style-name="a21" draw:name="Shape 1895"><svg:title/><svg:desc/><draw:enhanced-geometry draw:type="non-primitive" svg:viewBox="0 0 615792 527590" draw:enhanced-path="M ?f0 ?f0 L ?f1 ?f0 ?f1 ?f2 ?f0 ?f2 Z N" draw:text-areas="?f7 ?f9 ?f8 ?f10"><draw:equation draw:name="f0" draw:formula="0"/><draw:equation draw:name="f1" draw:formula="615792"/><draw:equation draw:name="f2" draw:formula="527590"/><draw:equation draw:name="f3" draw:formula="?f2 - ?f0"/><draw:equation draw:name="f4" draw:formula="?f1 - ?f0"/><draw:equation draw:name="f5" draw:formula="?f4 / 615792"/><draw:equation draw:name="f6" draw:formula="?f3 / 527590"/><draw:equation draw:name="f7" draw:formula="0 / ?f5"/><draw:equation draw:name="f8" draw:formula="615792 / ?f5"/><draw:equation draw:name="f9" draw:formula="0 / ?f6"/><draw:equation draw:name="f10" draw:formula="527590 / ?f6"/></draw:enhanced-geometry></draw:custom-shape><draw:custom-shape svg:x="3.46562in" svg:y="0.93096in" svg:width="0.72834in" svg:height="0.19957in" draw:id="id21" draw:style-name="a22" draw:name="Rectangle 1896"><svg:title/><svg:desc/><text:p text:style-name="P262"><text:span text:style-name="T263">Firewall</text:span></text:p><draw:enhanced-geometry draw:type="non-primitive" svg:viewBox="0 0 21600 21600" draw:enhanced-path="M 0 0 L 21600 0 21600 21600 0 21600 Z N"/></draw:custom-shape><draw:custom-shape svg:x="1.1351in" svg:y="0.97708in" svg:width="2.25865in" svg:height="0.04813in" draw:id="id22" draw:style-name="a23" draw:name="Shape 1897"><svg:title/><svg:desc/><draw:enhanced-geometry draw:type="non-primitive" svg:viewBox="0 0 2065306 44006" draw:enhanced-path="M ?f3 ?f0 L ?f1 ?f4 ?f3 ?f2 ?f3 ?f5 ?f0 ?f5 ?f0 ?f6 ?f3 ?f6 ?f3 ?f0 Z N" draw:text-areas="?f11 ?f13 ?f12 ?f14"><draw:equation draw:name="f0" draw:formula="0"/><draw:equation draw:name="f1" draw:formula="2065306"/><draw:equation draw:name="f2" draw:formula="44006"/><draw:equation draw:name="f3" draw:formula="2021396"/><draw:equation draw:name="f4" draw:formula="21051"/><draw:equation draw:name="f5" draw:formula="24574"/><draw:equation draw:name="f6" draw:formula="19336"/><draw:equation draw:name="f7" draw:formula="?f2 - ?f0"/><draw:equation draw:name="f8" draw:formula="?f1 - ?f0"/><draw:equation draw:name="f9" draw:formula="?f8 / 2065306"/><draw:equation draw:name="f10" draw:formula="?f7 / 44006"/><draw:equation draw:name="f11" draw:formula="0 / ?f9"/><draw:equation draw:name="f12" draw:formula="2065306 / ?f9"/><draw:equation draw:name="f13" draw:formula="0 / ?f10"/><draw:equation draw:name="f14" draw:formula="44006 / ?f10"/></draw:enhanced-geometry></draw:custom-shape><draw:custom-shape svg:x="1.91625in" svg:y="1.02708in" svg:width="0.65604in" svg:height="0.41542in" draw:id="id23" draw:style-name="a24" draw:name="Shape 1899"><svg:title/><svg:desc/><draw:enhanced-geometry draw:type="non-primitive" svg:viewBox="0 0 599885 379857" draw:enhanced-path="M ?f1 ?f3 L ?f4 ?f5 ?f6 ?f7 ?f8 ?f9 ?f10 ?f11 ?f12 ?f13 ?f14 ?f15 ?f16 ?f17 ?f18 ?f19 ?f20 ?f21 ?f22 ?f23 ?f24 ?f25 ?f26 ?f27 ?f28 ?f29 ?f30 ?f31 ?f32 ?f0 ?f33 ?f31 ?f34 ?f35 ?f36 ?f37 ?f38 ?f39 ?f40 ?f41 ?f42 ?f43 ?f44 ?f45 ?f46 ?f47 ?f48 ?f49 ?f50 ?f51 ?f45 ?f52 ?f53 ?f54 ?f55 ?f56 ?f0 ?f57 ?f58 ?f59 ?f60 ?f61 ?f23 ?f62 ?f63 ?f64 ?f65 ?f66 ?f49 ?f67 ?f68 ?f32 ?f69 ?f70 ?f71 ?f72 ?f73 ?f74 ?f75 ?f76 ?f77 ?f78 ?f79 ?f80 ?f81 ?f82 ?f83 ?f2 ?f84 ?f82 ?f85 ?f86 ?f87 ?f88 ?f89 ?f90 ?f91 ?f92 ?f93 ?f94 ?f95 ?f96 ?f97 ?f98 ?f99 ?f100 ?f101 ?f102 ?f103 ?f104 ?f105 ?f106 ?f107 ?f108 ?f1 ?f3 Z N" draw:text-areas="?f113 ?f115 ?f114 ?f116"><draw:equation draw:name="f0" draw:formula="0"/><draw:equation draw:name="f1" draw:formula="599885"/><draw:equation draw:name="f2" draw:formula="379857"/><draw:equation draw:name="f3" draw:formula="207550"/><draw:equation draw:name="f4" draw:formula="592836"/><draw:equation draw:name="f5" draw:formula="184690"/><draw:equation draw:name="f6" draw:formula="584073"/><draw:equation draw:name="f7" draw:formula="161830"/><draw:equation draw:name="f8" draw:formula="573500"/><draw:equation draw:name="f9" draw:formula="140684"/><draw:equation draw:name="f10" draw:formula="559403"/><draw:equation draw:name="f11" draw:formula="119635"/><draw:equation draw:name="f12" draw:formula="543592"/><draw:equation draw:name="f13" draw:formula="102013"/><draw:equation draw:name="f14" draw:formula="525970"/><draw:equation draw:name="f15" draw:formula="84392"/><draw:equation draw:name="f16" draw:formula="506635"/><draw:equation draw:name="f17" draw:formula="66866"/><draw:equation draw:name="f18" draw:formula="487299"/><draw:equation draw:name="f19" draw:formula="52769"/><draw:equation draw:name="f20" draw:formula="464439"/><draw:equation draw:name="f21" draw:formula="40481"/><draw:equation draw:name="f22" draw:formula="441579"/><draw:equation draw:name="f23" draw:formula="28099"/><draw:equation draw:name="f24" draw:formula="418719"/><draw:equation draw:name="f25" draw:formula="19336"/><draw:equation draw:name="f26" draw:formula="392335"/><draw:equation draw:name="f27" draw:formula="10573"/><draw:equation draw:name="f28" draw:formula="365950"/><draw:equation draw:name="f29" draw:formula="5239"/><draw:equation draw:name="f30" draw:formula="339566"/><draw:equation draw:name="f31" draw:formula="1715"/><draw:equation draw:name="f32" draw:formula="313087"/><draw:equation draw:name="f33" draw:formula="286702"/><draw:equation draw:name="f34" draw:formula="258604"/><draw:equation draw:name="f35" draw:formula="3525"/><draw:equation draw:name="f36" draw:formula="232219"/><draw:equation draw:name="f37" draw:formula="8763"/><draw:equation draw:name="f38" draw:formula="205835"/><draw:equation draw:name="f39" draw:formula="14098"/><draw:equation draw:name="f40" draw:formula="179451"/><draw:equation draw:name="f41" draw:formula="22861"/><draw:equation draw:name="f42" draw:formula="154781"/><draw:equation draw:name="f43" draw:formula="33433"/><draw:equation draw:name="f44" draw:formula="130207"/><draw:equation draw:name="f45" draw:formula="45720"/><draw:equation draw:name="f46" draw:formula="107347"/><draw:equation draw:name="f47" draw:formula="59817"/><draw:equation draw:name="f48" draw:formula="86201"/><draw:equation draw:name="f49" draw:formula="75629"/><draw:equation draw:name="f50" draw:formula="65056"/><draw:equation draw:name="f51" draw:formula="91440"/><draw:equation draw:name="f52" draw:formula="110776"/><draw:equation draw:name="f53" draw:formula="29908"/><draw:equation draw:name="f54" draw:formula="130112"/><draw:equation draw:name="f55" draw:formula="14097"/><draw:equation draw:name="f56" draw:formula="151257"/><draw:equation draw:name="f57" draw:formula="172307"/><draw:equation draw:name="f58" draw:formula="7049"/><draw:equation draw:name="f59" draw:formula="195168"/><draw:equation draw:name="f60" draw:formula="17621"/><draw:equation draw:name="f61" draw:formula="218123"/><draw:equation draw:name="f62" draw:formula="239173"/><draw:equation draw:name="f63" draw:formula="42196"/><draw:equation draw:name="f64" draw:formula="258509"/><draw:equation draw:name="f65" draw:formula="56293"/><draw:equation draw:name="f66" draw:formula="277844"/><draw:equation draw:name="f67" draw:formula="295466"/><draw:equation draw:name="f68" draw:formula="93250"/><draw:equation draw:name="f69" draw:formula="114300"/><draw:equation draw:name="f70" draw:formula="327089"/><draw:equation draw:name="f71" draw:formula="135445"/><draw:equation draw:name="f72" draw:formula="341186"/><draw:equation draw:name="f73" draw:formula="160115"/><draw:equation draw:name="f74" draw:formula="351758"/><draw:equation draw:name="f75" draw:formula="182975"/><draw:equation draw:name="f76" draw:formula="360521"/><draw:equation draw:name="f77" draw:formula="209360"/><draw:equation draw:name="f78" draw:formula="369284"/><draw:equation draw:name="f79" draw:formula="233934"/><draw:equation draw:name="f80" draw:formula="372809"/><draw:equation draw:name="f81" draw:formula="262128"/><draw:equation draw:name="f82" draw:formula="378143"/><draw:equation draw:name="f83" draw:formula="288512"/><draw:equation draw:name="f84" draw:formula="314896"/><draw:equation draw:name="f85" draw:formula="342995"/><draw:equation draw:name="f86" draw:formula="376333"/><draw:equation draw:name="f87" draw:formula="369475"/><draw:equation draw:name="f88" draw:formula="371094"/><draw:equation draw:name="f89" draw:formula="395859"/><draw:equation draw:name="f90" draw:formula="365761"/><draw:equation draw:name="f91" draw:formula="422243"/><draw:equation draw:name="f92" draw:formula="356998"/><draw:equation draw:name="f93" draw:formula="446818"/><draw:equation draw:name="f94" draw:formula="346425"/><draw:equation draw:name="f95" draw:formula="469678"/><draw:equation draw:name="f96" draw:formula="334138"/><draw:equation draw:name="f97" draw:formula="494348"/><draw:equation draw:name="f98" draw:formula="320040"/><draw:equation draw:name="f99" draw:formula="515398"/><draw:equation draw:name="f100" draw:formula="304229"/><draw:equation draw:name="f101" draw:formula="536543"/><draw:equation draw:name="f102" draw:formula="288417"/><draw:equation draw:name="f103" draw:formula="554164"/><draw:equation draw:name="f104" draw:formula="269081"/><draw:equation draw:name="f105" draw:formula="571691"/><draw:equation draw:name="f106" draw:formula="249746"/><draw:equation draw:name="f107" draw:formula="587597"/><draw:equation draw:name="f108" draw:formula="228600"/><draw:equation draw:name="f109" draw:formula="?f2 - ?f0"/><draw:equation draw:name="f110" draw:formula="?f1 - ?f0"/><draw:equation draw:name="f111" draw:formula="?f110 / 599885"/><draw:equation draw:name="f112" draw:formula="?f109 / 379857"/><draw:equation draw:name="f113" draw:formula="0 / ?f111"/><draw:equation draw:name="f114" draw:formula="599885 / ?f111"/><draw:equation draw:name="f115" draw:formula="0 / ?f112"/><draw:equation draw:name="f116" draw:formula="379857 / ?f112"/></draw:enhanced-geometry></draw:custom-shape><draw:custom-shape svg:x="1.97781in" svg:y="0.43854in" svg:width="0.4175in" svg:height="0.32698in" draw:id="id24" draw:style-name="a25" draw:name="Shape 1901"><svg:title/><svg:desc/><draw:enhanced-geometry draw:type="non-primitive" svg:viewBox="0 0 381762 298990" draw:enhanced-path="M ?f1 ?f3 L ?f4 ?f5 ?f6 ?f7 ?f8 ?f9 ?f10 ?f11 ?f12 ?f13 ?f14 ?f15 ?f16 ?f17 ?f18 ?f19 ?f20 ?f21 ?f22 ?f23 ?f24 ?f25 ?f26 ?f27 ?f28 ?f0 ?f29 ?f0 ?f30 ?f31 ?f32 ?f33 ?f34 ?f35 ?f36 ?f37 ?f38 ?f39 ?f40 ?f41 ?f42 ?f43 ?f44 ?f45 ?f46 ?f47 ?f21 ?f48 ?f35 ?f49 ?f0 ?f50 ?f51 ?f52 ?f53 ?f54 ?f21 ?f55 ?f19 ?f56 ?f57 ?f58 ?f15 ?f59 ?f60 ?f61 ?f62 ?f63 ?f64 ?f65 ?f66 ?f67 ?f68 ?f69 ?f70 ?f71 ?f72 ?f2 ?f73 ?f2 ?f74 ?f75 ?f76 ?f77 ?f78 ?f79 ?f80 ?f81 ?f82 ?f83 ?f84 ?f85 ?f86 ?f87 ?f88 ?f89 ?f90 ?f91 ?f8 ?f92 ?f93 ?f94 ?f1 ?f3 Z N" draw:text-areas="?f99 ?f101 ?f100 ?f102"><draw:equation draw:name="f0" draw:formula="0"/><draw:equation draw:name="f1" draw:formula="381762"/><draw:equation draw:name="f2" draw:formula="298990"/><draw:equation draw:name="f3" draw:formula="163544"/><draw:equation draw:name="f4" draw:formula="376428"/><draw:equation draw:name="f5" draw:formula="142494"/><draw:equation draw:name="f6" draw:formula="369475"/><draw:equation draw:name="f7" draw:formula="123063"/><draw:equation draw:name="f8" draw:formula="360616"/><draw:equation draw:name="f9" draw:formula="105537"/><draw:equation draw:name="f10" draw:formula="350044"/><draw:equation draw:name="f11" draw:formula="87916"/><draw:equation draw:name="f12" draw:formula="337757"/><draw:equation draw:name="f13" draw:formula="72104"/><draw:equation draw:name="f14" draw:formula="325469"/><draw:equation draw:name="f15" draw:formula="56293"/><draw:equation draw:name="f16" draw:formula="311372"/><draw:equation draw:name="f17" draw:formula="44006"/><draw:equation draw:name="f18" draw:formula="295561"/><draw:equation draw:name="f19" draw:formula="31623"/><draw:equation draw:name="f20" draw:formula="279749"/><draw:equation draw:name="f21" draw:formula="21145"/><draw:equation draw:name="f22" draw:formula="262128"/><draw:equation draw:name="f23" draw:formula="14097"/><draw:equation draw:name="f24" draw:formula="244507"/><draw:equation draw:name="f25" draw:formula="7048"/><draw:equation draw:name="f26" draw:formula="226981"/><draw:equation draw:name="f27" draw:formula="3525"/><draw:equation draw:name="f28" draw:formula="207550"/><draw:equation draw:name="f29" draw:formula="188214"/><draw:equation draw:name="f30" draw:formula="168878"/><draw:equation draw:name="f31" draw:formula="1715"/><draw:equation draw:name="f32" draw:formula="149542"/><draw:equation draw:name="f33" draw:formula="5238"/><draw:equation draw:name="f34" draw:formula="130207"/><draw:equation draw:name="f35" draw:formula="10573"/><draw:equation draw:name="f36" draw:formula="112585"/><draw:equation draw:name="f37" draw:formula="17621"/><draw:equation draw:name="f38" draw:formula="94964"/><draw:equation draw:name="f39" draw:formula="26384"/><draw:equation draw:name="f40" draw:formula="77438"/><draw:equation draw:name="f41" draw:formula="38671"/><draw:equation draw:name="f42" draw:formula="61532"/><draw:equation draw:name="f43" draw:formula="50959"/><draw:equation draw:name="f44" draw:formula="47530"/><draw:equation draw:name="f45" draw:formula="65056"/><draw:equation draw:name="f46" draw:formula="33433"/><draw:equation draw:name="f47" draw:formula="80867"/><draw:equation draw:name="f48" draw:formula="98489"/><draw:equation draw:name="f49" draw:formula="116110"/><draw:equation draw:name="f50" draw:formula="135445"/><draw:equation draw:name="f51" draw:formula="5239"/><draw:equation draw:name="f52" draw:formula="156496"/><draw:equation draw:name="f53" draw:formula="12287"/><draw:equation draw:name="f54" draw:formula="175832"/><draw:equation draw:name="f55" draw:formula="193453"/><draw:equation draw:name="f56" draw:formula="211074"/><draw:equation draw:name="f57" draw:formula="42196"/><draw:equation draw:name="f58" draw:formula="226885"/><draw:equation draw:name="f59" draw:formula="242697"/><draw:equation draw:name="f60" draw:formula="70390"/><draw:equation draw:name="f61" draw:formula="254984"/><draw:equation draw:name="f62" draw:formula="84392"/><draw:equation draw:name="f63" draw:formula="267367"/><draw:equation draw:name="f64" draw:formula="102013"/><draw:equation draw:name="f65" draw:formula="276130"/><draw:equation draw:name="f66" draw:formula="119634"/><draw:equation draw:name="f67" draw:formula="284893"/><draw:equation draw:name="f68" draw:formula="137255"/><draw:equation draw:name="f69" draw:formula="291941"/><draw:equation draw:name="f70" draw:formula="154781"/><draw:equation draw:name="f71" draw:formula="295466"/><draw:equation draw:name="f72" draw:formula="174117"/><draw:equation draw:name="f73" draw:formula="193548"/><draw:equation draw:name="f74" draw:formula="212884"/><draw:equation draw:name="f75" draw:formula="297180"/><draw:equation draw:name="f76" draw:formula="232220"/><draw:equation draw:name="f77" draw:formula="293656"/><draw:equation draw:name="f78" draw:formula="251555"/><draw:equation draw:name="f79" draw:formula="288417"/><draw:equation draw:name="f80" draw:formula="269177"/><draw:equation draw:name="f81" draw:formula="281369"/><draw:equation draw:name="f82" draw:formula="286703"/><draw:equation draw:name="f83" draw:formula="270796"/><draw:equation draw:name="f84" draw:formula="304324"/><draw:equation draw:name="f85" draw:formula="260318"/><draw:equation draw:name="f86" draw:formula="320135"/><draw:equation draw:name="f87" draw:formula="247936"/><draw:equation draw:name="f88" draw:formula="334232"/><draw:equation draw:name="f89" draw:formula="233934"/><draw:equation draw:name="f90" draw:formula="348329"/><draw:equation draw:name="f91" draw:formula="218122"/><draw:equation draw:name="f92" draw:formula="200501"/><draw:equation draw:name="f93" draw:formula="371189"/><draw:equation draw:name="f94" draw:formula="182880"/><draw:equation draw:name="f95" draw:formula="?f2 - ?f0"/><draw:equation draw:name="f96" draw:formula="?f1 - ?f0"/><draw:equation draw:name="f97" draw:formula="?f96 / 381762"/><draw:equation draw:name="f98" draw:formula="?f95 / 298990"/><draw:equation draw:name="f99" draw:formula="0 / ?f97"/><draw:equation draw:name="f100" draw:formula="381762 / ?f97"/><draw:equation draw:name="f101" draw:formula="0 / ?f98"/><draw:equation draw:name="f102" draw:formula="298990 / ?f98"/></draw:enhanced-geometry></draw:custom-shape><draw:custom-shape svg:x="2.32219in" svg:y="0.43281in" svg:width="0.3425in" svg:height="0.26927in" draw:id="id25" draw:style-name="a26" draw:name="Shape 1902"><svg:title/><svg:desc/><draw:enhanced-geometry draw:type="non-primitive" svg:viewBox="0 0 313182 246221" draw:enhanced-path="M ?f3 ?f0 L ?f4 ?f0 ?f5 ?f6 ?f7 ?f8 ?f9 ?f10 ?f11 ?f12 ?f13 ?f14 ?f15 ?f16 ?f17 ?f18 ?f19 ?f20 ?f21 ?f22 ?f23 ?f24 ?f25 ?f26 ?f1 ?f27 ?f28 ?f29 ?f21 ?f30 ?f31 ?f32 ?f33 ?f34 ?f35 ?f36 ?f37 ?f38 ?f39 ?f40 ?f41 ?f42 ?f43 ?f44 ?f45 ?f46 ?f47 ?f2 ?f48 ?f2 ?f49 ?f50 ?f51 ?f52 ?f53 ?f54 ?f55 ?f56 ?f57 ?f58 ?f59 ?f60 ?f61 ?f62 ?f63 ?f64 ?f65 ?f66 ?f67 ?f68 ?f69 ?f70 ?f0 ?f71 ?f72 ?f73 ?f65 ?f74 ?f14 ?f75 ?f76 ?f77 ?f78 ?f79 ?f80 ?f63 ?f81 ?f82 ?f83 ?f84 ?f85 ?f8 ?f86 ?f6 ?f3 ?f0 Z N" draw:text-areas="?f91 ?f93 ?f92 ?f94"><draw:equation draw:name="f0" draw:formula="0"/><draw:equation draw:name="f1" draw:formula="313182"/><draw:equation draw:name="f2" draw:formula="246221"/><draw:equation draw:name="f3" draw:formula="153067"/><draw:equation draw:name="f4" draw:formula="168878"/><draw:equation draw:name="f5" draw:formula="186499"/><draw:equation draw:name="f6" draw:formula="1715"/><draw:equation draw:name="f7" draw:formula="202311"/><draw:equation draw:name="f8" draw:formula="5239"/><draw:equation draw:name="f9" draw:formula="218123"/><draw:equation draw:name="f10" draw:formula="12288"/><draw:equation draw:name="f11" draw:formula="233934"/><draw:equation draw:name="f12" draw:formula="19336"/><draw:equation draw:name="f13" draw:formula="248031"/><draw:equation draw:name="f14" draw:formula="28099"/><draw:equation draw:name="f15" draw:formula="260318"/><draw:equation draw:name="f16" draw:formula="40386"/><draw:equation draw:name="f17" draw:formula="272701"/><draw:equation draw:name="f18" draw:formula="52769"/><draw:equation draw:name="f19" draw:formula="283273"/><draw:equation draw:name="f20" draw:formula="66770"/><draw:equation draw:name="f21" draw:formula="293751"/><draw:equation draw:name="f22" draw:formula="82582"/><draw:equation draw:name="f23" draw:formula="300799"/><draw:equation draw:name="f24" draw:formula="98489"/><draw:equation draw:name="f25" draw:formula="307848"/><draw:equation draw:name="f26" draw:formula="116015"/><draw:equation draw:name="f27" draw:formula="133636"/><draw:equation draw:name="f28" draw:formula="304324"/><draw:equation draw:name="f29" draw:formula="151257"/><draw:equation draw:name="f30" draw:formula="167069"/><draw:equation draw:name="f31" draw:formula="281464"/><draw:equation draw:name="f32" draw:formula="182880"/><draw:equation draw:name="f33" draw:formula="269177"/><draw:equation draw:name="f34" draw:formula="195167"/><draw:equation draw:name="f35" draw:formula="256794"/><draw:equation draw:name="f36" draw:formula="207455"/><draw:equation draw:name="f37" draw:formula="240983"/><draw:equation draw:name="f38" draw:formula="218028"/><draw:equation draw:name="f39" draw:formula="226981"/><draw:equation draw:name="f40" draw:formula="226791"/><draw:equation draw:name="f41" draw:formula="209360"/><draw:equation draw:name="f42" draw:formula="235648"/><draw:equation draw:name="f43" draw:formula="193548"/><draw:equation draw:name="f44" draw:formula="240888"/><draw:equation draw:name="f45" draw:formula="175927"/><draw:equation draw:name="f46" draw:formula="244411"/><draw:equation draw:name="f47" draw:formula="160115"/><draw:equation draw:name="f48" draw:formula="142494"/><draw:equation draw:name="f49" draw:formula="124873"/><draw:equation draw:name="f50" draw:formula="242698"/><draw:equation draw:name="f51" draw:formula="109061"/><draw:equation draw:name="f52" draw:formula="239173"/><draw:equation draw:name="f53" draw:formula="93250"/><draw:equation draw:name="f54" draw:formula="233839"/><draw:equation draw:name="f55" draw:formula="77438"/><draw:equation draw:name="f56" draw:formula="225076"/><draw:equation draw:name="f57" draw:formula="63341"/><draw:equation draw:name="f58" draw:formula="216313"/><draw:equation draw:name="f59" draw:formula="51054"/><draw:equation draw:name="f60" draw:formula="203930"/><draw:equation draw:name="f61" draw:formula="38672"/><draw:equation draw:name="f62" draw:formula="191643"/><draw:equation draw:name="f63" draw:formula="26384"/><draw:equation draw:name="f64" draw:formula="177547"/><draw:equation draw:name="f65" draw:formula="17621"/><draw:equation draw:name="f66" draw:formula="163544"/><draw:equation draw:name="f67" draw:formula="10573"/><draw:equation draw:name="f68" draw:formula="145924"/><draw:equation draw:name="f69" draw:formula="3524"/><draw:equation draw:name="f70" draw:formula="128302"/><draw:equation draw:name="f71" draw:formula="110776"/><draw:equation draw:name="f72" draw:formula="7048"/><draw:equation draw:name="f73" draw:formula="94965"/><draw:equation draw:name="f74" draw:formula="77343"/><draw:equation draw:name="f75" draw:formula="63247"/><draw:equation draw:name="f76" draw:formula="42196"/><draw:equation draw:name="f77" draw:formula="49244"/><draw:equation draw:name="f78" draw:formula="54578"/><draw:equation draw:name="f79" draw:formula="36862"/><draw:equation draw:name="f80" draw:formula="68580"/><draw:equation draw:name="f81" draw:formula="84487"/><draw:equation draw:name="f82" draw:formula="17526"/><draw:equation draw:name="f83" draw:formula="102013"/><draw:equation draw:name="f84" draw:formula="10478"/><draw:equation draw:name="f85" draw:formula="117824"/><draw:equation draw:name="f86" draw:formula="135446"/><draw:equation draw:name="f87" draw:formula="?f2 - ?f0"/><draw:equation draw:name="f88" draw:formula="?f1 - ?f0"/><draw:equation draw:name="f89" draw:formula="?f88 / 313182"/><draw:equation draw:name="f90" draw:formula="?f87 / 246221"/><draw:equation draw:name="f91" draw:formula="0 / ?f89"/><draw:equation draw:name="f92" draw:formula="313182 / ?f89"/><draw:equation draw:name="f93" draw:formula="0 / ?f90"/><draw:equation draw:name="f94" draw:formula="246221 / ?f90"/></draw:enhanced-geometry></draw:custom-shape><draw:custom-shape svg:x="2.32219in" svg:y="0.43281in" svg:width="0.3425in" svg:height="0.26927in" draw:id="id26" draw:style-name="a27" draw:name="Shape 1903"><svg:title/><svg:desc/><draw:enhanced-geometry draw:type="non-primitive" svg:viewBox="0 0 313182 246221" draw:enhanced-path="M ?f1 ?f3 L ?f4 ?f5 ?f6 ?f7 ?f8 ?f9 ?f10 ?f11 ?f12 ?f13 ?f14 ?f15 ?f16 ?f17 ?f18 ?f19 ?f20 ?f21 ?f22 ?f23 ?f24 ?f25 ?f26 ?f0 ?f27 ?f0 ?f28 ?f25 ?f29 ?f23 ?f30 ?f31 ?f32 ?f33 ?f34 ?f35 ?f36 ?f37 ?f38 ?f39 ?f17 ?f40 ?f41 ?f42 ?f43 ?f44 ?f0 ?f45 ?f46 ?f47 ?f48 ?f49 ?f41 ?f50 ?f35 ?f51 ?f52 ?f53 ?f54 ?f55 ?f56 ?f57 ?f58 ?f59 ?f60 ?f61 ?f62 ?f63 ?f64 ?f65 ?f66 ?f2 ?f67 ?f2 ?f68 ?f69 ?f70 ?f71 ?f72 ?f73 ?f74 ?f75 ?f76 ?f77 ?f78 ?f79 ?f80 ?f81 ?f82 ?f83 ?f8 ?f84 ?f85 ?f86 ?f1 ?f3 Z N" draw:text-areas="?f91 ?f93 ?f92 ?f94"><draw:equation draw:name="f0" draw:formula="0"/><draw:equation draw:name="f1" draw:formula="313182"/><draw:equation draw:name="f2" draw:formula="246221"/><draw:equation draw:name="f3" draw:formula="133636"/><draw:equation draw:name="f4" draw:formula="307848"/><draw:equation draw:name="f5" draw:formula="116015"/><draw:equation draw:name="f6" draw:formula="300799"/><draw:equation draw:name="f7" draw:formula="98489"/><draw:equation draw:name="f8" draw:formula="293751"/><draw:equation draw:name="f9" draw:formula="82582"/><draw:equation draw:name="f10" draw:formula="283273"/><draw:equation draw:name="f11" draw:formula="66770"/><draw:equation draw:name="f12" draw:formula="272701"/><draw:equation draw:name="f13" draw:formula="52769"/><draw:equation draw:name="f14" draw:formula="260318"/><draw:equation draw:name="f15" draw:formula="40386"/><draw:equation draw:name="f16" draw:formula="248031"/><draw:equation draw:name="f17" draw:formula="28099"/><draw:equation draw:name="f18" draw:formula="233934"/><draw:equation draw:name="f19" draw:formula="19336"/><draw:equation draw:name="f20" draw:formula="218123"/><draw:equation draw:name="f21" draw:formula="12288"/><draw:equation draw:name="f22" draw:formula="202311"/><draw:equation draw:name="f23" draw:formula="5239"/><draw:equation draw:name="f24" draw:formula="186499"/><draw:equation draw:name="f25" draw:formula="1715"/><draw:equation draw:name="f26" draw:formula="168878"/><draw:equation draw:name="f27" draw:formula="153067"/><draw:equation draw:name="f28" draw:formula="135446"/><draw:equation draw:name="f29" draw:formula="117824"/><draw:equation draw:name="f30" draw:formula="102013"/><draw:equation draw:name="f31" draw:formula="10478"/><draw:equation draw:name="f32" draw:formula="84487"/><draw:equation draw:name="f33" draw:formula="17526"/><draw:equation draw:name="f34" draw:formula="68580"/><draw:equation draw:name="f35" draw:formula="26384"/><draw:equation draw:name="f36" draw:formula="54578"/><draw:equation draw:name="f37" draw:formula="36862"/><draw:equation draw:name="f38" draw:formula="42196"/><draw:equation draw:name="f39" draw:formula="49244"/><draw:equation draw:name="f40" draw:formula="63247"/><draw:equation draw:name="f41" draw:formula="17621"/><draw:equation draw:name="f42" draw:formula="77343"/><draw:equation draw:name="f43" draw:formula="7048"/><draw:equation draw:name="f44" draw:formula="94965"/><draw:equation draw:name="f45" draw:formula="110776"/><draw:equation draw:name="f46" draw:formula="3524"/><draw:equation draw:name="f47" draw:formula="128302"/><draw:equation draw:name="f48" draw:formula="10573"/><draw:equation draw:name="f49" draw:formula="145924"/><draw:equation draw:name="f50" draw:formula="163544"/><draw:equation draw:name="f51" draw:formula="177547"/><draw:equation draw:name="f52" draw:formula="38672"/><draw:equation draw:name="f53" draw:formula="191643"/><draw:equation draw:name="f54" draw:formula="51054"/><draw:equation draw:name="f55" draw:formula="203930"/><draw:equation draw:name="f56" draw:formula="63341"/><draw:equation draw:name="f57" draw:formula="216313"/><draw:equation draw:name="f58" draw:formula="77438"/><draw:equation draw:name="f59" draw:formula="225076"/><draw:equation draw:name="f60" draw:formula="93250"/><draw:equation draw:name="f61" draw:formula="233839"/><draw:equation draw:name="f62" draw:formula="109061"/><draw:equation draw:name="f63" draw:formula="239173"/><draw:equation draw:name="f64" draw:formula="124873"/><draw:equation draw:name="f65" draw:formula="242698"/><draw:equation draw:name="f66" draw:formula="142494"/><draw:equation draw:name="f67" draw:formula="160115"/><draw:equation draw:name="f68" draw:formula="175927"/><draw:equation draw:name="f69" draw:formula="244411"/><draw:equation draw:name="f70" draw:formula="193548"/><draw:equation draw:name="f71" draw:formula="240888"/><draw:equation draw:name="f72" draw:formula="209360"/><draw:equation draw:name="f73" draw:formula="235648"/><draw:equation draw:name="f74" draw:formula="226981"/><draw:equation draw:name="f75" draw:formula="226791"/><draw:equation draw:name="f76" draw:formula="240983"/><draw:equation draw:name="f77" draw:formula="218028"/><draw:equation draw:name="f78" draw:formula="256794"/><draw:equation draw:name="f79" draw:formula="207455"/><draw:equation draw:name="f80" draw:formula="269177"/><draw:equation draw:name="f81" draw:formula="195167"/><draw:equation draw:name="f82" draw:formula="281464"/><draw:equation draw:name="f83" draw:formula="182880"/><draw:equation draw:name="f84" draw:formula="167069"/><draw:equation draw:name="f85" draw:formula="304324"/><draw:equation draw:name="f86" draw:formula="151257"/><draw:equation draw:name="f87" draw:formula="?f2 - ?f0"/><draw:equation draw:name="f88" draw:formula="?f1 - ?f0"/><draw:equation draw:name="f89" draw:formula="?f88 / 313182"/><draw:equation draw:name="f90" draw:formula="?f87 / 246221"/><draw:equation draw:name="f91" draw:formula="0 / ?f89"/><draw:equation draw:name="f92" draw:formula="313182 / ?f89"/><draw:equation draw:name="f93" draw:formula="0 / ?f90"/><draw:equation draw:name="f94" draw:formula="246221 / ?f90"/></draw:enhanced-geometry></draw:custom-shape><draw:custom-shape svg:x="2.59156in" svg:y="0.72896in" svg:width="0.52135in" svg:height="0.40583in" draw:id="id27" draw:style-name="a28" draw:name="Shape 1904"><svg:title/><svg:desc/><draw:enhanced-geometry draw:type="non-primitive" svg:viewBox="0 0 476726 371094" draw:enhanced-path="M ?f3 ?f0 L ?f4 ?f0 ?f5 ?f6 ?f7 ?f8 ?f9 ?f10 ?f11 ?f12 ?f13 ?f14 ?f15 ?f16 ?f17 ?f18 ?f19 ?f20 ?f21 ?f22 ?f23 ?f24 ?f25 ?f26 ?f27 ?f28 ?f29 ?f30 ?f31 ?f32 ?f1 ?f33 ?f34 ?f35 ?f27 ?f36 ?f37 ?f38 ?f39 ?f40 ?f41 ?f42 ?f43 ?f44 ?f45 ?f46 ?f47 ?f48 ?f49 ?f50 ?f51 ?f52 ?f53 ?f54 ?f55 ?f56 ?f57 ?f2 ?f58 ?f2 ?f59 ?f60 ?f61 ?f62 ?f63 ?f64 ?f65 ?f66 ?f67 ?f68 ?f69 ?f70 ?f71 ?f72 ?f73 ?f74 ?f75 ?f76 ?f77 ?f78 ?f79 ?f80 ?f81 ?f82 ?f83 ?f84 ?f85 ?f86 ?f0 ?f87 ?f88 ?f65 ?f81 ?f67 ?f89 ?f69 ?f90 ?f91 ?f92 ?f93 ?f94 ?f95 ?f96 ?f97 ?f98 ?f99 ?f100 ?f101 ?f102 ?f103 ?f104 ?f105 ?f106 ?f6 ?f3 ?f0 Z N" draw:text-areas="?f111 ?f113 ?f112 ?f114"><draw:equation draw:name="f0" draw:formula="0"/><draw:equation draw:name="f1" draw:formula="476726"/><draw:equation draw:name="f2" draw:formula="371094"/><draw:equation draw:name="f3" draw:formula="226886"/><draw:equation draw:name="f4" draw:formula="248031"/><draw:equation draw:name="f5" draw:formula="269081"/><draw:equation draw:name="f6" draw:formula="1809"/><draw:equation draw:name="f7" draw:formula="290227"/><draw:equation draw:name="f8" draw:formula="5238"/><draw:equation draw:name="f9" draw:formula="309563"/><draw:equation draw:name="f10" draw:formula="10572"/><draw:equation draw:name="f11" draw:formula="330708"/><draw:equation draw:name="f12" draw:formula="17621"/><draw:equation draw:name="f13" draw:formula="350044"/><draw:equation draw:name="f14" draw:formula="26384"/><draw:equation draw:name="f15" draw:formula="367665"/><draw:equation draw:name="f16" draw:formula="38671"/><draw:equation draw:name="f17" draw:formula="385191"/><draw:equation draw:name="f18" draw:formula="51053"/><draw:equation draw:name="f19" draw:formula="402812"/><draw:equation draw:name="f20" draw:formula="65056"/><draw:equation draw:name="f21" draw:formula="416909"/><draw:equation draw:name="f22" draw:formula="80867"/><draw:equation draw:name="f23" draw:formula="431006"/><draw:equation draw:name="f24" draw:formula="98489"/><draw:equation draw:name="f25" draw:formula="443294"/><draw:equation draw:name="f26" draw:formula="117824"/><draw:equation draw:name="f27" draw:formula="453866"/><draw:equation draw:name="f28" draw:formula="137160"/><draw:equation draw:name="f29" draw:formula="462630"/><draw:equation draw:name="f30" draw:formula="158305"/><draw:equation draw:name="f31" draw:formula="469678"/><draw:equation draw:name="f32" draw:formula="181166"/><draw:equation draw:name="f33" draw:formula="202216"/><draw:equation draw:name="f34" draw:formula="464439"/><draw:equation draw:name="f35" draw:formula="223361"/><draw:equation draw:name="f36" draw:formula="244507"/><draw:equation draw:name="f37" draw:formula="439769"/><draw:equation draw:name="f38" draw:formula="263842"/><draw:equation draw:name="f39" draw:formula="425672"/><draw:equation draw:name="f40" draw:formula="281368"/><draw:equation draw:name="f41" draw:formula="409861"/><draw:equation draw:name="f42" draw:formula="298990"/><draw:equation draw:name="f43" draw:formula="392240"/><draw:equation draw:name="f44" draw:formula="313086"/><draw:equation draw:name="f45" draw:formula="372904"/><draw:equation draw:name="f46" draw:formula="327089"/><draw:equation draw:name="f47" draw:formula="353568"/><draw:equation draw:name="f48" draw:formula="339471"/><draw:equation draw:name="f49" draw:formula="334232"/><draw:equation draw:name="f50" draw:formula="348234"/><draw:equation draw:name="f51" draw:formula="313087"/><draw:equation draw:name="f52" draw:formula="356997"/><draw:equation draw:name="f53" draw:formula="293751"/><draw:equation draw:name="f54" draw:formula="364045"/><draw:equation draw:name="f55" draw:formula="270891"/><draw:equation draw:name="f56" draw:formula="367570"/><draw:equation draw:name="f57" draw:formula="249746"/><draw:equation draw:name="f58" draw:formula="228695"/><draw:equation draw:name="f59" draw:formula="207550"/><draw:equation draw:name="f60" draw:formula="369284"/><draw:equation draw:name="f61" draw:formula="186405"/><draw:equation draw:name="f62" draw:formula="365855"/><draw:equation draw:name="f63" draw:formula="165354"/><draw:equation draw:name="f64" draw:formula="360521"/><draw:equation draw:name="f65" draw:formula="146018"/><draw:equation draw:name="f66" draw:formula="353472"/><draw:equation draw:name="f67" draw:formula="126587"/><draw:equation draw:name="f68" draw:formula="342995"/><draw:equation draw:name="f69" draw:formula="107252"/><draw:equation draw:name="f70" draw:formula="332422"/><draw:equation draw:name="f71" draw:formula="89726"/><draw:equation draw:name="f72" draw:formula="320135"/><draw:equation draw:name="f73" draw:formula="73819"/><draw:equation draw:name="f74" draw:formula="304228"/><draw:equation draw:name="f75" draw:formula="58007"/><draw:equation draw:name="f76" draw:formula="288417"/><draw:equation draw:name="f77" draw:formula="45720"/><draw:equation draw:name="f78" draw:formula="270890"/><draw:equation draw:name="f79" draw:formula="33433"/><draw:equation draw:name="f80" draw:formula="253270"/><draw:equation draw:name="f81" draw:formula="22860"/><draw:equation draw:name="f82" draw:formula="232124"/><draw:equation draw:name="f83" draw:formula="14002"/><draw:equation draw:name="f84" draw:formula="212789"/><draw:equation draw:name="f85" draw:formula="5239"/><draw:equation draw:name="f86" draw:formula="189928"/><draw:equation draw:name="f87" draw:formula="167068"/><draw:equation draw:name="f88" draw:formula="10478"/><draw:equation draw:name="f89" draw:formula="35147"/><draw:equation draw:name="f90" draw:formula="50959"/><draw:equation draw:name="f91" draw:formula="87916"/><draw:equation draw:name="f92" draw:formula="66866"/><draw:equation draw:name="f93" draw:formula="72104"/><draw:equation draw:name="f94" draw:formula="84392"/><draw:equation draw:name="f95" draw:formula="56293"/><draw:equation draw:name="f96" draw:formula="102013"/><draw:equation draw:name="f97" draw:formula="44005"/><draw:equation draw:name="f98" draw:formula="121348"/><draw:equation draw:name="f99" draw:formula="31623"/><draw:equation draw:name="f100" draw:formula="140684"/><draw:equation draw:name="f101" draw:formula="21145"/><draw:equation draw:name="f102" draw:formula="161830"/><draw:equation draw:name="f103" draw:formula="12287"/><draw:equation draw:name="f104" draw:formula="182880"/><draw:equation draw:name="f105" draw:formula="7048"/><draw:equation draw:name="f106" draw:formula="204026"/><draw:equation draw:name="f107" draw:formula="?f2 - ?f0"/><draw:equation draw:name="f108" draw:formula="?f1 - ?f0"/><draw:equation draw:name="f109" draw:formula="?f108 / 476726"/><draw:equation draw:name="f110" draw:formula="?f107 / 371094"/><draw:equation draw:name="f111" draw:formula="0 / ?f109"/><draw:equation draw:name="f112" draw:formula="476726 / ?f109"/><draw:equation draw:name="f113" draw:formula="0 / ?f110"/><draw:equation draw:name="f114" draw:formula="371094 / ?f110"/></draw:enhanced-geometry></draw:custom-shape><draw:custom-shape svg:x="2.59156in" svg:y="0.72896in" svg:width="0.52135in" svg:height="0.40583in" draw:id="id28" draw:style-name="a29" draw:name="Shape 1905"><svg:title/><svg:desc/><draw:enhanced-geometry draw:type="non-primitive" svg:viewBox="0 0 476726 371094" draw:enhanced-path="M ?f1 ?f3 L ?f4 ?f5 ?f6 ?f7 ?f8 ?f9 ?f10 ?f11 ?f12 ?f13 ?f14 ?f15 ?f16 ?f17 ?f18 ?f19 ?f20 ?f21 ?f22 ?f23 ?f24 ?f25 ?f26 ?f27 ?f28 ?f29 ?f30 ?f31 ?f32 ?f0 ?f33 ?f0 ?f34 ?f31 ?f35 ?f36 ?f37 ?f38 ?f39 ?f40 ?f41 ?f42 ?f43 ?f44 ?f45 ?f46 ?f47 ?f48 ?f49 ?f50 ?f51 ?f52 ?f53 ?f54 ?f55 ?f56 ?f0 ?f57 ?f58 ?f59 ?f60 ?f61 ?f53 ?f62 ?f63 ?f64 ?f65 ?f66 ?f67 ?f68 ?f69 ?f70 ?f71 ?f72 ?f52 ?f73 ?f54 ?f74 ?f56 ?f75 ?f76 ?f77 ?f78 ?f79 ?f80 ?f81 ?f82 ?f2 ?f83 ?f2 ?f84 ?f85 ?f86 ?f87 ?f88 ?f89 ?f90 ?f91 ?f92 ?f93 ?f94 ?f95 ?f96 ?f97 ?f98 ?f99 ?f100 ?f101 ?f102 ?f103 ?f8 ?f104 ?f105 ?f106 ?f1 ?f3 Z N" draw:text-areas="?f111 ?f113 ?f112 ?f114"><draw:equation draw:name="f0" draw:formula="0"/><draw:equation draw:name="f1" draw:formula="476726"/><draw:equation draw:name="f2" draw:formula="371094"/><draw:equation draw:name="f3" draw:formula="202216"/><draw:equation draw:name="f4" draw:formula="469678"/><draw:equation draw:name="f5" draw:formula="181166"/><draw:equation draw:name="f6" draw:formula="462630"/><draw:equation draw:name="f7" draw:formula="158305"/><draw:equation draw:name="f8" draw:formula="453866"/><draw:equation draw:name="f9" draw:formula="137160"/><draw:equation draw:name="f10" draw:formula="443294"/><draw:equation draw:name="f11" draw:formula="117824"/><draw:equation draw:name="f12" draw:formula="431006"/><draw:equation draw:name="f13" draw:formula="98489"/><draw:equation draw:name="f14" draw:formula="416909"/><draw:equation draw:name="f15" draw:formula="80867"/><draw:equation draw:name="f16" draw:formula="402812"/><draw:equation draw:name="f17" draw:formula="65056"/><draw:equation draw:name="f18" draw:formula="385191"/><draw:equation draw:name="f19" draw:formula="51053"/><draw:equation draw:name="f20" draw:formula="367665"/><draw:equation draw:name="f21" draw:formula="38671"/><draw:equation draw:name="f22" draw:formula="350044"/><draw:equation draw:name="f23" draw:formula="26384"/><draw:equation draw:name="f24" draw:formula="330708"/><draw:equation draw:name="f25" draw:formula="17621"/><draw:equation draw:name="f26" draw:formula="309563"/><draw:equation draw:name="f27" draw:formula="10572"/><draw:equation draw:name="f28" draw:formula="290227"/><draw:equation draw:name="f29" draw:formula="5238"/><draw:equation draw:name="f30" draw:formula="269081"/><draw:equation draw:name="f31" draw:formula="1809"/><draw:equation draw:name="f32" draw:formula="248031"/><draw:equation draw:name="f33" draw:formula="226886"/><draw:equation draw:name="f34" draw:formula="204026"/><draw:equation draw:name="f35" draw:formula="182880"/><draw:equation draw:name="f36" draw:formula="7048"/><draw:equation draw:name="f37" draw:formula="161830"/><draw:equation draw:name="f38" draw:formula="12287"/><draw:equation draw:name="f39" draw:formula="140684"/><draw:equation draw:name="f40" draw:formula="21145"/><draw:equation draw:name="f41" draw:formula="121348"/><draw:equation draw:name="f42" draw:formula="31623"/><draw:equation draw:name="f43" draw:formula="102013"/><draw:equation draw:name="f44" draw:formula="44005"/><draw:equation draw:name="f45" draw:formula="84392"/><draw:equation draw:name="f46" draw:formula="56293"/><draw:equation draw:name="f47" draw:formula="66866"/><draw:equation draw:name="f48" draw:formula="72104"/><draw:equation draw:name="f49" draw:formula="50959"/><draw:equation draw:name="f50" draw:formula="87916"/><draw:equation draw:name="f51" draw:formula="35147"/><draw:equation draw:name="f52" draw:formula="107252"/><draw:equation draw:name="f53" draw:formula="22860"/><draw:equation draw:name="f54" draw:formula="126587"/><draw:equation draw:name="f55" draw:formula="10478"/><draw:equation draw:name="f56" draw:formula="146018"/><draw:equation draw:name="f57" draw:formula="167068"/><draw:equation draw:name="f58" draw:formula="5239"/><draw:equation draw:name="f59" draw:formula="189928"/><draw:equation draw:name="f60" draw:formula="14002"/><draw:equation draw:name="f61" draw:formula="212789"/><draw:equation draw:name="f62" draw:formula="232124"/><draw:equation draw:name="f63" draw:formula="33433"/><draw:equation draw:name="f64" draw:formula="253270"/><draw:equation draw:name="f65" draw:formula="45720"/><draw:equation draw:name="f66" draw:formula="270890"/><draw:equation draw:name="f67" draw:formula="58007"/><draw:equation draw:name="f68" draw:formula="288417"/><draw:equation draw:name="f69" draw:formula="73819"/><draw:equation draw:name="f70" draw:formula="304228"/><draw:equation draw:name="f71" draw:formula="89726"/><draw:equation draw:name="f72" draw:formula="320135"/><draw:equation draw:name="f73" draw:formula="332422"/><draw:equation draw:name="f74" draw:formula="342995"/><draw:equation draw:name="f75" draw:formula="353472"/><draw:equation draw:name="f76" draw:formula="165354"/><draw:equation draw:name="f77" draw:formula="360521"/><draw:equation draw:name="f78" draw:formula="186405"/><draw:equation draw:name="f79" draw:formula="365855"/><draw:equation draw:name="f80" draw:formula="207550"/><draw:equation draw:name="f81" draw:formula="369284"/><draw:equation draw:name="f82" draw:formula="228695"/><draw:equation draw:name="f83" draw:formula="249746"/><draw:equation draw:name="f84" draw:formula="270891"/><draw:equation draw:name="f85" draw:formula="367570"/><draw:equation draw:name="f86" draw:formula="293751"/><draw:equation draw:name="f87" draw:formula="364045"/><draw:equation draw:name="f88" draw:formula="313087"/><draw:equation draw:name="f89" draw:formula="356997"/><draw:equation draw:name="f90" draw:formula="334232"/><draw:equation draw:name="f91" draw:formula="348234"/><draw:equation draw:name="f92" draw:formula="353568"/><draw:equation draw:name="f93" draw:formula="339471"/><draw:equation draw:name="f94" draw:formula="372904"/><draw:equation draw:name="f95" draw:formula="327089"/><draw:equation draw:name="f96" draw:formula="392240"/><draw:equation draw:name="f97" draw:formula="313086"/><draw:equation draw:name="f98" draw:formula="409861"/><draw:equation draw:name="f99" draw:formula="298990"/><draw:equation draw:name="f100" draw:formula="425672"/><draw:equation draw:name="f101" draw:formula="281368"/><draw:equation draw:name="f102" draw:formula="439769"/><draw:equation draw:name="f103" draw:formula="263842"/><draw:equation draw:name="f104" draw:formula="244507"/><draw:equation draw:name="f105" draw:formula="464439"/><draw:equation draw:name="f106" draw:formula="223361"/><draw:equation draw:name="f107" draw:formula="?f2 - ?f0"/><draw:equation draw:name="f108" draw:formula="?f1 - ?f0"/><draw:equation draw:name="f109" draw:formula="?f108 / 476726"/><draw:equation draw:name="f110" draw:formula="?f107 / 371094"/><draw:equation draw:name="f111" draw:formula="0 / ?f109"/><draw:equation draw:name="f112" draw:formula="476726 / ?f109"/><draw:equation draw:name="f113" draw:formula="0 / ?f110"/><draw:equation draw:name="f114" draw:formula="371094 / ?f110"/></draw:enhanced-geometry></draw:custom-shape><draw:custom-shape svg:x="1.59885in" svg:y="0.83281in" svg:width="0.58479in" svg:height="0.46542in" draw:id="id29" draw:style-name="a30" draw:name="Shape 1906"><svg:title/><svg:desc/><draw:enhanced-geometry draw:type="non-primitive" svg:viewBox="0 0 534733 425577" draw:enhanced-path="M ?f3 ?f0 L ?f4 ?f0 ?f5 ?f6 ?f7 ?f8 ?f9 ?f10 ?f11 ?f12 ?f13 ?f14 ?f15 ?f16 ?f17 ?f18 ?f19 ?f20 ?f21 ?f22 ?f23 ?f24 ?f25 ?f26 ?f27 ?f28 ?f29 ?f30 ?f31 ?f32 ?f33 ?f34 ?f1 ?f35 ?f36 ?f37 ?f38 ?f39 ?f40 ?f41 ?f42 ?f43 ?f44 ?f45 ?f46 ?f47 ?f48 ?f49 ?f50 ?f51 ?f52 ?f53 ?f11 ?f54 ?f9 ?f55 ?f56 ?f57 ?f58 ?f59 ?f4 ?f2 ?f60 ?f2 ?f61 ?f62 ?f63 ?f64 ?f65 ?f50 ?f66 ?f67 ?f68 ?f69 ?f70 ?f71 ?f72 ?f73 ?f74 ?f75 ?f76 ?f77 ?f78 ?f79 ?f80 ?f81 ?f82 ?f83 ?f84 ?f85 ?f86 ?f87 ?f0 ?f88 ?f89 ?f90 ?f82 ?f91 ?f92 ?f93 ?f94 ?f95 ?f96 ?f97 ?f98 ?f99 ?f100 ?f101 ?f102 ?f103 ?f66 ?f104 ?f65 ?f105 ?f63 ?f106 ?f61 ?f107 ?f108 ?f6 ?f3 ?f0 Z N" draw:text-areas="?f113 ?f115 ?f114 ?f116"><draw:equation draw:name="f0" draw:formula="0"/><draw:equation draw:name="f1" draw:formula="534733"/><draw:equation draw:name="f2" draw:formula="425577"/><draw:equation draw:name="f3" draw:formula="255079"/><draw:equation draw:name="f4" draw:formula="277939"/><draw:equation draw:name="f5" draw:formula="302514"/><draw:equation draw:name="f6" draw:formula="1810"/><draw:equation draw:name="f7" draw:formula="323660"/><draw:equation draw:name="f8" draw:formula="5335"/><draw:equation draw:name="f9" draw:formula="344710"/><draw:equation draw:name="f10" draw:formula="10573"/><draw:equation draw:name="f11" draw:formula="365855"/><draw:equation draw:name="f12" draw:formula="17621"/><draw:equation draw:name="f13" draw:formula="387001"/><draw:equation draw:name="f14" draw:formula="28194"/><draw:equation draw:name="f15" draw:formula="406336"/><draw:equation draw:name="f16" draw:formula="38672"/><draw:equation draw:name="f17" draw:formula="425672"/><draw:equation draw:name="f18" draw:formula="51054"/><draw:equation draw:name="f19" draw:formula="443294"/><draw:equation draw:name="f20" draw:formula="66866"/><draw:equation draw:name="f21" draw:formula="459105"/><draw:equation draw:name="f22" draw:formula="82677"/><draw:equation draw:name="f23" draw:formula="474916"/><draw:equation draw:name="f24" draw:formula="100299"/><draw:equation draw:name="f25" draw:formula="489013"/><draw:equation draw:name="f26" draw:formula="119635"/><draw:equation draw:name="f27" draw:formula="501301"/><draw:equation draw:name="f28" draw:formula="140684"/><draw:equation draw:name="f29" draw:formula="511874"/><draw:equation draw:name="f30" draw:formula="161830"/><draw:equation draw:name="f31" draw:formula="520637"/><draw:equation draw:name="f32" draw:formula="184690"/><draw:equation draw:name="f33" draw:formula="529495"/><draw:equation draw:name="f34" draw:formula="207550"/><draw:equation draw:name="f35" draw:formula="232125"/><draw:equation draw:name="f36" draw:formula="524161"/><draw:equation draw:name="f37" draw:formula="254984"/><draw:equation draw:name="f38" draw:formula="510159"/><draw:equation draw:name="f39" draw:formula="277844"/><draw:equation draw:name="f40" draw:formula="497776"/><draw:equation draw:name="f41" draw:formula="298990"/><draw:equation draw:name="f42" draw:formula="481965"/><draw:equation draw:name="f43" draw:formula="318326"/><draw:equation draw:name="f44" draw:formula="466154"/><draw:equation draw:name="f45" draw:formula="335947"/><draw:equation draw:name="f46" draw:formula="446818"/><draw:equation draw:name="f47" draw:formula="353473"/><draw:equation draw:name="f48" draw:formula="429196"/><draw:equation draw:name="f49" draw:formula="369380"/><draw:equation draw:name="f50" draw:formula="408051"/><draw:equation draw:name="f51" draw:formula="381667"/><draw:equation draw:name="f52" draw:formula="388715"/><draw:equation draw:name="f53" draw:formula="393954"/><draw:equation draw:name="f54" draw:formula="404527"/><draw:equation draw:name="f55" draw:formula="413290"/><draw:equation draw:name="f56" draw:formula="321850"/><draw:equation draw:name="f57" draw:formula="418624"/><draw:equation draw:name="f58" draw:formula="300799"/><draw:equation draw:name="f59" draw:formula="423863"/><draw:equation draw:name="f60" draw:formula="232124"/><draw:equation draw:name="f61" draw:formula="211074"/><draw:equation draw:name="f62" draw:formula="420339"/><draw:equation draw:name="f63" draw:formula="188214"/><draw:equation draw:name="f64" draw:formula="415099"/><draw:equation draw:name="f65" draw:formula="167068"/><draw:equation draw:name="f66" draw:formula="145923"/><draw:equation draw:name="f67" draw:formula="397479"/><draw:equation draw:name="f68" draw:formula="126587"/><draw:equation draw:name="f69" draw:formula="386906"/><draw:equation draw:name="f70" draw:formula="107251"/><draw:equation draw:name="f71" draw:formula="374618"/><draw:equation draw:name="f72" draw:formula="91440"/><draw:equation draw:name="f73" draw:formula="358807"/><draw:equation draw:name="f74" draw:formula="73819"/><draw:equation draw:name="f75" draw:formula="342995"/><draw:equation draw:name="f76" draw:formula="59722"/><draw:equation draw:name="f77" draw:formula="325375"/><draw:equation draw:name="f78" draw:formula="43910"/><draw:equation draw:name="f79" draw:formula="306039"/><draw:equation draw:name="f80" draw:formula="33338"/><draw:equation draw:name="f81" draw:formula="284893"/><draw:equation draw:name="f82" draw:formula="22860"/><draw:equation draw:name="f83" draw:formula="263843"/><draw:equation draw:name="f84" draw:formula="12287"/><draw:equation draw:name="f85" draw:formula="240983"/><draw:equation draw:name="f86" draw:formula="5239"/><draw:equation draw:name="f87" draw:formula="218123"/><draw:equation draw:name="f88" draw:formula="193453"/><draw:equation draw:name="f89" draw:formula="10477"/><draw:equation draw:name="f90" draw:formula="170593"/><draw:equation draw:name="f91" draw:formula="147733"/><draw:equation draw:name="f92" draw:formula="36862"/><draw:equation draw:name="f93" draw:formula="126683"/><draw:equation draw:name="f94" draw:formula="52768"/><draw:equation draw:name="f95" draw:formula="107252"/><draw:equation draw:name="f96" draw:formula="68580"/><draw:equation draw:name="f97" draw:formula="89726"/><draw:equation draw:name="f98" draw:formula="86106"/><draw:equation draw:name="f99" draw:formula="72105"/><draw:equation draw:name="f100" draw:formula="105537"/><draw:equation draw:name="f101" draw:formula="56293"/><draw:equation draw:name="f102" draw:formula="124873"/><draw:equation draw:name="f103" draw:formula="44006"/><draw:equation draw:name="f104" draw:formula="31624"/><draw:equation draw:name="f105" draw:formula="21146"/><draw:equation draw:name="f106" draw:formula="12288"/><draw:equation draw:name="f107" draw:formula="7049"/><draw:equation draw:name="f108" draw:formula="233934"/><draw:equation draw:name="f109" draw:formula="?f2 - ?f0"/><draw:equation draw:name="f110" draw:formula="?f1 - ?f0"/><draw:equation draw:name="f111" draw:formula="?f110 / 534733"/><draw:equation draw:name="f112" draw:formula="?f109 / 425577"/><draw:equation draw:name="f113" draw:formula="0 / ?f111"/><draw:equation draw:name="f114" draw:formula="534733 / ?f111"/><draw:equation draw:name="f115" draw:formula="0 / ?f112"/><draw:equation draw:name="f116" draw:formula="425577 / ?f112"/></draw:enhanced-geometry></draw:custom-shape><draw:custom-shape svg:x="1.59885in" svg:y="0.83281in" svg:width="0.58479in" svg:height="0.46542in" draw:id="id30" draw:style-name="a31" draw:name="Shape 1907"><svg:title/><svg:desc/><draw:enhanced-geometry draw:type="non-primitive" svg:viewBox="0 0 534733 425577" draw:enhanced-path="M ?f1 ?f3 L ?f4 ?f5 ?f6 ?f7 ?f8 ?f9 ?f10 ?f11 ?f12 ?f13 ?f14 ?f15 ?f16 ?f17 ?f18 ?f19 ?f20 ?f21 ?f22 ?f23 ?f24 ?f25 ?f26 ?f27 ?f28 ?f29 ?f30 ?f31 ?f32 ?f33 ?f34 ?f0 ?f35 ?f0 ?f36 ?f33 ?f37 ?f38 ?f39 ?f40 ?f41 ?f42 ?f43 ?f44 ?f45 ?f46 ?f47 ?f48 ?f49 ?f50 ?f51 ?f52 ?f53 ?f54 ?f55 ?f56 ?f57 ?f58 ?f59 ?f60 ?f0 ?f61 ?f62 ?f63 ?f64 ?f65 ?f57 ?f66 ?f67 ?f68 ?f69 ?f70 ?f71 ?f72 ?f73 ?f74 ?f75 ?f76 ?f77 ?f78 ?f79 ?f80 ?f43 ?f81 ?f41 ?f82 ?f39 ?f83 ?f37 ?f84 ?f85 ?f2 ?f34 ?f2 ?f86 ?f87 ?f88 ?f89 ?f28 ?f90 ?f26 ?f91 ?f92 ?f93 ?f82 ?f94 ?f95 ?f96 ?f97 ?f98 ?f99 ?f100 ?f101 ?f102 ?f103 ?f104 ?f105 ?f106 ?f107 ?f108 ?f1 ?f3 Z N" draw:text-areas="?f113 ?f115 ?f114 ?f116"><draw:equation draw:name="f0" draw:formula="0"/><draw:equation draw:name="f1" draw:formula="534733"/><draw:equation draw:name="f2" draw:formula="425577"/><draw:equation draw:name="f3" draw:formula="232125"/><draw:equation draw:name="f4" draw:formula="529495"/><draw:equation draw:name="f5" draw:formula="207550"/><draw:equation draw:name="f6" draw:formula="520637"/><draw:equation draw:name="f7" draw:formula="184690"/><draw:equation draw:name="f8" draw:formula="511874"/><draw:equation draw:name="f9" draw:formula="161830"/><draw:equation draw:name="f10" draw:formula="501301"/><draw:equation draw:name="f11" draw:formula="140684"/><draw:equation draw:name="f12" draw:formula="489013"/><draw:equation draw:name="f13" draw:formula="119635"/><draw:equation draw:name="f14" draw:formula="474916"/><draw:equation draw:name="f15" draw:formula="100299"/><draw:equation draw:name="f16" draw:formula="459105"/><draw:equation draw:name="f17" draw:formula="82677"/><draw:equation draw:name="f18" draw:formula="443294"/><draw:equation draw:name="f19" draw:formula="66866"/><draw:equation draw:name="f20" draw:formula="425672"/><draw:equation draw:name="f21" draw:formula="51054"/><draw:equation draw:name="f22" draw:formula="406336"/><draw:equation draw:name="f23" draw:formula="38672"/><draw:equation draw:name="f24" draw:formula="387001"/><draw:equation draw:name="f25" draw:formula="28194"/><draw:equation draw:name="f26" draw:formula="365855"/><draw:equation draw:name="f27" draw:formula="17621"/><draw:equation draw:name="f28" draw:formula="344710"/><draw:equation draw:name="f29" draw:formula="10573"/><draw:equation draw:name="f30" draw:formula="323660"/><draw:equation draw:name="f31" draw:formula="5335"/><draw:equation draw:name="f32" draw:formula="302514"/><draw:equation draw:name="f33" draw:formula="1810"/><draw:equation draw:name="f34" draw:formula="277939"/><draw:equation draw:name="f35" draw:formula="255079"/><draw:equation draw:name="f36" draw:formula="233934"/><draw:equation draw:name="f37" draw:formula="211074"/><draw:equation draw:name="f38" draw:formula="7049"/><draw:equation draw:name="f39" draw:formula="188214"/><draw:equation draw:name="f40" draw:formula="12288"/><draw:equation draw:name="f41" draw:formula="167068"/><draw:equation draw:name="f42" draw:formula="21146"/><draw:equation draw:name="f43" draw:formula="145923"/><draw:equation draw:name="f44" draw:formula="31624"/><draw:equation draw:name="f45" draw:formula="124873"/><draw:equation draw:name="f46" draw:formula="44006"/><draw:equation draw:name="f47" draw:formula="105537"/><draw:equation draw:name="f48" draw:formula="56293"/><draw:equation draw:name="f49" draw:formula="86106"/><draw:equation draw:name="f50" draw:formula="72105"/><draw:equation draw:name="f51" draw:formula="68580"/><draw:equation draw:name="f52" draw:formula="89726"/><draw:equation draw:name="f53" draw:formula="52768"/><draw:equation draw:name="f54" draw:formula="107252"/><draw:equation draw:name="f55" draw:formula="36862"/><draw:equation draw:name="f56" draw:formula="126683"/><draw:equation draw:name="f57" draw:formula="22860"/><draw:equation draw:name="f58" draw:formula="147733"/><draw:equation draw:name="f59" draw:formula="10477"/><draw:equation draw:name="f60" draw:formula="170593"/><draw:equation draw:name="f61" draw:formula="193453"/><draw:equation draw:name="f62" draw:formula="5239"/><draw:equation draw:name="f63" draw:formula="218123"/><draw:equation draw:name="f64" draw:formula="12287"/><draw:equation draw:name="f65" draw:formula="240983"/><draw:equation draw:name="f66" draw:formula="263843"/><draw:equation draw:name="f67" draw:formula="33338"/><draw:equation draw:name="f68" draw:formula="284893"/><draw:equation draw:name="f69" draw:formula="43910"/><draw:equation draw:name="f70" draw:formula="306039"/><draw:equation draw:name="f71" draw:formula="59722"/><draw:equation draw:name="f72" draw:formula="325375"/><draw:equation draw:name="f73" draw:formula="73819"/><draw:equation draw:name="f74" draw:formula="342995"/><draw:equation draw:name="f75" draw:formula="91440"/><draw:equation draw:name="f76" draw:formula="358807"/><draw:equation draw:name="f77" draw:formula="107251"/><draw:equation draw:name="f78" draw:formula="374618"/><draw:equation draw:name="f79" draw:formula="126587"/><draw:equation draw:name="f80" draw:formula="386906"/><draw:equation draw:name="f81" draw:formula="397479"/><draw:equation draw:name="f82" draw:formula="408051"/><draw:equation draw:name="f83" draw:formula="415099"/><draw:equation draw:name="f84" draw:formula="420339"/><draw:equation draw:name="f85" draw:formula="232124"/><draw:equation draw:name="f86" draw:formula="300799"/><draw:equation draw:name="f87" draw:formula="423863"/><draw:equation draw:name="f88" draw:formula="321850"/><draw:equation draw:name="f89" draw:formula="418624"/><draw:equation draw:name="f90" draw:formula="413290"/><draw:equation draw:name="f91" draw:formula="404527"/><draw:equation draw:name="f92" draw:formula="388715"/><draw:equation draw:name="f93" draw:formula="393954"/><draw:equation draw:name="f94" draw:formula="381667"/><draw:equation draw:name="f95" draw:formula="429196"/><draw:equation draw:name="f96" draw:formula="369380"/><draw:equation draw:name="f97" draw:formula="446818"/><draw:equation draw:name="f98" draw:formula="353473"/><draw:equation draw:name="f99" draw:formula="466154"/><draw:equation draw:name="f100" draw:formula="335947"/><draw:equation draw:name="f101" draw:formula="481965"/><draw:equation draw:name="f102" draw:formula="318326"/><draw:equation draw:name="f103" draw:formula="497776"/><draw:equation draw:name="f104" draw:formula="298990"/><draw:equation draw:name="f105" draw:formula="510159"/><draw:equation draw:name="f106" draw:formula="277844"/><draw:equation draw:name="f107" draw:formula="524161"/><draw:equation draw:name="f108" draw:formula="254984"/><draw:equation draw:name="f109" draw:formula="?f2 - ?f0"/><draw:equation draw:name="f110" draw:formula="?f1 - ?f0"/><draw:equation draw:name="f111" draw:formula="?f110 / 534733"/><draw:equation draw:name="f112" draw:formula="?f109 / 425577"/><draw:equation draw:name="f113" draw:formula="0 / ?f111"/><draw:equation draw:name="f114" draw:formula="534733 / ?f111"/><draw:equation draw:name="f115" draw:formula="0 / ?f112"/><draw:equation draw:name="f116" draw:formula="425577 / ?f112"/></draw:enhanced-geometry></draw:custom-shape><draw:custom-shape svg:x="2.41458in" svg:y="0.94625in" svg:width="0.45781in" svg:height="0.3424in" draw:id="id31" draw:style-name="a32" draw:name="Shape 1908"><svg:title/><svg:desc/><draw:enhanced-geometry draw:type="non-primitive" svg:viewBox="0 0 418624 313086" draw:enhanced-path="M ?f3 ?f0 L ?f4 ?f0 ?f5 ?f6 ?f7 ?f8 ?f9 ?f10 ?f11 ?f12 ?f13 ?f14 ?f15 ?f16 ?f17 ?f18 ?f19 ?f20 ?f21 ?f22 ?f23 ?f24 ?f25 ?f26 ?f27 ?f28 ?f29 ?f30 ?f1 ?f31 ?f32 ?f33 ?f25 ?f34 ?f35 ?f36 ?f37 ?f38 ?f39 ?f7 ?f40 ?f41 ?f42 ?f43 ?f44 ?f45 ?f46 ?f47 ?f48 ?f49 ?f50 ?f51 ?f52 ?f2 ?f53 ?f2 ?f54 ?f55 ?f56 ?f57 ?f58 ?f44 ?f59 ?f60 ?f61 ?f62 ?f63 ?f9 ?f64 ?f65 ?f66 ?f67 ?f68 ?f69 ?f70 ?f71 ?f72 ?f73 ?f74 ?f75 ?f76 ?f56 ?f0 ?f77 ?f78 ?f79 ?f80 ?f81 ?f82 ?f83 ?f18 ?f84 ?f85 ?f86 ?f87 ?f88 ?f89 ?f90 ?f91 ?f92 ?f93 ?f94 ?f95 ?f96 ?f97 ?f98 ?f3 ?f0 Z N" draw:text-areas="?f103 ?f105 ?f104 ?f106"><draw:equation draw:name="f0" draw:formula="0"/><draw:equation draw:name="f1" draw:formula="418624"/><draw:equation draw:name="f2" draw:formula="313086"/><draw:equation draw:name="f3" draw:formula="196977"/><draw:equation draw:name="f4" draw:formula="216313"/><draw:equation draw:name="f5" draw:formula="235648"/><draw:equation draw:name="f6" draw:formula="1810"/><draw:equation draw:name="f7" draw:formula="256794"/><draw:equation draw:name="f8" draw:formula="5334"/><draw:equation draw:name="f9" draw:formula="276130"/><draw:equation draw:name="f10" draw:formula="10573"/><draw:equation draw:name="f11" draw:formula="295465"/><draw:equation draw:name="f12" draw:formula="17621"/><draw:equation draw:name="f13" draw:formula="313087"/><draw:equation draw:name="f14" draw:formula="26384"/><draw:equation draw:name="f15" draw:formula="330708"/><draw:equation draw:name="f16" draw:formula="36957"/><draw:equation draw:name="f17" draw:formula="344710"/><draw:equation draw:name="f18" draw:formula="49244"/><draw:equation draw:name="f19" draw:formula="360616"/><draw:equation draw:name="f20" draw:formula="63341"/><draw:equation draw:name="f21" draw:formula="374618"/><draw:equation draw:name="f22" draw:formula="79153"/><draw:equation draw:name="f23" draw:formula="387001"/><draw:equation draw:name="f24" draw:formula="95059"/><draw:equation draw:name="f25" draw:formula="397573"/><draw:equation draw:name="f26" draw:formula="112585"/><draw:equation draw:name="f27" draw:formula="406336"/><draw:equation draw:name="f28" draw:formula="131921"/><draw:equation draw:name="f29" draw:formula="413385"/><draw:equation draw:name="f30" draw:formula="151257"/><draw:equation draw:name="f31" draw:formula="170593"/><draw:equation draw:name="f32" draw:formula="408051"/><draw:equation draw:name="f33" draw:formula="191738"/><draw:equation draw:name="f34" draw:formula="209359"/><draw:equation draw:name="f35" draw:formula="385191"/><draw:equation draw:name="f36" draw:formula="226885"/><draw:equation draw:name="f37" draw:formula="371189"/><draw:equation draw:name="f38" draw:formula="242792"/><draw:equation draw:name="f39" draw:formula="355283"/><draw:equation draw:name="f40" draw:formula="337757"/><draw:equation draw:name="f41" draw:formula="269081"/><draw:equation draw:name="f42" draw:formula="320135"/><draw:equation draw:name="f43" draw:formula="281463"/><draw:equation draw:name="f44" draw:formula="302514"/><draw:equation draw:name="f45" draw:formula="292036"/><draw:equation draw:name="f46" draw:formula="283178"/><draw:equation draw:name="f47" draw:formula="298990"/><draw:equation draw:name="f48" draw:formula="263842"/><draw:equation draw:name="f49" draw:formula="306038"/><draw:equation draw:name="f50" draw:formula="244507"/><draw:equation draw:name="f51" draw:formula="309563"/><draw:equation draw:name="f52" draw:formula="223361"/><draw:equation draw:name="f53" draw:formula="202216"/><draw:equation draw:name="f54" draw:formula="182880"/><draw:equation draw:name="f55" draw:formula="311372"/><draw:equation draw:name="f56" draw:formula="161830"/><draw:equation draw:name="f57" draw:formula="307848"/><draw:equation draw:name="f58" draw:formula="142494"/><draw:equation draw:name="f59" draw:formula="124873"/><draw:equation draw:name="f60" draw:formula="295466"/><draw:equation draw:name="f61" draw:formula="107252"/><draw:equation draw:name="f62" draw:formula="286703"/><draw:equation draw:name="f63" draw:formula="89630"/><draw:equation draw:name="f64" draw:formula="73819"/><draw:equation draw:name="f65" draw:formula="263843"/><draw:equation draw:name="f66" draw:formula="58007"/><draw:equation draw:name="f67" draw:formula="249745"/><draw:equation draw:name="f68" draw:formula="43910"/><draw:equation draw:name="f69" draw:formula="233934"/><draw:equation draw:name="f70" draw:formula="33338"/><draw:equation draw:name="f71" draw:formula="216408"/><draw:equation draw:name="f72" draw:formula="22860"/><draw:equation draw:name="f73" draw:formula="198786"/><draw:equation draw:name="f74" draw:formula="14002"/><draw:equation draw:name="f75" draw:formula="181166"/><draw:equation draw:name="f76" draw:formula="5239"/><draw:equation draw:name="f77" draw:formula="140780"/><draw:equation draw:name="f78" draw:formula="10477"/><draw:equation draw:name="f79" draw:formula="121444"/><draw:equation draw:name="f80" draw:formula="21050"/><draw:equation draw:name="f81" draw:formula="103822"/><draw:equation draw:name="f82" draw:formula="35147"/><draw:equation draw:name="f83" draw:formula="86201"/><draw:equation draw:name="f84" draw:formula="70390"/><draw:equation draw:name="f85" draw:formula="65056"/><draw:equation draw:name="f86" draw:formula="56293"/><draw:equation draw:name="f87" draw:formula="80867"/><draw:equation draw:name="f88" draw:formula="42291"/><draw:equation draw:name="f89" draw:formula="98489"/><draw:equation draw:name="f90" draw:formula="31718"/><draw:equation draw:name="f91" draw:formula="117824"/><draw:equation draw:name="f92" draw:formula="21145"/><draw:equation draw:name="f93" draw:formula="135446"/><draw:equation draw:name="f94" draw:formula="14097"/><draw:equation draw:name="f95" draw:formula="156495"/><draw:equation draw:name="f96" draw:formula="7048"/><draw:equation draw:name="f97" draw:formula="175832"/><draw:equation draw:name="f98" draw:formula="3524"/><draw:equation draw:name="f99" draw:formula="?f2 - ?f0"/><draw:equation draw:name="f100" draw:formula="?f1 - ?f0"/><draw:equation draw:name="f101" draw:formula="?f100 / 418624"/><draw:equation draw:name="f102" draw:formula="?f99 / 313086"/><draw:equation draw:name="f103" draw:formula="0 / ?f101"/><draw:equation draw:name="f104" draw:formula="418624 / ?f101"/><draw:equation draw:name="f105" draw:formula="0 / ?f102"/><draw:equation draw:name="f106" draw:formula="313086 / ?f102"/></draw:enhanced-geometry></draw:custom-shape><draw:custom-shape svg:x="2.41458in" svg:y="0.94625in" svg:width="0.45781in" svg:height="0.3424in" draw:id="id32" draw:style-name="a33" draw:name="Shape 1909"><svg:title/><svg:desc/><draw:enhanced-geometry draw:type="non-primitive" svg:viewBox="0 0 418624 313086" draw:enhanced-path="M ?f1 ?f3 L ?f4 ?f5 ?f6 ?f7 ?f8 ?f9 ?f10 ?f11 ?f12 ?f13 ?f14 ?f15 ?f16 ?f17 ?f18 ?f19 ?f20 ?f21 ?f22 ?f23 ?f24 ?f25 ?f26 ?f27 ?f28 ?f29 ?f30 ?f0 ?f31 ?f0 ?f32 ?f33 ?f34 ?f35 ?f36 ?f37 ?f38 ?f39 ?f40 ?f41 ?f42 ?f43 ?f44 ?f45 ?f17 ?f46 ?f47 ?f48 ?f49 ?f50 ?f51 ?f52 ?f0 ?f53 ?f54 ?f55 ?f56 ?f57 ?f58 ?f59 ?f60 ?f61 ?f62 ?f63 ?f64 ?f65 ?f66 ?f67 ?f68 ?f24 ?f69 ?f70 ?f71 ?f72 ?f73 ?f74 ?f55 ?f75 ?f76 ?f77 ?f78 ?f2 ?f79 ?f2 ?f80 ?f81 ?f82 ?f83 ?f84 ?f85 ?f74 ?f86 ?f87 ?f88 ?f89 ?f90 ?f91 ?f26 ?f92 ?f93 ?f94 ?f95 ?f8 ?f96 ?f97 ?f98 ?f1 ?f3 Z N" draw:text-areas="?f103 ?f105 ?f104 ?f106"><draw:equation draw:name="f0" draw:formula="0"/><draw:equation draw:name="f1" draw:formula="418624"/><draw:equation draw:name="f2" draw:formula="313086"/><draw:equation draw:name="f3" draw:formula="170593"/><draw:equation draw:name="f4" draw:formula="413385"/><draw:equation draw:name="f5" draw:formula="151257"/><draw:equation draw:name="f6" draw:formula="406336"/><draw:equation draw:name="f7" draw:formula="131921"/><draw:equation draw:name="f8" draw:formula="397573"/><draw:equation draw:name="f9" draw:formula="112585"/><draw:equation draw:name="f10" draw:formula="387001"/><draw:equation draw:name="f11" draw:formula="95059"/><draw:equation draw:name="f12" draw:formula="374618"/><draw:equation draw:name="f13" draw:formula="79153"/><draw:equation draw:name="f14" draw:formula="360616"/><draw:equation draw:name="f15" draw:formula="63341"/><draw:equation draw:name="f16" draw:formula="344710"/><draw:equation draw:name="f17" draw:formula="49244"/><draw:equation draw:name="f18" draw:formula="330708"/><draw:equation draw:name="f19" draw:formula="36957"/><draw:equation draw:name="f20" draw:formula="313087"/><draw:equation draw:name="f21" draw:formula="26384"/><draw:equation draw:name="f22" draw:formula="295465"/><draw:equation draw:name="f23" draw:formula="17621"/><draw:equation draw:name="f24" draw:formula="276130"/><draw:equation draw:name="f25" draw:formula="10573"/><draw:equation draw:name="f26" draw:formula="256794"/><draw:equation draw:name="f27" draw:formula="5334"/><draw:equation draw:name="f28" draw:formula="235648"/><draw:equation draw:name="f29" draw:formula="1810"/><draw:equation draw:name="f30" draw:formula="216313"/><draw:equation draw:name="f31" draw:formula="196977"/><draw:equation draw:name="f32" draw:formula="175832"/><draw:equation draw:name="f33" draw:formula="3524"/><draw:equation draw:name="f34" draw:formula="156495"/><draw:equation draw:name="f35" draw:formula="7048"/><draw:equation draw:name="f36" draw:formula="135446"/><draw:equation draw:name="f37" draw:formula="14097"/><draw:equation draw:name="f38" draw:formula="117824"/><draw:equation draw:name="f39" draw:formula="21145"/><draw:equation draw:name="f40" draw:formula="98489"/><draw:equation draw:name="f41" draw:formula="31718"/><draw:equation draw:name="f42" draw:formula="80867"/><draw:equation draw:name="f43" draw:formula="42291"/><draw:equation draw:name="f44" draw:formula="65056"/><draw:equation draw:name="f45" draw:formula="56293"/><draw:equation draw:name="f46" draw:formula="70390"/><draw:equation draw:name="f47" draw:formula="35147"/><draw:equation draw:name="f48" draw:formula="86201"/><draw:equation draw:name="f49" draw:formula="21050"/><draw:equation draw:name="f50" draw:formula="103822"/><draw:equation draw:name="f51" draw:formula="10477"/><draw:equation draw:name="f52" draw:formula="121444"/><draw:equation draw:name="f53" draw:formula="140780"/><draw:equation draw:name="f54" draw:formula="5239"/><draw:equation draw:name="f55" draw:formula="161830"/><draw:equation draw:name="f56" draw:formula="14002"/><draw:equation draw:name="f57" draw:formula="181166"/><draw:equation draw:name="f58" draw:formula="22860"/><draw:equation draw:name="f59" draw:formula="198786"/><draw:equation draw:name="f60" draw:formula="33338"/><draw:equation draw:name="f61" draw:formula="216408"/><draw:equation draw:name="f62" draw:formula="43910"/><draw:equation draw:name="f63" draw:formula="233934"/><draw:equation draw:name="f64" draw:formula="58007"/><draw:equation draw:name="f65" draw:formula="249745"/><draw:equation draw:name="f66" draw:formula="73819"/><draw:equation draw:name="f67" draw:formula="263843"/><draw:equation draw:name="f68" draw:formula="89630"/><draw:equation draw:name="f69" draw:formula="107252"/><draw:equation draw:name="f70" draw:formula="286703"/><draw:equation draw:name="f71" draw:formula="124873"/><draw:equation draw:name="f72" draw:formula="295466"/><draw:equation draw:name="f73" draw:formula="142494"/><draw:equation draw:name="f74" draw:formula="302514"/><draw:equation draw:name="f75" draw:formula="307848"/><draw:equation draw:name="f76" draw:formula="182880"/><draw:equation draw:name="f77" draw:formula="311372"/><draw:equation draw:name="f78" draw:formula="202216"/><draw:equation draw:name="f79" draw:formula="223361"/><draw:equation draw:name="f80" draw:formula="244507"/><draw:equation draw:name="f81" draw:formula="309563"/><draw:equation draw:name="f82" draw:formula="263842"/><draw:equation draw:name="f83" draw:formula="306038"/><draw:equation draw:name="f84" draw:formula="283178"/><draw:equation draw:name="f85" draw:formula="298990"/><draw:equation draw:name="f86" draw:formula="292036"/><draw:equation draw:name="f87" draw:formula="320135"/><draw:equation draw:name="f88" draw:formula="281463"/><draw:equation draw:name="f89" draw:formula="337757"/><draw:equation draw:name="f90" draw:formula="269081"/><draw:equation draw:name="f91" draw:formula="355283"/><draw:equation draw:name="f92" draw:formula="371189"/><draw:equation draw:name="f93" draw:formula="242792"/><draw:equation draw:name="f94" draw:formula="385191"/><draw:equation draw:name="f95" draw:formula="226885"/><draw:equation draw:name="f96" draw:formula="209359"/><draw:equation draw:name="f97" draw:formula="408051"/><draw:equation draw:name="f98" draw:formula="191738"/><draw:equation draw:name="f99" draw:formula="?f2 - ?f0"/><draw:equation draw:name="f100" draw:formula="?f1 - ?f0"/><draw:equation draw:name="f101" draw:formula="?f100 / 418624"/><draw:equation draw:name="f102" draw:formula="?f99 / 313086"/><draw:equation draw:name="f103" draw:formula="0 / ?f101"/><draw:equation draw:name="f104" draw:formula="418624 / ?f101"/><draw:equation draw:name="f105" draw:formula="0 / ?f102"/><draw:equation draw:name="f106" draw:formula="313086 / ?f102"/></draw:enhanced-geometry></draw:custom-shape><draw:custom-shape svg:x="1.44677in" svg:y="0.89438in" svg:width="0.32906in" svg:height="0.26729in" draw:id="id33" draw:style-name="a34" draw:name="Shape 1910"><svg:title/><svg:desc/><draw:enhanced-geometry draw:type="non-primitive" svg:viewBox="0 0 300895 244411" draw:enhanced-path="M ?f3 ?f0 L ?f4 ?f0 ?f5 ?f6 ?f7 ?f8 ?f9 ?f10 ?f11 ?f12 ?f13 ?f14 ?f15 ?f16 ?f17 ?f18 ?f19 ?f20 ?f21 ?f22 ?f23 ?f24 ?f25 ?f26 ?f1 ?f27 ?f28 ?f29 ?f21 ?f30 ?f31 ?f32 ?f33 ?f34 ?f35 ?f36 ?f37 ?f38 ?f39 ?f40 ?f41 ?f42 ?f43 ?f44 ?f45 ?f46 ?f47 ?f2 ?f48 ?f46 ?f49 ?f50 ?f51 ?f52 ?f53 ?f54 ?f55 ?f56 ?f57 ?f58 ?f59 ?f60 ?f61 ?f62 ?f63 ?f64 ?f65 ?f66 ?f67 ?f68 ?f69 ?f70 ?f0 ?f71 ?f72 ?f73 ?f65 ?f74 ?f75 ?f76 ?f16 ?f77 ?f78 ?f61 ?f79 ?f80 ?f22 ?f65 ?f81 ?f67 ?f82 ?f83 ?f84 ?f85 ?f3 ?f0 Z N" draw:text-areas="?f90 ?f92 ?f91 ?f93"><draw:equation draw:name="f0" draw:formula="0"/><draw:equation draw:name="f1" draw:formula="300895"/><draw:equation draw:name="f2" draw:formula="244411"/><draw:equation draw:name="f3" draw:formula="147828"/><draw:equation draw:name="f4" draw:formula="163640"/><draw:equation draw:name="f5" draw:formula="179451"/><draw:equation draw:name="f6" draw:formula="3525"/><draw:equation draw:name="f7" draw:formula="195358"/><draw:equation draw:name="f8" draw:formula="7048"/><draw:equation draw:name="f9" draw:formula="211169"/><draw:equation draw:name="f10" draw:formula="12288"/><draw:equation draw:name="f11" draw:formula="225171"/><draw:equation draw:name="f12" draw:formula="21146"/><draw:equation draw:name="f13" draw:formula="239268"/><draw:equation draw:name="f14" draw:formula="29909"/><draw:equation draw:name="f15" draw:formula="251651"/><draw:equation draw:name="f16" draw:formula="40481"/><draw:equation draw:name="f17" draw:formula="263938"/><draw:equation draw:name="f18" draw:formula="52769"/><draw:equation draw:name="f19" draw:formula="274511"/><draw:equation draw:name="f20" draw:formula="66866"/><draw:equation draw:name="f21" draw:formula="283274"/><draw:equation draw:name="f22" draw:formula="82677"/><draw:equation draw:name="f23" draw:formula="290322"/><draw:equation draw:name="f24" draw:formula="98489"/><draw:equation draw:name="f25" draw:formula="297371"/><draw:equation draw:name="f26" draw:formula="114300"/><draw:equation draw:name="f27" draw:formula="133636"/><draw:equation draw:name="f28" draw:formula="293846"/><draw:equation draw:name="f29" draw:formula="149447"/><draw:equation draw:name="f30" draw:formula="165354"/><draw:equation draw:name="f31" draw:formula="272701"/><draw:equation draw:name="f32" draw:formula="179356"/><draw:equation draw:name="f33" draw:formula="260414"/><draw:equation draw:name="f34" draw:formula="193453"/><draw:equation draw:name="f35" draw:formula="246317"/><draw:equation draw:name="f36" draw:formula="205740"/><draw:equation draw:name="f37" draw:formula="234029"/><draw:equation draw:name="f38" draw:formula="216313"/><draw:equation draw:name="f39" draw:formula="218218"/><draw:equation draw:name="f40" draw:formula="225076"/><draw:equation draw:name="f41" draw:formula="202311"/><draw:equation draw:name="f42" draw:formula="232125"/><draw:equation draw:name="f43" draw:formula="186500"/><draw:equation draw:name="f44" draw:formula="239173"/><draw:equation draw:name="f45" draw:formula="170688"/><draw:equation draw:name="f46" draw:formula="242698"/><draw:equation draw:name="f47" draw:formula="153067"/><draw:equation draw:name="f48" draw:formula="137255"/><draw:equation draw:name="f49" draw:formula="121444"/><draw:equation draw:name="f50" draw:formula="240983"/><draw:equation draw:name="f51" draw:formula="105632"/><draw:equation draw:name="f52" draw:formula="237458"/><draw:equation draw:name="f53" draw:formula="89726"/><draw:equation draw:name="f54" draw:formula="230410"/><draw:equation draw:name="f55" draw:formula="75724"/><draw:equation draw:name="f56" draw:formula="223362"/><draw:equation draw:name="f57" draw:formula="61627"/><draw:equation draw:name="f58" draw:formula="214599"/><draw:equation draw:name="f59" draw:formula="49340"/><draw:equation draw:name="f60" draw:formula="204026"/><draw:equation draw:name="f61" draw:formula="36957"/><draw:equation draw:name="f62" draw:formula="189929"/><draw:equation draw:name="f63" draw:formula="26384"/><draw:equation draw:name="f64" draw:formula="177642"/><draw:equation draw:name="f65" draw:formula="17621"/><draw:equation draw:name="f66" draw:formula="161830"/><draw:equation draw:name="f67" draw:formula="10573"/><draw:equation draw:name="f68" draw:formula="145924"/><draw:equation draw:name="f69" draw:formula="3524"/><draw:equation draw:name="f70" draw:formula="128398"/><draw:equation draw:name="f71" draw:formula="110776"/><draw:equation draw:name="f72" draw:formula="7049"/><draw:equation draw:name="f73" draw:formula="93250"/><draw:equation draw:name="f74" draw:formula="79153"/><draw:equation draw:name="f75" draw:formula="28194"/><draw:equation draw:name="f76" draw:formula="63342"/><draw:equation draw:name="f77" draw:formula="50959"/><draw:equation draw:name="f78" draw:formula="54578"/><draw:equation draw:name="f79" draw:formula="66865"/><draw:equation draw:name="f80" draw:formula="28099"/><draw:equation draw:name="f81" draw:formula="98584"/><draw:equation draw:name="f82" draw:formula="114395"/><draw:equation draw:name="f83" draw:formula="5239"/><draw:equation draw:name="f84" draw:formula="130207"/><draw:equation draw:name="f85" draw:formula="1715"/><draw:equation draw:name="f86" draw:formula="?f2 - ?f0"/><draw:equation draw:name="f87" draw:formula="?f1 - ?f0"/><draw:equation draw:name="f88" draw:formula="?f87 / 300895"/><draw:equation draw:name="f89" draw:formula="?f86 / 244411"/><draw:equation draw:name="f90" draw:formula="0 / ?f88"/><draw:equation draw:name="f91" draw:formula="300895 / ?f88"/><draw:equation draw:name="f92" draw:formula="0 / ?f89"/><draw:equation draw:name="f93" draw:formula="244411 / ?f89"/></draw:enhanced-geometry></draw:custom-shape><draw:custom-shape svg:x="1.44677in" svg:y="0.89438in" svg:width="0.32906in" svg:height="0.26729in" draw:id="id34" draw:style-name="a35" draw:name="Shape 1911"><svg:title/><svg:desc/><draw:enhanced-geometry draw:type="non-primitive" svg:viewBox="0 0 300895 244411" draw:enhanced-path="M ?f1 ?f3 L ?f4 ?f5 ?f6 ?f7 ?f8 ?f9 ?f10 ?f11 ?f12 ?f13 ?f14 ?f15 ?f16 ?f17 ?f18 ?f19 ?f20 ?f21 ?f22 ?f23 ?f24 ?f25 ?f26 ?f0 ?f27 ?f0 ?f28 ?f29 ?f30 ?f31 ?f32 ?f33 ?f9 ?f34 ?f35 ?f36 ?f37 ?f38 ?f15 ?f39 ?f40 ?f41 ?f34 ?f42 ?f43 ?f44 ?f0 ?f45 ?f46 ?f47 ?f33 ?f48 ?f34 ?f49 ?f50 ?f51 ?f38 ?f52 ?f53 ?f54 ?f55 ?f56 ?f57 ?f58 ?f59 ?f60 ?f61 ?f62 ?f63 ?f64 ?f65 ?f66 ?f67 ?f2 ?f68 ?f66 ?f69 ?f70 ?f71 ?f72 ?f73 ?f74 ?f75 ?f76 ?f77 ?f78 ?f79 ?f80 ?f81 ?f82 ?f8 ?f83 ?f84 ?f85 ?f1 ?f3 Z N" draw:text-areas="?f90 ?f92 ?f91 ?f93"><draw:equation draw:name="f0" draw:formula="0"/><draw:equation draw:name="f1" draw:formula="300895"/><draw:equation draw:name="f2" draw:formula="244411"/><draw:equation draw:name="f3" draw:formula="133636"/><draw:equation draw:name="f4" draw:formula="297371"/><draw:equation draw:name="f5" draw:formula="114300"/><draw:equation draw:name="f6" draw:formula="290322"/><draw:equation draw:name="f7" draw:formula="98489"/><draw:equation draw:name="f8" draw:formula="283274"/><draw:equation draw:name="f9" draw:formula="82677"/><draw:equation draw:name="f10" draw:formula="274511"/><draw:equation draw:name="f11" draw:formula="66866"/><draw:equation draw:name="f12" draw:formula="263938"/><draw:equation draw:name="f13" draw:formula="52769"/><draw:equation draw:name="f14" draw:formula="251651"/><draw:equation draw:name="f15" draw:formula="40481"/><draw:equation draw:name="f16" draw:formula="239268"/><draw:equation draw:name="f17" draw:formula="29909"/><draw:equation draw:name="f18" draw:formula="225171"/><draw:equation draw:name="f19" draw:formula="21146"/><draw:equation draw:name="f20" draw:formula="211169"/><draw:equation draw:name="f21" draw:formula="12288"/><draw:equation draw:name="f22" draw:formula="195358"/><draw:equation draw:name="f23" draw:formula="7048"/><draw:equation draw:name="f24" draw:formula="179451"/><draw:equation draw:name="f25" draw:formula="3525"/><draw:equation draw:name="f26" draw:formula="163640"/><draw:equation draw:name="f27" draw:formula="147828"/><draw:equation draw:name="f28" draw:formula="130207"/><draw:equation draw:name="f29" draw:formula="1715"/><draw:equation draw:name="f30" draw:formula="114395"/><draw:equation draw:name="f31" draw:formula="5239"/><draw:equation draw:name="f32" draw:formula="98584"/><draw:equation draw:name="f33" draw:formula="10573"/><draw:equation draw:name="f34" draw:formula="17621"/><draw:equation draw:name="f35" draw:formula="66865"/><draw:equation draw:name="f36" draw:formula="28099"/><draw:equation draw:name="f37" draw:formula="54578"/><draw:equation draw:name="f38" draw:formula="36957"/><draw:equation draw:name="f39" draw:formula="50959"/><draw:equation draw:name="f40" draw:formula="28194"/><draw:equation draw:name="f41" draw:formula="63342"/><draw:equation draw:name="f42" draw:formula="79153"/><draw:equation draw:name="f43" draw:formula="7049"/><draw:equation draw:name="f44" draw:formula="93250"/><draw:equation draw:name="f45" draw:formula="110776"/><draw:equation draw:name="f46" draw:formula="3524"/><draw:equation draw:name="f47" draw:formula="128398"/><draw:equation draw:name="f48" draw:formula="145924"/><draw:equation draw:name="f49" draw:formula="161830"/><draw:equation draw:name="f50" draw:formula="26384"/><draw:equation draw:name="f51" draw:formula="177642"/><draw:equation draw:name="f52" draw:formula="189929"/><draw:equation draw:name="f53" draw:formula="49340"/><draw:equation draw:name="f54" draw:formula="204026"/><draw:equation draw:name="f55" draw:formula="61627"/><draw:equation draw:name="f56" draw:formula="214599"/><draw:equation draw:name="f57" draw:formula="75724"/><draw:equation draw:name="f58" draw:formula="223362"/><draw:equation draw:name="f59" draw:formula="89726"/><draw:equation draw:name="f60" draw:formula="230410"/><draw:equation draw:name="f61" draw:formula="105632"/><draw:equation draw:name="f62" draw:formula="237458"/><draw:equation draw:name="f63" draw:formula="121444"/><draw:equation draw:name="f64" draw:formula="240983"/><draw:equation draw:name="f65" draw:formula="137255"/><draw:equation draw:name="f66" draw:formula="242698"/><draw:equation draw:name="f67" draw:formula="153067"/><draw:equation draw:name="f68" draw:formula="170688"/><draw:equation draw:name="f69" draw:formula="186500"/><draw:equation draw:name="f70" draw:formula="239173"/><draw:equation draw:name="f71" draw:formula="202311"/><draw:equation draw:name="f72" draw:formula="232125"/><draw:equation draw:name="f73" draw:formula="218218"/><draw:equation draw:name="f74" draw:formula="225076"/><draw:equation draw:name="f75" draw:formula="234029"/><draw:equation draw:name="f76" draw:formula="216313"/><draw:equation draw:name="f77" draw:formula="246317"/><draw:equation draw:name="f78" draw:formula="205740"/><draw:equation draw:name="f79" draw:formula="260414"/><draw:equation draw:name="f80" draw:formula="193453"/><draw:equation draw:name="f81" draw:formula="272701"/><draw:equation draw:name="f82" draw:formula="179356"/><draw:equation draw:name="f83" draw:formula="165354"/><draw:equation draw:name="f84" draw:formula="293846"/><draw:equation draw:name="f85" draw:formula="149447"/><draw:equation draw:name="f86" draw:formula="?f2 - ?f0"/><draw:equation draw:name="f87" draw:formula="?f1 - ?f0"/><draw:equation draw:name="f88" draw:formula="?f87 / 300895"/><draw:equation draw:name="f89" draw:formula="?f86 / 244411"/><draw:equation draw:name="f90" draw:formula="0 / ?f88"/><draw:equation draw:name="f91" draw:formula="300895 / ?f88"/><draw:equation draw:name="f92" draw:formula="0 / ?f89"/><draw:equation draw:name="f93" draw:formula="244411 / ?f89"/></draw:enhanced-geometry></draw:custom-shape><draw:custom-shape svg:x="1.42948in" svg:y="0.68854in" svg:width="0.33865in" svg:height="0.26542in" draw:id="id35" draw:style-name="a36" draw:name="Shape 1912"><svg:title/><svg:desc/><draw:enhanced-geometry draw:type="non-primitive" svg:viewBox="0 0 309658 242697" draw:enhanced-path="M ?f3 ?f0 L ?f4 ?f0 ?f5 ?f6 ?f7 ?f8 ?f9 ?f10 ?f11 ?f12 ?f13 ?f14 ?f15 ?f16 ?f17 ?f18 ?f19 ?f20 ?f21 ?f22 ?f23 ?f24 ?f25 ?f26 ?f1 ?f27 ?f28 ?f29 ?f21 ?f30 ?f19 ?f31 ?f32 ?f33 ?f34 ?f35 ?f36 ?f37 ?f38 ?f39 ?f40 ?f41 ?f42 ?f43 ?f44 ?f45 ?f46 ?f2 ?f47 ?f45 ?f48 ?f49 ?f50 ?f51 ?f52 ?f53 ?f54 ?f55 ?f56 ?f57 ?f58 ?f59 ?f16 ?f60 ?f14 ?f44 ?f61 ?f62 ?f63 ?f64 ?f65 ?f66 ?f0 ?f67 ?f68 ?f52 ?f61 ?f69 ?f14 ?f70 ?f71 ?f72 ?f73 ?f74 ?f75 ?f76 ?f77 ?f61 ?f78 ?f79 ?f80 ?f8 ?f3 ?f0 Z N" draw:text-areas="?f85 ?f87 ?f86 ?f88"><draw:equation draw:name="f0" draw:formula="0"/><draw:equation draw:name="f1" draw:formula="309658"/><draw:equation draw:name="f2" draw:formula="242697"/><draw:equation draw:name="f3" draw:formula="133731"/><draw:equation draw:name="f4" draw:formula="167164"/><draw:equation draw:name="f5" draw:formula="184690"/><draw:equation draw:name="f6" draw:formula="1810"/><draw:equation draw:name="f7" draw:formula="200596"/><draw:equation draw:name="f8" draw:formula="5334"/><draw:equation draw:name="f9" draw:formula="216408"/><draw:equation draw:name="f10" draw:formula="12383"/><draw:equation draw:name="f11" draw:formula="232219"/><draw:equation draw:name="f12" draw:formula="19336"/><draw:equation draw:name="f13" draw:formula="246316"/><draw:equation draw:name="f14" draw:formula="28194"/><draw:equation draw:name="f15" draw:formula="258604"/><draw:equation draw:name="f16" draw:formula="38767"/><draw:equation draw:name="f17" draw:formula="270891"/><draw:equation draw:name="f18" draw:formula="52769"/><draw:equation draw:name="f19" draw:formula="281464"/><draw:equation draw:name="f20" draw:formula="65056"/><draw:equation draw:name="f21" draw:formula="292036"/><draw:equation draw:name="f22" draw:formula="80963"/><draw:equation draw:name="f23" draw:formula="299085"/><draw:equation draw:name="f24" draw:formula="96774"/><draw:equation draw:name="f25" draw:formula="304324"/><draw:equation draw:name="f26" draw:formula="114300"/><draw:equation draw:name="f27" draw:formula="131921"/><draw:equation draw:name="f28" draw:formula="300799"/><draw:equation draw:name="f29" draw:formula="149543"/><draw:equation draw:name="f30" draw:formula="165354"/><draw:equation draw:name="f31" draw:formula="179451"/><draw:equation draw:name="f32" draw:formula="267462"/><draw:equation draw:name="f33" draw:formula="193453"/><draw:equation draw:name="f34" draw:formula="255079"/><draw:equation draw:name="f35" draw:formula="205836"/><draw:equation draw:name="f36" draw:formula="240982"/><draw:equation draw:name="f37" draw:formula="216313"/><draw:equation draw:name="f38" draw:formula="225171"/><draw:equation draw:name="f39" draw:formula="225172"/><draw:equation draw:name="f40" draw:formula="209359"/><draw:equation draw:name="f41" draw:formula="232220"/><draw:equation draw:name="f42" draw:formula="191738"/><draw:equation draw:name="f43" draw:formula="237458"/><draw:equation draw:name="f44" draw:formula="175927"/><draw:equation draw:name="f45" draw:formula="240983"/><draw:equation draw:name="f46" draw:formula="158305"/><draw:equation draw:name="f47" draw:formula="140779"/><draw:equation draw:name="f48" draw:formula="124968"/><draw:equation draw:name="f49" draw:formula="239173"/><draw:equation draw:name="f50" draw:formula="109061"/><draw:equation draw:name="f51" draw:formula="235648"/><draw:equation draw:name="f52" draw:formula="93250"/><draw:equation draw:name="f53" draw:formula="230410"/><draw:equation draw:name="f54" draw:formula="77438"/><draw:equation draw:name="f55" draw:formula="221647"/><draw:equation draw:name="f56" draw:formula="63341"/><draw:equation draw:name="f57" draw:formula="212789"/><draw:equation draw:name="f58" draw:formula="51054"/><draw:equation draw:name="f59" draw:formula="202311"/><draw:equation draw:name="f60" draw:formula="189929"/><draw:equation draw:name="f61" draw:formula="17621"/><draw:equation draw:name="f62" draw:formula="160115"/><draw:equation draw:name="f63" draw:formula="10573"/><draw:equation draw:name="f64" draw:formula="144209"/><draw:equation draw:name="f65" draw:formula="3524"/><draw:equation draw:name="f66" draw:formula="126683"/><draw:equation draw:name="f67" draw:formula="109062"/><draw:equation draw:name="f68" draw:formula="7048"/><draw:equation draw:name="f69" draw:formula="77439"/><draw:equation draw:name="f70" draw:formula="61627"/><draw:equation draw:name="f71" draw:formula="40481"/><draw:equation draw:name="f72" draw:formula="47530"/><draw:equation draw:name="f73" draw:formula="54578"/><draw:equation draw:name="f74" draw:formula="36957"/><draw:equation draw:name="f75" draw:formula="70390"/><draw:equation draw:name="f76" draw:formula="26384"/><draw:equation draw:name="f77" draw:formula="84487"/><draw:equation draw:name="f78" draw:formula="100298"/><draw:equation draw:name="f79" draw:formula="8858"/><draw:equation draw:name="f80" draw:formula="117919"/><draw:equation draw:name="f81" draw:formula="?f2 - ?f0"/><draw:equation draw:name="f82" draw:formula="?f1 - ?f0"/><draw:equation draw:name="f83" draw:formula="?f82 / 309658"/><draw:equation draw:name="f84" draw:formula="?f81 / 242697"/><draw:equation draw:name="f85" draw:formula="0 / ?f83"/><draw:equation draw:name="f86" draw:formula="309658 / ?f83"/><draw:equation draw:name="f87" draw:formula="0 / ?f84"/><draw:equation draw:name="f88" draw:formula="242697 / ?f84"/></draw:enhanced-geometry></draw:custom-shape><draw:custom-shape svg:x="1.42948in" svg:y="0.68854in" svg:width="0.33865in" svg:height="0.26542in" draw:id="id36" draw:style-name="a37" draw:name="Shape 1913"><svg:title/><svg:desc/><draw:enhanced-geometry draw:type="non-primitive" svg:viewBox="0 0 309658 242697" draw:enhanced-path="M ?f1 ?f3 L ?f4 ?f5 ?f6 ?f7 ?f8 ?f9 ?f10 ?f11 ?f12 ?f13 ?f14 ?f15 ?f16 ?f17 ?f18 ?f19 ?f20 ?f21 ?f22 ?f23 ?f24 ?f25 ?f26 ?f0 ?f27 ?f0 ?f28 ?f23 ?f29 ?f30 ?f31 ?f32 ?f33 ?f34 ?f35 ?f36 ?f37 ?f38 ?f17 ?f39 ?f32 ?f40 ?f41 ?f42 ?f0 ?f43 ?f44 ?f45 ?f46 ?f47 ?f32 ?f48 ?f17 ?f49 ?f15 ?f50 ?f51 ?f52 ?f53 ?f54 ?f55 ?f56 ?f42 ?f57 ?f58 ?f59 ?f60 ?f61 ?f62 ?f63 ?f64 ?f2 ?f49 ?f63 ?f65 ?f66 ?f67 ?f68 ?f69 ?f70 ?f71 ?f72 ?f73 ?f74 ?f75 ?f76 ?f10 ?f77 ?f8 ?f78 ?f79 ?f80 ?f1 ?f3 Z N" draw:text-areas="?f85 ?f87 ?f86 ?f88"><draw:equation draw:name="f0" draw:formula="0"/><draw:equation draw:name="f1" draw:formula="309658"/><draw:equation draw:name="f2" draw:formula="242697"/><draw:equation draw:name="f3" draw:formula="131921"/><draw:equation draw:name="f4" draw:formula="304324"/><draw:equation draw:name="f5" draw:formula="114300"/><draw:equation draw:name="f6" draw:formula="299085"/><draw:equation draw:name="f7" draw:formula="96774"/><draw:equation draw:name="f8" draw:formula="292036"/><draw:equation draw:name="f9" draw:formula="80963"/><draw:equation draw:name="f10" draw:formula="281464"/><draw:equation draw:name="f11" draw:formula="65056"/><draw:equation draw:name="f12" draw:formula="270891"/><draw:equation draw:name="f13" draw:formula="52769"/><draw:equation draw:name="f14" draw:formula="258604"/><draw:equation draw:name="f15" draw:formula="38767"/><draw:equation draw:name="f16" draw:formula="246316"/><draw:equation draw:name="f17" draw:formula="28194"/><draw:equation draw:name="f18" draw:formula="232219"/><draw:equation draw:name="f19" draw:formula="19336"/><draw:equation draw:name="f20" draw:formula="216408"/><draw:equation draw:name="f21" draw:formula="12383"/><draw:equation draw:name="f22" draw:formula="200596"/><draw:equation draw:name="f23" draw:formula="5334"/><draw:equation draw:name="f24" draw:formula="184690"/><draw:equation draw:name="f25" draw:formula="1810"/><draw:equation draw:name="f26" draw:formula="167164"/><draw:equation draw:name="f27" draw:formula="133731"/><draw:equation draw:name="f28" draw:formula="117919"/><draw:equation draw:name="f29" draw:formula="100298"/><draw:equation draw:name="f30" draw:formula="8858"/><draw:equation draw:name="f31" draw:formula="84487"/><draw:equation draw:name="f32" draw:formula="17621"/><draw:equation draw:name="f33" draw:formula="70390"/><draw:equation draw:name="f34" draw:formula="26384"/><draw:equation draw:name="f35" draw:formula="54578"/><draw:equation draw:name="f36" draw:formula="36957"/><draw:equation draw:name="f37" draw:formula="40481"/><draw:equation draw:name="f38" draw:formula="47530"/><draw:equation draw:name="f39" draw:formula="61627"/><draw:equation draw:name="f40" draw:formula="77439"/><draw:equation draw:name="f41" draw:formula="7048"/><draw:equation draw:name="f42" draw:formula="93250"/><draw:equation draw:name="f43" draw:formula="109062"/><draw:equation draw:name="f44" draw:formula="3524"/><draw:equation draw:name="f45" draw:formula="126683"/><draw:equation draw:name="f46" draw:formula="10573"/><draw:equation draw:name="f47" draw:formula="144209"/><draw:equation draw:name="f48" draw:formula="160115"/><draw:equation draw:name="f49" draw:formula="175927"/><draw:equation draw:name="f50" draw:formula="189929"/><draw:equation draw:name="f51" draw:formula="51054"/><draw:equation draw:name="f52" draw:formula="202311"/><draw:equation draw:name="f53" draw:formula="63341"/><draw:equation draw:name="f54" draw:formula="212789"/><draw:equation draw:name="f55" draw:formula="77438"/><draw:equation draw:name="f56" draw:formula="221647"/><draw:equation draw:name="f57" draw:formula="230410"/><draw:equation draw:name="f58" draw:formula="109061"/><draw:equation draw:name="f59" draw:formula="235648"/><draw:equation draw:name="f60" draw:formula="124968"/><draw:equation draw:name="f61" draw:formula="239173"/><draw:equation draw:name="f62" draw:formula="140779"/><draw:equation draw:name="f63" draw:formula="240983"/><draw:equation draw:name="f64" draw:formula="158305"/><draw:equation draw:name="f65" draw:formula="191738"/><draw:equation draw:name="f66" draw:formula="237458"/><draw:equation draw:name="f67" draw:formula="209359"/><draw:equation draw:name="f68" draw:formula="232220"/><draw:equation draw:name="f69" draw:formula="225171"/><draw:equation draw:name="f70" draw:formula="225172"/><draw:equation draw:name="f71" draw:formula="240982"/><draw:equation draw:name="f72" draw:formula="216313"/><draw:equation draw:name="f73" draw:formula="255079"/><draw:equation draw:name="f74" draw:formula="205836"/><draw:equation draw:name="f75" draw:formula="267462"/><draw:equation draw:name="f76" draw:formula="193453"/><draw:equation draw:name="f77" draw:formula="179451"/><draw:equation draw:name="f78" draw:formula="165354"/><draw:equation draw:name="f79" draw:formula="300799"/><draw:equation draw:name="f80" draw:formula="149543"/><draw:equation draw:name="f81" draw:formula="?f2 - ?f0"/><draw:equation draw:name="f82" draw:formula="?f1 - ?f0"/><draw:equation draw:name="f83" draw:formula="?f82 / 309658"/><draw:equation draw:name="f84" draw:formula="?f81 / 242697"/><draw:equation draw:name="f85" draw:formula="0 / ?f83"/><draw:equation draw:name="f86" draw:formula="309658 / ?f83"/><draw:equation draw:name="f87" draw:formula="0 / ?f84"/><draw:equation draw:name="f88" draw:formula="242697 / ?f84"/></draw:enhanced-geometry></draw:custom-shape><draw:custom-shape svg:x="1.59885in" svg:y="0.47698in" svg:width="0.52135in" svg:height="0.40781in" draw:id="id37" draw:style-name="a38" draw:name="Shape 1914"><svg:title/><svg:desc/><draw:enhanced-geometry draw:type="non-primitive" svg:viewBox="0 0 476726 372904" draw:enhanced-path="M ?f3 ?f0 L ?f4 ?f0 ?f5 ?f6 ?f7 ?f8 ?f9 ?f10 ?f11 ?f12 ?f13 ?f14 ?f15 ?f16 ?f17 ?f18 ?f19 ?f20 ?f21 ?f22 ?f23 ?f24 ?f25 ?f26 ?f27 ?f28 ?f29 ?f30 ?f31 ?f32 ?f1 ?f33 ?f34 ?f35 ?f27 ?f36 ?f37 ?f38 ?f39 ?f40 ?f41 ?f42 ?f43 ?f44 ?f45 ?f46 ?f47 ?f48 ?f49 ?f50 ?f51 ?f52 ?f53 ?f54 ?f55 ?f56 ?f57 ?f2 ?f58 ?f2 ?f59 ?f56 ?f60 ?f61 ?f62 ?f63 ?f64 ?f65 ?f66 ?f67 ?f68 ?f69 ?f70 ?f71 ?f72 ?f73 ?f74 ?f75 ?f76 ?f77 ?f78 ?f79 ?f80 ?f81 ?f82 ?f83 ?f84 ?f85 ?f0 ?f86 ?f87 ?f88 ?f89 ?f90 ?f91 ?f92 ?f93 ?f94 ?f95 ?f96 ?f97 ?f98 ?f99 ?f100 ?f101 ?f102 ?f103 ?f89 ?f104 ?f105 ?f106 ?f107 ?f33 ?f108 ?f3 ?f0 Z N" draw:text-areas="?f113 ?f115 ?f114 ?f116"><draw:equation draw:name="f0" draw:formula="0"/><draw:equation draw:name="f1" draw:formula="476726"/><draw:equation draw:name="f2" draw:formula="372904"/><draw:equation draw:name="f3" draw:formula="226886"/><draw:equation draw:name="f4" draw:formula="248031"/><draw:equation draw:name="f5" draw:formula="269081"/><draw:equation draw:name="f6" draw:formula="1810"/><draw:equation draw:name="f7" draw:formula="290227"/><draw:equation draw:name="f8" draw:formula="5334"/><draw:equation draw:name="f9" draw:formula="311372"/><draw:equation draw:name="f10" draw:formula="10573"/><draw:equation draw:name="f11" draw:formula="330708"/><draw:equation draw:name="f12" draw:formula="17621"/><draw:equation draw:name="f13" draw:formula="350044"/><draw:equation draw:name="f14" draw:formula="28194"/><draw:equation draw:name="f15" draw:formula="369380"/><draw:equation draw:name="f16" draw:formula="38671"/><draw:equation draw:name="f17" draw:formula="387001"/><draw:equation draw:name="f18" draw:formula="52769"/><draw:equation draw:name="f19" draw:formula="402812"/><draw:equation draw:name="f20" draw:formula="66866"/><draw:equation draw:name="f21" draw:formula="418624"/><draw:equation draw:name="f22" draw:formula="82677"/><draw:equation draw:name="f23" draw:formula="430911"/><draw:equation draw:name="f24" draw:formula="100299"/><draw:equation draw:name="f25" draw:formula="445008"/><draw:equation draw:name="f26" draw:formula="117825"/><draw:equation draw:name="f27" draw:formula="455581"/><draw:equation draw:name="f28" draw:formula="138970"/><draw:equation draw:name="f29" draw:formula="464344"/><draw:equation draw:name="f30" draw:formula="160020"/><draw:equation draw:name="f31" draw:formula="471392"/><draw:equation draw:name="f32" draw:formula="181166"/><draw:equation draw:name="f33" draw:formula="204026"/><draw:equation draw:name="f34" draw:formula="467868"/><draw:equation draw:name="f35" draw:formula="225171"/><draw:equation draw:name="f36" draw:formula="246221"/><draw:equation draw:name="f37" draw:formula="441484"/><draw:equation draw:name="f38" draw:formula="265557"/><draw:equation draw:name="f39" draw:formula="425672"/><draw:equation draw:name="f40" draw:formula="283178"/><draw:equation draw:name="f41" draw:formula="409861"/><draw:equation draw:name="f42" draw:formula="300799"/><draw:equation draw:name="f43" draw:formula="392240"/><draw:equation draw:name="f44" draw:formula="314801"/><draw:equation draw:name="f45" draw:formula="374618"/><draw:equation draw:name="f46" draw:formula="328899"/><draw:equation draw:name="f47" draw:formula="355283"/><draw:equation draw:name="f48" draw:formula="341185"/><draw:equation draw:name="f49" draw:formula="334232"/><draw:equation draw:name="f50" draw:formula="351758"/><draw:equation draw:name="f51" draw:formula="314897"/><draw:equation draw:name="f52" draw:formula="358807"/><draw:equation draw:name="f53" draw:formula="293751"/><draw:equation draw:name="f54" draw:formula="365855"/><draw:equation draw:name="f55" draw:formula="270891"/><draw:equation draw:name="f56" draw:formula="371094"/><draw:equation draw:name="f57" draw:formula="249746"/><draw:equation draw:name="f58" draw:formula="228695"/><draw:equation draw:name="f59" draw:formula="207550"/><draw:equation draw:name="f60" draw:formula="186404"/><draw:equation draw:name="f61" draw:formula="367570"/><draw:equation draw:name="f62" draw:formula="165354"/><draw:equation draw:name="f63" draw:formula="362331"/><draw:equation draw:name="f64" draw:formula="145923"/><draw:equation draw:name="f65" draw:formula="355282"/><draw:equation draw:name="f66" draw:formula="126587"/><draw:equation draw:name="f67" draw:formula="346519"/><draw:equation draw:name="f68" draw:formula="107252"/><draw:equation draw:name="f69" draw:formula="334137"/><draw:equation draw:name="f70" draw:formula="89630"/><draw:equation draw:name="f71" draw:formula="321850"/><draw:equation draw:name="f72" draw:formula="73819"/><draw:equation draw:name="f73" draw:formula="307753"/><draw:equation draw:name="f74" draw:formula="59722"/><draw:equation draw:name="f75" draw:formula="290226"/><draw:equation draw:name="f76" draw:formula="43910"/><draw:equation draw:name="f77" draw:formula="272606"/><draw:equation draw:name="f78" draw:formula="33338"/><draw:equation draw:name="f79" draw:formula="255080"/><draw:equation draw:name="f80" draw:formula="21050"/><draw:equation draw:name="f81" draw:formula="233934"/><draw:equation draw:name="f82" draw:formula="12287"/><draw:equation draw:name="f83" draw:formula="212789"/><draw:equation draw:name="f84" draw:formula="5239"/><draw:equation draw:name="f85" draw:formula="191738"/><draw:equation draw:name="f86" draw:formula="168878"/><draw:equation draw:name="f87" draw:formula="10478"/><draw:equation draw:name="f88" draw:formula="147733"/><draw:equation draw:name="f89" draw:formula="22860"/><draw:equation draw:name="f90" draw:formula="126682"/><draw:equation draw:name="f91" draw:formula="35147"/><draw:equation draw:name="f92" draw:formula="107347"/><draw:equation draw:name="f93" draw:formula="50959"/><draw:equation draw:name="f94" draw:formula="89726"/><draw:equation draw:name="f95" draw:formula="66770"/><draw:equation draw:name="f96" draw:formula="73914"/><draw:equation draw:name="f97" draw:formula="84392"/><draw:equation draw:name="f98" draw:formula="58103"/><draw:equation draw:name="f99" draw:formula="102013"/><draw:equation draw:name="f100" draw:formula="44006"/><draw:equation draw:name="f101" draw:formula="121349"/><draw:equation draw:name="f102" draw:formula="31718"/><draw:equation draw:name="f103" draw:formula="142494"/><draw:equation draw:name="f104" draw:formula="161830"/><draw:equation draw:name="f105" draw:formula="14097"/><draw:equation draw:name="f106" draw:formula="182880"/><draw:equation draw:name="f107" draw:formula="7048"/><draw:equation draw:name="f108" draw:formula="3525"/><draw:equation draw:name="f109" draw:formula="?f2 - ?f0"/><draw:equation draw:name="f110" draw:formula="?f1 - ?f0"/><draw:equation draw:name="f111" draw:formula="?f110 / 476726"/><draw:equation draw:name="f112" draw:formula="?f109 / 372904"/><draw:equation draw:name="f113" draw:formula="0 / ?f111"/><draw:equation draw:name="f114" draw:formula="476726 / ?f111"/><draw:equation draw:name="f115" draw:formula="0 / ?f112"/><draw:equation draw:name="f116" draw:formula="372904 / ?f112"/></draw:enhanced-geometry></draw:custom-shape><draw:custom-shape svg:x="1.59885in" svg:y="0.47698in" svg:width="0.52135in" svg:height="0.40781in" draw:id="id38" draw:style-name="a39" draw:name="Shape 1915"><svg:title/><svg:desc/><draw:enhanced-geometry draw:type="non-primitive" svg:viewBox="0 0 476726 372904" draw:enhanced-path="M ?f1 ?f3 L ?f4 ?f5 ?f6 ?f7 ?f8 ?f9 ?f10 ?f11 ?f12 ?f13 ?f14 ?f15 ?f16 ?f17 ?f18 ?f19 ?f20 ?f21 ?f22 ?f23 ?f24 ?f25 ?f26 ?f27 ?f28 ?f29 ?f30 ?f31 ?f32 ?f0 ?f33 ?f0 ?f3 ?f34 ?f35 ?f36 ?f37 ?f38 ?f39 ?f40 ?f41 ?f42 ?f43 ?f44 ?f45 ?f46 ?f47 ?f48 ?f49 ?f50 ?f51 ?f52 ?f40 ?f53 ?f54 ?f55 ?f0 ?f56 ?f57 ?f58 ?f59 ?f60 ?f61 ?f62 ?f63 ?f64 ?f65 ?f66 ?f67 ?f68 ?f69 ?f70 ?f71 ?f72 ?f73 ?f74 ?f75 ?f76 ?f77 ?f78 ?f79 ?f80 ?f81 ?f82 ?f83 ?f84 ?f85 ?f2 ?f86 ?f2 ?f87 ?f84 ?f88 ?f89 ?f90 ?f91 ?f92 ?f93 ?f94 ?f95 ?f96 ?f97 ?f98 ?f99 ?f100 ?f101 ?f102 ?f103 ?f104 ?f105 ?f8 ?f106 ?f107 ?f108 ?f1 ?f3 Z N" draw:text-areas="?f113 ?f115 ?f114 ?f116"><draw:equation draw:name="f0" draw:formula="0"/><draw:equation draw:name="f1" draw:formula="476726"/><draw:equation draw:name="f2" draw:formula="372904"/><draw:equation draw:name="f3" draw:formula="204026"/><draw:equation draw:name="f4" draw:formula="471392"/><draw:equation draw:name="f5" draw:formula="181166"/><draw:equation draw:name="f6" draw:formula="464344"/><draw:equation draw:name="f7" draw:formula="160020"/><draw:equation draw:name="f8" draw:formula="455581"/><draw:equation draw:name="f9" draw:formula="138970"/><draw:equation draw:name="f10" draw:formula="445008"/><draw:equation draw:name="f11" draw:formula="117825"/><draw:equation draw:name="f12" draw:formula="430911"/><draw:equation draw:name="f13" draw:formula="100299"/><draw:equation draw:name="f14" draw:formula="418624"/><draw:equation draw:name="f15" draw:formula="82677"/><draw:equation draw:name="f16" draw:formula="402812"/><draw:equation draw:name="f17" draw:formula="66866"/><draw:equation draw:name="f18" draw:formula="387001"/><draw:equation draw:name="f19" draw:formula="52769"/><draw:equation draw:name="f20" draw:formula="369380"/><draw:equation draw:name="f21" draw:formula="38671"/><draw:equation draw:name="f22" draw:formula="350044"/><draw:equation draw:name="f23" draw:formula="28194"/><draw:equation draw:name="f24" draw:formula="330708"/><draw:equation draw:name="f25" draw:formula="17621"/><draw:equation draw:name="f26" draw:formula="311372"/><draw:equation draw:name="f27" draw:formula="10573"/><draw:equation draw:name="f28" draw:formula="290227"/><draw:equation draw:name="f29" draw:formula="5334"/><draw:equation draw:name="f30" draw:formula="269081"/><draw:equation draw:name="f31" draw:formula="1810"/><draw:equation draw:name="f32" draw:formula="248031"/><draw:equation draw:name="f33" draw:formula="226886"/><draw:equation draw:name="f34" draw:formula="3525"/><draw:equation draw:name="f35" draw:formula="182880"/><draw:equation draw:name="f36" draw:formula="7048"/><draw:equation draw:name="f37" draw:formula="161830"/><draw:equation draw:name="f38" draw:formula="14097"/><draw:equation draw:name="f39" draw:formula="142494"/><draw:equation draw:name="f40" draw:formula="22860"/><draw:equation draw:name="f41" draw:formula="121349"/><draw:equation draw:name="f42" draw:formula="31718"/><draw:equation draw:name="f43" draw:formula="102013"/><draw:equation draw:name="f44" draw:formula="44006"/><draw:equation draw:name="f45" draw:formula="84392"/><draw:equation draw:name="f46" draw:formula="58103"/><draw:equation draw:name="f47" draw:formula="66770"/><draw:equation draw:name="f48" draw:formula="73914"/><draw:equation draw:name="f49" draw:formula="50959"/><draw:equation draw:name="f50" draw:formula="89726"/><draw:equation draw:name="f51" draw:formula="35147"/><draw:equation draw:name="f52" draw:formula="107347"/><draw:equation draw:name="f53" draw:formula="126682"/><draw:equation draw:name="f54" draw:formula="10478"/><draw:equation draw:name="f55" draw:formula="147733"/><draw:equation draw:name="f56" draw:formula="168878"/><draw:equation draw:name="f57" draw:formula="5239"/><draw:equation draw:name="f58" draw:formula="191738"/><draw:equation draw:name="f59" draw:formula="12287"/><draw:equation draw:name="f60" draw:formula="212789"/><draw:equation draw:name="f61" draw:formula="21050"/><draw:equation draw:name="f62" draw:formula="233934"/><draw:equation draw:name="f63" draw:formula="33338"/><draw:equation draw:name="f64" draw:formula="255080"/><draw:equation draw:name="f65" draw:formula="43910"/><draw:equation draw:name="f66" draw:formula="272606"/><draw:equation draw:name="f67" draw:formula="59722"/><draw:equation draw:name="f68" draw:formula="290226"/><draw:equation draw:name="f69" draw:formula="73819"/><draw:equation draw:name="f70" draw:formula="307753"/><draw:equation draw:name="f71" draw:formula="89630"/><draw:equation draw:name="f72" draw:formula="321850"/><draw:equation draw:name="f73" draw:formula="107252"/><draw:equation draw:name="f74" draw:formula="334137"/><draw:equation draw:name="f75" draw:formula="126587"/><draw:equation draw:name="f76" draw:formula="346519"/><draw:equation draw:name="f77" draw:formula="145923"/><draw:equation draw:name="f78" draw:formula="355282"/><draw:equation draw:name="f79" draw:formula="165354"/><draw:equation draw:name="f80" draw:formula="362331"/><draw:equation draw:name="f81" draw:formula="186404"/><draw:equation draw:name="f82" draw:formula="367570"/><draw:equation draw:name="f83" draw:formula="207550"/><draw:equation draw:name="f84" draw:formula="371094"/><draw:equation draw:name="f85" draw:formula="228695"/><draw:equation draw:name="f86" draw:formula="249746"/><draw:equation draw:name="f87" draw:formula="270891"/><draw:equation draw:name="f88" draw:formula="293751"/><draw:equation draw:name="f89" draw:formula="365855"/><draw:equation draw:name="f90" draw:formula="314897"/><draw:equation draw:name="f91" draw:formula="358807"/><draw:equation draw:name="f92" draw:formula="334232"/><draw:equation draw:name="f93" draw:formula="351758"/><draw:equation draw:name="f94" draw:formula="355283"/><draw:equation draw:name="f95" draw:formula="341185"/><draw:equation draw:name="f96" draw:formula="374618"/><draw:equation draw:name="f97" draw:formula="328899"/><draw:equation draw:name="f98" draw:formula="392240"/><draw:equation draw:name="f99" draw:formula="314801"/><draw:equation draw:name="f100" draw:formula="409861"/><draw:equation draw:name="f101" draw:formula="300799"/><draw:equation draw:name="f102" draw:formula="425672"/><draw:equation draw:name="f103" draw:formula="283178"/><draw:equation draw:name="f104" draw:formula="441484"/><draw:equation draw:name="f105" draw:formula="265557"/><draw:equation draw:name="f106" draw:formula="246221"/><draw:equation draw:name="f107" draw:formula="467868"/><draw:equation draw:name="f108" draw:formula="225171"/><draw:equation draw:name="f109" draw:formula="?f2 - ?f0"/><draw:equation draw:name="f110" draw:formula="?f1 - ?f0"/><draw:equation draw:name="f111" draw:formula="?f110 / 476726"/><draw:equation draw:name="f112" draw:formula="?f109 / 372904"/><draw:equation draw:name="f113" draw:formula="0 / ?f111"/><draw:equation draw:name="f114" draw:formula="476726 / ?f111"/><draw:equation draw:name="f115" draw:formula="0 / ?f112"/><draw:equation draw:name="f116" draw:formula="372904 / ?f112"/></draw:enhanced-geometry></draw:custom-shape><draw:custom-shape svg:x="2.68in" svg:y="0.58281in" svg:width="0.41177in" svg:height="0.31729in" draw:id="id39" draw:style-name="a40" draw:name="Shape 1916"><svg:title/><svg:desc/><draw:enhanced-geometry draw:type="non-primitive" svg:viewBox="0 0 376523 290131" draw:enhanced-path="M ?f3 ?f0 L ?f4 ?f0 ?f5 ?f6 ?f7 ?f8 ?f9 ?f10 ?f11 ?f12 ?f13 ?f14 ?f15 ?f16 ?f17 ?f18 ?f19 ?f20 ?f21 ?f22 ?f23 ?f24 ?f25 ?f26 ?f27 ?f28 ?f1 ?f29 ?f30 ?f31 ?f23 ?f32 ?f33 ?f34 ?f35 ?f36 ?f37 ?f38 ?f39 ?f40 ?f41 ?f42 ?f43 ?f44 ?f45 ?f46 ?f47 ?f48 ?f49 ?f2 ?f50 ?f2 ?f51 ?f52 ?f53 ?f54 ?f55 ?f56 ?f57 ?f58 ?f59 ?f60 ?f61 ?f62 ?f63 ?f64 ?f65 ?f66 ?f67 ?f68 ?f69 ?f70 ?f71 ?f72 ?f73 ?f74 ?f0 ?f75 ?f76 ?f77 ?f69 ?f78 ?f79 ?f80 ?f81 ?f82 ?f83 ?f84 ?f85 ?f86 ?f87 ?f88 ?f89 ?f90 ?f91 ?f92 ?f93 ?f94 ?f95 ?f96 ?f3 ?f0 Z N" draw:text-areas="?f101 ?f103 ?f102 ?f104"><draw:equation draw:name="f0" draw:formula="0"/><draw:equation draw:name="f1" draw:formula="376523"/><draw:equation draw:name="f2" draw:formula="290131"/><draw:equation draw:name="f3" draw:formula="186499"/><draw:equation draw:name="f4" draw:formula="204120"/><draw:equation draw:name="f5" draw:formula="223457"/><draw:equation draw:name="f6" draw:formula="3524"/><draw:equation draw:name="f7" draw:formula="242792"/><draw:equation draw:name="f8" draw:formula="7048"/><draw:equation draw:name="f9" draw:formula="260414"/><draw:equation draw:name="f10" draw:formula="14097"/><draw:equation draw:name="f11" draw:formula="276225"/><draw:equation draw:name="f12" draw:formula="21050"/><draw:equation draw:name="f13" draw:formula="293846"/><draw:equation draw:name="f14" draw:formula="31623"/><draw:equation draw:name="f15" draw:formula="307848"/><draw:equation draw:name="f16" draw:formula="42195"/><draw:equation draw:name="f17" draw:formula="321945"/><draw:equation draw:name="f18" draw:formula="56293"/><draw:equation draw:name="f19" draw:formula="336042"/><draw:equation draw:name="f20" draw:formula="70294"/><draw:equation draw:name="f21" draw:formula="346615"/><draw:equation draw:name="f22" draw:formula="86201"/><draw:equation draw:name="f23" draw:formula="357188"/><draw:equation draw:name="f24" draw:formula="103727"/><draw:equation draw:name="f25" draw:formula="365951"/><draw:equation draw:name="f26" draw:formula="121348"/><draw:equation draw:name="f27" draw:formula="372999"/><draw:equation draw:name="f28" draw:formula="140684"/><draw:equation draw:name="f29" draw:formula="160020"/><draw:equation draw:name="f30" draw:formula="367665"/><draw:equation draw:name="f31" draw:formula="177641"/><draw:equation draw:name="f32" draw:formula="195167"/><draw:equation draw:name="f33" draw:formula="344805"/><draw:equation draw:name="f34" draw:formula="212789"/><draw:equation draw:name="f35" draw:formula="330803"/><draw:equation draw:name="f36" draw:formula="228600"/><draw:equation draw:name="f37" draw:formula="316706"/><draw:equation draw:name="f38" draw:formula="240887"/><draw:equation draw:name="f39" draw:formula="300895"/><draw:equation draw:name="f40" draw:formula="253270"/><draw:equation draw:name="f41" draw:formula="284988"/><draw:equation draw:name="f42" draw:formula="263747"/><draw:equation draw:name="f43" draw:formula="267462"/><draw:equation draw:name="f44" draw:formula="274320"/><draw:equation draw:name="f45" draw:formula="248031"/><draw:equation draw:name="f46" draw:formula="281368"/><draw:equation draw:name="f47" draw:formula="230505"/><draw:equation draw:name="f48" draw:formula="286607"/><draw:equation draw:name="f49" draw:formula="211169"/><draw:equation draw:name="f50" draw:formula="172402"/><draw:equation draw:name="f51" draw:formula="154877"/><draw:equation draw:name="f52" draw:formula="288417"/><draw:equation draw:name="f53" draw:formula="135445"/><draw:equation draw:name="f54" draw:formula="284893"/><draw:equation draw:name="f55" draw:formula="117920"/><draw:equation draw:name="f56" draw:formula="277844"/><draw:equation draw:name="f57" draw:formula="102013"/><draw:equation draw:name="f58" draw:formula="269081"/><draw:equation draw:name="f59" draw:formula="84487"/><draw:equation draw:name="f60" draw:formula="260223"/><draw:equation draw:name="f61" draw:formula="70390"/><draw:equation draw:name="f62" draw:formula="249745"/><draw:equation draw:name="f63" draw:formula="54578"/><draw:equation draw:name="f64" draw:formula="235648"/><draw:equation draw:name="f65" draw:formula="42291"/><draw:equation draw:name="f66" draw:formula="221551"/><draw:equation draw:name="f67" draw:formula="31718"/><draw:equation draw:name="f68" draw:formula="205739"/><draw:equation draw:name="f69" draw:formula="21145"/><draw:equation draw:name="f70" draw:formula="188119"/><draw:equation draw:name="f71" draw:formula="12382"/><draw:equation draw:name="f72" draw:formula="170593"/><draw:equation draw:name="f73" draw:formula="5334"/><draw:equation draw:name="f74" draw:formula="151257"/><draw:equation draw:name="f75" draw:formula="131921"/><draw:equation draw:name="f76" draw:formula="8858"/><draw:equation draw:name="f77" draw:formula="114300"/><draw:equation draw:name="f78" draw:formula="96679"/><draw:equation draw:name="f79" draw:formula="33433"/><draw:equation draw:name="f80" draw:formula="79153"/><draw:equation draw:name="f81" draw:formula="45720"/><draw:equation draw:name="f82" draw:formula="65056"/><draw:equation draw:name="f83" draw:formula="59817"/><draw:equation draw:name="f84" draw:formula="50958"/><draw:equation draw:name="f85" draw:formula="75628"/><draw:equation draw:name="f86" draw:formula="36957"/><draw:equation draw:name="f87" draw:formula="93250"/><draw:equation draw:name="f88" draw:formula="26384"/><draw:equation draw:name="f89" draw:formula="110871"/><draw:equation draw:name="f90" draw:formula="17526"/><draw:equation draw:name="f91" draw:formula="128492"/><draw:equation draw:name="f92" draw:formula="10572"/><draw:equation draw:name="f93" draw:formula="147828"/><draw:equation draw:name="f94" draw:formula="5238"/><draw:equation draw:name="f95" draw:formula="167163"/><draw:equation draw:name="f96" draw:formula="1714"/><draw:equation draw:name="f97" draw:formula="?f2 - ?f0"/><draw:equation draw:name="f98" draw:formula="?f1 - ?f0"/><draw:equation draw:name="f99" draw:formula="?f98 / 376523"/><draw:equation draw:name="f100" draw:formula="?f97 / 290131"/><draw:equation draw:name="f101" draw:formula="0 / ?f99"/><draw:equation draw:name="f102" draw:formula="376523 / ?f99"/><draw:equation draw:name="f103" draw:formula="0 / ?f100"/><draw:equation draw:name="f104" draw:formula="290131 / ?f100"/></draw:enhanced-geometry></draw:custom-shape><draw:custom-shape svg:x="2.68in" svg:y="0.58281in" svg:width="0.41177in" svg:height="0.31729in" draw:id="id40" draw:style-name="a41" draw:name="Shape 1917"><svg:title/><svg:desc/><draw:enhanced-geometry draw:type="non-primitive" svg:viewBox="0 0 376523 290131" draw:enhanced-path="M ?f1 ?f3 L ?f4 ?f5 ?f6 ?f7 ?f8 ?f9 ?f10 ?f11 ?f12 ?f13 ?f14 ?f15 ?f16 ?f17 ?f18 ?f19 ?f20 ?f21 ?f22 ?f23 ?f24 ?f25 ?f26 ?f27 ?f28 ?f0 ?f29 ?f0 ?f30 ?f31 ?f32 ?f33 ?f34 ?f35 ?f36 ?f37 ?f38 ?f39 ?f40 ?f41 ?f42 ?f43 ?f44 ?f45 ?f46 ?f47 ?f48 ?f49 ?f50 ?f51 ?f0 ?f52 ?f53 ?f54 ?f55 ?f56 ?f48 ?f57 ?f58 ?f59 ?f60 ?f61 ?f62 ?f63 ?f64 ?f65 ?f66 ?f67 ?f68 ?f69 ?f70 ?f71 ?f72 ?f73 ?f74 ?f75 ?f76 ?f2 ?f77 ?f2 ?f78 ?f79 ?f80 ?f81 ?f82 ?f83 ?f84 ?f85 ?f86 ?f87 ?f88 ?f89 ?f90 ?f91 ?f92 ?f93 ?f8 ?f94 ?f95 ?f96 ?f1 ?f3 Z N" draw:text-areas="?f101 ?f103 ?f102 ?f104"><draw:equation draw:name="f0" draw:formula="0"/><draw:equation draw:name="f1" draw:formula="376523"/><draw:equation draw:name="f2" draw:formula="290131"/><draw:equation draw:name="f3" draw:formula="160020"/><draw:equation draw:name="f4" draw:formula="372999"/><draw:equation draw:name="f5" draw:formula="140684"/><draw:equation draw:name="f6" draw:formula="365951"/><draw:equation draw:name="f7" draw:formula="121348"/><draw:equation draw:name="f8" draw:formula="357188"/><draw:equation draw:name="f9" draw:formula="103727"/><draw:equation draw:name="f10" draw:formula="346615"/><draw:equation draw:name="f11" draw:formula="86201"/><draw:equation draw:name="f12" draw:formula="336042"/><draw:equation draw:name="f13" draw:formula="70294"/><draw:equation draw:name="f14" draw:formula="321945"/><draw:equation draw:name="f15" draw:formula="56293"/><draw:equation draw:name="f16" draw:formula="307848"/><draw:equation draw:name="f17" draw:formula="42195"/><draw:equation draw:name="f18" draw:formula="293846"/><draw:equation draw:name="f19" draw:formula="31623"/><draw:equation draw:name="f20" draw:formula="276225"/><draw:equation draw:name="f21" draw:formula="21050"/><draw:equation draw:name="f22" draw:formula="260414"/><draw:equation draw:name="f23" draw:formula="14097"/><draw:equation draw:name="f24" draw:formula="242792"/><draw:equation draw:name="f25" draw:formula="7048"/><draw:equation draw:name="f26" draw:formula="223457"/><draw:equation draw:name="f27" draw:formula="3524"/><draw:equation draw:name="f28" draw:formula="204120"/><draw:equation draw:name="f29" draw:formula="186499"/><draw:equation draw:name="f30" draw:formula="167163"/><draw:equation draw:name="f31" draw:formula="1714"/><draw:equation draw:name="f32" draw:formula="147828"/><draw:equation draw:name="f33" draw:formula="5238"/><draw:equation draw:name="f34" draw:formula="128492"/><draw:equation draw:name="f35" draw:formula="10572"/><draw:equation draw:name="f36" draw:formula="110871"/><draw:equation draw:name="f37" draw:formula="17526"/><draw:equation draw:name="f38" draw:formula="93250"/><draw:equation draw:name="f39" draw:formula="26384"/><draw:equation draw:name="f40" draw:formula="75628"/><draw:equation draw:name="f41" draw:formula="36957"/><draw:equation draw:name="f42" draw:formula="59817"/><draw:equation draw:name="f43" draw:formula="50958"/><draw:equation draw:name="f44" draw:formula="45720"/><draw:equation draw:name="f45" draw:formula="65056"/><draw:equation draw:name="f46" draw:formula="33433"/><draw:equation draw:name="f47" draw:formula="79153"/><draw:equation draw:name="f48" draw:formula="21145"/><draw:equation draw:name="f49" draw:formula="96679"/><draw:equation draw:name="f50" draw:formula="8858"/><draw:equation draw:name="f51" draw:formula="114300"/><draw:equation draw:name="f52" draw:formula="131921"/><draw:equation draw:name="f53" draw:formula="5334"/><draw:equation draw:name="f54" draw:formula="151257"/><draw:equation draw:name="f55" draw:formula="12382"/><draw:equation draw:name="f56" draw:formula="170593"/><draw:equation draw:name="f57" draw:formula="188119"/><draw:equation draw:name="f58" draw:formula="31718"/><draw:equation draw:name="f59" draw:formula="205739"/><draw:equation draw:name="f60" draw:formula="42291"/><draw:equation draw:name="f61" draw:formula="221551"/><draw:equation draw:name="f62" draw:formula="54578"/><draw:equation draw:name="f63" draw:formula="235648"/><draw:equation draw:name="f64" draw:formula="70390"/><draw:equation draw:name="f65" draw:formula="249745"/><draw:equation draw:name="f66" draw:formula="84487"/><draw:equation draw:name="f67" draw:formula="260223"/><draw:equation draw:name="f68" draw:formula="102013"/><draw:equation draw:name="f69" draw:formula="269081"/><draw:equation draw:name="f70" draw:formula="117920"/><draw:equation draw:name="f71" draw:formula="277844"/><draw:equation draw:name="f72" draw:formula="135445"/><draw:equation draw:name="f73" draw:formula="284893"/><draw:equation draw:name="f74" draw:formula="154877"/><draw:equation draw:name="f75" draw:formula="288417"/><draw:equation draw:name="f76" draw:formula="172402"/><draw:equation draw:name="f77" draw:formula="211169"/><draw:equation draw:name="f78" draw:formula="230505"/><draw:equation draw:name="f79" draw:formula="286607"/><draw:equation draw:name="f80" draw:formula="248031"/><draw:equation draw:name="f81" draw:formula="281368"/><draw:equation draw:name="f82" draw:formula="267462"/><draw:equation draw:name="f83" draw:formula="274320"/><draw:equation draw:name="f84" draw:formula="284988"/><draw:equation draw:name="f85" draw:formula="263747"/><draw:equation draw:name="f86" draw:formula="300895"/><draw:equation draw:name="f87" draw:formula="253270"/><draw:equation draw:name="f88" draw:formula="316706"/><draw:equation draw:name="f89" draw:formula="240887"/><draw:equation draw:name="f90" draw:formula="330803"/><draw:equation draw:name="f91" draw:formula="228600"/><draw:equation draw:name="f92" draw:formula="344805"/><draw:equation draw:name="f93" draw:formula="212789"/><draw:equation draw:name="f94" draw:formula="195167"/><draw:equation draw:name="f95" draw:formula="367665"/><draw:equation draw:name="f96" draw:formula="177641"/><draw:equation draw:name="f97" draw:formula="?f2 - ?f0"/><draw:equation draw:name="f98" draw:formula="?f1 - ?f0"/><draw:equation draw:name="f99" draw:formula="?f98 / 376523"/><draw:equation draw:name="f100" draw:formula="?f97 / 290131"/><draw:equation draw:name="f101" draw:formula="0 / ?f99"/><draw:equation draw:name="f102" draw:formula="376523 / ?f99"/><draw:equation draw:name="f103" draw:formula="0 / ?f100"/><draw:equation draw:name="f104" draw:formula="290131 / ?f100"/></draw:enhanced-geometry></draw:custom-shape><draw:custom-shape svg:x="2.58188in" svg:y="0.45198in" svg:width="0.37323in" svg:height="0.2924in" draw:id="id41" draw:style-name="a42" draw:name="Shape 1918"><svg:title/><svg:desc/><draw:enhanced-geometry draw:type="non-primitive" svg:viewBox="0 0 341281 267367" draw:enhanced-path="M ?f3 ?f0 L ?f4 ?f0 ?f5 ?f6 ?f7 ?f8 ?f9 ?f10 ?f11 ?f12 ?f13 ?f14 ?f15 ?f16 ?f17 ?f18 ?f19 ?f20 ?f21 ?f22 ?f23 ?f24 ?f25 ?f26 ?f27 ?f28 ?f1 ?f29 ?f30 ?f31 ?f23 ?f32 ?f33 ?f34 ?f35 ?f36 ?f37 ?f38 ?f39 ?f40 ?f41 ?f42 ?f43 ?f44 ?f45 ?f46 ?f47 ?f48 ?f49 ?f50 ?f51 ?f2 ?f29 ?f50 ?f52 ?f53 ?f54 ?f55 ?f56 ?f57 ?f58 ?f59 ?f60 ?f61 ?f62 ?f63 ?f64 ?f65 ?f66 ?f67 ?f68 ?f69 ?f10 ?f70 ?f8 ?f71 ?f0 ?f72 ?f73 ?f74 ?f75 ?f76 ?f77 ?f78 ?f79 ?f80 ?f81 ?f82 ?f83 ?f84 ?f85 ?f86 ?f87 ?f88 ?f89 ?f90 ?f91 ?f92 ?f3 ?f0 Z N" draw:text-areas="?f97 ?f99 ?f98 ?f100"><draw:equation draw:name="f0" draw:formula="0"/><draw:equation draw:name="f1" draw:formula="341281"/><draw:equation draw:name="f2" draw:formula="267367"/><draw:equation draw:name="f3" draw:formula="158401"/><draw:equation draw:name="f4" draw:formula="175927"/><draw:equation draw:name="f5" draw:formula="193548"/><draw:equation draw:name="f6" draw:formula="1810"/><draw:equation draw:name="f7" draw:formula="211169"/><draw:equation draw:name="f8" draw:formula="5334"/><draw:equation draw:name="f9" draw:formula="228695"/><draw:equation draw:name="f10" draw:formula="10573"/><draw:equation draw:name="f11" draw:formula="244602"/><draw:equation draw:name="f12" draw:formula="15811"/><draw:equation draw:name="f13" draw:formula="260414"/><draw:equation draw:name="f14" draw:formula="24670"/><draw:equation draw:name="f15" draw:formula="274510"/><draw:equation draw:name="f16" draw:formula="35243"/><draw:equation draw:name="f17" draw:formula="288512"/><draw:equation draw:name="f18" draw:formula="47530"/><draw:equation draw:name="f19" draw:formula="300895"/><draw:equation draw:name="f20" draw:formula="61531"/><draw:equation draw:name="f21" draw:formula="313182"/><draw:equation draw:name="f22" draw:formula="75629"/><draw:equation draw:name="f23" draw:formula="321945"/><draw:equation draw:name="f24" draw:formula="91440"/><draw:equation draw:name="f25" draw:formula="328994"/><draw:equation draw:name="f26" draw:formula="109062"/><draw:equation draw:name="f27" draw:formula="336042"/><draw:equation draw:name="f28" draw:formula="126682"/><draw:equation draw:name="f29" draw:formula="146018"/><draw:equation draw:name="f30" draw:formula="332518"/><draw:equation draw:name="f31" draw:formula="163544"/><draw:equation draw:name="f32" draw:formula="181166"/><draw:equation draw:name="f33" draw:formula="309658"/><draw:equation draw:name="f34" draw:formula="195263"/><draw:equation draw:name="f35" draw:formula="297371"/><draw:equation draw:name="f36" draw:formula="211074"/><draw:equation draw:name="f37" draw:formula="283273"/><draw:equation draw:name="f38" draw:formula="223362"/><draw:equation draw:name="f39" draw:formula="267462"/><draw:equation draw:name="f40" draw:formula="233934"/><draw:equation draw:name="f41" draw:formula="251555"/><draw:equation draw:name="f42" draw:formula="244507"/><draw:equation draw:name="f43" draw:formula="235744"/><draw:equation draw:name="f44" draw:formula="253270"/><draw:equation draw:name="f45" draw:formula="218218"/><draw:equation draw:name="f46" draw:formula="260318"/><draw:equation draw:name="f47" draw:formula="200596"/><draw:equation draw:name="f48" draw:formula="263843"/><draw:equation draw:name="f49" draw:formula="182975"/><draw:equation draw:name="f50" draw:formula="265557"/><draw:equation draw:name="f51" draw:formula="165354"/><draw:equation draw:name="f52" draw:formula="130207"/><draw:equation draw:name="f53" draw:formula="262033"/><draw:equation draw:name="f54" draw:formula="112585"/><draw:equation draw:name="f55" draw:formula="256794"/><draw:equation draw:name="f56" draw:formula="96774"/><draw:equation draw:name="f57" draw:formula="249745"/><draw:equation draw:name="f58" draw:formula="80963"/><draw:equation draw:name="f59" draw:formula="240982"/><draw:equation draw:name="f60" draw:formula="65151"/><draw:equation draw:name="f61" draw:formula="232125"/><draw:equation draw:name="f62" draw:formula="51054"/><draw:equation draw:name="f63" draw:formula="219837"/><draw:equation draw:name="f64" draw:formula="40481"/><draw:equation draw:name="f65" draw:formula="205836"/><draw:equation draw:name="f66" draw:formula="28194"/><draw:equation draw:name="f67" draw:formula="191738"/><draw:equation draw:name="f68" draw:formula="19336"/><draw:equation draw:name="f69" draw:formula="175926"/><draw:equation draw:name="f70" draw:formula="158306"/><draw:equation draw:name="f71" draw:formula="138970"/><draw:equation draw:name="f72" draw:formula="121348"/><draw:equation draw:name="f73" draw:formula="8858"/><draw:equation draw:name="f74" draw:formula="103822"/><draw:equation draw:name="f75" draw:formula="17621"/><draw:equation draw:name="f76" draw:formula="86201"/><draw:equation draw:name="f77" draw:formula="29909"/><draw:equation draw:name="f78" draw:formula="70390"/><draw:equation draw:name="f79" draw:formula="44005"/><draw:equation draw:name="f80" draw:formula="56293"/><draw:equation draw:name="f81" draw:formula="58103"/><draw:equation draw:name="f82" draw:formula="44006"/><draw:equation draw:name="f83" draw:formula="72199"/><draw:equation draw:name="f84" draw:formula="31718"/><draw:equation draw:name="f85" draw:formula="88011"/><draw:equation draw:name="f86" draw:formula="22860"/><draw:equation draw:name="f87" draw:formula="105537"/><draw:equation draw:name="f88" draw:formula="14097"/><draw:equation draw:name="f89" draw:formula="123158"/><draw:equation draw:name="f90" draw:formula="7048"/><draw:equation draw:name="f91" draw:formula="140779"/><draw:equation draw:name="f92" draw:formula="3525"/><draw:equation draw:name="f93" draw:formula="?f2 - ?f0"/><draw:equation draw:name="f94" draw:formula="?f1 - ?f0"/><draw:equation draw:name="f95" draw:formula="?f94 / 341281"/><draw:equation draw:name="f96" draw:formula="?f93 / 267367"/><draw:equation draw:name="f97" draw:formula="0 / ?f95"/><draw:equation draw:name="f98" draw:formula="341281 / ?f95"/><draw:equation draw:name="f99" draw:formula="0 / ?f96"/><draw:equation draw:name="f100" draw:formula="267367 / ?f96"/></draw:enhanced-geometry></draw:custom-shape><draw:custom-shape svg:x="2.58188in" svg:y="0.45198in" svg:width="0.37323in" svg:height="0.2924in" draw:id="id42" draw:style-name="a43" draw:name="Shape 1919"><svg:title/><svg:desc/><draw:enhanced-geometry draw:type="non-primitive" svg:viewBox="0 0 341281 267367" draw:enhanced-path="M ?f1 ?f3 L ?f4 ?f5 ?f6 ?f7 ?f8 ?f9 ?f10 ?f11 ?f12 ?f13 ?f14 ?f15 ?f16 ?f17 ?f18 ?f19 ?f20 ?f21 ?f22 ?f23 ?f24 ?f25 ?f26 ?f27 ?f28 ?f0 ?f29 ?f0 ?f30 ?f31 ?f32 ?f33 ?f34 ?f35 ?f36 ?f37 ?f38 ?f39 ?f40 ?f41 ?f42 ?f43 ?f44 ?f45 ?f46 ?f47 ?f48 ?f49 ?f0 ?f50 ?f25 ?f51 ?f23 ?f52 ?f53 ?f54 ?f55 ?f56 ?f57 ?f58 ?f59 ?f60 ?f61 ?f62 ?f63 ?f64 ?f65 ?f66 ?f67 ?f68 ?f69 ?f70 ?f3 ?f71 ?f72 ?f2 ?f73 ?f71 ?f74 ?f75 ?f76 ?f77 ?f78 ?f79 ?f80 ?f81 ?f82 ?f83 ?f84 ?f85 ?f86 ?f87 ?f88 ?f89 ?f8 ?f90 ?f91 ?f92 ?f1 ?f3 Z N" draw:text-areas="?f97 ?f99 ?f98 ?f100"><draw:equation draw:name="f0" draw:formula="0"/><draw:equation draw:name="f1" draw:formula="341281"/><draw:equation draw:name="f2" draw:formula="267367"/><draw:equation draw:name="f3" draw:formula="146018"/><draw:equation draw:name="f4" draw:formula="336042"/><draw:equation draw:name="f5" draw:formula="126682"/><draw:equation draw:name="f6" draw:formula="328994"/><draw:equation draw:name="f7" draw:formula="109062"/><draw:equation draw:name="f8" draw:formula="321945"/><draw:equation draw:name="f9" draw:formula="91440"/><draw:equation draw:name="f10" draw:formula="313182"/><draw:equation draw:name="f11" draw:formula="75629"/><draw:equation draw:name="f12" draw:formula="300895"/><draw:equation draw:name="f13" draw:formula="61531"/><draw:equation draw:name="f14" draw:formula="288512"/><draw:equation draw:name="f15" draw:formula="47530"/><draw:equation draw:name="f16" draw:formula="274510"/><draw:equation draw:name="f17" draw:formula="35243"/><draw:equation draw:name="f18" draw:formula="260414"/><draw:equation draw:name="f19" draw:formula="24670"/><draw:equation draw:name="f20" draw:formula="244602"/><draw:equation draw:name="f21" draw:formula="15811"/><draw:equation draw:name="f22" draw:formula="228695"/><draw:equation draw:name="f23" draw:formula="10573"/><draw:equation draw:name="f24" draw:formula="211169"/><draw:equation draw:name="f25" draw:formula="5334"/><draw:equation draw:name="f26" draw:formula="193548"/><draw:equation draw:name="f27" draw:formula="1810"/><draw:equation draw:name="f28" draw:formula="175927"/><draw:equation draw:name="f29" draw:formula="158401"/><draw:equation draw:name="f30" draw:formula="140779"/><draw:equation draw:name="f31" draw:formula="3525"/><draw:equation draw:name="f32" draw:formula="123158"/><draw:equation draw:name="f33" draw:formula="7048"/><draw:equation draw:name="f34" draw:formula="105537"/><draw:equation draw:name="f35" draw:formula="14097"/><draw:equation draw:name="f36" draw:formula="88011"/><draw:equation draw:name="f37" draw:formula="22860"/><draw:equation draw:name="f38" draw:formula="72199"/><draw:equation draw:name="f39" draw:formula="31718"/><draw:equation draw:name="f40" draw:formula="58103"/><draw:equation draw:name="f41" draw:formula="44006"/><draw:equation draw:name="f42" draw:formula="44005"/><draw:equation draw:name="f43" draw:formula="56293"/><draw:equation draw:name="f44" draw:formula="29909"/><draw:equation draw:name="f45" draw:formula="70390"/><draw:equation draw:name="f46" draw:formula="17621"/><draw:equation draw:name="f47" draw:formula="86201"/><draw:equation draw:name="f48" draw:formula="8858"/><draw:equation draw:name="f49" draw:formula="103822"/><draw:equation draw:name="f50" draw:formula="121348"/><draw:equation draw:name="f51" draw:formula="138970"/><draw:equation draw:name="f52" draw:formula="158306"/><draw:equation draw:name="f53" draw:formula="19336"/><draw:equation draw:name="f54" draw:formula="175926"/><draw:equation draw:name="f55" draw:formula="28194"/><draw:equation draw:name="f56" draw:formula="191738"/><draw:equation draw:name="f57" draw:formula="40481"/><draw:equation draw:name="f58" draw:formula="205836"/><draw:equation draw:name="f59" draw:formula="51054"/><draw:equation draw:name="f60" draw:formula="219837"/><draw:equation draw:name="f61" draw:formula="65151"/><draw:equation draw:name="f62" draw:formula="232125"/><draw:equation draw:name="f63" draw:formula="80963"/><draw:equation draw:name="f64" draw:formula="240982"/><draw:equation draw:name="f65" draw:formula="96774"/><draw:equation draw:name="f66" draw:formula="249745"/><draw:equation draw:name="f67" draw:formula="112585"/><draw:equation draw:name="f68" draw:formula="256794"/><draw:equation draw:name="f69" draw:formula="130207"/><draw:equation draw:name="f70" draw:formula="262033"/><draw:equation draw:name="f71" draw:formula="265557"/><draw:equation draw:name="f72" draw:formula="165354"/><draw:equation draw:name="f73" draw:formula="182975"/><draw:equation draw:name="f74" draw:formula="200596"/><draw:equation draw:name="f75" draw:formula="263843"/><draw:equation draw:name="f76" draw:formula="218218"/><draw:equation draw:name="f77" draw:formula="260318"/><draw:equation draw:name="f78" draw:formula="235744"/><draw:equation draw:name="f79" draw:formula="253270"/><draw:equation draw:name="f80" draw:formula="251555"/><draw:equation draw:name="f81" draw:formula="244507"/><draw:equation draw:name="f82" draw:formula="267462"/><draw:equation draw:name="f83" draw:formula="233934"/><draw:equation draw:name="f84" draw:formula="283273"/><draw:equation draw:name="f85" draw:formula="223362"/><draw:equation draw:name="f86" draw:formula="297371"/><draw:equation draw:name="f87" draw:formula="211074"/><draw:equation draw:name="f88" draw:formula="309658"/><draw:equation draw:name="f89" draw:formula="195263"/><draw:equation draw:name="f90" draw:formula="181166"/><draw:equation draw:name="f91" draw:formula="332518"/><draw:equation draw:name="f92" draw:formula="163544"/><draw:equation draw:name="f93" draw:formula="?f2 - ?f0"/><draw:equation draw:name="f94" draw:formula="?f1 - ?f0"/><draw:equation draw:name="f95" draw:formula="?f94 / 341281"/><draw:equation draw:name="f96" draw:formula="?f93 / 267367"/><draw:equation draw:name="f97" draw:formula="0 / ?f95"/><draw:equation draw:name="f98" draw:formula="341281 / ?f95"/><draw:equation draw:name="f99" draw:formula="0 / ?f96"/><draw:equation draw:name="f100" draw:formula="267367 / ?f96"/></draw:enhanced-geometry></draw:custom-shape><draw:custom-shape svg:x="1.58146in" svg:y="0.58469in" svg:width="1.39292in" svg:height="0.65583in" draw:id="id43" draw:style-name="a44" draw:name="Shape 1920"><svg:title/><svg:desc/><draw:enhanced-geometry draw:type="non-primitive" svg:viewBox="0 0 1273683 599694" draw:enhanced-path="M ?f3 ?f0 L ?f4 ?f0 ?f5 ?f6 ?f7 ?f8 ?f9 ?f10 ?f11 ?f12 ?f13 ?f14 ?f15 ?f16 ?f17 ?f18 ?f19 ?f20 ?f21 ?f22 ?f23 ?f24 ?f25 ?f26 ?f27 ?f28 ?f29 ?f30 ?f31 ?f32 ?f33 ?f34 ?f35 ?f36 ?f37 ?f38 ?f39 ?f40 ?f41 ?f42 ?f43 ?f44 ?f45 ?f46 ?f47 ?f48 ?f49 ?f50 ?f51 ?f52 ?f53 ?f54 ?f55 ?f56 ?f57 ?f58 ?f59 ?f60 ?f61 ?f62 ?f63 ?f64 ?f1 ?f65 ?f63 ?f66 ?f61 ?f67 ?f59 ?f68 ?f57 ?f69 ?f55 ?f70 ?f53 ?f71 ?f51 ?f72 ?f49 ?f73 ?f47 ?f74 ?f45 ?f75 ?f43 ?f76 ?f41 ?f77 ?f39 ?f78 ?f37 ?f79 ?f35 ?f80 ?f33 ?f81 ?f31 ?f82 ?f29 ?f83 ?f27 ?f84 ?f25 ?f85 ?f23 ?f86 ?f21 ?f87 ?f19 ?f88 ?f17 ?f89 ?f15 ?f90 ?f13 ?f91 ?f11 ?f92 ?f9 ?f93 ?f7 ?f94 ?f5 ?f95 ?f4 ?f2 ?f3 ?f2 ?f96 ?f95 ?f97 ?f94 ?f98 ?f93 ?f99 ?f92 ?f100 ?f91 ?f101 ?f90 ?f102 ?f89 ?f103 ?f88 ?f104 ?f87 ?f105 ?f86 ?f106 ?f85 ?f107 ?f84 ?f108 ?f83 ?f109 ?f82 ?f110 ?f81 ?f111 ?f80 ?f112 ?f79 ?f113 ?f78 ?f38 ?f77 ?f114 ?f76 ?f32 ?f75 ?f115 ?f74 ?f116 ?f73 ?f117 ?f72 ?f20 ?f71 ?f118 ?f70 ?f14 ?f69 ?f119 ?f68 ?f8 ?f67 ?f120 ?f66 ?f0 ?f65 ?f120 ?f64 ?f8 ?f62 ?f119 ?f60 ?f14 ?f58 ?f118 ?f56 ?f20 ?f54 ?f117 ?f52 ?f116 ?f50 ?f115 ?f48 ?f32 ?f46 ?f114 ?f44 ?f38 ?f42 ?f113 ?f40 ?f112 ?f38 ?f111 ?f36 ?f110 ?f34 ?f109 ?f32 ?f108 ?f30 ?f107 ?f28 ?f106 ?f26 ?f105 ?f24 ?f104 ?f22 ?f103 ?f20 ?f102 ?f18 ?f101 ?f16 ?f100 ?f14 ?f99 ?f12 ?f98 ?f10 ?f97 ?f8 ?f96 ?f6 ?f3 ?f0 Z N" draw:text-areas="?f125 ?f127 ?f126 ?f128"><draw:equation draw:name="f0" draw:formula="0"/><draw:equation draw:name="f1" draw:formula="1273683"/><draw:equation draw:name="f2" draw:formula="599694"/><draw:equation draw:name="f3" draw:formula="603409"/><draw:equation draw:name="f4" draw:formula="670274"/><draw:equation draw:name="f5" draw:formula="701992"/><draw:equation draw:name="f6" draw:formula="1809"/><draw:equation draw:name="f7" draw:formula="733615"/><draw:equation draw:name="f8" draw:formula="3524"/><draw:equation draw:name="f9" draw:formula="765239"/><draw:equation draw:name="f10" draw:formula="5334"/><draw:equation draw:name="f11" draw:formula="795147"/><draw:equation draw:name="f12" draw:formula="8858"/><draw:equation draw:name="f13" draw:formula="826865"/><draw:equation draw:name="f14" draw:formula="14097"/><draw:equation draw:name="f15" draw:formula="854964"/><draw:equation draw:name="f16" draw:formula="17621"/><draw:equation draw:name="f17" draw:formula="884873"/><draw:equation draw:name="f18" draw:formula="22860"/><draw:equation draw:name="f19" draw:formula="913066"/><draw:equation draw:name="f20" draw:formula="29908"/><draw:equation draw:name="f21" draw:formula="939451"/><draw:equation draw:name="f22" draw:formula="36957"/><draw:equation draw:name="f23" draw:formula="967550"/><draw:equation draw:name="f24" draw:formula="44005"/><draw:equation draw:name="f25" draw:formula="992219"/><draw:equation draw:name="f26" draw:formula="51053"/><draw:equation draw:name="f27" draw:formula="1016889"/><draw:equation draw:name="f28" draw:formula="59817"/><draw:equation draw:name="f29" draw:formula="1041464"/><draw:equation draw:name="f30" draw:formula="68580"/><draw:equation draw:name="f31" draw:formula="1064323"/><draw:equation draw:name="f32" draw:formula="77438"/><draw:equation draw:name="f33" draw:formula="1087184"/><draw:equation draw:name="f34" draw:formula="87916"/><draw:equation draw:name="f35" draw:formula="1108329"/><draw:equation draw:name="f36" draw:formula="98489"/><draw:equation draw:name="f37" draw:formula="1127665"/><draw:equation draw:name="f38" draw:formula="109061"/><draw:equation draw:name="f39" draw:formula="1147001"/><draw:equation draw:name="f40" draw:formula="119634"/><draw:equation draw:name="f41" draw:formula="1164622"/><draw:equation draw:name="f42" draw:formula="131921"/><draw:equation draw:name="f43" draw:formula="1180433"/><draw:equation draw:name="f44" draw:formula="144208"/><draw:equation draw:name="f45" draw:formula="1196245"/><draw:equation draw:name="f46" draw:formula="156590"/><draw:equation draw:name="f47" draw:formula="1210342"/><draw:equation draw:name="f48" draw:formula="170593"/><draw:equation draw:name="f49" draw:formula="1222629"/><draw:equation draw:name="f50" draw:formula="182975"/><draw:equation draw:name="f51" draw:formula="1235012"/><draw:equation draw:name="f52" draw:formula="196977"/><draw:equation draw:name="f53" draw:formula="1243775"/><draw:equation draw:name="f54" draw:formula="211074"/><draw:equation draw:name="f55" draw:formula="1252538"/><draw:equation draw:name="f56" draw:formula="225171"/><draw:equation draw:name="f57" draw:formula="1259586"/><draw:equation draw:name="f58" draw:formula="239172"/><draw:equation draw:name="f59" draw:formula="1264920"/><draw:equation draw:name="f60" draw:formula="253270"/><draw:equation draw:name="f61" draw:formula="1270159"/><draw:equation draw:name="f62" draw:formula="269081"/><draw:equation draw:name="f63" draw:formula="1271969"/><draw:equation draw:name="f64" draw:formula="284893"/><draw:equation draw:name="f65" draw:formula="298990"/><draw:equation draw:name="f66" draw:formula="314801"/><draw:equation draw:name="f67" draw:formula="330612"/><draw:equation draw:name="f68" draw:formula="344709"/><draw:equation draw:name="f69" draw:formula="360521"/><draw:equation draw:name="f70" draw:formula="374618"/><draw:equation draw:name="f71" draw:formula="388715"/><draw:equation draw:name="f72" draw:formula="402812"/><draw:equation draw:name="f73" draw:formula="416814"/><draw:equation draw:name="f74" draw:formula="429101"/><draw:equation draw:name="f75" draw:formula="443198"/><draw:equation draw:name="f76" draw:formula="455485"/><draw:equation draw:name="f77" draw:formula="467868"/><draw:equation draw:name="f78" draw:formula="478345"/><draw:equation draw:name="f79" draw:formula="490727"/><draw:equation draw:name="f80" draw:formula="501205"/><draw:equation draw:name="f81" draw:formula="511778"/><draw:equation draw:name="f82" draw:formula="520636"/><draw:equation draw:name="f83" draw:formula="531114"/><draw:equation draw:name="f84" draw:formula="539972"/><draw:equation draw:name="f85" draw:formula="548735"/><draw:equation draw:name="f86" draw:formula="555783"/><draw:equation draw:name="f87" draw:formula="562832"/><draw:equation draw:name="f88" draw:formula="569881"/><draw:equation draw:name="f89" draw:formula="575119"/><draw:equation draw:name="f90" draw:formula="580358"/><draw:equation draw:name="f91" draw:formula="585692"/><draw:equation draw:name="f92" draw:formula="589216"/><draw:equation draw:name="f93" draw:formula="592741"/><draw:equation draw:name="f94" draw:formula="596264"/><draw:equation draw:name="f95" draw:formula="597979"/><draw:equation draw:name="f96" draw:formula="571786"/><draw:equation draw:name="f97" draw:formula="540067"/><draw:equation draw:name="f98" draw:formula="508445"/><draw:equation draw:name="f99" draw:formula="478536"/><draw:equation draw:name="f100" draw:formula="446818"/><draw:equation draw:name="f101" draw:formula="418719"/><draw:equation draw:name="f102" draw:formula="388811"/><draw:equation draw:name="f103" draw:formula="360617"/><draw:equation draw:name="f104" draw:formula="334232"/><draw:equation draw:name="f105" draw:formula="306133"/><draw:equation draw:name="f106" draw:formula="281464"/><draw:equation draw:name="f107" draw:formula="256889"/><draw:equation draw:name="f108" draw:formula="232220"/><draw:equation draw:name="f109" draw:formula="209360"/><draw:equation draw:name="f110" draw:formula="186499"/><draw:equation draw:name="f111" draw:formula="165354"/><draw:equation draw:name="f112" draw:formula="146018"/><draw:equation draw:name="f113" draw:formula="126683"/><draw:equation draw:name="f114" draw:formula="93250"/><draw:equation draw:name="f115" draw:formula="63341"/><draw:equation draw:name="f116" draw:formula="51054"/><draw:equation draw:name="f117" draw:formula="38767"/><draw:equation draw:name="f118" draw:formula="21145"/><draw:equation draw:name="f119" draw:formula="7048"/><draw:equation draw:name="f120" draw:formula="1810"/><draw:equation draw:name="f121" draw:formula="?f2 - ?f0"/><draw:equation draw:name="f122" draw:formula="?f1 - ?f0"/><draw:equation draw:name="f123" draw:formula="?f122 / 1273683"/><draw:equation draw:name="f124" draw:formula="?f121 / 599694"/><draw:equation draw:name="f125" draw:formula="0 / ?f123"/><draw:equation draw:name="f126" draw:formula="1273683 / ?f123"/><draw:equation draw:name="f127" draw:formula="0 / ?f124"/><draw:equation draw:name="f128" draw:formula="599694 / ?f124"/></draw:enhanced-geometry></draw:custom-shape><draw:custom-shape svg:x="2.01563in" svg:y="0.92596in" svg:width="0.71871in" svg:height="0.19957in" draw:id="id44" draw:style-name="a45" draw:name="Rectangle 1921"><svg:title/><svg:desc/><text:p text:style-name="P264"><text:span text:style-name="T265">Internet</text:span></text:p><draw:enhanced-geometry draw:type="non-primitive" svg:viewBox="0 0 21600 21600" draw:enhanced-path="M 0 0 L 21600 0 21600 21600 0 21600 Z N"/></draw:custom-shape><draw:custom-shape svg:x="1.37365in" svg:y="1.76563in" svg:width="0.01354in" svg:height="0.01344in" draw:id="id45" draw:style-name="a46" draw:name="Shape 30641"><svg:title/><svg:desc/><draw:enhanced-geometry draw:type="non-primitive" svg:viewBox="0 0 12383 12288" draw:enhanced-path="M ?f0 ?f0 L ?f1 ?f0 ?f1 ?f2 ?f0 ?f2 ?f0 ?f0 N" draw:text-areas="?f7 ?f9 ?f8 ?f10"><draw:equation draw:name="f0" draw:formula="0"/><draw:equation draw:name="f1" draw:formula="12383"/><draw:equation draw:name="f2" draw:formula="12288"/><draw:equation draw:name="f3" draw:formula="?f2 - ?f0"/><draw:equation draw:name="f4" draw:formula="?f1 - ?f0"/><draw:equation draw:name="f5" draw:formula="?f4 / 12383"/><draw:equation draw:name="f6" draw:formula="?f3 / 12288"/><draw:equation draw:name="f7" draw:formula="0 / ?f5"/><draw:equation draw:name="f8" draw:formula="12383 / ?f5"/><draw:equation draw:name="f9" draw:formula="0 / ?f6"/><draw:equation draw:name="f10" draw:formula="12288 / ?f6"/></draw:enhanced-geometry></draw:custom-shape><draw:custom-shape svg:x="1.37365in" svg:y="1.68292in" svg:width="0.01354in" svg:height="0.04813in" draw:id="id46" draw:style-name="a47" draw:name="Shape 30642"><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1.59833in" svg:width="0.01354in" svg:height="0.04802in" draw:id="id47" draw:style-name="a48" draw:name="Shape 30643"><svg:title/><svg:desc/><draw:enhanced-geometry draw:type="non-primitive" svg:viewBox="0 0 12383 43910" draw:enhanced-path="M ?f0 ?f0 L ?f1 ?f0 ?f1 ?f2 ?f0 ?f2 ?f0 ?f0 N" draw:text-areas="?f7 ?f9 ?f8 ?f10"><draw:equation draw:name="f0" draw:formula="0"/><draw:equation draw:name="f1" draw:formula="12383"/><draw:equation draw:name="f2" draw:formula="43910"/><draw:equation draw:name="f3" draw:formula="?f2 - ?f0"/><draw:equation draw:name="f4" draw:formula="?f1 - ?f0"/><draw:equation draw:name="f5" draw:formula="?f4 / 12383"/><draw:equation draw:name="f6" draw:formula="?f3 / 43910"/><draw:equation draw:name="f7" draw:formula="0 / ?f5"/><draw:equation draw:name="f8" draw:formula="12383 / ?f5"/><draw:equation draw:name="f9" draw:formula="0 / ?f6"/><draw:equation draw:name="f10" draw:formula="43910 / ?f6"/></draw:enhanced-geometry></draw:custom-shape><draw:custom-shape svg:x="1.37365in" svg:y="1.51365in" svg:width="0.01354in" svg:height="0.04813in" draw:id="id48" draw:style-name="a49" draw:name="Shape 30644"><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1.42906in" svg:width="0.01354in" svg:height="0.04812in" draw:id="id49" draw:style-name="a50" draw:name="Shape 30645"><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1.37365in" svg:y="1.34635in" svg:width="0.01354in" svg:height="0.04812in" draw:id="id50" draw:style-name="a51" draw:name="Shape 30646"><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1.37365in" svg:y="1.26177in" svg:width="0.01354in" svg:height="0.04802in" draw:id="id51" draw:style-name="a52" draw:name="Shape 30647"><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1.17708in" svg:width="0.01354in" svg:height="0.04813in" draw:id="id52" draw:style-name="a53" draw:name="Shape 30648"><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1.0925in" svg:width="0.01354in" svg:height="0.04802in" draw:id="id53" draw:style-name="a54" draw:name="Shape 30649"><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1.00979in" svg:width="0.01354in" svg:height="0.04802in" draw:id="id54" draw:style-name="a55" draw:name="Shape 30650"><svg:title/><svg:desc/><draw:enhanced-geometry draw:type="non-primitive" svg:viewBox="0 0 12383 43910" draw:enhanced-path="M ?f0 ?f0 L ?f1 ?f0 ?f1 ?f2 ?f0 ?f2 ?f0 ?f0 N" draw:text-areas="?f7 ?f9 ?f8 ?f10"><draw:equation draw:name="f0" draw:formula="0"/><draw:equation draw:name="f1" draw:formula="12383"/><draw:equation draw:name="f2" draw:formula="43910"/><draw:equation draw:name="f3" draw:formula="?f2 - ?f0"/><draw:equation draw:name="f4" draw:formula="?f1 - ?f0"/><draw:equation draw:name="f5" draw:formula="?f4 / 12383"/><draw:equation draw:name="f6" draw:formula="?f3 / 43910"/><draw:equation draw:name="f7" draw:formula="0 / ?f5"/><draw:equation draw:name="f8" draw:formula="12383 / ?f5"/><draw:equation draw:name="f9" draw:formula="0 / ?f6"/><draw:equation draw:name="f10" draw:formula="43910 / ?f6"/></draw:enhanced-geometry></draw:custom-shape><draw:custom-shape svg:x="1.37365in" svg:y="0.9251in" svg:width="0.01354in" svg:height="0.04813in" draw:id="id55" draw:style-name="a56" draw:name="Shape 30651"><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0.84052in" svg:width="0.01354in" svg:height="0.04812in" draw:id="id56" draw:style-name="a57" draw:name="Shape 30652"><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1.37365in" svg:y="0.75594in" svg:width="0.01354in" svg:height="0.04802in" draw:id="id57" draw:style-name="a58" draw:name="Shape 30653"><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0.67323in" svg:width="0.01354in" svg:height="0.04802in" draw:id="id58" draw:style-name="a59" draw:name="Shape 30654"><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0.58854in" svg:width="0.01354in" svg:height="0.04813in" draw:id="id59" draw:style-name="a60" draw:name="Shape 30655"><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0.50396in" svg:width="0.01354in" svg:height="0.04802in" draw:id="id60" draw:style-name="a61" draw:name="Shape 30656"><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0.41927in" svg:width="0.01354in" svg:height="0.04813in" draw:id="id61" draw:style-name="a62" draw:name="Shape 30657"><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0.33656in" svg:width="0.01354in" svg:height="0.04813in" draw:id="id62" draw:style-name="a63" draw:name="Shape 30658"><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1.37365in" svg:y="0.25198in" svg:width="0.01354in" svg:height="0.04812in" draw:id="id63" draw:style-name="a64" draw:name="Shape 30659"><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1.37365in" svg:y="0.1674in" svg:width="0.01354in" svg:height="0.04802in" draw:id="id64" draw:style-name="a65" draw:name="Shape 30660"><svg:title/><svg:desc/><draw:enhanced-geometry draw:type="non-primitive" svg:viewBox="0 0 12383 43911" draw:enhanced-path="M ?f0 ?f0 L ?f1 ?f0 ?f1 ?f2 ?f0 ?f2 ?f0 ?f0 N" draw:text-areas="?f7 ?f9 ?f8 ?f10"><draw:equation draw:name="f0" draw:formula="0"/><draw:equation draw:name="f1" draw:formula="12383"/><draw:equation draw:name="f2" draw:formula="43911"/><draw:equation draw:name="f3" draw:formula="?f2 - ?f0"/><draw:equation draw:name="f4" draw:formula="?f1 - ?f0"/><draw:equation draw:name="f5" draw:formula="?f4 / 12383"/><draw:equation draw:name="f6" draw:formula="?f3 / 43911"/><draw:equation draw:name="f7" draw:formula="0 / ?f5"/><draw:equation draw:name="f8" draw:formula="12383 / ?f5"/><draw:equation draw:name="f9" draw:formula="0 / ?f6"/><draw:equation draw:name="f10" draw:formula="43911 / ?f6"/></draw:enhanced-geometry></draw:custom-shape><draw:custom-shape svg:x="1.37365in" svg:y="0.08271in" svg:width="0.01354in" svg:height="0.04812in" draw:id="id65" draw:style-name="a66" draw:name="Shape 30661"><svg:title/><svg:desc/><draw:enhanced-geometry draw:type="non-primitive" svg:viewBox="0 0 12383 44005" draw:enhanced-path="M ?f0 ?f0 L ?f1 ?f0 ?f1 ?f2 ?f0 ?f2 ?f0 ?f0 N" draw:text-areas="?f7 ?f9 ?f8 ?f10"><draw:equation draw:name="f0" draw:formula="0"/><draw:equation draw:name="f1" draw:formula="12383"/><draw:equation draw:name="f2" draw:formula="44005"/><draw:equation draw:name="f3" draw:formula="?f2 - ?f0"/><draw:equation draw:name="f4" draw:formula="?f1 - ?f0"/><draw:equation draw:name="f5" draw:formula="?f4 / 12383"/><draw:equation draw:name="f6" draw:formula="?f3 / 44005"/><draw:equation draw:name="f7" draw:formula="0 / ?f5"/><draw:equation draw:name="f8" draw:formula="12383 / ?f5"/><draw:equation draw:name="f9" draw:formula="0 / ?f6"/><draw:equation draw:name="f10" draw:formula="44005 / ?f6"/></draw:enhanced-geometry></draw:custom-shape><draw:custom-shape svg:x="1.37365in" svg:y="0in" svg:width="0.01354in" svg:height="0.04813in" draw:id="id66" draw:style-name="a67" draw:name="Shape 30662"><svg:title/><svg:desc/><draw:enhanced-geometry draw:type="non-primitive" svg:viewBox="0 0 12383 44006" draw:enhanced-path="M ?f0 ?f0 L ?f1 ?f0 ?f1 ?f2 ?f0 ?f2 ?f0 ?f0 N" draw:text-areas="?f7 ?f9 ?f8 ?f10"><draw:equation draw:name="f0" draw:formula="0"/><draw:equation draw:name="f1" draw:formula="12383"/><draw:equation draw:name="f2" draw:formula="44006"/><draw:equation draw:name="f3" draw:formula="?f2 - ?f0"/><draw:equation draw:name="f4" draw:formula="?f1 - ?f0"/><draw:equation draw:name="f5" draw:formula="?f4 / 12383"/><draw:equation draw:name="f6" draw:formula="?f3 / 44006"/><draw:equation draw:name="f7" draw:formula="0 / ?f5"/><draw:equation draw:name="f8" draw:formula="12383 / ?f5"/><draw:equation draw:name="f9" draw:formula="0 / ?f6"/><draw:equation draw:name="f10" draw:formula="44006 / ?f6"/></draw:enhanced-geometry></draw:custom-shape><draw:custom-shape svg:x="0.23729in" svg:y="0.02596in" svg:width="1.20462in" svg:height="0.19957in" draw:id="id67" draw:style-name="a68" draw:name="Rectangle 1944"><svg:title/><svg:desc/><text:p text:style-name="P266"><text:span text:style-name="T267">Heimarbeits-</text:span></text:p><draw:enhanced-geometry draw:type="non-primitive" svg:viewBox="0 0 21600 21600" draw:enhanced-path="M 0 0 L 21600 0 21600 21600 0 21600 Z N"/></draw:custom-shape><draw:custom-shape svg:x="0.52396in" svg:y="0.2193in" svg:width="0.44588in" svg:height="0.19957in" draw:id="id68" draw:style-name="a69" draw:name="Rectangle 1945"><svg:title/><svg:desc/><text:p text:style-name="P268"><text:span text:style-name="T269">platz</text:span></text:p><draw:enhanced-geometry draw:type="non-primitive" svg:viewBox="0 0 21600 21600" draw:enhanced-path="M 0 0 L 21600 0 21600 21600 0 21600 Z N"/></draw:custom-shape><draw:custom-shape svg:x="4.24063in" svg:y="0.11596in" svg:width="1.28976in" svg:height="0.19957in" draw:id="id69" draw:style-name="a70" draw:name="Rectangle 1946"><svg:title/><svg:desc/><text:p text:style-name="P270"><text:span text:style-name="T271">Unternehmen</text:span></text:p><draw:enhanced-geometry draw:type="non-primitive" svg:viewBox="0 0 21600 21600" draw:enhanced-path="M 0 0 L 21600 0 21600 21600 0 21600 Z N"/></draw:custom-shape><draw:custom-shape svg:x="0.04625in" svg:y="0.81938in" svg:width="1.09854in" svg:height="0.38469in" draw:id="id70" draw:style-name="a71" draw:name="Shape 30669"><svg:title/><svg:desc/><draw:enhanced-geometry draw:type="non-primitive" svg:viewBox="0 0 1004507 351758" draw:enhanced-path="M ?f0 ?f0 L ?f1 ?f0 ?f1 ?f2 ?f0 ?f2 ?f0 ?f0 N" draw:text-areas="?f7 ?f9 ?f8 ?f10"><draw:equation draw:name="f0" draw:formula="0"/><draw:equation draw:name="f1" draw:formula="1004507"/><draw:equation draw:name="f2" draw:formula="351758"/><draw:equation draw:name="f3" draw:formula="?f2 - ?f0"/><draw:equation draw:name="f4" draw:formula="?f1 - ?f0"/><draw:equation draw:name="f5" draw:formula="?f4 / 1004507"/><draw:equation draw:name="f6" draw:formula="?f3 / 351758"/><draw:equation draw:name="f7" draw:formula="0 / ?f5"/><draw:equation draw:name="f8" draw:formula="1004507 / ?f5"/><draw:equation draw:name="f9" draw:formula="0 / ?f6"/><draw:equation draw:name="f10" draw:formula="351758 / ?f6"/></draw:enhanced-geometry></draw:custom-shape><draw:custom-shape svg:x="0.04625in" svg:y="0.81937in" svg:width="1.09854in" svg:height="0.38469in" draw:id="id71" draw:style-name="a72" draw:name="Shape 1948"><svg:title/><svg:desc/><draw:enhanced-geometry draw:type="non-primitive" svg:viewBox="0 0 1004507 351758" draw:enhanced-path="M ?f0 ?f0 L ?f1 ?f0 ?f1 ?f2 ?f0 ?f2 Z N" draw:text-areas="?f7 ?f9 ?f8 ?f10"><draw:equation draw:name="f0" draw:formula="0"/><draw:equation draw:name="f1" draw:formula="1004507"/><draw:equation draw:name="f2" draw:formula="351758"/><draw:equation draw:name="f3" draw:formula="?f2 - ?f0"/><draw:equation draw:name="f4" draw:formula="?f1 - ?f0"/><draw:equation draw:name="f5" draw:formula="?f4 / 1004507"/><draw:equation draw:name="f6" draw:formula="?f3 / 351758"/><draw:equation draw:name="f7" draw:formula="0 / ?f5"/><draw:equation draw:name="f8" draw:formula="1004507 / ?f5"/><draw:equation draw:name="f9" draw:formula="0 / ?f6"/><draw:equation draw:name="f10" draw:formula="351758 / ?f6"/></draw:enhanced-geometry></draw:custom-shape><draw:custom-shape svg:x="0.10896in" svg:y="0.95763in" svg:width="1.28994in" svg:height="0.19957in" draw:id="id72" draw:style-name="a73" draw:name="Rectangle 1949"><svg:title/><svg:desc/><text:p text:style-name="P272"><text:span text:style-name="T273">Web-Browser</text:span></text:p><draw:enhanced-geometry draw:type="non-primitive" svg:viewBox="0 0 21600 21600" draw:enhanced-path="M 0 0 L 21600 0 21600 21600 0 21600 Z N"/></draw:custom-shape><draw:custom-shape svg:x="4.21531in" svg:y="0.50198in" svg:width="1.05813in" svg:height="0.95396in" draw:id="id73" draw:style-name="a74" draw:name="Shape 30672"><svg:title/><svg:desc/><draw:enhanced-geometry draw:type="non-primitive" svg:viewBox="0 0 967550 872300" draw:enhanced-path="M ?f0 ?f0 L ?f1 ?f0 ?f1 ?f2 ?f0 ?f2 ?f0 ?f0 N" draw:text-areas="?f7 ?f9 ?f8 ?f10"><draw:equation draw:name="f0" draw:formula="0"/><draw:equation draw:name="f1" draw:formula="967550"/><draw:equation draw:name="f2" draw:formula="872300"/><draw:equation draw:name="f3" draw:formula="?f2 - ?f0"/><draw:equation draw:name="f4" draw:formula="?f1 - ?f0"/><draw:equation draw:name="f5" draw:formula="?f4 / 967550"/><draw:equation draw:name="f6" draw:formula="?f3 / 872300"/><draw:equation draw:name="f7" draw:formula="0 / ?f5"/><draw:equation draw:name="f8" draw:formula="967550 / ?f5"/><draw:equation draw:name="f9" draw:formula="0 / ?f6"/><draw:equation draw:name="f10" draw:formula="872300 / ?f6"/></draw:enhanced-geometry></draw:custom-shape><draw:custom-shape svg:x="4.21531in" svg:y="0.50198in" svg:width="1.05813in" svg:height="0.95396in" draw:id="id74" draw:style-name="a75" draw:name="Shape 1951"><svg:title/><svg:desc/><draw:enhanced-geometry draw:type="non-primitive" svg:viewBox="0 0 967550 872300" draw:enhanced-path="M ?f0 ?f0 L ?f1 ?f0 ?f1 ?f2 ?f0 ?f2 Z N" draw:text-areas="?f7 ?f9 ?f8 ?f10"><draw:equation draw:name="f0" draw:formula="0"/><draw:equation draw:name="f1" draw:formula="967550"/><draw:equation draw:name="f2" draw:formula="872300"/><draw:equation draw:name="f3" draw:formula="?f2 - ?f0"/><draw:equation draw:name="f4" draw:formula="?f1 - ?f0"/><draw:equation draw:name="f5" draw:formula="?f4 / 967550"/><draw:equation draw:name="f6" draw:formula="?f3 / 872300"/><draw:equation draw:name="f7" draw:formula="0 / ?f5"/><draw:equation draw:name="f8" draw:formula="967550 / ?f5"/><draw:equation draw:name="f9" draw:formula="0 / ?f6"/><draw:equation draw:name="f10" draw:formula="872300 / ?f6"/></draw:enhanced-geometry></draw:custom-shape><draw:custom-shape svg:x="4.32229in" svg:y="0.6343in" svg:width="1.12135in" svg:height="0.19957in" draw:id="id75" draw:style-name="a76" draw:name="Rectangle 1952"><svg:title/><svg:desc/><text:p text:style-name="P274"><text:span text:style-name="T275">Unix-Server</text:span></text:p><draw:enhanced-geometry draw:type="non-primitive" svg:viewBox="0 0 21600 21600" draw:enhanced-path="M 0 0 L 21600 0 21600 21600 0 21600 Z N"/></draw:custom-shape><draw:custom-shape svg:x="4.25958in" svg:y="0.81938in" svg:width="0.96188in" svg:height="0.38469in" draw:id="id76" draw:style-name="a77" draw:name="Shape 30675"><svg:title/><svg:desc/><draw:enhanced-geometry draw:type="non-primitive" svg:viewBox="0 0 879539 351758" draw:enhanced-path="M ?f0 ?f0 L ?f1 ?f0 ?f1 ?f2 ?f0 ?f2 ?f0 ?f0 N" draw:text-areas="?f7 ?f9 ?f8 ?f10"><draw:equation draw:name="f0" draw:formula="0"/><draw:equation draw:name="f1" draw:formula="879539"/><draw:equation draw:name="f2" draw:formula="351758"/><draw:equation draw:name="f3" draw:formula="?f2 - ?f0"/><draw:equation draw:name="f4" draw:formula="?f1 - ?f0"/><draw:equation draw:name="f5" draw:formula="?f4 / 879539"/><draw:equation draw:name="f6" draw:formula="?f3 / 351758"/><draw:equation draw:name="f7" draw:formula="0 / ?f5"/><draw:equation draw:name="f8" draw:formula="879539 / ?f5"/><draw:equation draw:name="f9" draw:formula="0 / ?f6"/><draw:equation draw:name="f10" draw:formula="351758 / ?f6"/></draw:enhanced-geometry></draw:custom-shape><draw:custom-shape svg:x="4.25958in" svg:y="0.81937in" svg:width="0.96188in" svg:height="0.38469in" draw:id="id77" draw:style-name="a78" draw:name="Shape 1954"><svg:title/><svg:desc/><draw:enhanced-geometry draw:type="non-primitive" svg:viewBox="0 0 879539 351758" draw:enhanced-path="M ?f0 ?f0 L ?f1 ?f0 ?f1 ?f2 ?f0 ?f2 Z N" draw:text-areas="?f7 ?f9 ?f8 ?f10"><draw:equation draw:name="f0" draw:formula="0"/><draw:equation draw:name="f1" draw:formula="879539"/><draw:equation draw:name="f2" draw:formula="351758"/><draw:equation draw:name="f3" draw:formula="?f2 - ?f0"/><draw:equation draw:name="f4" draw:formula="?f1 - ?f0"/><draw:equation draw:name="f5" draw:formula="?f4 / 879539"/><draw:equation draw:name="f6" draw:formula="?f3 / 351758"/><draw:equation draw:name="f7" draw:formula="0 / ?f5"/><draw:equation draw:name="f8" draw:formula="879539 / ?f5"/><draw:equation draw:name="f9" draw:formula="0 / ?f6"/><draw:equation draw:name="f10" draw:formula="351758 / ?f6"/></draw:enhanced-geometry></draw:custom-shape><draw:custom-shape svg:x="4.35229in" svg:y="0.95763in" svg:width="1.0343in" svg:height="0.19957in" draw:id="id78" draw:style-name="a79" draw:name="Rectangle 1955"><svg:title/><svg:desc/><text:p text:style-name="P276"><text:span text:style-name="T277">File-Server</text:span></text:p><draw:enhanced-geometry draw:type="non-primitive" svg:viewBox="0 0 21600 21600" draw:enhanced-path="M 0 0 L 21600 0 21600 21600 0 21600 Z N"/></draw:custom-shape><draw:custom-shape svg:x="4.09021in" svg:y="0.97708in" svg:width="0.18281in" svg:height="0.04813in" draw:id="id79" draw:style-name="a80" draw:name="Shape 1956"><svg:title/><svg:desc/><draw:enhanced-geometry draw:type="non-primitive" svg:viewBox="0 0 167164 44006" draw:enhanced-path="M ?f3 ?f0 L ?f1 ?f4 ?f3 ?f2 ?f3 ?f5 ?f0 ?f5 ?f0 ?f6 ?f3 ?f6 ?f3 ?f0 Z N" draw:text-areas="?f11 ?f13 ?f12 ?f14"><draw:equation draw:name="f0" draw:formula="0"/><draw:equation draw:name="f1" draw:formula="167164"/><draw:equation draw:name="f2" draw:formula="44006"/><draw:equation draw:name="f3" draw:formula="123158"/><draw:equation draw:name="f4" draw:formula="21051"/><draw:equation draw:name="f5" draw:formula="24574"/><draw:equation draw:name="f6" draw:formula="19336"/><draw:equation draw:name="f7" draw:formula="?f2 - ?f0"/><draw:equation draw:name="f8" draw:formula="?f1 - ?f0"/><draw:equation draw:name="f9" draw:formula="?f8 / 167164"/><draw:equation draw:name="f10" draw:formula="?f7 / 44006"/><draw:equation draw:name="f11" draw:formula="0 / ?f9"/><draw:equation draw:name="f12" draw:formula="167164 / ?f9"/><draw:equation draw:name="f13" draw:formula="0 / ?f10"/><draw:equation draw:name="f14" draw:formula="44006 / ?f10"/></draw:enhanced-geometry></draw:custom-shape><draw:custom-shape svg:x="1.60396in" svg:y="0.19717in" svg:width="2.61675in" svg:height="0.18034in" draw:id="id80" draw:style-name="a81" draw:name="Rectangle 1957"><svg:title/><svg:desc/><text:p text:style-name="P278"><text:span text:style-name="T279">VPN-Zugang</text:span><text:span text:style-name="T280"><text:s/></text:span><text:span text:style-name="T281">über</text:span><text:span text:style-name="T282"><text:s/></text:span><text:span text:style-name="T283">das</text:span><text:span text:style-name="T284"><text:s/></text:span><text:span text:style-name="T285">Internet</text:span></text:p><draw:enhanced-geometry draw:type="non-primitive" svg:viewBox="0 0 21600 21600" draw:enhanced-path="M 0 0 L 21600 0 21600 21600 0 21600 Z N"/></draw:custom-shape><draw:custom-shape svg:x="5.61396in" svg:y="1.70585in" svg:width="0.0614in" svg:height="0.20836in" draw:id="id81" draw:style-name="a82" draw:name="Rectangle 1958"><svg:title/><svg:desc/><text:p text:style-name="P286"><text:s/></text:p><draw:enhanced-geometry draw:type="non-primitive" svg:viewBox="0 0 21600 21600" draw:enhanced-path="M 0 0 L 21600 0 21600 21600 0 21600 Z N"/></draw:custom-shape></draw:g></text:span></text:p>
      <text:p text:style-name="P287"><text:s/><text:tab/>Ein Client-PC greift per Browser vom Heimarbeitsplatz über das Internet auf einen firmeninternen Fileserver zu, der auf einem Unix-Server läuft. Die Firmenanbindung erfolgt per VPN über<text:s/>eine Firewall. <text:s/></text:p>
      <text:p text:style-name="P288"><text:s/><text:tab/>Die Infrastruktur habe einen<text:s/><text:span text:style-name="T289">normalen</text:span><text:s/>Schutzbedarf. Anforderungen welcher Arten <text:s/>(=&gt; s. Aufgabe 1.2) sind daher für die Infrastruktur relevant?<text:s/></text:p>
      <table:table table:style-name="Table290">
        <table:table-columns>
          <table:table-column table:style-name="TableColumn291"/>
        </table:table-columns>
        <table:table-row table:style-name="TableRow292">
          <table:table-cell table:style-name="TableCell293">
            <text:p text:style-name="P294"><text:s/>Basis-Anforderung</text:p>
          </table:table-cell>
        </table:table-row>
        <table:table-row table:style-name="TableRow295">
          <table:table-cell table:style-name="TableCell296">
            <text:p text:style-name="P297">Standart-Anforderung</text:p>
          </table:table-cell>
        </table:table-row>
      </table:table>
      <text:p text:style-name="P298"><text:s/><text:tab/>Führen Sie eine Modellierung gemäß<text:s/>IT-Grundschutz durch. D. h. ermitteln Sie, welche Grundschutz-Bausteine für die Infrastruktur benötigt werden. (Die in Aufgabe 1.1 ermittelten grundlegenden Bausteine brauchen NICHT wiederholt zu werden.) Eine Übersicht der Bausteine finden Sie im Kapitel<text:s/>Schichtenmodell und Modellierung werden im Abschnitt Modellierung.<text:s/><text:soft-page-break/>Hilfreich ist auch die auf der Webseite des GSKompendiums auffindbare mindmap – Übersicht über die Bausteinstruktur.<text:s/></text:p>
      <text:p text:style-name="P299"><text:s/><text:tab/>Bsp.: Für den Client PC wird der Baustein SYS 2.1 Allgemeiner Client<text:s/>verwendet.<text:s/></text:p>
      <text:p text:style-name="P300">Bedenken Sie, dass der PC und der Server eine Räumlichkeit zum Betrieb erfordern. Beachten Sie zusätzlich Frage 5 auf Seite 99 im Grundschutz-Onlinekurs (pdf im Ordner IT-Sicherheit/ITS P1).<text:s/></text:p>
      <text:p text:style-name="P301">Tragen Sie die benötigten Bausteine in der nachstehenden Tabelle ein.<text:s/></text:p>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Kürzel<text:s/></text:p>
          </table:table-cell>
          <table:table-cell table:style-name="TableCell309">
            <text:p text:style-name="P310">Name des Bausteins<text:s/></text:p>
          </table:table-cell>
          <table:table-cell table:style-name="TableCell311">
            <text:p text:style-name="P312">Anzahl Anforderungen<text:s/></text:p>
          </table:table-cell>
        </table:table-row>
        <table:table-row table:style-name="TableRow313">
          <table:table-cell table:style-name="TableCell314">
            <text:p text:style-name="P315"><text:span text:style-name="T316">SYS 2.1<text:s/></text:span></text:p>
          </table:table-cell>
          <table:table-cell table:style-name="TableCell317">
            <text:p text:style-name="P318"><text:span text:style-name="T319">Allgemeiner Client<text:s/></text:span></text:p>
          </table:table-cell>
          <table:table-cell table:style-name="TableCell320">
            <text:p text:style-name="P321">22</text:p>
          </table:table-cell>
        </table:table-row>
        <table:table-row table:style-name="TableRow322">
          <table:table-cell table:style-name="TableCell323">
            <text:p text:style-name="P324"><text:span text:style-name="T325"><text:s/>SYS.1.3</text:span></text:p>
          </table:table-cell>
          <table:table-cell table:style-name="TableCell326">
            <text:p text:style-name="P327"><text:span text:style-name="T328">Server unter Linux und Unix</text:span></text:p>
          </table:table-cell>
          <table:table-cell table:style-name="TableCell329">
            <text:p text:style-name="P330"><text:span text:style-name="T331"><text:s/></text:span><text:span text:style-name="T332">7</text:span></text:p>
          </table:table-cell>
        </table:table-row>
        <table:table-row table:style-name="TableRow333">
          <table:table-cell table:style-name="TableCell334">
            <text:p text:style-name="P335"><text:span text:style-name="T336"><text:s/>NET.3.2</text:span></text:p>
          </table:table-cell>
          <table:table-cell table:style-name="TableCell337">
            <text:p text:style-name="P338"><text:span text:style-name="T339">Firewall</text:span></text:p>
          </table:table-cell>
          <table:table-cell table:style-name="TableCell340">
            <text:p text:style-name="P341"><text:span text:style-name="T342"><text:s/></text:span><text:span text:style-name="T343">21</text:span></text:p>
          </table:table-cell>
        </table:table-row>
        <table:table-row table:style-name="TableRow344">
          <table:table-cell table:style-name="TableCell345">
            <text:p text:style-name="P346"><text:span text:style-name="T347">NET.3.3</text:span></text:p>
          </table:table-cell>
          <table:table-cell table:style-name="TableCell348">
            <text:p text:style-name="P349"><text:span text:style-name="T350">VPN</text:span></text:p>
          </table:table-cell>
          <table:table-cell table:style-name="TableCell351">
            <text:p text:style-name="P352"><text:span text:style-name="T353"><text:s/></text:span><text:span text:style-name="T354">13</text:span></text:p>
          </table:table-cell>
        </table:table-row>
        <table:table-row table:style-name="TableRow355">
          <table:table-cell table:style-name="TableCell356">
            <text:p text:style-name="P357"><text:span text:style-name="T358">APP.3.3</text:span></text:p>
          </table:table-cell>
          <table:table-cell table:style-name="TableCell359">
            <text:p text:style-name="P360"><text:span text:style-name="T361">Fileserver</text:span></text:p>
          </table:table-cell>
          <table:table-cell table:style-name="TableCell362">
            <text:p text:style-name="P363"><text:span text:style-name="T364"><text:s/></text:span><text:span text:style-name="T365">9</text:span></text:p>
          </table:table-cell>
        </table:table-row>
        <table:table-row table:style-name="TableRow366">
          <table:table-cell table:style-name="TableCell367">
            <text:p text:style-name="P368"><text:span text:style-name="T369"><text:s/>APP.1.2</text:span></text:p>
          </table:table-cell>
          <table:table-cell table:style-name="TableCell370">
            <text:p text:style-name="P371">Web-Browser</text:p>
          </table:table-cell>
          <table:table-cell table:style-name="TableCell372">
            <text:p text:style-name="P373"><text:span text:style-name="T374"><text:s/></text:span><text:span text:style-name="T375">6</text:span></text:p>
          </table:table-cell>
        </table:table-row>
        <table:table-row table:style-name="TableRow376">
          <table:table-cell table:style-name="TableCell377">
            <text:p text:style-name="P378"><text:span text:style-name="T379"><text:s/></text:span><text:span text:style-name="T380">CON.2</text:span></text:p>
          </table:table-cell>
          <table:table-cell table:style-name="TableCell381">
            <text:p text:style-name="P382">Datenschutz</text:p>
          </table:table-cell>
          <table:table-cell table:style-name="TableCell383">
            <text:p text:style-name="P384"><text:span text:style-name="T385">1</text:span></text:p>
          </table:table-cell>
        </table:table-row>
        <table:table-row table:style-name="TableRow386">
          <table:table-cell table:style-name="TableCell387">
            <text:p text:style-name="P388">INF.9</text:p>
          </table:table-cell>
          <table:table-cell table:style-name="TableCell389">
            <text:p text:style-name="P390">Häuslicher Arbeitsplatz</text:p>
          </table:table-cell>
          <table:table-cell table:style-name="TableCell391">
            <text:p text:style-name="P392"><text:span text:style-name="T393">5</text:span></text:p>
          </table:table-cell>
        </table:table-row>
        <table:table-row table:style-name="TableRow394">
          <table:table-cell table:style-name="TableCell395">
            <text:p text:style-name="P396">INF.2</text:p>
          </table:table-cell>
          <table:table-cell table:style-name="TableCell397">
            <text:p text:style-name="P398">Rechenzentrum sowie Serverraum</text:p>
          </table:table-cell>
          <table:table-cell table:style-name="TableCell399">
            <text:p text:style-name="P400"><text:span text:style-name="T401"><text:s/></text:span><text:span text:style-name="T402">20</text:span></text:p>
          </table:table-cell>
        </table:table-row>
      </table:table>
      <text:p text:style-name="P403"><text:s/></text:p>
      <text:p text:style-name="P404">1.5 Anforderungen und Gefährdungen <text:s/></text:p>
      <text:p text:style-name="P405">Gehen Sie zur Kreuzreferenztabelle zu elementaren Gefährdungen des Bausteins SYS.1.1. Hier ist für jede Anforderung angegeben, gegen welche Gefährdungen sie wirkt.<text:s/>Die Tabellen finden Sie in der pdf-Version des Kompendiums.<text:s/></text:p>
      <text:p text:style-name="P406">Dem Schutz vor welchen Gefährdungen dient die Anforderung SYS.1.1.A2? <text:s/></text:p>
      <table:table table:style-name="Table407">
        <table:table-columns>
          <table:table-column table:style-name="TableColumn408"/>
        </table:table-columns>
        <table:table-row table:style-name="TableRow409">
          <table:table-cell table:style-name="TableCell410">
            <text:p text:style-name="P411"><text:s/>G0.14,<text:s/>G0.19,G0.22,G0.30</text:p>
            <text:p text:style-name="P412"><text:s/></text:p>
          </table:table-cell>
        </table:table-row>
      </table:table>
      <text:p text:style-name="P413">Welche Anforderungen des Bausteins SYS.1.1 dienen zum Schutz<text:s/>gegen <text:s/>Gefährdung G 0.30?<text:s/></text:p>
      <text:p text:style-name="P414">Unberechtigte Nutzung oder Administration von Geräten und Systemen</text:p>
      <table:table table:style-name="Table415">
        <table:table-columns>
          <table:table-column table:style-name="TableColumn416"/>
        </table:table-columns>
        <table:table-row table:style-name="TableRow417">
          <table:table-cell table:style-name="TableCell418">
            <text:p text:style-name="P419"><text:s/>SYS.1.1.A2, SYS1.1.A27</text:p>
            <text:p text:style-name="P420"><text:s/></text:p>
          </table:table-cell>
        </table:table-row>
      </table:table>
      <text:soft-page-break/>
      <text:p text:style-name="P421"><text:s/></text:p>
      <text:list text:style-name="LFO2" text:continue-numbering="true">
        <text:list-item>
          <text:p text:style-name="P422">Online-Kurs IT-Grundschutz<text:s/></text:p>
        </text:list-item>
      </text:list>
      <text:p text:style-name="P423">Neben dem IT-Grundschutz-Kompendium gibt es einen Online-Kurs IT-Grundschutz. Eine pdf-Version finden Sie im Ordner IT-Sicherheit/ITS P1 und auch frei im Internet. Die pdfVersion dient als Grundlage für die folgenden Aufgaben zu den Lektionen 3, 4, 5, 6 und 8. <text:s/></text:p>
      <text:p text:style-name="P424">Im Folgenden geht es darum, Sie etwas besser mit dem<text:s/>Vorgehen vertraut zu machen.<text:s/><text:span text:style-name="T425"><text:s/></text:span></text:p>
      <text:list text:style-name="LFO2" text:continue-numbering="true">
        <text:list-item>
          <text:list>
            <text:list-item>
              <text:p text:style-name="P426">Strukturanalyse (Lektion 3)<text:s/></text:p>
            </text:list-item>
          </text:list>
        </text:list-item>
      </text:list>
      <text:p text:style-name="P427">Im Rahmen der Strukturanalyse erfolgt die Ist-Aufnahme der zu schützenden Gesamtstruktur. Was wird ausgehend von den Geschäftsprozessen erhoben? <text:s/></text:p>
      <text:p text:style-name="P428">(bitte in nachstehender Abbildung eintragen, siehe z.B. Lehreinheit 3.3)<text:s/></text:p>
      <text:p text:style-name="P429"><draw:custom-shape svg:x="4.79653in" svg:y="0.63125in" svg:width="1.20417in" svg:height="0.23264in" draw:z-index="251665408" draw:id="id83" draw:style-name="a84" draw:name="Rectangle 3178" text:anchor-type="paragraph"><svg:title/><svg:desc/><text:p text:style-name="P430"><text:span text:style-name="T431">Räume</text:span></text:p><draw:enhanced-geometry draw:type="non-primitive" svg:viewBox="0 0 21600 21600" draw:enhanced-path="M 0 0 L 21600 0 21600 21600 0 21600 Z N"/></draw:custom-shape><draw:custom-shape svg:x="3.49653in" svg:y="1.23958in" svg:width="1.20417in" svg:height="0.23264in" draw:z-index="251663360" draw:id="id84" draw:style-name="a85" draw:name="Rectangle 3178" text:anchor-type="paragraph"><svg:title/><svg:desc/><text:p text:style-name="P432"><text:span text:style-name="T433">IT-Systeme</text:span></text:p><draw:enhanced-geometry draw:type="non-primitive" svg:viewBox="0 0 21600 21600" draw:enhanced-path="M 0 0 L 21600 0 21600 21600 0 21600 Z N"/></draw:custom-shape><draw:custom-shape svg:x="2.16319in" svg:y="0.68125in" svg:width="1.20417in" svg:height="0.23264in" draw:z-index="251661312" draw:id="id85" draw:style-name="a86" draw:name="Rectangle 3178" text:anchor-type="paragraph"><svg:title/><svg:desc/><text:p text:style-name="P434"><text:span text:style-name="T435">Netzplan</text:span></text:p><draw:enhanced-geometry draw:type="non-primitive" svg:viewBox="0 0 21600 21600" draw:enhanced-path="M 0 0 L 21600 0 21600 21600 0 21600 Z N"/></draw:custom-shape><draw:custom-shape svg:x="0.97986in" svg:y="1.29792in" svg:width="1.20417in" svg:height="0.23264in" draw:z-index="251659264" draw:id="id86" draw:style-name="a87" draw:name="Rectangle 3178" text:anchor-type="paragraph"><svg:title/><svg:desc/><text:p text:style-name="P436"><text:span text:style-name="T437">Anwendungen</text:span></text:p><draw:enhanced-geometry draw:type="non-primitive" svg:viewBox="0 0 21600 21600" draw:enhanced-path="M 0 0 L 21600 0 21600 21600 0 21600 Z N"/></draw:custom-shape><text:span text:style-name="T438"><draw:g draw:name="Group 25507" draw:id="id114" draw:style-name="a115" text:anchor-type="as-char"><svg:title/><svg:desc/><draw:custom-shape svg:x="1.18844in" svg:y="0in" svg:width="0.56229in" svg:height="1.66667in" draw:id="id87" draw:style-name="a88" draw:name="Shape 30761"><svg:title/><svg:desc/><draw:enhanced-geometry draw:type="non-primitive" svg:viewBox="0 0 514160 1524000" draw:enhanced-path="M ?f0 ?f0 L ?f1 ?f0 ?f1 ?f2 ?f0 ?f2 ?f0 ?f0 N" draw:text-areas="?f7 ?f9 ?f8 ?f10"><draw:equation draw:name="f0" draw:formula="0"/><draw:equation draw:name="f1" draw:formula="514160"/><draw:equation draw:name="f2" draw:formula="1524000"/><draw:equation draw:name="f3" draw:formula="?f2 - ?f0"/><draw:equation draw:name="f4" draw:formula="?f1 - ?f0"/><draw:equation draw:name="f5" draw:formula="?f4 / 514160"/><draw:equation draw:name="f6" draw:formula="?f3 / 1524000"/><draw:equation draw:name="f7" draw:formula="0 / ?f5"/><draw:equation draw:name="f8" draw:formula="514160 / ?f5"/><draw:equation draw:name="f9" draw:formula="0 / ?f6"/><draw:equation draw:name="f10" draw:formula="1524000 / ?f6"/></draw:enhanced-geometry></draw:custom-shape><draw:custom-shape svg:x="0in" svg:y="0in" svg:width="1.04781in" svg:height="1.05333in" draw:id="id88" draw:style-name="a89" draw:name="Shape 30762"><svg:title/><svg:desc/><draw:enhanced-geometry draw:type="non-primitive" svg:viewBox="0 0 958120 963168" draw:enhanced-path="M ?f0 ?f0 L ?f1 ?f0 ?f1 ?f2 ?f0 ?f2 ?f0 ?f0 N" draw:text-areas="?f7 ?f9 ?f8 ?f10"><draw:equation draw:name="f0" draw:formula="0"/><draw:equation draw:name="f1" draw:formula="958120"/><draw:equation draw:name="f2" draw:formula="963168"/><draw:equation draw:name="f3" draw:formula="?f2 - ?f0"/><draw:equation draw:name="f4" draw:formula="?f1 - ?f0"/><draw:equation draw:name="f5" draw:formula="?f4 / 958120"/><draw:equation draw:name="f6" draw:formula="?f3 / 963168"/><draw:equation draw:name="f7" draw:formula="0 / ?f5"/><draw:equation draw:name="f8" draw:formula="958120 / ?f5"/><draw:equation draw:name="f9" draw:formula="0 / ?f6"/><draw:equation draw:name="f10" draw:formula="963168 / ?f6"/></draw:enhanced-geometry></draw:custom-shape><draw:custom-shape svg:x="0.52396in" svg:y="1.13333in" svg:width="1.92958in" svg:height="0.53333in" draw:id="id89" draw:style-name="a90" draw:name="Shape 30763"><svg:title/><svg:desc/><draw:enhanced-geometry draw:type="non-primitive" svg:viewBox="0 0 1764411 487680" draw:enhanced-path="M ?f0 ?f0 L ?f1 ?f0 ?f1 ?f2 ?f0 ?f2 ?f0 ?f0 N" draw:text-areas="?f7 ?f9 ?f8 ?f10"><draw:equation draw:name="f0" draw:formula="0"/><draw:equation draw:name="f1" draw:formula="1764411"/><draw:equation draw:name="f2" draw:formula="487680"/><draw:equation draw:name="f3" draw:formula="?f2 - ?f0"/><draw:equation draw:name="f4" draw:formula="?f1 - ?f0"/><draw:equation draw:name="f5" draw:formula="?f4 / 1764411"/><draw:equation draw:name="f6" draw:formula="?f3 / 487680"/><draw:equation draw:name="f7" draw:formula="0 / ?f5"/><draw:equation draw:name="f8" draw:formula="1764411 / ?f5"/><draw:equation draw:name="f9" draw:formula="0 / ?f6"/><draw:equation draw:name="f10" draw:formula="487680 / ?f6"/></draw:enhanced-geometry></draw:custom-shape><draw:custom-shape svg:x="1.89125in" svg:y="0in" svg:width="1.69958in" svg:height="1.05333in" draw:id="id90" draw:style-name="a91" draw:name="Shape 30764"><svg:title/><svg:desc/><draw:enhanced-geometry draw:type="non-primitive" svg:viewBox="0 0 1554099 963168" draw:enhanced-path="M ?f0 ?f0 L ?f1 ?f0 ?f1 ?f2 ?f0 ?f2 ?f0 ?f0 N" draw:text-areas="?f7 ?f9 ?f8 ?f10"><draw:equation draw:name="f0" draw:formula="0"/><draw:equation draw:name="f1" draw:formula="1554099"/><draw:equation draw:name="f2" draw:formula="963168"/><draw:equation draw:name="f3" draw:formula="?f2 - ?f0"/><draw:equation draw:name="f4" draw:formula="?f1 - ?f0"/><draw:equation draw:name="f5" draw:formula="?f4 / 1554099"/><draw:equation draw:name="f6" draw:formula="?f3 / 963168"/><draw:equation draw:name="f7" draw:formula="0 / ?f5"/><draw:equation draw:name="f8" draw:formula="1554099 / ?f5"/><draw:equation draw:name="f9" draw:formula="0 / ?f6"/><draw:equation draw:name="f10" draw:formula="963168 / ?f6"/></draw:enhanced-geometry></draw:custom-shape><draw:custom-shape svg:x="5.08594in" svg:y="0in" svg:width="0.5751in" svg:height="1.05333in" draw:id="id91" draw:style-name="a92" draw:name="Shape 30765"><svg:title/><svg:desc/><draw:enhanced-geometry draw:type="non-primitive" svg:viewBox="0 0 525876 963168" draw:enhanced-path="M ?f0 ?f0 L ?f1 ?f0 ?f1 ?f2 ?f0 ?f2 ?f0 ?f0 N" draw:text-areas="?f7 ?f9 ?f8 ?f10"><draw:equation draw:name="f0" draw:formula="0"/><draw:equation draw:name="f1" draw:formula="525876"/><draw:equation draw:name="f2" draw:formula="963168"/><draw:equation draw:name="f3" draw:formula="?f2 - ?f0"/><draw:equation draw:name="f4" draw:formula="?f1 - ?f0"/><draw:equation draw:name="f5" draw:formula="?f4 / 525876"/><draw:equation draw:name="f6" draw:formula="?f3 / 963168"/><draw:equation draw:name="f7" draw:formula="0 / ?f5"/><draw:equation draw:name="f8" draw:formula="525876 / ?f5"/><draw:equation draw:name="f9" draw:formula="0 / ?f6"/><draw:equation draw:name="f10" draw:formula="963168 / ?f6"/></draw:enhanced-geometry></draw:custom-shape><draw:custom-shape svg:x="3.02854in" svg:y="1.13333in" svg:width="1.84021in" svg:height="0.53333in" draw:id="id92" draw:style-name="a93" draw:name="Shape 30766"><svg:title/><svg:desc/><draw:enhanced-geometry draw:type="non-primitive" svg:viewBox="0 0 1682687 487680" draw:enhanced-path="M ?f0 ?f0 L ?f1 ?f0 ?f1 ?f2 ?f0 ?f2 ?f0 ?f0 N" draw:text-areas="?f7 ?f9 ?f8 ?f10"><draw:equation draw:name="f0" draw:formula="0"/><draw:equation draw:name="f1" draw:formula="1682687"/><draw:equation draw:name="f2" draw:formula="487680"/><draw:equation draw:name="f3" draw:formula="?f2 - ?f0"/><draw:equation draw:name="f4" draw:formula="?f1 - ?f0"/><draw:equation draw:name="f5" draw:formula="?f4 / 1682687"/><draw:equation draw:name="f6" draw:formula="?f3 / 487680"/><draw:equation draw:name="f7" draw:formula="0 / ?f5"/><draw:equation draw:name="f8" draw:formula="1682687 / ?f5"/><draw:equation draw:name="f9" draw:formula="0 / ?f6"/><draw:equation draw:name="f10" draw:formula="487680 / ?f6"/></draw:enhanced-geometry></draw:custom-shape><draw:custom-shape svg:x="3.73135in" svg:y="0in" svg:width="0.56229in" svg:height="1.66667in" draw:id="id93" draw:style-name="a94" draw:name="Shape 30767"><svg:title/><svg:desc/><draw:enhanced-geometry draw:type="non-primitive" svg:viewBox="0 0 514160 1524000" draw:enhanced-path="M ?f0 ?f0 L ?f1 ?f0 ?f1 ?f2 ?f0 ?f2 ?f0 ?f0 N" draw:text-areas="?f7 ?f9 ?f8 ?f10"><draw:equation draw:name="f0" draw:formula="0"/><draw:equation draw:name="f1" draw:formula="514160"/><draw:equation draw:name="f2" draw:formula="1524000"/><draw:equation draw:name="f3" draw:formula="?f2 - ?f0"/><draw:equation draw:name="f4" draw:formula="?f1 - ?f0"/><draw:equation draw:name="f5" draw:formula="?f4 / 514160"/><draw:equation draw:name="f6" draw:formula="?f3 / 1524000"/><draw:equation draw:name="f7" draw:formula="0 / ?f5"/><draw:equation draw:name="f8" draw:formula="514160 / ?f5"/><draw:equation draw:name="f9" draw:formula="0 / ?f6"/><draw:equation draw:name="f10" draw:formula="1524000 / ?f6"/></draw:enhanced-geometry></draw:custom-shape><draw:custom-shape svg:x="4.38313in" svg:y="0.52in" svg:width="1.8401in" svg:height="0.53333in" draw:id="id94" draw:style-name="a95" draw:name="Shape 30768"><svg:title/><svg:desc/><draw:enhanced-geometry draw:type="non-primitive" svg:viewBox="0 0 1682591 487680" draw:enhanced-path="M ?f0 ?f0 L ?f1 ?f0 ?f1 ?f2 ?f0 ?f2 ?f0 ?f0 N" draw:text-areas="?f7 ?f9 ?f8 ?f10"><draw:equation draw:name="f0" draw:formula="0"/><draw:equation draw:name="f1" draw:formula="1682591"/><draw:equation draw:name="f2" draw:formula="487680"/><draw:equation draw:name="f3" draw:formula="?f2 - ?f0"/><draw:equation draw:name="f4" draw:formula="?f1 - ?f0"/><draw:equation draw:name="f5" draw:formula="?f4 / 1682591"/><draw:equation draw:name="f6" draw:formula="?f3 / 487680"/><draw:equation draw:name="f7" draw:formula="0 / ?f5"/><draw:equation draw:name="f8" draw:formula="1682591 / ?f5"/><draw:equation draw:name="f9" draw:formula="0 / ?f6"/><draw:equation draw:name="f10" draw:formula="487680 / ?f6"/></draw:enhanced-geometry></draw:custom-shape><draw:custom-shape svg:x="0.08948in" svg:y="0.09333in" svg:width="6.1849in" svg:height="0.38667in" draw:id="id95" draw:style-name="a96" draw:name="Shape 3161"><svg:title/><svg:desc/><draw:enhanced-geometry draw:type="non-primitive" svg:viewBox="0 0 5655469 353568" draw:enhanced-path="M ?f3 ?f0 L ?f1 ?f4 ?f3 ?f2 ?f3 ?f5 ?f0 ?f5 ?f0 ?f6 ?f3 ?f6 ?f3 ?f0 Z N" draw:text-areas="?f11 ?f13 ?f12 ?f14"><draw:equation draw:name="f0" draw:formula="0"/><draw:equation draw:name="f1" draw:formula="5655469"/><draw:equation draw:name="f2" draw:formula="353568"/><draw:equation draw:name="f3" draw:formula="5363338"/><draw:equation draw:name="f4" draw:formula="170688"/><draw:equation draw:name="f5" draw:formula="231648"/><draw:equation draw:name="f6" draw:formula="109728"/><draw:equation draw:name="f7" draw:formula="?f2 - ?f0"/><draw:equation draw:name="f8" draw:formula="?f1 - ?f0"/><draw:equation draw:name="f9" draw:formula="?f8 / 5655469"/><draw:equation draw:name="f10" draw:formula="?f7 / 353568"/><draw:equation draw:name="f11" draw:formula="0 / ?f9"/><draw:equation draw:name="f12" draw:formula="5655469 / ?f9"/><draw:equation draw:name="f13" draw:formula="0 / ?f10"/><draw:equation draw:name="f14" draw:formula="353568 / ?f10"/></draw:enhanced-geometry></draw:custom-shape><draw:custom-shape svg:x="0.08948in" svg:y="0.09333in" svg:width="6.1849in" svg:height="0.38667in" draw:id="id96" draw:style-name="a97" draw:name="Shape 3162"><svg:title/><svg:desc/><draw:enhanced-geometry draw:type="non-primitive" svg:viewBox="0 0 5655469 353568" draw:enhanced-path="M ?f3 ?f0 L ?f3 ?f4 ?f0 ?f4 ?f0 ?f5 ?f3 ?f5 ?f3 ?f2 ?f1 ?f6 Z N" draw:text-areas="?f11 ?f13 ?f12 ?f14"><draw:equation draw:name="f0" draw:formula="0"/><draw:equation draw:name="f1" draw:formula="5655469"/><draw:equation draw:name="f2" draw:formula="353568"/><draw:equation draw:name="f3" draw:formula="5363338"/><draw:equation draw:name="f4" draw:formula="109728"/><draw:equation draw:name="f5" draw:formula="231648"/><draw:equation draw:name="f6" draw:formula="170688"/><draw:equation draw:name="f7" draw:formula="?f2 - ?f0"/><draw:equation draw:name="f8" draw:formula="?f1 - ?f0"/><draw:equation draw:name="f9" draw:formula="?f8 / 5655469"/><draw:equation draw:name="f10" draw:formula="?f7 / 353568"/><draw:equation draw:name="f11" draw:formula="0 / ?f9"/><draw:equation draw:name="f12" draw:formula="5655469 / ?f9"/><draw:equation draw:name="f13" draw:formula="0 / ?f10"/><draw:equation draw:name="f14" draw:formula="353568 / ?f10"/></draw:enhanced-geometry></draw:custom-shape><draw:custom-shape svg:x="0.35781in" svg:y="0.09333in" svg:width="0.345in" svg:height="0.34667in" draw:id="id97" draw:style-name="a98" draw:name="Shape 3163"><svg:title/><svg:desc/><draw:enhanced-geometry draw:type="non-primitive" svg:viewBox="0 0 315468 316992" draw:enhanced-path="M ?f3 ?f0 L ?f4 ?f0 ?f5 ?f0 ?f6 ?f7 ?f8 ?f9 ?f10 ?f11 ?f12 ?f13 ?f14 ?f15 ?f1 ?f16 ?f1 ?f17 ?f14 ?f18 ?f12 ?f19 ?f10 ?f20 ?f8 ?f21 ?f6 ?f22 ?f5 ?f2 ?f3 ?f2 ?f23 ?f22 ?f24 ?f21 ?f25 ?f20 ?f26 ?f19 ?f27 ?f18 ?f0 ?f17 ?f0 ?f16 ?f27 ?f15 ?f26 ?f13 ?f25 ?f11 ?f24 ?f9 ?f23 ?f7 ?f3 ?f0 Z N" draw:text-areas="?f32 ?f34 ?f33 ?f35"><draw:equation draw:name="f0" draw:formula="0"/><draw:equation draw:name="f1" draw:formula="315468"/><draw:equation draw:name="f2" draw:formula="316992"/><draw:equation draw:name="f3" draw:formula="128492"/><draw:equation draw:name="f4" draw:formula="151924"/><draw:equation draw:name="f5" draw:formula="186976"/><draw:equation draw:name="f6" draw:formula="222028"/><draw:equation draw:name="f7" draw:formula="12192"/><draw:equation draw:name="f8" draw:formula="245364"/><draw:equation draw:name="f9" draw:formula="24384"/><draw:equation draw:name="f10" draw:formula="268700"/><draw:equation draw:name="f11" draw:formula="36576"/><draw:equation draw:name="f12" draw:formula="292132"/><draw:equation draw:name="f13" draw:formula="60960"/><draw:equation draw:name="f14" draw:formula="303752"/><draw:equation draw:name="f15" draw:formula="97536"/><draw:equation draw:name="f16" draw:formula="121920"/><draw:equation draw:name="f17" draw:formula="182880"/><draw:equation draw:name="f18" draw:formula="219456"/><draw:equation draw:name="f19" draw:formula="243840"/><draw:equation draw:name="f20" draw:formula="268224"/><draw:equation draw:name="f21" draw:formula="292608"/><draw:equation draw:name="f22" draw:formula="304800"/><draw:equation draw:name="f23" draw:formula="93440"/><draw:equation draw:name="f24" draw:formula="70104"/><draw:equation draw:name="f25" draw:formula="46673"/><draw:equation draw:name="f26" draw:formula="23336"/><draw:equation draw:name="f27" draw:formula="11621"/><draw:equation draw:name="f28" draw:formula="?f2 - ?f0"/><draw:equation draw:name="f29" draw:formula="?f1 - ?f0"/><draw:equation draw:name="f30" draw:formula="?f29 / 315468"/><draw:equation draw:name="f31" draw:formula="?f28 / 316992"/><draw:equation draw:name="f32" draw:formula="0 / ?f30"/><draw:equation draw:name="f33" draw:formula="315468 / ?f30"/><draw:equation draw:name="f34" draw:formula="0 / ?f31"/><draw:equation draw:name="f35" draw:formula="316992 / ?f31"/></draw:enhanced-geometry></draw:custom-shape><draw:custom-shape svg:x="0.35781in" svg:y="0.09333in" svg:width="0.345in" svg:height="0.34667in" draw:id="id98" draw:style-name="a99" draw:name="Shape 3164"><svg:title/><svg:desc/><draw:enhanced-geometry draw:type="non-primitive" svg:viewBox="0 0 315468 316992" draw:enhanced-path="M ?f3 ?f0 L ?f4 ?f0 ?f5 ?f6 ?f7 ?f8 ?f9 ?f10 ?f11 ?f12 ?f13 ?f14 ?f0 ?f15 ?f0 ?f16 ?f13 ?f17 ?f11 ?f18 ?f9 ?f19 ?f7 ?f20 ?f5 ?f21 ?f4 ?f2 ?f22 ?f2 ?f23 ?f21 ?f24 ?f20 ?f25 ?f19 ?f26 ?f18 ?f27 ?f17 ?f1 ?f16 ?f1 ?f15 ?f27 ?f14 ?f26 ?f12 ?f25 ?f10 ?f24 ?f8 ?f23 ?f6 ?f22 ?f0 ?f3 ?f0 N" draw:text-areas="?f32 ?f34 ?f33 ?f35"><draw:equation draw:name="f0" draw:formula="0"/><draw:equation draw:name="f1" draw:formula="315468"/><draw:equation draw:name="f2" draw:formula="316992"/><draw:equation draw:name="f3" draw:formula="151924"/><draw:equation draw:name="f4" draw:formula="128492"/><draw:equation draw:name="f5" draw:formula="93440"/><draw:equation draw:name="f6" draw:formula="12192"/><draw:equation draw:name="f7" draw:formula="70104"/><draw:equation draw:name="f8" draw:formula="24384"/><draw:equation draw:name="f9" draw:formula="46673"/><draw:equation draw:name="f10" draw:formula="36576"/><draw:equation draw:name="f11" draw:formula="23336"/><draw:equation draw:name="f12" draw:formula="60960"/><draw:equation draw:name="f13" draw:formula="11621"/><draw:equation draw:name="f14" draw:formula="97536"/><draw:equation draw:name="f15" draw:formula="121920"/><draw:equation draw:name="f16" draw:formula="182880"/><draw:equation draw:name="f17" draw:formula="219456"/><draw:equation draw:name="f18" draw:formula="243840"/><draw:equation draw:name="f19" draw:formula="268224"/><draw:equation draw:name="f20" draw:formula="292608"/><draw:equation draw:name="f21" draw:formula="304800"/><draw:equation draw:name="f22" draw:formula="186976"/><draw:equation draw:name="f23" draw:formula="222028"/><draw:equation draw:name="f24" draw:formula="245364"/><draw:equation draw:name="f25" draw:formula="268700"/><draw:equation draw:name="f26" draw:formula="292132"/><draw:equation draw:name="f27" draw:formula="303752"/><draw:equation draw:name="f28" draw:formula="?f2 - ?f0"/><draw:equation draw:name="f29" draw:formula="?f1 - ?f0"/><draw:equation draw:name="f30" draw:formula="?f29 / 315468"/><draw:equation draw:name="f31" draw:formula="?f28 / 316992"/><draw:equation draw:name="f32" draw:formula="0 / ?f30"/><draw:equation draw:name="f33" draw:formula="315468 / ?f30"/><draw:equation draw:name="f34" draw:formula="0 / ?f31"/><draw:equation draw:name="f35" draw:formula="316992 / ?f31"/></draw:enhanced-geometry></draw:custom-shape><draw:custom-shape svg:x="0.47219in" svg:y="0.19743in" svg:width="0.13804in" svg:height="0.23337in" draw:id="id99" draw:style-name="a100" draw:name="Rectangle 3165"><svg:title/><svg:desc/><text:p text:style-name="P439"><text:span text:style-name="T440">1</text:span></text:p><draw:enhanced-geometry draw:type="non-primitive" svg:viewBox="0 0 21600 21600" draw:enhanced-path="M 0 0 L 21600 0 21600 21600 0 21600 Z N"/></draw:custom-shape><draw:custom-shape svg:x="1.27781in" svg:y="0.09333in" svg:width="0.345in" svg:height="0.34667in" draw:id="id100" draw:style-name="a101" draw:name="Shape 3166"><svg:title/><svg:desc/><draw:enhanced-geometry draw:type="non-primitive" svg:viewBox="0 0 315468 316992" draw:enhanced-path="M ?f3 ?f0 L ?f4 ?f0 ?f5 ?f0 ?f6 ?f7 ?f8 ?f9 ?f10 ?f11 ?f12 ?f13 ?f14 ?f15 ?f1 ?f16 ?f1 ?f17 ?f14 ?f18 ?f12 ?f19 ?f10 ?f20 ?f8 ?f21 ?f6 ?f22 ?f5 ?f2 ?f3 ?f2 ?f23 ?f22 ?f24 ?f21 ?f25 ?f20 ?f26 ?f19 ?f27 ?f18 ?f0 ?f17 ?f0 ?f16 ?f27 ?f15 ?f26 ?f13 ?f25 ?f11 ?f24 ?f9 ?f23 ?f7 ?f3 ?f0 Z N" draw:text-areas="?f32 ?f34 ?f33 ?f35"><draw:equation draw:name="f0" draw:formula="0"/><draw:equation draw:name="f1" draw:formula="315468"/><draw:equation draw:name="f2" draw:formula="316992"/><draw:equation draw:name="f3" draw:formula="128492"/><draw:equation draw:name="f4" draw:formula="151924"/><draw:equation draw:name="f5" draw:formula="186976"/><draw:equation draw:name="f6" draw:formula="222028"/><draw:equation draw:name="f7" draw:formula="12192"/><draw:equation draw:name="f8" draw:formula="245364"/><draw:equation draw:name="f9" draw:formula="24384"/><draw:equation draw:name="f10" draw:formula="268700"/><draw:equation draw:name="f11" draw:formula="36576"/><draw:equation draw:name="f12" draw:formula="292132"/><draw:equation draw:name="f13" draw:formula="60960"/><draw:equation draw:name="f14" draw:formula="303752"/><draw:equation draw:name="f15" draw:formula="97536"/><draw:equation draw:name="f16" draw:formula="121920"/><draw:equation draw:name="f17" draw:formula="182880"/><draw:equation draw:name="f18" draw:formula="219456"/><draw:equation draw:name="f19" draw:formula="243840"/><draw:equation draw:name="f20" draw:formula="268224"/><draw:equation draw:name="f21" draw:formula="292608"/><draw:equation draw:name="f22" draw:formula="304800"/><draw:equation draw:name="f23" draw:formula="93440"/><draw:equation draw:name="f24" draw:formula="70104"/><draw:equation draw:name="f25" draw:formula="46672"/><draw:equation draw:name="f26" draw:formula="23336"/><draw:equation draw:name="f27" draw:formula="11620"/><draw:equation draw:name="f28" draw:formula="?f2 - ?f0"/><draw:equation draw:name="f29" draw:formula="?f1 - ?f0"/><draw:equation draw:name="f30" draw:formula="?f29 / 315468"/><draw:equation draw:name="f31" draw:formula="?f28 / 316992"/><draw:equation draw:name="f32" draw:formula="0 / ?f30"/><draw:equation draw:name="f33" draw:formula="315468 / ?f30"/><draw:equation draw:name="f34" draw:formula="0 / ?f31"/><draw:equation draw:name="f35" draw:formula="316992 / ?f31"/></draw:enhanced-geometry></draw:custom-shape><draw:custom-shape svg:x="1.27781in" svg:y="0.09333in" svg:width="0.345in" svg:height="0.34667in" draw:id="id101" draw:style-name="a102" draw:name="Shape 3167"><svg:title/><svg:desc/><draw:enhanced-geometry draw:type="non-primitive" svg:viewBox="0 0 315468 316992" draw:enhanced-path="M ?f3 ?f0 L ?f4 ?f0 ?f5 ?f6 ?f7 ?f8 ?f9 ?f10 ?f11 ?f12 ?f13 ?f14 ?f0 ?f15 ?f0 ?f16 ?f13 ?f17 ?f11 ?f18 ?f9 ?f19 ?f7 ?f20 ?f5 ?f21 ?f4 ?f2 ?f22 ?f2 ?f23 ?f21 ?f24 ?f20 ?f25 ?f19 ?f26 ?f18 ?f27 ?f17 ?f1 ?f16 ?f1 ?f15 ?f27 ?f14 ?f26 ?f12 ?f25 ?f10 ?f24 ?f8 ?f23 ?f6 ?f22 ?f0 ?f3 ?f0 N" draw:text-areas="?f32 ?f34 ?f33 ?f35"><draw:equation draw:name="f0" draw:formula="0"/><draw:equation draw:name="f1" draw:formula="315468"/><draw:equation draw:name="f2" draw:formula="316992"/><draw:equation draw:name="f3" draw:formula="151924"/><draw:equation draw:name="f4" draw:formula="128492"/><draw:equation draw:name="f5" draw:formula="93440"/><draw:equation draw:name="f6" draw:formula="12192"/><draw:equation draw:name="f7" draw:formula="70104"/><draw:equation draw:name="f8" draw:formula="24384"/><draw:equation draw:name="f9" draw:formula="46672"/><draw:equation draw:name="f10" draw:formula="36576"/><draw:equation draw:name="f11" draw:formula="23336"/><draw:equation draw:name="f12" draw:formula="60960"/><draw:equation draw:name="f13" draw:formula="11620"/><draw:equation draw:name="f14" draw:formula="97536"/><draw:equation draw:name="f15" draw:formula="121920"/><draw:equation draw:name="f16" draw:formula="182880"/><draw:equation draw:name="f17" draw:formula="219456"/><draw:equation draw:name="f18" draw:formula="243840"/><draw:equation draw:name="f19" draw:formula="268224"/><draw:equation draw:name="f20" draw:formula="292608"/><draw:equation draw:name="f21" draw:formula="304800"/><draw:equation draw:name="f22" draw:formula="186976"/><draw:equation draw:name="f23" draw:formula="222028"/><draw:equation draw:name="f24" draw:formula="245364"/><draw:equation draw:name="f25" draw:formula="268700"/><draw:equation draw:name="f26" draw:formula="292132"/><draw:equation draw:name="f27" draw:formula="303752"/><draw:equation draw:name="f28" draw:formula="?f2 - ?f0"/><draw:equation draw:name="f29" draw:formula="?f1 - ?f0"/><draw:equation draw:name="f30" draw:formula="?f29 / 315468"/><draw:equation draw:name="f31" draw:formula="?f28 / 316992"/><draw:equation draw:name="f32" draw:formula="0 / ?f30"/><draw:equation draw:name="f33" draw:formula="315468 / ?f30"/><draw:equation draw:name="f34" draw:formula="0 / ?f31"/><draw:equation draw:name="f35" draw:formula="316992 / ?f31"/></draw:enhanced-geometry></draw:custom-shape><draw:custom-shape svg:x="1.39219in" svg:y="0.19743in" svg:width="0.13804in" svg:height="0.23337in" draw:id="id102" draw:style-name="a103" draw:name="Rectangle 3168"><svg:title/><svg:desc/><text:p text:style-name="P441"><text:span text:style-name="T442">2</text:span></text:p><draw:enhanced-geometry draw:type="non-primitive" svg:viewBox="0 0 21600 21600" draw:enhanced-path="M 0 0 L 21600 0 21600 21600 0 21600 Z N"/></draw:custom-shape><draw:custom-shape svg:x="2.54302in" svg:y="0.09333in" svg:width="0.35771in" svg:height="0.34667in" draw:id="id103" draw:style-name="a104" draw:name="Shape 3169"><svg:title/><svg:desc/><draw:enhanced-geometry draw:type="non-primitive" svg:viewBox="0 0 327089 316992" draw:enhanced-path="M ?f3 ?f0 L ?f4 ?f0 ?f5 ?f0 ?f6 ?f7 ?f8 ?f9 ?f10 ?f11 ?f12 ?f13 ?f14 ?f15 ?f16 ?f17 ?f1 ?f18 ?f16 ?f19 ?f14 ?f20 ?f12 ?f21 ?f10 ?f22 ?f8 ?f23 ?f6 ?f24 ?f5 ?f2 ?f3 ?f2 ?f25 ?f24 ?f26 ?f23 ?f27 ?f22 ?f28 ?f21 ?f29 ?f20 ?f0 ?f19 ?f0 ?f17 ?f29 ?f15 ?f28 ?f13 ?f27 ?f11 ?f26 ?f9 ?f25 ?f7 ?f3 ?f0 Z N" draw:text-areas="?f34 ?f36 ?f35 ?f37"><draw:equation draw:name="f0" draw:formula="0"/><draw:equation draw:name="f1" draw:formula="327089"/><draw:equation draw:name="f2" draw:formula="316992"/><draw:equation draw:name="f3" draw:formula="128492"/><draw:equation draw:name="f4" draw:formula="163544"/><draw:equation draw:name="f5" draw:formula="198596"/><draw:equation draw:name="f6" draw:formula="221933"/><draw:equation draw:name="f7" draw:formula="12192"/><draw:equation draw:name="f8" draw:formula="245364"/><draw:equation draw:name="f9" draw:formula="24384"/><draw:equation draw:name="f10" draw:formula="280416"/><draw:equation draw:name="f11" draw:formula="36576"/><draw:equation draw:name="f12" draw:formula="292036"/><draw:equation draw:name="f13" draw:formula="60960"/><draw:equation draw:name="f14" draw:formula="303752"/><draw:equation draw:name="f15" draw:formula="97536"/><draw:equation draw:name="f16" draw:formula="315468"/><draw:equation draw:name="f17" draw:formula="121920"/><draw:equation draw:name="f18" draw:formula="158496"/><draw:equation draw:name="f19" draw:formula="182880"/><draw:equation draw:name="f20" draw:formula="219456"/><draw:equation draw:name="f21" draw:formula="243840"/><draw:equation draw:name="f22" draw:formula="268224"/><draw:equation draw:name="f23" draw:formula="292608"/><draw:equation draw:name="f24" draw:formula="304800"/><draw:equation draw:name="f25" draw:formula="93440"/><draw:equation draw:name="f26" draw:formula="70104"/><draw:equation draw:name="f27" draw:formula="46673"/><draw:equation draw:name="f28" draw:formula="23336"/><draw:equation draw:name="f29" draw:formula="11621"/><draw:equation draw:name="f30" draw:formula="?f2 - ?f0"/><draw:equation draw:name="f31" draw:formula="?f1 - ?f0"/><draw:equation draw:name="f32" draw:formula="?f31 / 327089"/><draw:equation draw:name="f33" draw:formula="?f30 / 316992"/><draw:equation draw:name="f34" draw:formula="0 / ?f32"/><draw:equation draw:name="f35" draw:formula="327089 / ?f32"/><draw:equation draw:name="f36" draw:formula="0 / ?f33"/><draw:equation draw:name="f37" draw:formula="316992 / ?f33"/></draw:enhanced-geometry></draw:custom-shape><draw:custom-shape svg:x="2.54302in" svg:y="0.09333in" svg:width="0.35771in" svg:height="0.34667in" draw:id="id104" draw:style-name="a105" draw:name="Shape 3170"><svg:title/><svg:desc/><draw:enhanced-geometry draw:type="non-primitive" svg:viewBox="0 0 327089 316992" draw:enhanced-path="M ?f3 ?f0 L ?f4 ?f0 ?f5 ?f6 ?f7 ?f8 ?f9 ?f10 ?f11 ?f12 ?f13 ?f14 ?f0 ?f15 ?f0 ?f16 ?f13 ?f17 ?f11 ?f18 ?f9 ?f19 ?f7 ?f20 ?f5 ?f21 ?f4 ?f2 ?f22 ?f2 ?f23 ?f21 ?f24 ?f20 ?f25 ?f19 ?f26 ?f18 ?f27 ?f17 ?f28 ?f16 ?f1 ?f29 ?f28 ?f15 ?f27 ?f14 ?f26 ?f12 ?f25 ?f10 ?f24 ?f8 ?f23 ?f6 ?f22 ?f0 ?f3 ?f0 N" draw:text-areas="?f34 ?f36 ?f35 ?f37"><draw:equation draw:name="f0" draw:formula="0"/><draw:equation draw:name="f1" draw:formula="327089"/><draw:equation draw:name="f2" draw:formula="316992"/><draw:equation draw:name="f3" draw:formula="163544"/><draw:equation draw:name="f4" draw:formula="128492"/><draw:equation draw:name="f5" draw:formula="93440"/><draw:equation draw:name="f6" draw:formula="12192"/><draw:equation draw:name="f7" draw:formula="70104"/><draw:equation draw:name="f8" draw:formula="24384"/><draw:equation draw:name="f9" draw:formula="46673"/><draw:equation draw:name="f10" draw:formula="36576"/><draw:equation draw:name="f11" draw:formula="23336"/><draw:equation draw:name="f12" draw:formula="60960"/><draw:equation draw:name="f13" draw:formula="11621"/><draw:equation draw:name="f14" draw:formula="97536"/><draw:equation draw:name="f15" draw:formula="121920"/><draw:equation draw:name="f16" draw:formula="182880"/><draw:equation draw:name="f17" draw:formula="219456"/><draw:equation draw:name="f18" draw:formula="243840"/><draw:equation draw:name="f19" draw:formula="268224"/><draw:equation draw:name="f20" draw:formula="292608"/><draw:equation draw:name="f21" draw:formula="304800"/><draw:equation draw:name="f22" draw:formula="198596"/><draw:equation draw:name="f23" draw:formula="221933"/><draw:equation draw:name="f24" draw:formula="245364"/><draw:equation draw:name="f25" draw:formula="280416"/><draw:equation draw:name="f26" draw:formula="292036"/><draw:equation draw:name="f27" draw:formula="303752"/><draw:equation draw:name="f28" draw:formula="315468"/><draw:equation draw:name="f29" draw:formula="158496"/><draw:equation draw:name="f30" draw:formula="?f2 - ?f0"/><draw:equation draw:name="f31" draw:formula="?f1 - ?f0"/><draw:equation draw:name="f32" draw:formula="?f31 / 327089"/><draw:equation draw:name="f33" draw:formula="?f30 / 316992"/><draw:equation draw:name="f34" draw:formula="0 / ?f32"/><draw:equation draw:name="f35" draw:formula="327089 / ?f32"/><draw:equation draw:name="f36" draw:formula="0 / ?f33"/><draw:equation draw:name="f37" draw:formula="316992 / ?f33"/></draw:enhanced-geometry></draw:custom-shape><draw:custom-shape svg:x="2.67052in" svg:y="0.19743in" svg:width="0.13804in" svg:height="0.23337in" draw:id="id105" draw:style-name="a106" draw:name="Rectangle 3171"><svg:title/><svg:desc/><text:p text:style-name="P443"><text:span text:style-name="T444">3</text:span></text:p><draw:enhanced-geometry draw:type="non-primitive" svg:viewBox="0 0 21600 21600" draw:enhanced-path="M 0 0 L 21600 0 21600 21600 0 21600 Z N"/></draw:custom-shape><draw:custom-shape svg:x="3.85917in" svg:y="0.09333in" svg:width="0.3451in" svg:height="0.34667in" draw:id="id106" draw:style-name="a107" draw:name="Shape 3172"><svg:title/><svg:desc/><draw:enhanced-geometry draw:type="non-primitive" svg:viewBox="0 0 315563 316992" draw:enhanced-path="M ?f3 ?f0 L ?f4 ?f0 ?f5 ?f0 ?f6 ?f7 ?f8 ?f9 ?f10 ?f11 ?f12 ?f13 ?f14 ?f15 ?f1 ?f16 ?f1 ?f17 ?f14 ?f18 ?f12 ?f19 ?f10 ?f20 ?f8 ?f21 ?f6 ?f22 ?f5 ?f2 ?f3 ?f2 ?f23 ?f22 ?f24 ?f21 ?f25 ?f20 ?f26 ?f19 ?f27 ?f18 ?f0 ?f17 ?f0 ?f16 ?f27 ?f15 ?f26 ?f13 ?f25 ?f11 ?f24 ?f9 ?f23 ?f7 ?f3 ?f0 Z N" draw:text-areas="?f32 ?f34 ?f33 ?f35"><draw:equation draw:name="f0" draw:formula="0"/><draw:equation draw:name="f1" draw:formula="315563"/><draw:equation draw:name="f2" draw:formula="316992"/><draw:equation draw:name="f3" draw:formula="128588"/><draw:equation draw:name="f4" draw:formula="163640"/><draw:equation draw:name="f5" draw:formula="186976"/><draw:equation draw:name="f6" draw:formula="222028"/><draw:equation draw:name="f7" draw:formula="12192"/><draw:equation draw:name="f8" draw:formula="245364"/><draw:equation draw:name="f9" draw:formula="24384"/><draw:equation draw:name="f10" draw:formula="268796"/><draw:equation draw:name="f11" draw:formula="36576"/><draw:equation draw:name="f12" draw:formula="292132"/><draw:equation draw:name="f13" draw:formula="60960"/><draw:equation draw:name="f14" draw:formula="303848"/><draw:equation draw:name="f15" draw:formula="97536"/><draw:equation draw:name="f16" draw:formula="121920"/><draw:equation draw:name="f17" draw:formula="182880"/><draw:equation draw:name="f18" draw:formula="219456"/><draw:equation draw:name="f19" draw:formula="243840"/><draw:equation draw:name="f20" draw:formula="268224"/><draw:equation draw:name="f21" draw:formula="292608"/><draw:equation draw:name="f22" draw:formula="304800"/><draw:equation draw:name="f23" draw:formula="93536"/><draw:equation draw:name="f24" draw:formula="70104"/><draw:equation draw:name="f25" draw:formula="46768"/><draw:equation draw:name="f26" draw:formula="23432"/><draw:equation draw:name="f27" draw:formula="11716"/><draw:equation draw:name="f28" draw:formula="?f2 - ?f0"/><draw:equation draw:name="f29" draw:formula="?f1 - ?f0"/><draw:equation draw:name="f30" draw:formula="?f29 / 315563"/><draw:equation draw:name="f31" draw:formula="?f28 / 316992"/><draw:equation draw:name="f32" draw:formula="0 / ?f30"/><draw:equation draw:name="f33" draw:formula="315563 / ?f30"/><draw:equation draw:name="f34" draw:formula="0 / ?f31"/><draw:equation draw:name="f35" draw:formula="316992 / ?f31"/></draw:enhanced-geometry></draw:custom-shape><draw:custom-shape svg:x="3.85917in" svg:y="0.09333in" svg:width="0.3451in" svg:height="0.34667in" draw:id="id107" draw:style-name="a108" draw:name="Shape 3173"><svg:title/><svg:desc/><draw:enhanced-geometry draw:type="non-primitive" svg:viewBox="0 0 315563 316992" draw:enhanced-path="M ?f3 ?f0 L ?f4 ?f0 ?f5 ?f6 ?f7 ?f8 ?f9 ?f10 ?f11 ?f12 ?f13 ?f14 ?f0 ?f15 ?f0 ?f16 ?f13 ?f17 ?f11 ?f18 ?f9 ?f19 ?f7 ?f20 ?f5 ?f21 ?f4 ?f2 ?f22 ?f2 ?f23 ?f21 ?f24 ?f20 ?f25 ?f19 ?f26 ?f18 ?f27 ?f17 ?f1 ?f16 ?f1 ?f15 ?f27 ?f14 ?f26 ?f12 ?f25 ?f10 ?f24 ?f8 ?f23 ?f6 ?f22 ?f0 ?f3 ?f0 N" draw:text-areas="?f32 ?f34 ?f33 ?f35"><draw:equation draw:name="f0" draw:formula="0"/><draw:equation draw:name="f1" draw:formula="315563"/><draw:equation draw:name="f2" draw:formula="316992"/><draw:equation draw:name="f3" draw:formula="163640"/><draw:equation draw:name="f4" draw:formula="128588"/><draw:equation draw:name="f5" draw:formula="93536"/><draw:equation draw:name="f6" draw:formula="12192"/><draw:equation draw:name="f7" draw:formula="70104"/><draw:equation draw:name="f8" draw:formula="24384"/><draw:equation draw:name="f9" draw:formula="46768"/><draw:equation draw:name="f10" draw:formula="36576"/><draw:equation draw:name="f11" draw:formula="23432"/><draw:equation draw:name="f12" draw:formula="60960"/><draw:equation draw:name="f13" draw:formula="11716"/><draw:equation draw:name="f14" draw:formula="97536"/><draw:equation draw:name="f15" draw:formula="121920"/><draw:equation draw:name="f16" draw:formula="182880"/><draw:equation draw:name="f17" draw:formula="219456"/><draw:equation draw:name="f18" draw:formula="243840"/><draw:equation draw:name="f19" draw:formula="268224"/><draw:equation draw:name="f20" draw:formula="292608"/><draw:equation draw:name="f21" draw:formula="304800"/><draw:equation draw:name="f22" draw:formula="186976"/><draw:equation draw:name="f23" draw:formula="222028"/><draw:equation draw:name="f24" draw:formula="245364"/><draw:equation draw:name="f25" draw:formula="268796"/><draw:equation draw:name="f26" draw:formula="292132"/><draw:equation draw:name="f27" draw:formula="303848"/><draw:equation draw:name="f28" draw:formula="?f2 - ?f0"/><draw:equation draw:name="f29" draw:formula="?f1 - ?f0"/><draw:equation draw:name="f30" draw:formula="?f29 / 315563"/><draw:equation draw:name="f31" draw:formula="?f28 / 316992"/><draw:equation draw:name="f32" draw:formula="0 / ?f30"/><draw:equation draw:name="f33" draw:formula="315563 / ?f30"/><draw:equation draw:name="f34" draw:formula="0 / ?f31"/><draw:equation draw:name="f35" draw:formula="316992 / ?f31"/></draw:enhanced-geometry></draw:custom-shape><draw:custom-shape svg:x="3.98719in" svg:y="0.19743in" svg:width="0.13804in" svg:height="0.23337in" draw:id="id108" draw:style-name="a109" draw:name="Rectangle 3174"><svg:title/><svg:desc/><text:p text:style-name="P445"><text:span text:style-name="T446">4</text:span></text:p><draw:enhanced-geometry draw:type="non-primitive" svg:viewBox="0 0 21600 21600" draw:enhanced-path="M 0 0 L 21600 0 21600 21600 0 21600 Z N"/></draw:custom-shape><draw:custom-shape svg:x="5.21375in" svg:y="0.09333in" svg:width="0.35781in" svg:height="0.34667in" draw:id="id109" draw:style-name="a110" draw:name="Shape 3175"><svg:title/><svg:desc/><draw:enhanced-geometry draw:type="non-primitive" svg:viewBox="0 0 327184 316992" draw:enhanced-path="M ?f3 ?f0 L ?f4 ?f0 ?f5 ?f0 ?f6 ?f7 ?f8 ?f9 ?f10 ?f11 ?f12 ?f13 ?f14 ?f15 ?f14 ?f16 ?f1 ?f17 ?f14 ?f18 ?f14 ?f19 ?f12 ?f20 ?f10 ?f21 ?f8 ?f22 ?f6 ?f23 ?f5 ?f2 ?f3 ?f2 ?f24 ?f23 ?f25 ?f22 ?f26 ?f21 ?f27 ?f20 ?f28 ?f19 ?f28 ?f18 ?f0 ?f17 ?f28 ?f16 ?f28 ?f15 ?f27 ?f13 ?f26 ?f11 ?f25 ?f9 ?f24 ?f7 ?f3 ?f0 Z N" draw:text-areas="?f33 ?f35 ?f34 ?f36"><draw:equation draw:name="f0" draw:formula="0"/><draw:equation draw:name="f1" draw:formula="327184"/><draw:equation draw:name="f2" draw:formula="316992"/><draw:equation draw:name="f3" draw:formula="128492"/><draw:equation draw:name="f4" draw:formula="163544"/><draw:equation draw:name="f5" draw:formula="198691"/><draw:equation draw:name="f6" draw:formula="222028"/><draw:equation draw:name="f7" draw:formula="12192"/><draw:equation draw:name="f8" draw:formula="257080"/><draw:equation draw:name="f9" draw:formula="24384"/><draw:equation draw:name="f10" draw:formula="280416"/><draw:equation draw:name="f11" draw:formula="36576"/><draw:equation draw:name="f12" draw:formula="292132"/><draw:equation draw:name="f13" draw:formula="60960"/><draw:equation draw:name="f14" draw:formula="315468"/><draw:equation draw:name="f15" draw:formula="97536"/><draw:equation draw:name="f16" draw:formula="121920"/><draw:equation draw:name="f17" draw:formula="158496"/><draw:equation draw:name="f18" draw:formula="182880"/><draw:equation draw:name="f19" draw:formula="219456"/><draw:equation draw:name="f20" draw:formula="243840"/><draw:equation draw:name="f21" draw:formula="268224"/><draw:equation draw:name="f22" draw:formula="292608"/><draw:equation draw:name="f23" draw:formula="304800"/><draw:equation draw:name="f24" draw:formula="105156"/><draw:equation draw:name="f25" draw:formula="70104"/><draw:equation draw:name="f26" draw:formula="46768"/><draw:equation draw:name="f27" draw:formula="35052"/><draw:equation draw:name="f28" draw:formula="11716"/><draw:equation draw:name="f29" draw:formula="?f2 - ?f0"/><draw:equation draw:name="f30" draw:formula="?f1 - ?f0"/><draw:equation draw:name="f31" draw:formula="?f30 / 327184"/><draw:equation draw:name="f32" draw:formula="?f29 / 316992"/><draw:equation draw:name="f33" draw:formula="0 / ?f31"/><draw:equation draw:name="f34" draw:formula="327184 / ?f31"/><draw:equation draw:name="f35" draw:formula="0 / ?f32"/><draw:equation draw:name="f36" draw:formula="316992 / ?f32"/></draw:enhanced-geometry></draw:custom-shape><draw:custom-shape svg:x="5.21375in" svg:y="0.09333in" svg:width="0.35781in" svg:height="0.34667in" draw:id="id110" draw:style-name="a111" draw:name="Shape 3176"><svg:title/><svg:desc/><draw:enhanced-geometry draw:type="non-primitive" svg:viewBox="0 0 327184 316992" draw:enhanced-path="M ?f3 ?f0 L ?f4 ?f0 ?f5 ?f6 ?f7 ?f8 ?f9 ?f10 ?f11 ?f12 ?f13 ?f14 ?f13 ?f15 ?f0 ?f16 ?f13 ?f17 ?f13 ?f18 ?f11 ?f19 ?f9 ?f20 ?f7 ?f21 ?f5 ?f22 ?f4 ?f2 ?f23 ?f2 ?f24 ?f22 ?f25 ?f21 ?f26 ?f20 ?f27 ?f19 ?f28 ?f18 ?f28 ?f17 ?f1 ?f16 ?f28 ?f15 ?f28 ?f14 ?f27 ?f12 ?f26 ?f10 ?f25 ?f8 ?f24 ?f6 ?f23 ?f0 ?f3 ?f0 N" draw:text-areas="?f33 ?f35 ?f34 ?f36"><draw:equation draw:name="f0" draw:formula="0"/><draw:equation draw:name="f1" draw:formula="327184"/><draw:equation draw:name="f2" draw:formula="316992"/><draw:equation draw:name="f3" draw:formula="163544"/><draw:equation draw:name="f4" draw:formula="128492"/><draw:equation draw:name="f5" draw:formula="105156"/><draw:equation draw:name="f6" draw:formula="12192"/><draw:equation draw:name="f7" draw:formula="70104"/><draw:equation draw:name="f8" draw:formula="24384"/><draw:equation draw:name="f9" draw:formula="46768"/><draw:equation draw:name="f10" draw:formula="36576"/><draw:equation draw:name="f11" draw:formula="35052"/><draw:equation draw:name="f12" draw:formula="60960"/><draw:equation draw:name="f13" draw:formula="11716"/><draw:equation draw:name="f14" draw:formula="97536"/><draw:equation draw:name="f15" draw:formula="121920"/><draw:equation draw:name="f16" draw:formula="158496"/><draw:equation draw:name="f17" draw:formula="182880"/><draw:equation draw:name="f18" draw:formula="219456"/><draw:equation draw:name="f19" draw:formula="243840"/><draw:equation draw:name="f20" draw:formula="268224"/><draw:equation draw:name="f21" draw:formula="292608"/><draw:equation draw:name="f22" draw:formula="304800"/><draw:equation draw:name="f23" draw:formula="198691"/><draw:equation draw:name="f24" draw:formula="222028"/><draw:equation draw:name="f25" draw:formula="257080"/><draw:equation draw:name="f26" draw:formula="280416"/><draw:equation draw:name="f27" draw:formula="292132"/><draw:equation draw:name="f28" draw:formula="315468"/><draw:equation draw:name="f29" draw:formula="?f2 - ?f0"/><draw:equation draw:name="f30" draw:formula="?f1 - ?f0"/><draw:equation draw:name="f31" draw:formula="?f30 / 327184"/><draw:equation draw:name="f32" draw:formula="?f29 / 316992"/><draw:equation draw:name="f33" draw:formula="0 / ?f31"/><draw:equation draw:name="f34" draw:formula="327184 / ?f31"/><draw:equation draw:name="f35" draw:formula="0 / ?f32"/><draw:equation draw:name="f36" draw:formula="316992 / ?f32"/></draw:enhanced-geometry></draw:custom-shape><draw:custom-shape svg:x="5.34219in" svg:y="0.19743in" svg:width="0.13804in" svg:height="0.23337in" draw:id="id111" draw:style-name="a112" draw:name="Rectangle 3177"><svg:title/><svg:desc/><text:p text:style-name="P447"><text:span text:style-name="T448">5</text:span></text:p><draw:enhanced-geometry draw:type="non-primitive" svg:viewBox="0 0 21600 21600" draw:enhanced-path="M 0 0 L 21600 0 21600 21600 0 21600 Z N"/></draw:custom-shape><draw:custom-shape svg:x="0.07719in" svg:y="0.61076in" svg:width="1.20435in" svg:height="0.23337in" draw:id="id112" draw:style-name="a113" draw:name="Rectangle 3178"><svg:title/><svg:desc/><text:p text:style-name="P449"><text:span text:style-name="T450">Geschäfts-</text:span></text:p><draw:enhanced-geometry draw:type="non-primitive" svg:viewBox="0 0 21600 21600" draw:enhanced-path="M 0 0 L 21600 0 21600 21600 0 21600 Z N"/></draw:custom-shape><draw:custom-shape svg:x="0.15385in" svg:y="0.83743in" svg:width="1.0051in" svg:height="0.23337in" draw:id="id113" draw:style-name="a114" draw:name="Rectangle 3179"><svg:title/><svg:desc/><text:p text:style-name="P451"><text:span text:style-name="T452">prozesse</text:span></text:p><draw:enhanced-geometry draw:type="non-primitive" svg:viewBox="0 0 21600 21600" draw:enhanced-path="M 0 0 L 21600 0 21600 21600 0 21600 Z N"/></draw:custom-shape></draw:g></text:span></text:p>
      <text:p text:style-name="P453"><text:s/></text:p>
      <text:p text:style-name="P454">Bei vielen der Schritte erfolgt die Dokumentation der Erhebung in tabellarischer Form. <text:s/></text:p>
      <text:p text:style-name="P455">Welche Daten werden dabei in der<text:s/>Tabelle für die Anwendungen pro Anwendung dokumentiert? (Lehreinheit 3.4, Beispieltabelle Recplast GmbH)<text:s/></text:p>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ext:p text:style-name="P464"><text:s/>Bezeichnung</text:p>
            <text:p text:style-name="P465"><text:s/></text:p>
          </table:table-cell>
          <table:table-cell table:style-name="TableCell466">
            <text:p text:style-name="P467">Name und Beschreibung der Anwendung</text:p>
          </table:table-cell>
          <table:table-cell table:style-name="TableCell468">
            <text:p text:style-name="P469">Anzahl</text:p>
          </table:table-cell>
          <table:table-cell table:style-name="TableCell470">
            <text:p text:style-name="P471">Benutzer</text:p>
          </table:table-cell>
          <table:table-cell table:style-name="TableCell472">
            <text:p text:style-name="P473">Verantwortlich/</text:p>
            <text:p text:style-name="P474">Administrator</text:p>
          </table:table-cell>
        </table:table-row>
      </table:table>
      <text:p text:style-name="P475">Die Anwendungen werden den<text:s/>Geschäftsprozessen über eine Kreuzreferenztabelle zugeordnet.<text:s/></text:p>
      <text:p text:style-name="P476"><text:s/></text:p>
      <text:list text:style-name="LFO2" text:continue-numbering="true">
        <text:list-item>
          <text:list>
            <text:list-item>
              <text:p text:style-name="P477">Schutzbedarfsfeststellung (Lektion 4)<text:s/></text:p>
            </text:list-item>
          </text:list>
        </text:list-item>
      </text:list>
      <text:p text:style-name="P478">Der Schutzbedarf ist ein Maß für den Schaden, der bei Verletzung der Grundwerte<text:s/></text:p>
      <text:p text:style-name="P479">Verfügbarkeit, Integrität bzw. Vertraulichkeit entsteht. Der<text:s/>Online-Kurs unterscheidet die Schadenskategorien normal (begrenzt), hoch (beträchtlich) und sehr hoch (katastrophal). <text:s/></text:p>
      <text:p text:style-name="P480">Grundsätzlich vererbt sich der Schutzbedarf von den Geschäftsprozessen über die Anwendungen auf die IT-Systeme. (Lehreinheit 4.3 + 4.4)<text:s/></text:p>
      <text:p text:style-name="P481">Nach welchem Prinzip bemisst sich in der Regel der Schutzbedarf eines IT-Systems, wenn mehrere Anwendungen auf diesem IT-System laufen?<text:s/></text:p>
      <table:table table:style-name="Table482">
        <table:table-columns>
          <table:table-column table:style-name="TableColumn483"/>
        </table:table-columns>
        <table:table-row table:style-name="TableRow484">
          <table:table-cell table:style-name="TableCell485">
            <text:p text:style-name="P486"><text:s/>Maximumprinzip</text:p>
            <text:p text:style-name="P487"><text:s/></text:p>
          </table:table-cell>
        </table:table-row>
      </table:table>
      <text:p text:style-name="P488">Weshalb kann der Schutzbedarf eines IT-Systems ggf. höher sein, als der Schutzbedarf jeder einzelnen Anwendung, die dass System benötigt? Wie nennt sich der Effekt?<text:s/></text:p>
      <table:table table:style-name="Table489">
        <table:table-columns>
          <table:table-column table:style-name="TableColumn490"/>
        </table:table-columns>
        <table:table-row table:style-name="TableRow491">
          <table:table-cell table:style-name="TableCell492">
            <text:p text:style-name="P493"><text:s/>Kumulationseffekt</text:p>
            <text:p text:style-name="P494"><text:s/></text:p>
          </table:table-cell>
        </table:table-row>
      </table:table>
      <text:soft-page-break/>
      <text:p text:style-name="P495"><text:s/></text:p>
      <text:p text:style-name="P496">Da Sie Lektion 5: Modellierung bereits in Aufgabe 1 geübt haben, gehen wir direkt zur Lektion 6.<text:s/></text:p>
      <text:p text:style-name="P497"><text:s/></text:p>
      <text:list text:style-name="LFO2" text:continue-numbering="true">
        <text:list-item>
          <text:list>
            <text:list-item>
              <text:p text:style-name="P498">IT-Grundschutz-Check (Lektion 6)<text:s/></text:p>
            </text:list-item>
          </text:list>
        </text:list-item>
      </text:list>
      <text:p text:style-name="P499">Im Rahmen des<text:s/>IT-Grundschutz-Checks wird geprüft, ob die Anforderungen aus den Grundschutz-Bausteinen, die im Rahmen der Modellierung ermittelt wurden, auch durch geeignete Maßnahmen in der Institution umgesetzt sind. <text:s/></text:p>
      <text:p text:style-name="P500">Welche 4 verschiedenen Erfüllungsgrade kann es dabei für jede Anforderung geben?<text:s/></text:p>
      <table:table table:style-name="Table501">
        <table:table-columns>
          <table:table-column table:style-name="TableColumn502"/>
        </table:table-columns>
        <table:table-row table:style-name="TableRow503">
          <table:table-cell table:style-name="TableCell504">
            <text:p text:style-name="P505"><text:span text:style-name="T506"><text:s/>Entbehrlich</text:span></text:p>
          </table:table-cell>
        </table:table-row>
        <table:table-row table:style-name="TableRow507">
          <table:table-cell table:style-name="TableCell508">
            <text:p text:style-name="P509"><text:span text:style-name="T510">Ja</text:span></text:p>
          </table:table-cell>
        </table:table-row>
        <table:table-row table:style-name="TableRow511">
          <table:table-cell table:style-name="TableCell512">
            <text:p text:style-name="P513"><text:span text:style-name="T514">Teilweise</text:span></text:p>
          </table:table-cell>
        </table:table-row>
        <table:table-row table:style-name="TableRow515">
          <table:table-cell table:style-name="TableCell516">
            <text:p text:style-name="P517"><text:span text:style-name="T518">nein</text:span></text:p>
          </table:table-cell>
        </table:table-row>
      </table:table>
      <text:p text:style-name="P519">Für welchen Erfüllungsgrad sollte eine besondere Begründung dokumentiert werden?<text:s/></text:p>
      <table:table table:style-name="Table520">
        <table:table-columns>
          <table:table-column table:style-name="TableColumn521"/>
        </table:table-columns>
        <table:table-row table:style-name="TableRow522">
          <table:table-cell table:style-name="TableCell523">
            <text:p text:style-name="P524"><text:s/>Entbehrlich</text:p>
            <text:p text:style-name="P525"><text:s/></text:p>
          </table:table-cell>
        </table:table-row>
      </table:table>
      <text:p text:style-name="P526"><text:s/></text:p>
      <text:list text:style-name="LFO3" text:continue-numbering="true">
        <text:list-item>
          <text:p text:style-name="P527">Was das BSI sonst noch so macht<text:s/></text:p>
          <text:list text:continue-numbering="true">
            <text:list-item>
              <text:p text:style-name="P528">Wofür steht die Abkürzung ICS? <text:s/></text:p>
            </text:list-item>
          </text:list>
        </text:list-item>
      </text:list>
      <table:table table:style-name="Table529">
        <table:table-columns>
          <table:table-column table:style-name="TableColumn530"/>
        </table:table-columns>
        <table:table-row table:style-name="TableRow531">
          <table:table-cell table:style-name="TableCell532">
            <text:p text:style-name="P533"><text:s/>Industrial<text:s/>Control Systems</text:p>
          </table:table-cell>
        </table:table-row>
      </table:table>
      <text:p text:style-name="P534">Suchen Sie unter BSI Publikationen nach der Publikation, in der die Top 10 Bedrohungen von ICS zu finden sind. Notieren Sie die ersten 3 der TOP 10 Bedrohungen aus dem Dokument.<text:s/></text:p>
      <table:table table:style-name="Table535">
        <table:table-columns>
          <table:table-column table:style-name="TableColumn536"/>
          <table:table-column table:style-name="TableColumn537"/>
        </table:table-columns>
        <table:table-row table:style-name="TableRow538">
          <table:table-cell table:style-name="TableCell539">
            <text:p text:style-name="P540">Bedrohung 1<text:s/></text:p>
          </table:table-cell>
          <table:table-cell table:style-name="TableCell541">
            <text:p text:style-name="P542"><text:s/>Einschleusen von Schadsoftware über<text:s/>Wechseldatenträger und externe Hardware</text:p>
          </table:table-cell>
        </table:table-row>
        <table:table-row table:style-name="TableRow543">
          <table:table-cell table:style-name="TableCell544">
            <text:p text:style-name="P545">Bedrohung 2<text:s/></text:p>
          </table:table-cell>
          <table:table-cell table:style-name="TableCell546">
            <text:p text:style-name="P547">Infektion mit Schadsoftware über Internet und Intranet</text:p>
          </table:table-cell>
        </table:table-row>
        <table:table-row table:style-name="TableRow548">
          <table:table-cell table:style-name="TableCell549">
            <text:p text:style-name="P550">Bedrohung 3<text:s/></text:p>
          </table:table-cell>
          <table:table-cell table:style-name="TableCell551">
            <text:p text:style-name="P552">Menschliches Fehlverhalten und Sabotage</text:p>
          </table:table-cell>
        </table:table-row>
      </table:table>
      <text:p text:style-name="P553">Notieren Sie zu jeder der 3 Bedrohungen jeweils die erste der aufgelisteten<text:s/>Gegenmaßnahmen:<text:s/></text:p>
      <table:table table:style-name="Table554">
        <table:table-columns>
          <table:table-column table:style-name="TableColumn555"/>
          <table:table-column table:style-name="TableColumn556"/>
        </table:table-columns>
        <table:table-row table:style-name="TableRow557">
          <table:table-cell table:style-name="TableCell558">
            <text:p text:style-name="P559"><text:s/></text:p>
          </table:table-cell>
          <table:table-cell table:style-name="TableCell560">
            <text:p text:style-name="P561">Jeweilige Gegenmaßnahme Nr. 1<text:s/></text:p>
          </table:table-cell>
        </table:table-row>
        <table:table-row table:style-name="TableRow562">
          <table:table-cell table:style-name="TableCell563">
            <text:p text:style-name="P564">Bedrohung 1<text:s/></text:p>
          </table:table-cell>
          <table:table-cell table:style-name="TableCell565">
            <text:p text:style-name="P566"><text:s/>Etablieren strikter organisatorischer Vorgaben und technischer Kontrollen bzgl. Wechseldatenträger</text:p>
          </table:table-cell>
        </table:table-row>
        <table:table-row table:style-name="TableRow567">
          <table:table-cell table:style-name="TableCell568">
            <text:p text:style-name="P569">Bedrohung 2<text:s/></text:p>
          </table:table-cell>
          <table:table-cell table:style-name="TableCell570">
            <text:p text:style-name="P571">Maximale Abschottung und Segmentierung der Netze mit Firewalls und VPN,<text:s/>Abschottung ungeschützter Systeme</text:p>
          </table:table-cell>
        </table:table-row>
        <table:table-row table:style-name="TableRow572">
          <table:table-cell table:style-name="TableCell573">
            <text:p text:style-name="P574">Bedrohung 3<text:s/></text:p>
          </table:table-cell>
          <table:table-cell table:style-name="TableCell575">
            <text:p text:style-name="P576">„Need-to-Know“ Prinzip umsetzen Passwörter, Systemdetails und sensible Daten werden nur wenn erforderliche rausgegeben</text:p>
          </table:table-cell>
        </table:table-row>
      </table:table>
      <text:p text:style-name="P577"><text:s/></text:p>
      <text:list text:style-name="LFO3" text:continue-numbering="true">
        <text:list-item>
          <text:list>
            <text:list-item>
              <text:p text:style-name="P578">Für welche Bereiche hat das BSI Mindeststandards festgelegt?<text:s/></text:p>
            </text:list-item>
          </text:list>
        </text:list-item>
      </text:list>
      <text:p text:style-name="P579">Geben Sie 4 dieser<text:s/>Bereiche an:<text:s/></text:p>
      <table:table table:style-name="Table580">
        <table:table-columns>
          <table:table-column table:style-name="TableColumn581"/>
        </table:table-columns>
        <table:table-row table:style-name="TableRow582">
          <table:table-cell table:style-name="TableCell583">
            <text:p text:style-name="P584">Mobile Device Management</text:p>
          </table:table-cell>
        </table:table-row>
        <text:soft-page-break/>
        <table:table-row table:style-name="TableRow585">
          <table:table-cell table:style-name="TableCell586">
            <text:p text:style-name="P587">Externe Clouddienste</text:p>
          </table:table-cell>
        </table:table-row>
        <table:table-row table:style-name="TableRow588">
          <table:table-cell table:style-name="TableCell589">
            <text:p text:style-name="P590">Web-Browser</text:p>
          </table:table-cell>
        </table:table-row>
        <table:table-row table:style-name="TableRow591">
          <table:table-cell table:style-name="TableCell592">
            <text:p text:style-name="P593">Transport Layer Security</text:p>
          </table:table-cell>
        </table:table-row>
      </table:table>
      <text:p text:style-name="P594"><text:s/></text:p>
      <text:p text:style-name="P595">Für wen gelten diese Mindeststandards? Wer hat sich daran zu halten?<text:s/></text:p>
      <table:table table:style-name="Table596">
        <table:table-columns>
          <table:table-column table:style-name="TableColumn597"/>
        </table:table-columns>
        <table:table-row table:style-name="TableRow598">
          <table:table-cell table:style-name="TableCell599">
            <text:p text:style-name="P600"><text:s/>Stellen des Bundes, öffentliche Unternehmen die mehrheitlich Eigentum vom Bund<text:s/>sind und anderweitige Körperschaften, Anstalten und Stiftungen des öffentlichen Rechts</text:p>
            <text:p text:style-name="P601"><text:s/></text:p>
          </table:table-cell>
        </table:table-row>
      </table:table>
      <text:p text:style-name="P602">Werfen Sie einen Blick in den Mindeststandard zum MDM. Um sich mit Grundfunktionen eines MDM kurz vertraut zu machen, lesen Sie die folgenden Anforderungen und notieren Sie die Inhalte in Stichpunkten.<text:s/></text:p>
      <table:table table:style-name="Table603">
        <table:table-columns>
          <table:table-column table:style-name="TableColumn604"/>
          <table:table-column table:style-name="TableColumn605"/>
        </table:table-columns>
        <table:table-row table:style-name="TableRow606">
          <table:table-cell table:style-name="TableCell607">
            <text:p text:style-name="P608">MDM.04<text:s/></text:p>
          </table:table-cell>
          <table:table-cell table:style-name="TableCell609">
            <text:p text:style-name="P610"><text:s/>Kompromittierte Endgeräte müssen frühzeitig erkannt werden und von der Infrastruktur des Bundes ausgeschlossen werden</text:p>
          </table:table-cell>
        </table:table-row>
        <table:table-row table:style-name="TableRow611">
          <table:table-cell table:style-name="TableCell612">
            <text:p text:style-name="P613">MDM.13<text:s/></text:p>
          </table:table-cell>
          <table:table-cell table:style-name="TableCell614">
            <text:p text:style-name="P615"><text:s/>Daten auf Endgeräten müssen auch aus der Ferne gelöscht werden</text:p>
          </table:table-cell>
        </table:table-row>
        <table:table-row table:style-name="TableRow616">
          <table:table-cell table:style-name="TableCell617">
            <text:p text:style-name="P618">MDM.14<text:s/></text:p>
          </table:table-cell>
          <table:table-cell table:style-name="TableCell619">
            <text:p text:style-name="P620"><text:s/>Endgeräte müssen aus der Ferne gesperrt werden können</text:p>
          </table:table-cell>
        </table:table-row>
        <table:table-row table:style-name="TableRow621">
          <table:table-cell table:style-name="TableCell622">
            <text:p text:style-name="P623">MDM.26<text:s/></text:p>
          </table:table-cell>
          <table:table-cell table:style-name="TableCell624">
            <text:p text:style-name="P625"><text:s/>Endgeräte und externe Speichermedien müssen verschlüsselt werden</text:p>
          </table:table-cell>
        </table:table-row>
      </table:table>
      <text:p text:style-name="P626"><text:s/></text:p>
      <text:list text:style-name="LFO3" text:continue-numbering="true">
        <text:list-item>
          <text:p text:style-name="P627">Gibt es etwas ähnliches wie das BSI auch auf europäischer Ebene? <text:s/></text:p>
        </text:list-item>
      </text:list>
      <text:p text:style-name="P628">Wofür steht die Abkürzung ENISA? Was bedeutet die<text:s/>Abkürzung Buchstabe für Buchstabe?<text:s/></text:p>
      <table:table table:style-name="Table629">
        <table:table-columns>
          <table:table-column table:style-name="TableColumn630"/>
        </table:table-columns>
        <table:table-row table:style-name="TableRow631">
          <table:table-cell table:style-name="TableCell632">
            <text:p text:style-name="P633">European Union Agency for Cybersecurity<text:s/>(<text:span text:style-name="T634">Europäische Agentur für Netz- und Informationssicherheit)</text:span></text:p>
            <text:p text:style-name="P635"><text:s/></text:p>
          </table:table-cell>
        </table:table-row>
      </table:table>
      <text:p text:style-name="P636">Das BSI veröffentlicht jährlich einen Jahresbericht zur Lage der IT-Sicherheit in Deutschland. Wie heißen die entsprechenden Berichte der ENISA?<text:s/></text:p>
      <table:table table:style-name="Table637">
        <table:table-columns>
          <table:table-column table:style-name="TableColumn638"/>
        </table:table-columns>
        <table:table-row table:style-name="TableRow639">
          <table:table-cell table:style-name="TableCell640">
            <text:p text:style-name="P641"><text:s/>Threat Landscape</text:p>
            <text:p text:style-name="P642"><text:s/></text:p>
          </table:table-cell>
        </table:table-row>
      </table:table>
      <text:p text:style-name="P643"><text:s/></text:p>
      <text:list text:style-name="LFO3" text:continue-numbering="true">
        <text:list-item>
          <text:p text:style-name="P644">Selbsttest zur IT-Grundschutz Vorgehensweise<text:s/></text:p>
        </text:list-item>
      </text:list>
      <text:p text:style-name="P645">Im IT-Grundschutz Online-Kurs gibt es am Ende jeder Lektion Testfragen. Von diesen wurden hier jeweils Fragen ausgewählt, die sich mit begrenztem Sachverstand – ohne zu tief in die Details einzusteigen – beantworten lassen müssten. Versuchen Sie es! <text:s/></text:p>
      <text:p text:style-name="P646"><text:span text:style-name="T647">(Natürlich dürfen Sie gerne versuchen, auch die anderen Testfragen zu beantworten. Aber diese erfordern teilweise Detailwissen und setzen ein halbwegs vollständiges Durcharbeiten der jeweiligen Lektion voraus.<text:s/></text:span></text:p>
      <text:p text:style-name="P648"><text:span text:style-name="T649">Da</text:span><text:span text:style-name="T650">s ist innerhalb der Praktikums-Doppelstunde kaum machbar.)<text:s/></text:span></text:p>
      <text:p text:style-name="P651">Am Ende des Onlinekurs-Dokuments sind die Lösungen zu den Testfragen angegeben. Versuchen Sie, die Fragen zu beantworten, prüfen Sie Ihre Antworten und überlegen Sie, weshalb die Musterlösungen korrekt und sinnvoll sind. <text:s/></text:p>
      <text:p text:style-name="P652"><text:s/></text:p>
      <text:list text:style-name="LFO3" text:continue-numbering="true">
        <text:list-item>
          <text:list>
            <text:list-item>
              <text:p text:style-name="P653">Strukturanalyse Testfragen (Lerneinheit 3.8)<text:s/></text:p>
            </text:list-item>
          </text:list>
        </text:list-item>
      </text:list>
      <text:p text:style-name="P654">Beantworten Sie Aufgaben 1,3 und 5 zur Strukturanalyse.<text:s/></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soft-page-break/>
            <text:p text:style-name="P663"><text:s/></text:p>
          </table:table-cell>
          <table:table-cell table:style-name="TableCell664">
            <text:p text:style-name="P665">A<text:s/></text:p>
          </table:table-cell>
          <table:table-cell table:style-name="TableCell666">
            <text:p text:style-name="P667">b<text:s/></text:p>
          </table:table-cell>
          <table:table-cell table:style-name="TableCell668">
            <text:p text:style-name="P669">c<text:s/></text:p>
          </table:table-cell>
          <table:table-cell table:style-name="TableCell670">
            <text:p text:style-name="P671">d<text:s/></text:p>
          </table:table-cell>
        </table:table-row>
        <table:table-row table:style-name="TableRow672">
          <table:table-cell table:style-name="TableCell673">
            <text:p text:style-name="P674">Aufgabe 1: Richtige Antwort(en)<text:s/></text:p>
          </table:table-cell>
          <table:table-cell table:style-name="TableCell675">
            <text:p text:style-name="P676"><text:s/></text:p>
          </table:table-cell>
          <table:table-cell table:style-name="TableCell677">
            <text:p text:style-name="P678"><text:s/>x</text:p>
          </table:table-cell>
          <table:table-cell table:style-name="TableCell679">
            <text:p text:style-name="P680"><text:s/>x</text:p>
          </table:table-cell>
          <table:table-cell table:style-name="TableCell681">
            <text:p text:style-name="P682"><text:s/></text:p>
          </table:table-cell>
        </table:table-row>
        <table:table-row table:style-name="TableRow683">
          <table:table-cell table:style-name="TableCell684">
            <text:p text:style-name="P685">Aufgabe 3: Richtige Antwort(en)<text:s/></text:p>
          </table:table-cell>
          <table:table-cell table:style-name="TableCell686">
            <text:p text:style-name="P687">x<text:s/></text:p>
          </table:table-cell>
          <table:table-cell table:style-name="TableCell688">
            <text:p text:style-name="P689"><text:s/></text:p>
          </table:table-cell>
          <table:table-cell table:style-name="TableCell690">
            <text:p text:style-name="P691"><text:s/></text:p>
          </table:table-cell>
          <table:table-cell table:style-name="TableCell692">
            <text:p text:style-name="P693"><text:s/></text:p>
          </table:table-cell>
        </table:table-row>
        <table:table-row table:style-name="TableRow694">
          <table:table-cell table:style-name="TableCell695">
            <text:p text:style-name="P696">Aufgabe 5:<text:s/>Richtige Antwort(en)<text:s/></text:p>
          </table:table-cell>
          <table:table-cell table:style-name="TableCell697">
            <text:p text:style-name="P698"><text:s/>x</text:p>
          </table:table-cell>
          <table:table-cell table:style-name="TableCell699">
            <text:p text:style-name="P700"><text:s/></text:p>
          </table:table-cell>
          <table:table-cell table:style-name="TableCell701">
            <text:p text:style-name="P702"><text:s/>x</text:p>
          </table:table-cell>
          <table:table-cell table:style-name="TableCell703">
            <text:p text:style-name="P704"><text:s/>x</text:p>
          </table:table-cell>
        </table:table-row>
      </table:table>
      <text:p text:style-name="P705"><text:s/></text:p>
      <text:list text:style-name="LFO3" text:continue-numbering="true">
        <text:list-item>
          <text:list>
            <text:list-item>
              <text:p text:style-name="P706">Schutzbedarfsfeststellung Testfragen (Lerneinheit 4.8)<text:s/></text:p>
            </text:list-item>
          </text:list>
        </text:list-item>
      </text:list>
      <text:p text:style-name="P707">Beantworten Sie Aufgaben 1 bis 4 zur Schutzbedarfsfeststellung.<text:s/></text:p>
      <table:table table:style-name="Table708">
        <table:table-columns>
          <table:table-column table:style-name="TableColumn709"/>
          <table:table-column table:style-name="TableColumn710"/>
          <table:table-column table:style-name="TableColumn711"/>
          <table:table-column table:style-name="TableColumn712"/>
          <table:table-column table:style-name="TableColumn713"/>
        </table:table-columns>
        <table:table-row table:style-name="TableRow714">
          <table:table-cell table:style-name="TableCell715">
            <text:p text:style-name="P716"><text:s/></text:p>
          </table:table-cell>
          <table:table-cell table:style-name="TableCell717">
            <text:p text:style-name="P718">a<text:s/></text:p>
          </table:table-cell>
          <table:table-cell table:style-name="TableCell719">
            <text:p text:style-name="P720">b<text:s/></text:p>
          </table:table-cell>
          <table:table-cell table:style-name="TableCell721">
            <text:p text:style-name="P722">c<text:s/></text:p>
          </table:table-cell>
          <table:table-cell table:style-name="TableCell723">
            <text:p text:style-name="P724">d<text:s/></text:p>
          </table:table-cell>
        </table:table-row>
        <table:table-row table:style-name="TableRow725">
          <table:table-cell table:style-name="TableCell726">
            <text:p text:style-name="P727">Aufgabe 1: Richtige Antwort(en)<text:s/></text:p>
          </table:table-cell>
          <table:table-cell table:style-name="TableCell728">
            <text:p text:style-name="P729"><text:s/></text:p>
          </table:table-cell>
          <table:table-cell table:style-name="TableCell730">
            <text:p text:style-name="P731"><text:s/>x</text:p>
          </table:table-cell>
          <table:table-cell table:style-name="TableCell732">
            <text:p text:style-name="P733"><text:s/>x</text:p>
          </table:table-cell>
          <table:table-cell table:style-name="TableCell734">
            <text:p text:style-name="P735"><text:s/>x</text:p>
          </table:table-cell>
        </table:table-row>
        <table:table-row table:style-name="TableRow736">
          <table:table-cell table:style-name="TableCell737">
            <text:p text:style-name="P738">Aufgabe 2: Richtige<text:s/>Antwort(en)<text:s/></text:p>
          </table:table-cell>
          <table:table-cell table:style-name="TableCell739">
            <text:p text:style-name="P740"><text:s/></text:p>
          </table:table-cell>
          <table:table-cell table:style-name="TableCell741">
            <text:p text:style-name="P742"><text:s/>x</text:p>
          </table:table-cell>
          <table:table-cell table:style-name="TableCell743">
            <text:p text:style-name="P744"><text:s/></text:p>
          </table:table-cell>
          <table:table-cell table:style-name="TableCell745">
            <text:p text:style-name="P746"><text:s/></text:p>
          </table:table-cell>
        </table:table-row>
        <table:table-row table:style-name="TableRow747">
          <table:table-cell table:style-name="TableCell748">
            <text:p text:style-name="P749">Aufgabe 3: Richtige Antwort(en)<text:s/></text:p>
          </table:table-cell>
          <table:table-cell table:style-name="TableCell750">
            <text:p text:style-name="P751"><text:s/>x</text:p>
          </table:table-cell>
          <table:table-cell table:style-name="TableCell752">
            <text:p text:style-name="P753"><text:s/></text:p>
          </table:table-cell>
          <table:table-cell table:style-name="TableCell754">
            <text:p text:style-name="P755"><text:s/></text:p>
          </table:table-cell>
          <table:table-cell table:style-name="TableCell756">
            <text:p text:style-name="P757"><text:s/></text:p>
          </table:table-cell>
        </table:table-row>
        <table:table-row table:style-name="TableRow758">
          <table:table-cell table:style-name="TableCell759">
            <text:p text:style-name="P760">Aufgabe 4: Richtige Antwort(en)<text:s/></text:p>
          </table:table-cell>
          <table:table-cell table:style-name="TableCell761">
            <text:p text:style-name="P762"><text:s/>x</text:p>
          </table:table-cell>
          <table:table-cell table:style-name="TableCell763">
            <text:p text:style-name="P764"><text:s/>x</text:p>
          </table:table-cell>
          <table:table-cell table:style-name="TableCell765">
            <text:p text:style-name="P766"><text:s/></text:p>
          </table:table-cell>
          <table:table-cell table:style-name="TableCell767">
            <text:p text:style-name="P768"><text:s/></text:p>
          </table:table-cell>
        </table:table-row>
      </table:table>
      <text:p text:style-name="P769"><text:s/></text:p>
      <text:list text:style-name="LFO3" text:continue-numbering="true">
        <text:list-item>
          <text:list>
            <text:list-item>
              <text:p text:style-name="P770">Modellierung Testfragen (Lerneinheit 5.6)<text:s/></text:p>
            </text:list-item>
          </text:list>
        </text:list-item>
      </text:list>
      <text:p text:style-name="P771">Beantworten Sie Aufgaben 1, 4 und 5. (Aufgabe 4 betrifft eigentlich<text:s/>Umsetzungsplanung)<text:s/></text:p>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s>
        <table:table-row table:style-name="TableRow778">
          <table:table-cell table:style-name="TableCell779">
            <text:p text:style-name="P780"><text:s/></text:p>
          </table:table-cell>
          <table:table-cell table:style-name="TableCell781">
            <text:p text:style-name="P782">a<text:s/></text:p>
          </table:table-cell>
          <table:table-cell table:style-name="TableCell783">
            <text:p text:style-name="P784">b<text:s/></text:p>
          </table:table-cell>
          <table:table-cell table:style-name="TableCell785">
            <text:p text:style-name="P786">c<text:s/></text:p>
          </table:table-cell>
          <table:table-cell table:style-name="TableCell787">
            <text:p text:style-name="P788">d<text:s/></text:p>
          </table:table-cell>
        </table:table-row>
        <table:table-row table:style-name="TableRow789">
          <table:table-cell table:style-name="TableCell790">
            <text:p text:style-name="P791">Aufgabe 1: Richtige Antwort(en)<text:s/></text:p>
          </table:table-cell>
          <table:table-cell table:style-name="TableCell792">
            <text:p text:style-name="P793"><text:s/>x</text:p>
          </table:table-cell>
          <table:table-cell table:style-name="TableCell794">
            <text:p text:style-name="P795"><text:s/></text:p>
          </table:table-cell>
          <table:table-cell table:style-name="TableCell796">
            <text:p text:style-name="P797"><text:s/>x</text:p>
          </table:table-cell>
          <table:table-cell table:style-name="TableCell798">
            <text:p text:style-name="P799"><text:s/>x</text:p>
          </table:table-cell>
        </table:table-row>
        <table:table-row table:style-name="TableRow800">
          <table:table-cell table:style-name="TableCell801">
            <text:p text:style-name="P802">Aufgabe 4: Richtige Antwort(en)<text:s/></text:p>
          </table:table-cell>
          <table:table-cell table:style-name="TableCell803">
            <text:p text:style-name="P804"><text:s/>x</text:p>
          </table:table-cell>
          <table:table-cell table:style-name="TableCell805">
            <text:p text:style-name="P806"><text:s/>x</text:p>
          </table:table-cell>
          <table:table-cell table:style-name="TableCell807">
            <text:p text:style-name="P808"><text:s/></text:p>
          </table:table-cell>
          <table:table-cell table:style-name="TableCell809">
            <text:p text:style-name="P810"><text:s/>x</text:p>
          </table:table-cell>
        </table:table-row>
        <table:table-row table:style-name="TableRow811">
          <table:table-cell table:style-name="TableCell812">
            <text:p text:style-name="P813">Aufgabe 5: Richtige Antwort(en)<text:s/></text:p>
          </table:table-cell>
          <table:table-cell table:style-name="TableCell814">
            <text:p text:style-name="P815"><text:s/></text:p>
          </table:table-cell>
          <table:table-cell table:style-name="TableCell816">
            <text:p text:style-name="P817"><text:s/>x</text:p>
          </table:table-cell>
          <table:table-cell table:style-name="TableCell818">
            <text:p text:style-name="P819"><text:s/></text:p>
          </table:table-cell>
          <table:table-cell table:style-name="TableCell820">
            <text:p text:style-name="P821"><text:s/>x</text:p>
          </table:table-cell>
        </table:table-row>
      </table:table>
      <text:p text:style-name="P822"><text:s/></text:p>
      <text:list text:style-name="LFO3" text:continue-numbering="true">
        <text:list-item>
          <text:list>
            <text:list-item>
              <text:p text:style-name="P823">IT-Grundschutz Check Testfragen (Lerneinheit 6.6) Beantworten Sie Aufgaben 1 und 6.<text:s/></text:p>
            </text:list-item>
          </text:list>
        </text:list-item>
      </text:list>
      <table:table table:style-name="Table824">
        <table:table-columns>
          <table:table-column table:style-name="TableColumn825"/>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text:s/></text:p>
          </table:table-cell>
          <table:table-cell table:style-name="TableCell833">
            <text:p text:style-name="P834">a<text:s/></text:p>
          </table:table-cell>
          <table:table-cell table:style-name="TableCell835">
            <text:p text:style-name="P836">b<text:s/></text:p>
          </table:table-cell>
          <table:table-cell table:style-name="TableCell837">
            <text:p text:style-name="P838">c<text:s/></text:p>
          </table:table-cell>
          <table:table-cell table:style-name="TableCell839">
            <text:p text:style-name="P840">d<text:s/></text:p>
          </table:table-cell>
        </table:table-row>
        <table:table-row table:style-name="TableRow841">
          <table:table-cell table:style-name="TableCell842">
            <text:p text:style-name="P843">Aufgabe 1: Richtige Antwort(en)<text:s/></text:p>
          </table:table-cell>
          <table:table-cell table:style-name="TableCell844">
            <text:p text:style-name="P845"><text:s/>x</text:p>
          </table:table-cell>
          <table:table-cell table:style-name="TableCell846">
            <text:p text:style-name="P847"><text:s/></text:p>
          </table:table-cell>
          <table:table-cell table:style-name="TableCell848">
            <text:p text:style-name="P849"><text:s/></text:p>
          </table:table-cell>
          <table:table-cell table:style-name="TableCell850">
            <text:p text:style-name="P851"><text:s/>x</text:p>
          </table:table-cell>
        </table:table-row>
        <table:table-row table:style-name="TableRow852">
          <table:table-cell table:style-name="TableCell853">
            <text:p text:style-name="P854">Aufgabe 6: Richtige Antwort(en)<text:s/></text:p>
          </table:table-cell>
          <table:table-cell table:style-name="TableCell855">
            <text:p text:style-name="P856"><text:s/></text:p>
          </table:table-cell>
          <table:table-cell table:style-name="TableCell857">
            <text:p text:style-name="P858"><text:s/></text:p>
          </table:table-cell>
          <table:table-cell table:style-name="TableCell859">
            <text:p text:style-name="P860"><text:s/>x</text:p>
          </table:table-cell>
          <table:table-cell table:style-name="TableCell861">
            <text:p text:style-name="P862">x<text:s/></text:p>
          </table:table-cell>
        </table:table-row>
      </table:table>
      <text:p text:style-name="P863"><text:s/></text:p>
      <text:list text:style-name="LFO3" text:continue-numbering="true">
        <text:list-item>
          <text:list>
            <text:list-item>
              <text:p text:style-name="P864">Umsetzungsplanung Testfragen (Lerneinheit 8.6) Beantworten Sie Aufgaben 2 und 3.<text:s/></text:p>
            </text:list-item>
          </text:list>
        </text:list-item>
      </text:list>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s>
        <table:table-row table:style-name="TableRow871">
          <table:table-cell table:style-name="TableCell872">
            <text:p text:style-name="P873"><text:s/></text:p>
          </table:table-cell>
          <table:table-cell table:style-name="TableCell874">
            <text:p text:style-name="P875">a<text:s/></text:p>
          </table:table-cell>
          <table:table-cell table:style-name="TableCell876">
            <text:p text:style-name="P877">b<text:s/></text:p>
          </table:table-cell>
          <table:table-cell table:style-name="TableCell878">
            <text:p text:style-name="P879">c<text:s/></text:p>
          </table:table-cell>
          <table:table-cell table:style-name="TableCell880">
            <text:p text:style-name="P881">d<text:s/></text:p>
          </table:table-cell>
        </table:table-row>
        <table:table-row table:style-name="TableRow882">
          <table:table-cell table:style-name="TableCell883">
            <text:p text:style-name="P884">Aufgabe 2: Richtige Antwort(en)<text:s/></text:p>
          </table:table-cell>
          <table:table-cell table:style-name="TableCell885">
            <text:p text:style-name="P886"><text:s/></text:p>
          </table:table-cell>
          <table:table-cell table:style-name="TableCell887">
            <text:p text:style-name="P888"><text:s/>x</text:p>
          </table:table-cell>
          <table:table-cell table:style-name="TableCell889">
            <text:p text:style-name="P890"><text:s/>x</text:p>
          </table:table-cell>
          <table:table-cell table:style-name="TableCell891">
            <text:p text:style-name="P892"><text:s/></text:p>
          </table:table-cell>
        </table:table-row>
        <table:table-row table:style-name="TableRow893">
          <table:table-cell table:style-name="TableCell894">
            <text:p text:style-name="P895">Aufgabe 3: Richtige Antwort(en)<text:s/></text:p>
          </table:table-cell>
          <table:table-cell table:style-name="TableCell896">
            <text:p text:style-name="P897"><text:s/></text:p>
          </table:table-cell>
          <table:table-cell table:style-name="TableCell898">
            <text:p text:style-name="P899">x</text:p>
          </table:table-cell>
          <table:table-cell table:style-name="TableCell900">
            <text:p text:style-name="P901"><text:s/></text:p>
          </table:table-cell>
          <table:table-cell table:style-name="TableCell902">
            <text:p text:style-name="P903"><text:s/></text:p>
          </table:table-cell>
        </table:table-row>
      </table:table>
      <text:p text:style-name="P904"><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076in" fo:line-height="102%" fo:margin-left="0.0069in" fo:text-indent="-0.0069in">
        <style:tab-stops/>
      </style:paragraph-properties>
      <style:text-properties style:font-name="Times New Roman" fo:color="#000000" fo:font-size="12pt" style:font-size-asian="12pt"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1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2">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2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3">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3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31in" fo:margin-right="0.7861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4229in"/>
      </style:footer-style>
    </style:page-layout>
    <style:style style:name="P2" style:parent-style-name="Standard" style:family="paragraph">
      <style:paragraph-properties fo:margin-bottom="0.0305in" fo:line-height="106%" fo:margin-left="0in" fo:text-indent="0in">
        <style:tab-stops>
          <style:tab-stop style:type="center" style:position="3.1506in"/>
          <style:tab-stop style:type="center" style:position="5.977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P10" style:parent-style-name="Standard" style:family="paragraph">
      <style:paragraph-properties fo:margin-bottom="0in" fo:line-height="106%" fo:margin-left="0in" fo:text-indent="0in">
        <style:tab-stops>
          <style:tab-stop style:type="center" style:position="3.1506in"/>
          <style:tab-stop style:type="center" style:position="5.8in"/>
        </style:tab-stops>
      </style:paragraph-properties>
    </style:style>
    <style:style style:name="T11" style:parent-style-name="Absatz-Standardschriftart" style:family="text">
      <style:text-properties fo:font-size="8pt" style:font-size-asian="8pt"/>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4974"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IT-Sicherheit<text:s/></text:span><text:span text:style-name="T5"><text:tab/>Seite<text:s/></text:span><text:span text:style-name="T6"><text:page-number text:fixed="false">1</text:page-number></text:span><text:span text:style-name="T7"><text:s/>von<text:s/></text:span><text:span text:style-name="T8"><text:page-count>8</text:page-count></text:span><text:span text:style-name="T9"><text:s/></text:span></text:p>
        <text:p text:style-name="P10"><text:span text:style-name="T11">Prof. Dr. A. Scheerhorn<text:s/></text:span><text:span text:style-name="T12"><text:tab/>ITS P1 Grundschutz.doc<text:s/></text:span><text:span text:style-name="T13"><text:tab/>Stand: 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1 Grundschutz.doc</dc:title>
    <dc:subject/>
    <meta:initial-creator>AScheerhorn</meta:initial-creator>
    <dc:creator>Tim Lock</dc:creator>
    <meta:creation-date>2022-03-25T11:46:00Z</meta:creation-date>
    <dc:date>2022-03-31T14:59:00Z</dc:date>
    <meta:template xlink:href="Normal.dotm" xlink:type="simple"/>
    <meta:editing-cycles>16</meta:editing-cycles>
    <meta:editing-duration>PT0S</meta:editing-duration>
    <meta:document-statistic meta:page-count="8" meta:paragraph-count="26" meta:word-count="1799" meta:character-count="13107" meta:row-count="94" meta:non-whitespace-character-count="11334"/>
  </office:meta>
</office:document-meta>
</file>